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Condensed" svg:font-family="'DejaVu Sans Condensed'"/>
    <style:font-face style:name="Arial2" svg:font-family="Arial" style:font-family-generic="swiss"/>
    <style:font-face style:name="Courier" svg:font-family="Couri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JL_5f_metadonnees">
      <style:paragraph-properties fo:break-before="page"/>
    </style:style>
    <style:style style:name="P2" style:family="paragraph" style:parent-style-name="Standard">
      <style:text-properties officeooo:paragraph-rsid="006019e5"/>
    </style:style>
    <style:style style:name="P3" style:family="paragraph" style:parent-style-name="Standard">
      <style:text-properties officeooo:paragraph-rsid="007a4482"/>
    </style:style>
    <style:style style:name="P4" style:family="paragraph" style:parent-style-name="Standard">
      <style:text-properties officeooo:paragraph-rsid="007d2765"/>
    </style:style>
    <style:style style:name="P5" style:family="paragraph" style:parent-style-name="Standard">
      <style:text-properties officeooo:paragraph-rsid="0085f41a"/>
    </style:style>
    <style:style style:name="P6" style:family="paragraph" style:parent-style-name="Standard">
      <style:text-properties officeooo:paragraph-rsid="008b9bb4"/>
    </style:style>
    <style:style style:name="P7" style:family="paragraph" style:parent-style-name="Standard">
      <style:text-properties officeooo:paragraph-rsid="008d8b10"/>
    </style:style>
    <style:style style:name="P8" style:family="paragraph" style:parent-style-name="Standard">
      <style:text-properties officeooo:paragraph-rsid="009255c6"/>
    </style:style>
    <style:style style:name="P9" style:family="paragraph" style:parent-style-name="Standard">
      <style:text-properties officeooo:paragraph-rsid="00929ff9"/>
    </style:style>
    <style:style style:name="P10" style:family="paragraph" style:parent-style-name="Standard">
      <style:text-properties officeooo:paragraph-rsid="0092af28"/>
    </style:style>
    <style:style style:name="P11" style:family="paragraph" style:parent-style-name="Standard">
      <style:text-properties officeooo:paragraph-rsid="0093dd86"/>
    </style:style>
    <style:style style:name="P12" style:family="paragraph" style:parent-style-name="Standard">
      <style:text-properties officeooo:paragraph-rsid="00941889"/>
    </style:style>
    <style:style style:name="P13" style:family="paragraph" style:parent-style-name="Standard">
      <style:text-properties officeooo:paragraph-rsid="009cf398"/>
    </style:style>
    <style:style style:name="P14" style:family="paragraph" style:parent-style-name="Standard">
      <style:text-properties officeooo:paragraph-rsid="009e54f6"/>
    </style:style>
    <style:style style:name="P15" style:family="paragraph" style:parent-style-name="Standard">
      <style:text-properties officeooo:paragraph-rsid="00a14325"/>
    </style:style>
    <style:style style:name="P16" style:family="paragraph" style:parent-style-name="Standard">
      <style:text-properties officeooo:paragraph-rsid="00a2d5a8"/>
    </style:style>
    <style:style style:name="P17" style:family="paragraph" style:parent-style-name="Standard">
      <style:text-properties officeooo:paragraph-rsid="00a3a807"/>
    </style:style>
    <style:style style:name="P18" style:family="paragraph" style:parent-style-name="Standard">
      <style:text-properties officeooo:paragraph-rsid="00a8b328"/>
    </style:style>
    <style:style style:name="P19" style:family="paragraph" style:parent-style-name="Standard">
      <style:text-properties officeooo:paragraph-rsid="00ab3cb0"/>
    </style:style>
    <style:style style:name="P20" style:family="paragraph" style:parent-style-name="Standard">
      <style:text-properties officeooo:paragraph-rsid="00acdc66"/>
    </style:style>
    <style:style style:name="P21" style:family="paragraph" style:parent-style-name="Standard">
      <style:text-properties officeooo:paragraph-rsid="00ae6921"/>
    </style:style>
    <style:style style:name="P22" style:family="paragraph" style:parent-style-name="Standard">
      <style:text-properties officeooo:paragraph-rsid="00af777c"/>
    </style:style>
    <style:style style:name="P23" style:family="paragraph" style:parent-style-name="Standard">
      <style:text-properties officeooo:paragraph-rsid="00b40772"/>
    </style:style>
    <style:style style:name="P24" style:family="paragraph" style:parent-style-name="Standard">
      <style:text-properties officeooo:paragraph-rsid="00b40772" fo:background-color="transparent"/>
    </style:style>
    <style:style style:name="P25" style:family="paragraph" style:parent-style-name="Standard">
      <style:text-properties officeooo:paragraph-rsid="00b4a7b9" fo:background-color="transparent"/>
    </style:style>
    <style:style style:name="P26" style:family="paragraph" style:parent-style-name="Standard">
      <style:text-properties officeooo:paragraph-rsid="00b4a7b9"/>
    </style:style>
    <style:style style:name="P27" style:family="paragraph" style:parent-style-name="Standard">
      <style:text-properties officeooo:paragraph-rsid="00b95119"/>
    </style:style>
    <style:style style:name="P28" style:family="paragraph" style:parent-style-name="Standard">
      <style:text-properties officeooo:paragraph-rsid="00cde791"/>
    </style:style>
    <style:style style:name="P29" style:family="paragraph" style:parent-style-name="Standard">
      <style:text-properties officeooo:paragraph-rsid="00de23d5"/>
    </style:style>
    <style:style style:name="P30" style:family="paragraph" style:parent-style-name="Standard">
      <style:text-properties officeooo:paragraph-rsid="00e23915"/>
    </style:style>
    <style:style style:name="P31" style:family="paragraph" style:parent-style-name="Standard">
      <style:text-properties officeooo:paragraph-rsid="00e26c0e"/>
    </style:style>
    <style:style style:name="P32" style:family="paragraph" style:parent-style-name="Standard">
      <style:text-properties officeooo:rsid="00e72635" officeooo:paragraph-rsid="00e72635"/>
    </style:style>
    <style:style style:name="P33" style:family="paragraph" style:parent-style-name="Standard">
      <style:text-properties officeooo:paragraph-rsid="00e75e15"/>
    </style:style>
    <style:style style:name="P34" style:family="paragraph" style:parent-style-name="Standard">
      <style:text-properties officeooo:paragraph-rsid="00eb69d1"/>
    </style:style>
    <style:style style:name="P35" style:family="paragraph" style:parent-style-name="Standard">
      <style:text-properties officeooo:paragraph-rsid="00ed64fe"/>
    </style:style>
    <style:style style:name="P36" style:family="paragraph" style:parent-style-name="Standard">
      <style:text-properties officeooo:rsid="00f42a51" officeooo:paragraph-rsid="00f42a51"/>
    </style:style>
    <style:style style:name="P37" style:family="paragraph" style:parent-style-name="Standard">
      <style:text-properties officeooo:paragraph-rsid="00f42a51"/>
    </style:style>
    <style:style style:name="P38" style:family="paragraph" style:parent-style-name="Standard">
      <style:text-properties officeooo:paragraph-rsid="00f58f50"/>
    </style:style>
    <style:style style:name="P39" style:family="paragraph" style:parent-style-name="Standard">
      <style:text-properties officeooo:paragraph-rsid="00f6198a"/>
    </style:style>
    <style:style style:name="P40" style:family="paragraph" style:parent-style-name="Standard">
      <style:text-properties officeooo:paragraph-rsid="00fe47e9"/>
    </style:style>
    <style:style style:name="P41" style:family="paragraph" style:parent-style-name="Standard">
      <style:text-properties officeooo:rsid="00ff8f4b" officeooo:paragraph-rsid="00ff8f4b"/>
    </style:style>
    <style:style style:name="P42" style:family="paragraph" style:parent-style-name="Standard">
      <style:text-properties officeooo:rsid="01005e93" officeooo:paragraph-rsid="01005e93"/>
    </style:style>
    <style:style style:name="P43" style:family="paragraph" style:parent-style-name="Standard">
      <style:text-properties officeooo:rsid="01020419" officeooo:paragraph-rsid="01020419"/>
    </style:style>
    <style:style style:name="P44" style:family="paragraph" style:parent-style-name="Standard">
      <style:text-properties officeooo:rsid="01047bbf" officeooo:paragraph-rsid="01047bbf"/>
    </style:style>
    <style:style style:name="P45" style:family="paragraph" style:parent-style-name="Standard">
      <style:text-properties officeooo:rsid="01081d35" officeooo:paragraph-rsid="01081d35"/>
    </style:style>
    <style:style style:name="P46" style:family="paragraph" style:parent-style-name="Standard">
      <style:text-properties officeooo:paragraph-rsid="01081d35"/>
    </style:style>
    <style:style style:name="P47" style:family="paragraph" style:parent-style-name="Standard">
      <style:text-properties officeooo:paragraph-rsid="00b74a40"/>
    </style:style>
    <style:style style:name="P48" style:family="paragraph" style:parent-style-name="Standard">
      <style:text-properties officeooo:rsid="010ed5ad" officeooo:paragraph-rsid="010ed5ad"/>
    </style:style>
    <style:style style:name="P49" style:family="paragraph" style:parent-style-name="Standard">
      <style:text-properties officeooo:paragraph-rsid="010fd04a"/>
    </style:style>
    <style:style style:name="P50" style:family="paragraph" style:parent-style-name="Standard">
      <style:text-properties officeooo:paragraph-rsid="010fdde4"/>
    </style:style>
    <style:style style:name="P51" style:family="paragraph" style:parent-style-name="Standard">
      <style:text-properties officeooo:rsid="0110ae95" officeooo:paragraph-rsid="0110ae95"/>
    </style:style>
    <style:style style:name="P52" style:family="paragraph" style:parent-style-name="Standard">
      <style:text-properties officeooo:rsid="011267da" officeooo:paragraph-rsid="011267da"/>
    </style:style>
    <style:style style:name="P53" style:family="paragraph" style:parent-style-name="Standard">
      <style:text-properties officeooo:rsid="0113ad5f" officeooo:paragraph-rsid="0113ad5f"/>
    </style:style>
    <style:style style:name="P54" style:family="paragraph" style:parent-style-name="Standard">
      <style:text-properties officeooo:rsid="01164d92" officeooo:paragraph-rsid="01164d92"/>
    </style:style>
    <style:style style:name="P55" style:family="paragraph" style:parent-style-name="Standard">
      <style:text-properties officeooo:paragraph-rsid="01196414"/>
    </style:style>
    <style:style style:name="P56" style:family="paragraph" style:parent-style-name="Standard">
      <style:text-properties officeooo:paragraph-rsid="0119a051"/>
    </style:style>
    <style:style style:name="P57" style:family="paragraph" style:parent-style-name="Standard">
      <style:text-properties officeooo:rsid="0119a051" officeooo:paragraph-rsid="0119a051"/>
    </style:style>
    <style:style style:name="P58" style:family="paragraph" style:parent-style-name="Standard">
      <style:text-properties officeooo:rsid="011aa2f5" officeooo:paragraph-rsid="011aa2f5"/>
    </style:style>
    <style:style style:name="P59" style:family="paragraph" style:parent-style-name="Standard">
      <style:text-properties officeooo:paragraph-rsid="011aa2f5"/>
    </style:style>
    <style:style style:name="P60" style:family="paragraph" style:parent-style-name="Standard">
      <style:text-properties officeooo:rsid="011b0bfc" officeooo:paragraph-rsid="011b0bfc"/>
    </style:style>
    <style:style style:name="P61" style:family="paragraph" style:parent-style-name="Standard">
      <style:text-properties officeooo:paragraph-rsid="011e1f3a"/>
    </style:style>
    <style:style style:name="P62" style:family="paragraph" style:parent-style-name="Standard">
      <style:text-properties officeooo:rsid="011e1f3a" officeooo:paragraph-rsid="011e1f3a"/>
    </style:style>
    <style:style style:name="P63" style:family="paragraph" style:parent-style-name="Standard">
      <style:text-properties officeooo:rsid="011f2145" officeooo:paragraph-rsid="011f2145"/>
    </style:style>
    <style:style style:name="P64" style:family="paragraph" style:parent-style-name="Standard">
      <style:text-properties officeooo:paragraph-rsid="0120d522"/>
    </style:style>
    <style:style style:name="P65" style:family="paragraph" style:parent-style-name="Standard">
      <style:text-properties officeooo:rsid="0120d522" officeooo:paragraph-rsid="0120d522"/>
    </style:style>
    <style:style style:name="P66" style:family="paragraph" style:parent-style-name="Standard">
      <style:text-properties officeooo:paragraph-rsid="012a11b9"/>
    </style:style>
    <style:style style:name="P67" style:family="paragraph" style:parent-style-name="Standard">
      <style:text-properties officeooo:rsid="012b61a0" officeooo:paragraph-rsid="012b61a0"/>
    </style:style>
    <style:style style:name="P68" style:family="paragraph" style:parent-style-name="Standard">
      <style:text-properties officeooo:rsid="012ce009" officeooo:paragraph-rsid="012ce009"/>
    </style:style>
    <style:style style:name="P69" style:family="paragraph" style:parent-style-name="Standard">
      <style:text-properties officeooo:paragraph-rsid="012d6d3e"/>
    </style:style>
    <style:style style:name="P70" style:family="paragraph" style:parent-style-name="Standard">
      <style:text-properties officeooo:rsid="012d6d3e" officeooo:paragraph-rsid="012d6d3e"/>
    </style:style>
    <style:style style:name="P71" style:family="paragraph" style:parent-style-name="Standard">
      <style:text-properties officeooo:paragraph-rsid="012ec8fd"/>
    </style:style>
    <style:style style:name="P72" style:family="paragraph" style:parent-style-name="Standard">
      <style:text-properties officeooo:rsid="012ec8fd" officeooo:paragraph-rsid="012ec8fd"/>
    </style:style>
    <style:style style:name="P73" style:family="paragraph" style:parent-style-name="Standard">
      <style:text-properties officeooo:paragraph-rsid="01305a7a"/>
    </style:style>
    <style:style style:name="P74" style:family="paragraph" style:parent-style-name="Standard">
      <style:text-properties officeooo:paragraph-rsid="01319e5c"/>
    </style:style>
    <style:style style:name="P75" style:family="paragraph" style:parent-style-name="Standard">
      <style:text-properties officeooo:rsid="01319e5c" officeooo:paragraph-rsid="01319e5c"/>
    </style:style>
    <style:style style:name="P76" style:family="paragraph" style:parent-style-name="Standard">
      <style:text-properties officeooo:rsid="0132a859" officeooo:paragraph-rsid="0132a859"/>
    </style:style>
    <style:style style:name="P77" style:family="paragraph" style:parent-style-name="Standard">
      <style:text-properties officeooo:paragraph-rsid="0133accf"/>
    </style:style>
    <style:style style:name="P78" style:family="paragraph" style:parent-style-name="Standard">
      <style:text-properties officeooo:rsid="01351fcb" officeooo:paragraph-rsid="01351fcb"/>
    </style:style>
    <style:style style:name="P79" style:family="paragraph" style:parent-style-name="Standard">
      <style:text-properties officeooo:paragraph-rsid="008f5930"/>
    </style:style>
    <style:style style:name="P80" style:family="paragraph" style:parent-style-name="Standard">
      <style:text-properties officeooo:rsid="013ba38a" officeooo:paragraph-rsid="013ba38a"/>
    </style:style>
    <style:style style:name="P81" style:family="paragraph" style:parent-style-name="Standard">
      <style:text-properties officeooo:paragraph-rsid="013d09fe"/>
    </style:style>
    <style:style style:name="P82" style:family="paragraph" style:parent-style-name="Standard">
      <style:text-properties officeooo:rsid="013d09fe" officeooo:paragraph-rsid="013d09fe"/>
    </style:style>
    <style:style style:name="P83" style:family="paragraph" style:parent-style-name="Standard">
      <style:text-properties officeooo:rsid="014300d5" officeooo:paragraph-rsid="014300d5"/>
    </style:style>
    <style:style style:name="P84" style:family="paragraph" style:parent-style-name="Standard">
      <style:text-properties officeooo:rsid="014300d5" officeooo:paragraph-rsid="01437dce"/>
    </style:style>
    <style:style style:name="P85" style:family="paragraph" style:parent-style-name="Standard">
      <style:text-properties officeooo:paragraph-rsid="01437dce"/>
    </style:style>
    <style:style style:name="P86" style:family="paragraph" style:parent-style-name="Standard">
      <style:text-properties officeooo:rsid="01449ec1" officeooo:paragraph-rsid="01449ec1"/>
    </style:style>
    <style:style style:name="P87" style:family="paragraph" style:parent-style-name="Standard">
      <style:text-properties officeooo:paragraph-rsid="01449ec1"/>
    </style:style>
    <style:style style:name="P88" style:family="paragraph" style:parent-style-name="Standard">
      <style:text-properties officeooo:paragraph-rsid="014569fa"/>
    </style:style>
    <style:style style:name="P89" style:family="paragraph" style:parent-style-name="Standard">
      <style:text-properties officeooo:paragraph-rsid="0145c329"/>
    </style:style>
    <style:style style:name="P90" style:family="paragraph" style:parent-style-name="Standard">
      <style:text-properties officeooo:paragraph-rsid="01476b66"/>
    </style:style>
    <style:style style:name="P91" style:family="paragraph" style:parent-style-name="Standard">
      <style:text-properties officeooo:rsid="01476b66" officeooo:paragraph-rsid="01476b66"/>
    </style:style>
    <style:style style:name="P92" style:family="paragraph" style:parent-style-name="Standard">
      <style:text-properties officeooo:rsid="01496ef3" officeooo:paragraph-rsid="01496ef3"/>
    </style:style>
    <style:style style:name="P93" style:family="paragraph" style:parent-style-name="Standard">
      <style:text-properties officeooo:rsid="014a6e40" officeooo:paragraph-rsid="014a6e40"/>
    </style:style>
    <style:style style:name="P94" style:family="paragraph" style:parent-style-name="Standard">
      <style:text-properties officeooo:rsid="014c68ca" officeooo:paragraph-rsid="014c68ca"/>
    </style:style>
    <style:style style:name="P95" style:family="paragraph" style:parent-style-name="Standard">
      <style:text-properties officeooo:rsid="014d15da" officeooo:paragraph-rsid="014d15da"/>
    </style:style>
    <style:style style:name="P96" style:family="paragraph" style:parent-style-name="Standard">
      <style:text-properties officeooo:rsid="014d15da" officeooo:paragraph-rsid="014df36d"/>
    </style:style>
    <style:style style:name="P97" style:family="paragraph" style:parent-style-name="Standard">
      <style:text-properties officeooo:rsid="014df36d" officeooo:paragraph-rsid="014df36d"/>
    </style:style>
    <style:style style:name="P98" style:family="paragraph" style:parent-style-name="Standard">
      <style:text-properties officeooo:paragraph-rsid="014df36d"/>
    </style:style>
    <style:style style:name="P99" style:family="paragraph" style:parent-style-name="Standard">
      <style:text-properties officeooo:rsid="014fc77d" officeooo:paragraph-rsid="014fc77d"/>
    </style:style>
    <style:style style:name="P100" style:family="paragraph" style:parent-style-name="Standard">
      <style:text-properties officeooo:paragraph-rsid="014fc77d"/>
    </style:style>
    <style:style style:name="P101" style:family="paragraph" style:parent-style-name="Standard">
      <style:text-properties officeooo:rsid="01517339" officeooo:paragraph-rsid="01517339"/>
    </style:style>
    <style:style style:name="P102" style:family="paragraph" style:parent-style-name="Standard">
      <style:text-properties officeooo:paragraph-rsid="01525b5d"/>
    </style:style>
    <style:style style:name="P103" style:family="paragraph" style:parent-style-name="Standard">
      <style:text-properties officeooo:rsid="0154e7f9" officeooo:paragraph-rsid="0154e7f9"/>
    </style:style>
    <style:style style:name="P104" style:family="paragraph" style:parent-style-name="Standard">
      <style:text-properties officeooo:paragraph-rsid="0154e7f9"/>
    </style:style>
    <style:style style:name="P105" style:family="paragraph" style:parent-style-name="Standard">
      <style:text-properties officeooo:paragraph-rsid="01561d37"/>
    </style:style>
    <style:style style:name="P106" style:family="paragraph" style:parent-style-name="Standard">
      <style:text-properties officeooo:rsid="01561d37" officeooo:paragraph-rsid="01561d37"/>
    </style:style>
    <style:style style:name="P107" style:family="paragraph" style:parent-style-name="Standard">
      <style:text-properties officeooo:rsid="01569df0" officeooo:paragraph-rsid="01569df0"/>
    </style:style>
    <style:style style:name="P108" style:family="paragraph" style:parent-style-name="Standard">
      <style:text-properties officeooo:rsid="0156ebf0" officeooo:paragraph-rsid="0156ebf0"/>
    </style:style>
    <style:style style:name="P109" style:family="paragraph" style:parent-style-name="Standard">
      <style:text-properties officeooo:rsid="0157677a" officeooo:paragraph-rsid="0157677a"/>
    </style:style>
    <style:style style:name="P110" style:family="paragraph" style:parent-style-name="Standard">
      <style:text-properties officeooo:rsid="01578b98" officeooo:paragraph-rsid="01578b98"/>
    </style:style>
    <style:style style:name="P111" style:family="paragraph" style:parent-style-name="Standard">
      <style:text-properties officeooo:rsid="01578b98" officeooo:paragraph-rsid="00acdc66"/>
    </style:style>
    <style:style style:name="P112" style:family="paragraph" style:parent-style-name="Standard">
      <style:text-properties officeooo:rsid="015ffb6d" officeooo:paragraph-rsid="015ffb6d"/>
    </style:style>
    <style:style style:name="P113" style:family="paragraph" style:parent-style-name="Standard">
      <style:text-properties officeooo:rsid="0161f2f3" officeooo:paragraph-rsid="0161f2f3"/>
    </style:style>
    <style:style style:name="P114" style:family="paragraph" style:parent-style-name="Standard">
      <style:text-properties officeooo:rsid="016381e8" officeooo:paragraph-rsid="016381e8"/>
    </style:style>
    <style:style style:name="P115" style:family="paragraph" style:parent-style-name="Standard">
      <style:text-properties officeooo:rsid="01668bfe" officeooo:paragraph-rsid="01668bfe"/>
    </style:style>
    <style:style style:name="P116" style:family="paragraph" style:parent-style-name="Standard">
      <style:text-properties officeooo:rsid="0167fb4e" officeooo:paragraph-rsid="0167fb4e"/>
    </style:style>
    <style:style style:name="P117" style:family="paragraph" style:parent-style-name="Standard">
      <style:text-properties fo:font-variant="small-caps" officeooo:paragraph-rsid="007d2765"/>
    </style:style>
    <style:style style:name="P118" style:family="paragraph" style:parent-style-name="Standard">
      <style:text-properties fo:font-variant="small-caps" officeooo:paragraph-rsid="0092af28"/>
    </style:style>
    <style:style style:name="P119" style:family="paragraph" style:parent-style-name="Standard">
      <style:text-properties fo:font-variant="small-caps" officeooo:rsid="011f2145" officeooo:paragraph-rsid="011f2145"/>
    </style:style>
    <style:style style:name="P120" style:family="paragraph" style:parent-style-name="Standard">
      <style:text-properties fo:font-variant="small-caps" officeooo:paragraph-rsid="009255c6"/>
    </style:style>
    <style:style style:name="P121" style:family="paragraph" style:parent-style-name="_3c_castItem_3e_">
      <style:text-properties fo:font-variant="small-caps"/>
    </style:style>
    <style:style style:name="P122" style:family="paragraph" style:parent-style-name="_3c_castItem_3e_">
      <style:text-properties fo:font-variant="small-caps" officeooo:rsid="005cfdf2" officeooo:paragraph-rsid="005cfdf2"/>
    </style:style>
    <style:style style:name="P123" style:family="paragraph" style:parent-style-name="_3c_l_3e_">
      <style:text-properties officeooo:rsid="005e1fe9" officeooo:paragraph-rsid="005e1fe9"/>
    </style:style>
    <style:style style:name="P124" style:family="paragraph" style:parent-style-name="_3c_speaker_3e_">
      <style:text-properties officeooo:paragraph-rsid="005cfdf2"/>
    </style:style>
    <style:style style:name="P125" style:family="paragraph" style:parent-style-name="_3c_speaker_3e_">
      <style:text-properties officeooo:paragraph-rsid="006f9ebe"/>
    </style:style>
    <style:style style:name="P126" style:family="paragraph" style:parent-style-name="_3c_speaker_3e_">
      <style:text-properties fo:font-variant="small-caps"/>
    </style:style>
    <style:style style:name="P127" style:family="paragraph" style:parent-style-name="_3c_speaker_3e_">
      <style:text-properties fo:font-variant="small-caps" officeooo:rsid="00b4a7b9"/>
    </style:style>
    <style:style style:name="P128" style:family="paragraph" style:parent-style-name="_3c_speaker_3e_">
      <style:text-properties fo:font-variant="small-caps" officeooo:paragraph-rsid="00a14325"/>
    </style:style>
    <style:style style:name="P129" style:family="paragraph" style:parent-style-name="_3c_speaker_3e_">
      <style:text-properties fo:font-variant="small-caps" officeooo:rsid="00847b2d"/>
    </style:style>
    <style:style style:name="P130" style:family="paragraph" style:parent-style-name="_3c_speaker_3e_">
      <style:text-properties fo:font-variant="small-caps" officeooo:paragraph-rsid="0081e7ab"/>
    </style:style>
    <style:style style:name="P131" style:family="paragraph" style:parent-style-name="_3c_speaker_3e_">
      <style:text-properties fo:font-variant="small-caps" officeooo:rsid="011267da" officeooo:paragraph-rsid="011267da"/>
    </style:style>
    <style:style style:name="P132" style:family="paragraph" style:parent-style-name="_3c_speaker_3e_">
      <style:text-properties fo:font-variant="small-caps" officeooo:paragraph-rsid="013a566c" fo:background-color="transparent"/>
    </style:style>
    <style:style style:name="P133" style:family="paragraph" style:parent-style-name="_3c_speaker_3e_">
      <style:text-properties fo:font-variant="small-caps" officeooo:rsid="01496ef3" officeooo:paragraph-rsid="01496ef3"/>
    </style:style>
    <style:style style:name="P134" style:family="paragraph" style:parent-style-name="_3c_speaker_3e_">
      <style:text-properties fo:font-variant="small-caps" officeooo:rsid="014d15da" officeooo:paragraph-rsid="014d15da"/>
    </style:style>
    <style:style style:name="P135" style:family="paragraph" style:parent-style-name="_3c_speaker_3e_">
      <style:text-properties fo:font-variant="small-caps" officeooo:paragraph-rsid="01525b5d"/>
    </style:style>
    <style:style style:name="P136" style:family="paragraph" style:parent-style-name="_3c_speaker_3e_">
      <style:text-properties fo:font-variant="small-caps" officeooo:rsid="01569df0" officeooo:paragraph-rsid="01569df0"/>
    </style:style>
    <style:style style:name="P137" style:family="paragraph" style:parent-style-name="_3c_speaker_3e_">
      <style:text-properties fo:font-variant="small-caps" officeooo:rsid="015ffb6d" officeooo:paragraph-rsid="015ffb6d"/>
    </style:style>
    <style:style style:name="P138" style:family="paragraph" style:parent-style-name="_3c_speaker_3e_">
      <style:text-properties fo:font-variant="small-caps" officeooo:rsid="01305a7a"/>
    </style:style>
    <style:style style:name="P139" style:family="paragraph" style:parent-style-name="_3c_speaker_3e_">
      <style:text-properties officeooo:paragraph-rsid="00b4a7b9"/>
    </style:style>
    <style:style style:name="P140" style:family="paragraph" style:parent-style-name="_3c_speaker_3e_">
      <style:text-properties fo:background-color="#ffff00"/>
    </style:style>
    <style:style style:name="P141" style:family="paragraph" style:parent-style-name="_3c_speaker_3e_">
      <style:text-properties officeooo:paragraph-rsid="00e72635"/>
    </style:style>
    <style:style style:name="P142" style:family="paragraph" style:parent-style-name="_3c_speaker_3e_">
      <style:text-properties officeooo:paragraph-rsid="00e75e15"/>
    </style:style>
    <style:style style:name="P143" style:family="paragraph" style:parent-style-name="_3c_speaker_3e_">
      <style:text-properties officeooo:rsid="00f30f0a" officeooo:paragraph-rsid="00f30f0a"/>
    </style:style>
    <style:style style:name="P144" style:family="paragraph" style:parent-style-name="_3c_speaker_3e_">
      <style:text-properties officeooo:rsid="00f42a51" officeooo:paragraph-rsid="00f42a51"/>
    </style:style>
    <style:style style:name="P145" style:family="paragraph" style:parent-style-name="_3c_speaker_3e_">
      <style:text-properties officeooo:paragraph-rsid="017495ed"/>
    </style:style>
    <style:style style:name="P146" style:family="paragraph" style:parent-style-name="_3c_stage_3e_">
      <style:text-properties fo:font-variant="normal" fo:text-transform="none" fo:font-style="italic"/>
    </style:style>
    <style:style style:name="P147" style:family="paragraph" style:parent-style-name="_3c_stage_3e_">
      <style:text-properties fo:font-variant="normal" fo:text-transform="none" fo:font-style="italic" officeooo:rsid="005cfdf2" officeooo:paragraph-rsid="005cfdf2"/>
    </style:style>
    <style:style style:name="P148" style:family="paragraph" style:parent-style-name="_3c_stage_3e_">
      <style:text-properties fo:font-variant="normal" fo:text-transform="none" fo:font-style="italic" officeooo:rsid="00ceed05" officeooo:paragraph-rsid="00ceed05"/>
    </style:style>
    <style:style style:name="P149" style:family="paragraph" style:parent-style-name="_3c_stage_3e_">
      <style:text-properties fo:font-variant="normal" fo:text-transform="none" fo:font-style="italic" officeooo:rsid="00e75e15" officeooo:paragraph-rsid="00e75e15"/>
    </style:style>
    <style:style style:name="P150" style:family="paragraph" style:parent-style-name="_3c_stage_3e_">
      <style:text-properties fo:font-variant="normal" fo:text-transform="none" fo:font-style="italic" officeooo:rsid="00ed64fe" officeooo:paragraph-rsid="00ed64fe"/>
    </style:style>
    <style:style style:name="P151" style:family="paragraph" style:parent-style-name="_3c_stage_3e_">
      <style:text-properties fo:font-variant="normal" fo:text-transform="none" fo:font-style="italic" officeooo:rsid="00d4ed30" officeooo:paragraph-rsid="00cff84a"/>
    </style:style>
    <style:style style:name="P152" style:family="paragraph" style:parent-style-name="_3c_stage_3e_">
      <style:text-properties fo:font-variant="normal" fo:text-transform="none" fo:font-style="italic" officeooo:rsid="01042fb1" officeooo:paragraph-rsid="01042fb1"/>
    </style:style>
    <style:style style:name="P153" style:family="paragraph" style:parent-style-name="_3c_stage_3e_">
      <style:text-properties fo:font-variant="normal" fo:text-transform="none" fo:font-style="italic" officeooo:paragraph-rsid="01459512"/>
    </style:style>
    <style:style style:name="P154" style:family="paragraph" style:parent-style-name="_3c_stage_3e_">
      <style:text-properties officeooo:paragraph-rsid="003b3e30"/>
    </style:style>
    <style:style style:name="P155" style:family="paragraph" style:parent-style-name="_3c_stage_3e_">
      <style:text-properties officeooo:rsid="00fc625e" officeooo:paragraph-rsid="00fc625e"/>
    </style:style>
    <style:style style:name="P156" style:family="paragraph" style:parent-style-name="_3c_stage_3e_">
      <style:text-properties fo:font-size="12pt" fo:font-style="italic" fo:font-weight="normal" style:font-size-asian="12pt" style:font-style-asian="italic" style:font-weight-asian="normal" style:font-size-complex="12pt" style:font-style-complex="italic" style:font-weight-complex="normal"/>
    </style:style>
    <style:style style:name="P157" style:family="paragraph" style:parent-style-name="Standard">
      <style:paragraph-properties fo:margin-left="0cm" fo:margin-right="0cm" fo:text-indent="0cm" style:auto-text-indent="false"/>
      <style:text-properties officeooo:paragraph-rsid="006f9ebe"/>
    </style:style>
    <style:style style:name="P158" style:family="paragraph" style:parent-style-name="Standard">
      <style:paragraph-properties fo:margin-left="0cm" fo:margin-right="0cm" fo:text-indent="0cm" style:auto-text-indent="false"/>
      <style:text-properties officeooo:paragraph-rsid="00941889"/>
    </style:style>
    <style:style style:name="P159" style:family="paragraph" style:parent-style-name="Standard">
      <style:paragraph-properties fo:margin-left="0cm" fo:margin-right="0cm" fo:text-indent="0cm" style:auto-text-indent="false"/>
      <style:text-properties officeooo:paragraph-rsid="007a4482"/>
    </style:style>
    <style:style style:name="P160" style:family="paragraph" style:parent-style-name="Standard">
      <style:paragraph-properties fo:margin-left="0cm" fo:margin-right="0cm" fo:text-indent="0cm" style:auto-text-indent="false"/>
      <style:text-properties officeooo:paragraph-rsid="00929ff9"/>
    </style:style>
    <style:style style:name="P161" style:family="paragraph" style:parent-style-name="Standard">
      <style:paragraph-properties fo:margin-left="0cm" fo:margin-right="0cm" fo:text-indent="0cm" style:auto-text-indent="false"/>
      <style:text-properties officeooo:paragraph-rsid="00a3a807"/>
    </style:style>
    <style:style style:name="P162" style:family="paragraph" style:parent-style-name="Standard">
      <style:paragraph-properties fo:margin-left="0cm" fo:margin-right="0cm" fo:text-indent="0cm" style:auto-text-indent="false"/>
      <style:text-properties officeooo:rsid="01305a7a" officeooo:paragraph-rsid="01305a7a"/>
    </style:style>
    <style:style style:name="P163" style:family="paragraph" style:parent-style-name="Standard">
      <style:paragraph-properties fo:margin-left="0cm" fo:margin-right="0cm" fo:text-indent="0cm" style:auto-text-indent="false"/>
      <style:text-properties officeooo:rsid="0132a859" officeooo:paragraph-rsid="0132a859"/>
    </style:style>
    <style:style style:name="P164" style:family="paragraph" style:parent-style-name="Standard">
      <style:paragraph-properties fo:margin-left="0cm" fo:margin-right="0cm" fo:text-indent="0cm" style:auto-text-indent="false"/>
      <style:text-properties officeooo:paragraph-rsid="006019e5"/>
    </style:style>
    <style:style style:name="P165" style:family="paragraph" style:parent-style-name="Title">
      <style:paragraph-properties fo:margin-left="0cm" fo:margin-right="0cm" fo:text-indent="0cm" style:auto-text-indent="false"/>
      <style:text-properties officeooo:rsid="005cfdf2" officeooo:paragraph-rsid="005cfdf2"/>
    </style:style>
    <style:style style:name="P166" style:family="paragraph" style:parent-style-name="_3c_speaker_3e_">
      <style:paragraph-properties fo:margin-left="0cm" fo:margin-right="0cm" fo:text-indent="0cm" style:auto-text-indent="false"/>
      <style:text-properties fo:font-variant="small-caps"/>
    </style:style>
    <style:style style:name="P167" style:family="paragraph" style:parent-style-name="JL_5f_metadonnees">
      <style:text-properties officeooo:paragraph-rsid="007a4482"/>
    </style:style>
    <style:style style:name="P168" style:family="paragraph" style:parent-style-name="JL_5f_metadonnees">
      <style:text-properties officeooo:paragraph-rsid="00713c86"/>
    </style:style>
    <style:style style:name="P169" style:family="paragraph" style:parent-style-name="JL_5f_metadonnees">
      <style:text-properties officeooo:rsid="0095e400" officeooo:paragraph-rsid="0095e400"/>
    </style:style>
    <style:style style:name="P170" style:family="paragraph" style:parent-style-name="JL_5f_metadonnees">
      <style:text-properties officeooo:rsid="0095e400" officeooo:paragraph-rsid="0099ffa6"/>
    </style:style>
    <style:style style:name="P171" style:family="paragraph" style:parent-style-name="JL_5f_metadonnees">
      <style:text-properties officeooo:rsid="0095e400" officeooo:paragraph-rsid="00a7379c"/>
    </style:style>
    <style:style style:name="P172" style:family="paragraph" style:parent-style-name="JL_5f_metadonnees">
      <style:text-properties officeooo:rsid="009e54f6" officeooo:paragraph-rsid="0095e400"/>
    </style:style>
    <style:style style:name="P173" style:family="paragraph" style:parent-style-name="JL_5f_metadonnees">
      <style:text-properties officeooo:paragraph-rsid="0099ffa6"/>
    </style:style>
    <style:style style:name="P174" style:family="paragraph" style:parent-style-name="JL_5f_metadonnees">
      <style:text-properties style:font-name="Courier" officeooo:rsid="00a044f9" officeooo:paragraph-rsid="0095e400" fo:background-color="transparent"/>
    </style:style>
    <style:style style:name="P175" style:family="paragraph" style:parent-style-name="JL_5f_metadonnees">
      <style:text-properties style:font-name="Courier" officeooo:rsid="00a3a807" officeooo:paragraph-rsid="00a3a807" fo:background-color="transparent"/>
    </style:style>
    <style:style style:name="P176" style:family="paragraph" style:parent-style-name="JL_5f_metadonnees">
      <style:text-properties officeooo:paragraph-rsid="00b74a40"/>
    </style:style>
    <style:style style:name="P177" style:family="paragraph" style:parent-style-name="Standard" style:master-page-name="">
      <style:paragraph-properties style:page-number="auto"/>
      <style:text-properties officeooo:paragraph-rsid="007d2765"/>
    </style:style>
    <style:style style:name="P178" style:family="paragraph" style:parent-style-name="Standard" style:master-page-name="">
      <style:paragraph-properties style:page-number="auto"/>
      <style:text-properties officeooo:paragraph-rsid="008b9bb4"/>
    </style:style>
    <style:style style:name="P179" style:family="paragraph" style:parent-style-name="Standard" style:master-page-name="">
      <style:paragraph-properties style:page-number="auto"/>
      <style:text-properties officeooo:paragraph-rsid="0092af28"/>
    </style:style>
    <style:style style:name="P180" style:family="paragraph" style:parent-style-name="Standard" style:master-page-name="">
      <style:paragraph-properties style:page-number="auto"/>
      <style:text-properties officeooo:paragraph-rsid="0093dd86"/>
    </style:style>
    <style:style style:name="P181" style:family="paragraph" style:parent-style-name="Standard" style:master-page-name="">
      <style:paragraph-properties style:page-number="auto"/>
      <style:text-properties officeooo:paragraph-rsid="009e54f6"/>
    </style:style>
    <style:style style:name="P182" style:family="paragraph" style:parent-style-name="Standard" style:master-page-name="">
      <style:paragraph-properties style:page-number="auto"/>
      <style:text-properties officeooo:paragraph-rsid="00de23d5"/>
    </style:style>
    <style:style style:name="P183" style:family="paragraph" style:parent-style-name="Standard" style:master-page-name="">
      <style:paragraph-properties style:page-number="auto"/>
      <style:text-properties officeooo:paragraph-rsid="013d09fe"/>
    </style:style>
    <style:style style:name="P184" style:family="paragraph" style:parent-style-name="Text_20_body">
      <style:text-properties officeooo:rsid="01020419" officeooo:paragraph-rsid="01020419"/>
    </style:style>
    <style:style style:name="P185" style:family="paragraph" style:parent-style-name="Text_20_body">
      <style:text-properties officeooo:rsid="0102f5de" officeooo:paragraph-rsid="0102f5de"/>
    </style:style>
    <style:style style:name="P186" style:family="paragraph" style:parent-style-name="Corps_20_du_20_texte_20__28_2_29_">
      <style:paragraph-properties fo:margin-left="-3.669cm" fo:margin-right="0cm" fo:margin-top="0cm" fo:margin-bottom="0cm" style:contextual-spacing="false" fo:text-align="start" style:justify-single-word="false" fo:text-indent="0cm" style:auto-text-indent="false"/>
      <style:text-properties fo:font-variant="small-caps" officeooo:paragraph-rsid="00e72635"/>
    </style:style>
    <style:style style:name="P187" style:family="paragraph" style:parent-style-name="_3c_castItem_3e_">
      <style:text-properties officeooo:rsid="016a8471" officeooo:paragraph-rsid="01a689be"/>
    </style:style>
    <style:style style:name="P188" style:family="paragraph" style:parent-style-name="_3c_castItem_3e_">
      <style:paragraph-properties fo:margin-left="0cm" fo:margin-right="0cm" fo:text-align="end" style:justify-single-word="false" fo:text-indent="0cm" style:auto-text-indent="false"/>
    </style:style>
    <style:style style:name="P189" style:family="paragraph" style:parent-style-name="_3c_castItem_3e_">
      <style:paragraph-properties fo:margin-left="0cm" fo:margin-right="0cm" fo:text-align="end" style:justify-single-word="false" fo:text-indent="0cm" style:auto-text-indent="false"/>
      <style:text-properties officeooo:paragraph-rsid="00bb53ae"/>
    </style:style>
    <style:style style:name="P190" style:family="paragraph" style:parent-style-name="_3c_castItem_3e_">
      <style:paragraph-properties fo:margin-left="1cm" fo:margin-right="0cm" fo:text-align="end" style:justify-single-word="false" fo:text-indent="0cm" style:auto-text-indent="false"/>
      <style:text-properties officeooo:rsid="016a8471" officeooo:paragraph-rsid="01a689be"/>
    </style:style>
    <style:style style:name="P191" style:family="paragraph" style:parent-style-name="_3c_speaker_3e_">
      <style:text-properties officeooo:rsid="0167fb4e" officeooo:paragraph-rsid="0167fb4e"/>
    </style:style>
    <style:style style:name="P192" style:family="paragraph" style:parent-style-name="_3c_speaker_3e_">
      <style:text-properties officeooo:paragraph-rsid="0167fb4e"/>
    </style:style>
    <style:style style:name="P193" style:family="paragraph" style:parent-style-name="_3c_speaker_3e_">
      <style:text-properties officeooo:paragraph-rsid="017cc817"/>
    </style:style>
    <style:style style:name="P194" style:family="paragraph" style:parent-style-name="_3c_speaker_3e_">
      <style:text-properties officeooo:rsid="017f6ce6" officeooo:paragraph-rsid="017f6ce6"/>
    </style:style>
    <style:style style:name="P195" style:family="paragraph" style:parent-style-name="_3c_speaker_3e_">
      <style:text-properties officeooo:rsid="0181202c" officeooo:paragraph-rsid="0181202c"/>
    </style:style>
    <style:style style:name="P196" style:family="paragraph" style:parent-style-name="_3c_speaker_3e_">
      <style:text-properties officeooo:paragraph-rsid="018a88b6"/>
    </style:style>
    <style:style style:name="P197" style:family="paragraph" style:parent-style-name="_3c_speaker_3e_">
      <style:text-properties officeooo:paragraph-rsid="01961fae"/>
    </style:style>
    <style:style style:name="P198" style:family="paragraph" style:parent-style-name="_3c_speaker_3e_">
      <style:paragraph-properties fo:margin-left="0cm" fo:margin-right="0cm" fo:text-indent="0cm" style:auto-text-indent="false"/>
    </style:style>
    <style:style style:name="P199" style:family="paragraph" style:parent-style-name="_3c_stage_3e_">
      <style:text-properties officeooo:rsid="0181202c" officeooo:paragraph-rsid="0181202c"/>
    </style:style>
    <style:style style:name="P200" style:family="paragraph" style:parent-style-name="Corps_20_du_20_texte_20__28_2_29_">
      <style:paragraph-properties fo:margin-left="-3.669cm" fo:margin-right="0cm" fo:margin-top="0cm" fo:margin-bottom="0cm" style:contextual-spacing="false" fo:text-align="start" style:justify-single-word="false" fo:text-indent="0cm" style:auto-text-indent="false"/>
      <style:text-properties fo:font-variant="small-caps" officeooo:paragraph-rsid="00e72635"/>
    </style:style>
    <style:style style:name="P201" style:family="paragraph" style:parent-style-name="Heading_20_1">
      <style:text-properties officeooo:paragraph-rsid="00bb53ae"/>
    </style:style>
    <style:style style:name="P202" style:family="paragraph" style:parent-style-name="Heading_20_1">
      <style:text-properties officeooo:rsid="011267da" officeooo:paragraph-rsid="011267da"/>
    </style:style>
    <style:style style:name="P203" style:family="paragraph" style:parent-style-name="Heading_20_1">
      <style:paragraph-properties fo:break-before="page"/>
      <style:text-properties officeooo:paragraph-rsid="009e54f6"/>
    </style:style>
    <style:style style:name="P204" style:family="paragraph" style:parent-style-name="Heading_20_2">
      <style:text-properties style:font-name="Arial" fo:font-size="14pt" fo:font-style="italic" fo:font-weight="bold" style:font-name-asian="Microsoft YaHei" style:font-size-asian="14pt" style:font-style-asian="italic" style:font-weight-asian="bold" style:font-name-complex="Arial1" style:font-size-complex="14pt" style:font-style-complex="italic" style:font-weight-complex="bold"/>
    </style:style>
    <style:style style:name="P205" style:family="paragraph" style:parent-style-name="Heading_20_2">
      <style:text-properties style:font-name="Arial" fo:font-size="14pt" fo:font-style="italic" fo:font-weight="bold" officeooo:rsid="00fc625e" officeooo:paragraph-rsid="00fc625e" style:font-name-asian="Microsoft YaHei" style:font-size-asian="14pt" style:font-style-asian="italic" style:font-weight-asian="bold" style:font-name-complex="Arial1" style:font-size-complex="14pt" style:font-style-complex="italic" style:font-weight-complex="bold"/>
    </style:style>
    <style:style style:name="P206" style:family="paragraph" style:parent-style-name="Heading_20_2">
      <style:text-properties style:font-name="Arial" fo:font-size="14pt" fo:font-style="italic" fo:font-weight="bold" officeooo:rsid="00ff8f4b" style:font-name-asian="Microsoft YaHei" style:font-size-asian="14pt" style:font-style-asian="italic" style:font-weight-asian="bold" style:font-name-complex="Arial1" style:font-size-complex="14pt" style:font-style-complex="italic" style:font-weight-complex="bold"/>
    </style:style>
    <style:style style:name="P207" style:family="paragraph" style:parent-style-name="Heading_20_2">
      <style:text-properties style:font-name="Arial" fo:font-size="14pt" fo:font-style="italic" fo:font-weight="bold" officeooo:rsid="0102f5de" officeooo:paragraph-rsid="0102f5de" style:font-name-asian="Microsoft YaHei" style:font-size-asian="14pt" style:font-style-asian="italic" style:font-weight-asian="bold" style:font-name-complex="Arial1" style:font-size-complex="14pt" style:font-style-complex="italic" style:font-weight-complex="bold"/>
    </style:style>
    <style:style style:name="P208" style:family="paragraph" style:parent-style-name="Heading_20_2">
      <style:text-properties style:font-name="Arial" fo:font-size="14pt" fo:font-style="italic" fo:font-weight="bold" officeooo:paragraph-rsid="01277e9a" style:font-name-asian="Microsoft YaHei" style:font-size-asian="14pt" style:font-style-asian="italic" style:font-weight-asian="bold" style:font-name-complex="Arial1" style:font-size-complex="14pt" style:font-style-complex="italic" style:font-weight-complex="bold"/>
    </style:style>
    <style:style style:name="P209" style:family="paragraph" style:parent-style-name="Heading_20_2">
      <style:text-properties style:font-name="Arial" fo:font-size="14pt" fo:font-style="italic" fo:font-weight="bold" officeooo:paragraph-rsid="0133accf" style:font-name-asian="Microsoft YaHei" style:font-size-asian="14pt" style:font-style-asian="italic" style:font-weight-asian="bold" style:font-name-complex="Arial1" style:font-size-complex="14pt" style:font-style-complex="italic" style:font-weight-complex="bold"/>
    </style:style>
    <style:style style:name="P210" style:family="paragraph" style:parent-style-name="Heading_20_2">
      <style:text-properties style:font-name="Arial" fo:font-size="14pt" fo:font-style="italic" fo:font-weight="bold" officeooo:paragraph-rsid="00b74a40" style:font-name-asian="Microsoft YaHei" style:font-size-asian="14pt" style:font-style-asian="italic" style:font-weight-asian="bold" style:font-name-complex="Arial1" style:font-size-complex="14pt" style:font-style-complex="italic" style:font-weight-complex="bold"/>
    </style:style>
    <style:style style:name="P211" style:family="paragraph" style:parent-style-name="Heading_20_2">
      <style:text-properties style:font-name="Arial" fo:font-size="14pt" fo:font-style="italic" fo:font-weight="bold" fo:background-color="transparent" style:font-name-asian="Microsoft YaHei" style:font-size-asian="14pt" style:font-style-asian="italic" style:font-weight-asian="bold" style:font-name-complex="Arial1" style:font-size-complex="14pt" style:font-style-complex="italic" style:font-weight-complex="bold"/>
    </style:style>
    <style:style style:name="P212" style:family="paragraph" style:parent-style-name="Heading_20_2">
      <style:text-properties officeooo:paragraph-rsid="00cde791"/>
    </style:style>
    <style:style style:name="P213" style:family="paragraph" style:parent-style-name="Heading_20_2">
      <style:text-properties officeooo:rsid="01005e93" officeooo:paragraph-rsid="01005e93"/>
    </style:style>
    <style:style style:name="P214" style:family="paragraph" style:parent-style-name="Heading_20_2">
      <style:text-properties officeooo:rsid="01020419" officeooo:paragraph-rsid="01020419"/>
    </style:style>
    <style:style style:name="P215" style:family="paragraph" style:parent-style-name="Heading_20_2">
      <style:text-properties officeooo:paragraph-rsid="01042fb1"/>
    </style:style>
    <style:style style:name="P216" style:family="paragraph" style:parent-style-name="Heading_20_2">
      <style:text-properties officeooo:paragraph-rsid="01277e9a"/>
    </style:style>
    <style:style style:name="P217" style:family="paragraph" style:parent-style-name="Heading_20_2">
      <style:text-properties officeooo:paragraph-rsid="0157677a"/>
    </style:style>
    <style:style style:name="P218" style:family="paragraph" style:parent-style-name="Heading_20_2">
      <style:text-properties officeooo:rsid="0181202c" officeooo:paragraph-rsid="0181202c"/>
    </style:style>
    <style:style style:name="P219" style:family="paragraph" style:parent-style-name="Heading_20_2">
      <style:text-properties officeooo:rsid="0184e20b" officeooo:paragraph-rsid="0184e20b"/>
    </style:style>
    <style:style style:name="P220" style:family="paragraph" style:parent-style-name="Standard">
      <style:text-properties officeooo:rsid="0167fb4e" officeooo:paragraph-rsid="0167fb4e"/>
    </style:style>
    <style:style style:name="P221" style:family="paragraph" style:parent-style-name="Standard">
      <style:text-properties officeooo:rsid="0167fb4e" officeooo:paragraph-rsid="017a46c4"/>
    </style:style>
    <style:style style:name="P222" style:family="paragraph" style:parent-style-name="Standard">
      <style:text-properties officeooo:rsid="0167fb4e" officeooo:paragraph-rsid="019477e8"/>
    </style:style>
    <style:style style:name="P223" style:family="paragraph" style:parent-style-name="Standard">
      <style:text-properties officeooo:rsid="0167fb4e" officeooo:paragraph-rsid="01961fae"/>
    </style:style>
    <style:style style:name="P224" style:family="paragraph" style:parent-style-name="Standard">
      <style:text-properties officeooo:rsid="0167fb4e" officeooo:paragraph-rsid="01972712"/>
    </style:style>
    <style:style style:name="P225" style:family="paragraph" style:parent-style-name="Standard">
      <style:text-properties officeooo:paragraph-rsid="0167fb4e"/>
    </style:style>
    <style:style style:name="P226" style:family="paragraph" style:parent-style-name="Standard">
      <style:text-properties fo:font-variant="small-caps" officeooo:paragraph-rsid="007d2765"/>
    </style:style>
    <style:style style:name="P227" style:family="paragraph" style:parent-style-name="Standard">
      <style:text-properties fo:font-variant="small-caps" officeooo:paragraph-rsid="0092af28"/>
    </style:style>
    <style:style style:name="P228" style:family="paragraph" style:parent-style-name="Standard">
      <style:text-properties fo:font-variant="small-caps" officeooo:rsid="011f2145" officeooo:paragraph-rsid="011f2145"/>
    </style:style>
    <style:style style:name="P229" style:family="paragraph" style:parent-style-name="Standard">
      <style:text-properties fo:font-variant="small-caps" officeooo:paragraph-rsid="009255c6"/>
    </style:style>
    <style:style style:name="P230" style:family="paragraph" style:parent-style-name="Standard">
      <style:text-properties officeooo:paragraph-rsid="006019e5"/>
    </style:style>
    <style:style style:name="P231" style:family="paragraph" style:parent-style-name="Standard">
      <style:text-properties officeooo:rsid="017f6ce6" officeooo:paragraph-rsid="017f6ce6"/>
    </style:style>
    <style:style style:name="P232" style:family="paragraph" style:parent-style-name="Standard">
      <style:text-properties officeooo:rsid="0181202c" officeooo:paragraph-rsid="0181202c"/>
    </style:style>
    <style:style style:name="P233" style:family="paragraph" style:parent-style-name="Standard">
      <style:text-properties officeooo:paragraph-rsid="017f6ce6"/>
    </style:style>
    <style:style style:name="P234" style:family="paragraph" style:parent-style-name="Standard">
      <style:text-properties officeooo:rsid="018304c9" officeooo:paragraph-rsid="018304c9"/>
    </style:style>
    <style:style style:name="P235" style:family="paragraph" style:parent-style-name="Standard">
      <style:text-properties officeooo:paragraph-rsid="018304c9"/>
    </style:style>
    <style:style style:name="P236" style:family="paragraph" style:parent-style-name="Standard">
      <style:text-properties officeooo:rsid="0183cb65" officeooo:paragraph-rsid="0183cb65"/>
    </style:style>
    <style:style style:name="P237" style:family="paragraph" style:parent-style-name="Standard">
      <style:text-properties officeooo:rsid="01844435" officeooo:paragraph-rsid="01844435"/>
    </style:style>
    <style:style style:name="P238" style:family="paragraph" style:parent-style-name="Standard">
      <style:text-properties officeooo:paragraph-rsid="01844435"/>
    </style:style>
    <style:style style:name="P239" style:family="paragraph" style:parent-style-name="Standard">
      <style:text-properties officeooo:rsid="0184e20b" officeooo:paragraph-rsid="0184e20b"/>
    </style:style>
    <style:style style:name="P240" style:family="paragraph" style:parent-style-name="Standard">
      <style:text-properties officeooo:rsid="01852efc" officeooo:paragraph-rsid="01852efc"/>
    </style:style>
    <style:style style:name="P241" style:family="paragraph" style:parent-style-name="Standard">
      <style:text-properties officeooo:rsid="0185eee5" officeooo:paragraph-rsid="0185eee5"/>
    </style:style>
    <style:style style:name="P242" style:family="paragraph" style:parent-style-name="Standard">
      <style:text-properties officeooo:paragraph-rsid="0186cc26"/>
    </style:style>
    <style:style style:name="P243" style:family="paragraph" style:parent-style-name="Standard">
      <style:text-properties officeooo:rsid="01882048" officeooo:paragraph-rsid="01882048"/>
    </style:style>
    <style:style style:name="P244" style:family="paragraph" style:parent-style-name="Standard">
      <style:text-properties officeooo:rsid="0189eb0d" officeooo:paragraph-rsid="0189eb0d"/>
    </style:style>
    <style:style style:name="P245" style:family="paragraph" style:parent-style-name="Standard">
      <style:text-properties officeooo:paragraph-rsid="018af0cd"/>
    </style:style>
    <style:style style:name="P246" style:family="paragraph" style:parent-style-name="Standard">
      <style:text-properties officeooo:paragraph-rsid="018c7d49"/>
    </style:style>
    <style:style style:name="P247" style:family="paragraph" style:parent-style-name="Standard">
      <style:text-properties officeooo:rsid="018c7d49" officeooo:paragraph-rsid="018c7d49"/>
    </style:style>
    <style:style style:name="P248" style:family="paragraph" style:parent-style-name="Standard">
      <style:text-properties officeooo:rsid="018dd359" officeooo:paragraph-rsid="018dd359"/>
    </style:style>
    <style:style style:name="P249" style:family="paragraph" style:parent-style-name="Standard">
      <style:text-properties officeooo:paragraph-rsid="018dd359"/>
    </style:style>
    <style:style style:name="P250" style:family="paragraph" style:parent-style-name="Standard">
      <style:text-properties officeooo:paragraph-rsid="018f150f"/>
    </style:style>
    <style:style style:name="P251" style:family="paragraph" style:parent-style-name="Standard">
      <style:text-properties officeooo:paragraph-rsid="01906436"/>
    </style:style>
    <style:style style:name="P252" style:family="paragraph" style:parent-style-name="Standard">
      <style:text-properties officeooo:paragraph-rsid="017b9c1c"/>
    </style:style>
    <style:style style:name="P253" style:family="paragraph" style:parent-style-name="Standard">
      <style:text-properties officeooo:paragraph-rsid="0191952b"/>
    </style:style>
    <style:style style:name="P254" style:family="paragraph" style:parent-style-name="Standard">
      <style:text-properties officeooo:paragraph-rsid="0192d30f"/>
    </style:style>
    <style:style style:name="P255" style:family="paragraph" style:parent-style-name="Standard">
      <style:text-properties officeooo:paragraph-rsid="019477e8"/>
    </style:style>
    <style:style style:name="P256" style:family="paragraph" style:parent-style-name="Standard">
      <style:text-properties officeooo:rsid="0195e247" officeooo:paragraph-rsid="0195e247"/>
    </style:style>
    <style:style style:name="P257" style:family="paragraph" style:parent-style-name="Standard">
      <style:text-properties officeooo:paragraph-rsid="01961fae"/>
    </style:style>
    <style:style style:name="P258" style:family="paragraph" style:parent-style-name="Standard">
      <style:text-properties officeooo:paragraph-rsid="01972712"/>
    </style:style>
    <style:style style:name="P259" style:family="paragraph" style:parent-style-name="Standard">
      <style:text-properties officeooo:paragraph-rsid="0197fcf2"/>
    </style:style>
    <style:style style:name="P260" style:family="paragraph" style:parent-style-name="Standard">
      <style:paragraph-properties fo:margin-left="0cm" fo:margin-right="0cm" fo:text-indent="0cm" style:auto-text-indent="false"/>
      <style:text-properties officeooo:paragraph-rsid="006019e5"/>
    </style:style>
    <style:style style:name="P261" style:family="paragraph" style:parent-style-name="Standard">
      <style:paragraph-properties fo:margin-left="0cm" fo:margin-right="0cm" fo:text-indent="0cm" style:auto-text-indent="false"/>
      <style:text-properties officeooo:rsid="018fb14a" officeooo:paragraph-rsid="018fb14a"/>
    </style:style>
    <style:style style:name="P2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fo:font-style="italic"/>
    </style:style>
    <style:style style:name="T2" style:family="text">
      <style:text-properties fo:font-variant="normal" fo:text-transform="none" fo:font-style="italic" officeooo:rsid="005cfdf2"/>
    </style:style>
    <style:style style:name="T3" style:family="text">
      <style:text-properties fo:font-variant="normal" fo:text-transform="none" fo:font-style="italic" officeooo:rsid="00b8b118"/>
    </style:style>
    <style:style style:name="T4" style:family="text">
      <style:text-properties fo:font-variant="normal" fo:text-transform="none" fo:font-style="italic" officeooo:rsid="00e08efd"/>
    </style:style>
    <style:style style:name="T5" style:family="text">
      <style:text-properties fo:font-variant="normal" fo:text-transform="none" fo:font-style="italic" officeooo:rsid="0109a835"/>
    </style:style>
    <style:style style:name="T6" style:family="text">
      <style:text-properties fo:font-variant="normal" fo:text-transform="none" fo:font-style="italic" officeooo:rsid="011aa2f5"/>
    </style:style>
    <style:style style:name="T7" style:family="text">
      <style:text-properties fo:font-variant="normal" fo:text-transform="none" fo:font-style="italic" officeooo:rsid="011b0bfc"/>
    </style:style>
    <style:style style:name="T8" style:family="text">
      <style:text-properties fo:font-variant="normal" fo:text-transform="none" fo:font-style="italic" officeooo:rsid="011c9256"/>
    </style:style>
    <style:style style:name="T9" style:family="text">
      <style:text-properties fo:font-variant="normal" fo:text-transform="none" fo:font-style="italic" officeooo:rsid="0120d522"/>
    </style:style>
    <style:style style:name="T10" style:family="text">
      <style:text-properties fo:font-variant="normal" fo:text-transform="none" fo:font-style="italic" officeooo:rsid="01281b5f"/>
    </style:style>
    <style:style style:name="T11" style:family="text">
      <style:text-properties fo:font-variant="normal" fo:text-transform="none" fo:font-style="italic" officeooo:rsid="01449ec1"/>
    </style:style>
    <style:style style:name="T12" style:family="text">
      <style:text-properties fo:font-variant="normal" fo:text-transform="none" fo:font-style="italic" officeooo:rsid="01459512"/>
    </style:style>
    <style:style style:name="T13" style:family="text">
      <style:text-properties fo:font-variant="normal" fo:text-transform="none" fo:font-style="italic" officeooo:rsid="01569df0"/>
    </style:style>
    <style:style style:name="T14" style:family="text">
      <style:text-properties fo:font-variant="normal" fo:text-transform="none" fo:font-style="italic" officeooo:rsid="0156ebf0"/>
    </style:style>
    <style:style style:name="T15" style:family="text">
      <style:text-properties fo:font-variant="normal" fo:text-transform="none" fo:font-style="italic" officeooo:rsid="016381e8"/>
    </style:style>
    <style:style style:name="T16" style:family="text">
      <style:text-properties fo:font-variant="normal" fo:text-transform="none" fo:font-style="italic" officeooo:rsid="018fb14a"/>
    </style:style>
    <style:style style:name="T17" style:family="text">
      <style:text-properties fo:font-variant="normal" fo:text-transform="none" fo:font-style="italic" officeooo:rsid="0191952b"/>
    </style:style>
    <style:style style:name="T18" style:family="text">
      <style:text-properties fo:font-variant="normal" fo:text-transform="none" fo:font-style="normal" style:font-style-asian="normal" style:font-style-complex="normal"/>
    </style:style>
    <style:style style:name="T19" style:family="text">
      <style:text-properties fo:font-variant="normal" fo:text-transform="none" fo:font-style="normal" officeooo:rsid="00fe47e9" style:font-style-asian="normal" style:font-style-complex="normal"/>
    </style:style>
    <style:style style:name="T20" style:family="text">
      <style:text-properties fo:font-variant="normal" fo:text-transform="none" fo:font-style="normal" officeooo:rsid="011c9256" style:font-style-asian="normal" style:font-style-complex="normal"/>
    </style:style>
    <style:style style:name="T21" style:family="text">
      <style:text-properties fo:font-variant="normal" fo:text-transform="none" fo:font-style="normal" officeooo:rsid="01277e9a" style:font-style-asian="normal" style:font-style-complex="normal"/>
    </style:style>
    <style:style style:name="T22" style:family="text">
      <style:text-properties fo:font-variant="normal" fo:text-transform="none" style:font-name="Courier" fo:font-style="italic" fo:background-color="transparent" loext:char-shading-value="0"/>
    </style:style>
    <style:style style:name="T23" style:family="text">
      <style:text-properties officeooo:rsid="003aff2c"/>
    </style:style>
    <style:style style:name="T24" style:family="text">
      <style:text-properties fo:font-style="italic" officeooo:rsid="005cfdf2"/>
    </style:style>
    <style:style style:name="T25" style:family="text">
      <style:text-properties fo:font-style="italic" fo:font-weight="normal" officeooo:rsid="0089560b" style:font-style-asian="italic" style:font-weight-asian="normal" style:font-style-complex="italic" style:font-weight-complex="normal"/>
    </style:style>
    <style:style style:name="T26" style:family="text">
      <style:text-properties fo:font-style="italic" fo:font-weight="normal" officeooo:rsid="00ddcd5f" style:font-style-asian="italic" style:font-weight-asian="normal" style:font-style-complex="italic" style:font-weight-complex="normal"/>
    </style:style>
    <style:style style:name="T27" style:family="text">
      <style:text-properties fo:font-variant="small-caps"/>
    </style:style>
    <style:style style:name="T28" style:family="text">
      <style:text-properties fo:font-variant="small-caps" officeooo:rsid="005cfdf2"/>
    </style:style>
    <style:style style:name="T29" style:family="text">
      <style:text-properties fo:font-variant="small-caps" officeooo:rsid="00a14325"/>
    </style:style>
    <style:style style:name="T30" style:family="text">
      <style:text-properties fo:font-variant="small-caps" officeooo:rsid="00ab3cb0"/>
    </style:style>
    <style:style style:name="T31" style:family="text">
      <style:text-properties fo:font-variant="small-caps" officeooo:rsid="00af777c"/>
    </style:style>
    <style:style style:name="T32" style:family="text">
      <style:text-properties fo:font-variant="small-caps" officeooo:rsid="00b40772"/>
    </style:style>
    <style:style style:name="T33" style:family="text">
      <style:text-properties fo:font-variant="small-caps" officeooo:rsid="00b4a7b9"/>
    </style:style>
    <style:style style:name="T34" style:family="text">
      <style:text-properties fo:font-variant="small-caps" fo:background-color="transparent" loext:char-shading-value="0"/>
    </style:style>
    <style:style style:name="T35" style:family="text">
      <style:text-properties fo:font-variant="small-caps" officeooo:rsid="00d7beea"/>
    </style:style>
    <style:style style:name="T36" style:family="text">
      <style:text-properties fo:font-variant="small-caps" officeooo:rsid="00e72635"/>
    </style:style>
    <style:style style:name="T37" style:family="text">
      <style:text-properties fo:font-variant="small-caps" officeooo:rsid="00ed64fe"/>
    </style:style>
    <style:style style:name="T38" style:family="text">
      <style:text-properties fo:font-variant="small-caps" officeooo:rsid="00ff8f4b"/>
    </style:style>
    <style:style style:name="T39" style:family="text">
      <style:text-properties fo:font-variant="small-caps" officeooo:rsid="01081d35"/>
    </style:style>
    <style:style style:name="T40" style:family="text">
      <style:text-properties fo:font-variant="small-caps" officeooo:rsid="0109a835"/>
    </style:style>
    <style:style style:name="T41" style:family="text">
      <style:text-properties fo:font-variant="small-caps" officeooo:rsid="01277e9a"/>
    </style:style>
    <style:style style:name="T42" style:family="text">
      <style:text-properties fo:font-variant="small-caps" officeooo:rsid="012a11b9"/>
    </style:style>
    <style:style style:name="T43" style:family="text">
      <style:text-properties fo:font-variant="small-caps" officeooo:rsid="012d6d3e"/>
    </style:style>
    <style:style style:name="T44" style:family="text">
      <style:text-properties fo:font-variant="small-caps" officeooo:rsid="014569fa"/>
    </style:style>
    <style:style style:name="T45" style:family="text">
      <style:text-properties fo:font-variant="small-caps" officeooo:rsid="01a3f5a7"/>
    </style:style>
    <style:style style:name="T46" style:family="text">
      <style:text-properties officeooo:rsid="005cfdf2"/>
    </style:style>
    <style:style style:name="T47" style:family="text">
      <style:text-properties officeooo:rsid="005e1fe9"/>
    </style:style>
    <style:style style:name="T48" style:family="text">
      <style:text-properties officeooo:rsid="006019e5"/>
    </style:style>
    <style:style style:name="T49" style:family="text">
      <style:text-properties officeooo:rsid="006f9ebe"/>
    </style:style>
    <style:style style:name="T50" style:family="text">
      <style:text-properties style:font-name="Arial" fo:font-size="14pt" fo:font-style="italic" fo:font-weight="bold" style:font-name-asian="Microsoft YaHei" style:font-size-asian="14pt" style:font-style-asian="italic" style:font-weight-asian="bold" style:font-name-complex="Arial1" style:font-size-complex="14pt" style:font-style-complex="italic" style:font-weight-complex="bold"/>
    </style:style>
    <style:style style:name="T51" style:family="text">
      <style:text-properties style:font-name="Arial" fo:font-size="14pt" fo:font-style="italic" fo:font-weight="bold" officeooo:rsid="01042fb1" style:font-name-asian="Microsoft YaHei" style:font-size-asian="14pt" style:font-style-asian="italic" style:font-weight-asian="bold" style:font-name-complex="Arial1" style:font-size-complex="14pt" style:font-style-complex="italic" style:font-weight-complex="bold"/>
    </style:style>
    <style:style style:name="T52" style:family="text">
      <style:text-properties style:font-name="Arial" fo:font-size="14pt" fo:font-style="italic" fo:font-weight="bold" officeooo:rsid="01281b5f" style:font-name-asian="Microsoft YaHei" style:font-size-asian="14pt" style:font-style-asian="italic" style:font-weight-asian="bold" style:font-name-complex="Arial1" style:font-size-complex="14pt" style:font-style-complex="italic" style:font-weight-complex="bold"/>
    </style:style>
    <style:style style:name="T53" style:family="text">
      <style:text-properties style:font-name="Arial" fo:font-size="14pt" fo:font-style="italic" fo:font-weight="bold" officeooo:rsid="018fb14a" style:font-name-asian="Microsoft YaHei" style:font-size-asian="14pt" style:font-style-asian="italic" style:font-weight-asian="bold" style:font-name-complex="Arial1" style:font-size-complex="14pt" style:font-style-complex="italic" style:font-weight-complex="bold"/>
    </style:style>
    <style:style style:name="T54" style:family="text">
      <style:text-properties officeooo:rsid="00847b2d"/>
    </style:style>
    <style:style style:name="T55" style:family="text">
      <style:text-properties officeooo:rsid="008b9bb4"/>
    </style:style>
    <style:style style:name="T56" style:family="text">
      <style:text-properties officeooo:rsid="00929ff9"/>
    </style:style>
    <style:style style:name="T57" style:family="text">
      <style:text-properties officeooo:rsid="0095e400"/>
    </style:style>
    <style:style style:name="T58" style:family="text">
      <style:text-properties fo:color="#c9211e" loext:opacity="100%" fo:font-weight="bold" style:font-weight-asian="bold" style:font-weight-complex="bold"/>
    </style:style>
    <style:style style:name="T59" style:family="text">
      <style:text-properties fo:color="#c9211e" loext:opacity="100%" fo:font-weight="bold" officeooo:rsid="00710154" style:font-weight-asian="bold" style:font-weight-complex="bold"/>
    </style:style>
    <style:style style:name="T60" style:family="text">
      <style:text-properties fo:color="#c9211e" loext:opacity="100%" fo:font-weight="bold" officeooo:rsid="00975ec6" style:font-weight-asian="bold" style:font-weight-complex="bold"/>
    </style:style>
    <style:style style:name="T61" style:family="text">
      <style:text-properties fo:color="#c9211e" loext:opacity="100%" style:font-name="Courier" fo:font-style="italic" officeooo:rsid="00a14325" fo:background-color="transparent" loext:char-shading-value="0"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95e400" style:font-style-asian="normal" style:font-style-complex="normal"/>
    </style:style>
    <style:style style:name="T64" style:family="text">
      <style:text-properties fo:font-style="normal" officeooo:rsid="00e37cb9" style:font-style-asian="normal" style:font-style-complex="normal"/>
    </style:style>
    <style:style style:name="T65" style:family="text">
      <style:text-properties fo:font-style="normal" officeooo:rsid="00fe47e9" style:font-style-asian="normal" style:font-style-complex="normal"/>
    </style:style>
    <style:style style:name="T66" style:family="text">
      <style:text-properties officeooo:rsid="009cf398"/>
    </style:style>
    <style:style style:name="T67" style:family="text">
      <style:text-properties style:font-name="Courier" fo:font-style="italic" fo:background-color="transparent" loext:char-shading-value="0" style:font-style-asian="italic" style:font-style-complex="italic"/>
    </style:style>
    <style:style style:name="T68" style:family="text">
      <style:text-properties style:font-name="Courier" fo:font-style="italic" officeooo:rsid="00a14325" fo:background-color="transparent" loext:char-shading-value="0" style:font-style-asian="italic" style:font-style-complex="italic"/>
    </style:style>
    <style:style style:name="T69" style:family="text">
      <style:text-properties style:font-name="Courier" fo:font-style="italic" fo:font-weight="bold" fo:background-color="transparent" loext:char-shading-value="0" style:font-style-asian="italic" style:font-weight-asian="bold" style:font-style-complex="italic" style:font-weight-complex="bold"/>
    </style:style>
    <style:style style:name="T70" style:family="text">
      <style:text-properties style:font-name="Courier" fo:background-color="transparent" loext:char-shading-value="0"/>
    </style:style>
    <style:style style:name="T71" style:family="text">
      <style:text-properties style:font-name="Courier" officeooo:rsid="00a044f9" fo:background-color="transparent" loext:char-shading-value="0"/>
    </style:style>
    <style:style style:name="T72" style:family="text">
      <style:text-properties style:font-name="Courier" officeooo:rsid="00a3a807" fo:background-color="transparent" loext:char-shading-value="0"/>
    </style:style>
    <style:style style:name="T73" style:family="text">
      <style:text-properties officeooo:rsid="006f0e55"/>
    </style:style>
    <style:style style:name="T74" style:family="text">
      <style:text-properties officeooo:rsid="00a14325"/>
    </style:style>
    <style:style style:name="T75" style:family="text">
      <style:text-properties officeooo:rsid="00a3a807"/>
    </style:style>
    <style:style style:name="T76" style:family="text">
      <style:text-properties fo:font-weight="bold" style:font-weight-asian="bold" style:font-weight-complex="bold"/>
    </style:style>
    <style:style style:name="T77" style:family="text">
      <style:text-properties fo:font-weight="bold" officeooo:rsid="009cf398" style:font-weight-asian="bold" style:font-weight-complex="bold"/>
    </style:style>
    <style:style style:name="T78" style:family="text">
      <style:text-properties fo:font-weight="bold" officeooo:rsid="00a14325" style:font-weight-asian="bold" style:font-weight-complex="bold"/>
    </style:style>
    <style:style style:name="T79" style:family="text">
      <style:text-properties officeooo:rsid="00a7379c"/>
    </style:style>
    <style:style style:name="T80" style:family="text">
      <style:text-properties officeooo:rsid="00ab3cb0"/>
    </style:style>
    <style:style style:name="T81" style:family="text">
      <style:text-properties officeooo:rsid="00af777c"/>
    </style:style>
    <style:style style:name="T82" style:family="text">
      <style:text-properties officeooo:rsid="00b26900"/>
    </style:style>
    <style:style style:name="T83" style:family="text">
      <style:text-properties officeooo:rsid="00b40772"/>
    </style:style>
    <style:style style:name="T84" style:family="text">
      <style:text-properties fo:background-color="transparent" loext:char-shading-value="0"/>
    </style:style>
    <style:style style:name="T85" style:family="text">
      <style:text-properties officeooo:rsid="00bb53ae" fo:background-color="transparent" loext:char-shading-value="0"/>
    </style:style>
    <style:style style:name="T86" style:family="text">
      <style:text-properties officeooo:rsid="00f89322" fo:background-color="transparent" loext:char-shading-value="0"/>
    </style:style>
    <style:style style:name="T87" style:family="text">
      <style:text-properties officeooo:rsid="011f2145" fo:background-color="transparent" loext:char-shading-value="0"/>
    </style:style>
    <style:style style:name="T88" style:family="text">
      <style:text-properties officeooo:rsid="00b74a40"/>
    </style:style>
    <style:style style:name="T89" style:family="text">
      <style:text-properties officeooo:rsid="00bdbf8a"/>
    </style:style>
    <style:style style:name="T90" style:family="text">
      <style:text-properties officeooo:rsid="00bef67b"/>
    </style:style>
    <style:style style:name="T91" style:family="text">
      <style:text-properties officeooo:rsid="00c444e1"/>
    </style:style>
    <style:style style:name="T92" style:family="text">
      <style:text-properties officeooo:rsid="00c5ca7c"/>
    </style:style>
    <style:style style:name="T93" style:family="text">
      <style:text-properties officeooo:rsid="00ca0803"/>
    </style:style>
    <style:style style:name="T94" style:family="text">
      <style:text-properties officeooo:rsid="00ccae67"/>
    </style:style>
    <style:style style:name="T95" style:family="text">
      <style:text-properties officeooo:rsid="00cd1268"/>
    </style:style>
    <style:style style:name="T96" style:family="text">
      <style:text-properties officeooo:rsid="00cde791"/>
    </style:style>
    <style:style style:name="T97" style:family="text">
      <style:text-properties officeooo:rsid="00ceed05"/>
    </style:style>
    <style:style style:name="T98" style:family="text">
      <style:text-properties officeooo:rsid="00cff84a"/>
    </style:style>
    <style:style style:name="T99" style:family="text">
      <style:text-properties officeooo:rsid="00d4ed30"/>
    </style:style>
    <style:style style:name="T100" style:family="text">
      <style:text-properties officeooo:rsid="00d66bbb"/>
    </style:style>
    <style:style style:name="T101" style:family="text">
      <style:text-properties officeooo:rsid="00d7beea"/>
    </style:style>
    <style:style style:name="T102" style:family="text">
      <style:text-properties officeooo:rsid="00d91967"/>
    </style:style>
    <style:style style:name="T103" style:family="text">
      <style:text-properties officeooo:rsid="00d9b2f8"/>
    </style:style>
    <style:style style:name="T104" style:family="text">
      <style:text-properties officeooo:rsid="00db1c6f"/>
    </style:style>
    <style:style style:name="T105" style:family="text">
      <style:text-properties officeooo:rsid="00db4e87"/>
    </style:style>
    <style:style style:name="T106" style:family="text">
      <style:text-properties officeooo:rsid="00dd923c"/>
    </style:style>
    <style:style style:name="T107" style:family="text">
      <style:text-properties officeooo:rsid="00ddcd5f"/>
    </style:style>
    <style:style style:name="T108" style:family="text">
      <style:text-properties officeooo:rsid="00de23d5"/>
    </style:style>
    <style:style style:name="T109" style:family="text">
      <style:text-properties officeooo:rsid="00dfd6db"/>
    </style:style>
    <style:style style:name="T110" style:family="text">
      <style:text-properties officeooo:rsid="00e08efd"/>
    </style:style>
    <style:style style:name="T111" style:family="text">
      <style:text-properties officeooo:rsid="00e23915"/>
    </style:style>
    <style:style style:name="T112" style:family="text">
      <style:text-properties officeooo:rsid="00e26c0e"/>
    </style:style>
    <style:style style:name="T113" style:family="text">
      <style:text-properties officeooo:rsid="00e37cb9"/>
    </style:style>
    <style:style style:name="T114" style:family="text">
      <style:text-properties officeooo:rsid="00e4c3bf"/>
    </style:style>
    <style:style style:name="T115" style:family="text">
      <style:text-properties officeooo:rsid="00e72635"/>
    </style:style>
    <style:style style:name="T116" style:family="text">
      <style:text-properties officeooo:rsid="00e75e15"/>
    </style:style>
    <style:style style:name="T117" style:family="text">
      <style:text-properties officeooo:rsid="00e8da8d"/>
    </style:style>
    <style:style style:name="T118" style:family="text">
      <style:text-properties officeooo:rsid="00e98c22"/>
    </style:style>
    <style:style style:name="T119" style:family="text">
      <style:text-properties officeooo:rsid="00eb69d1"/>
    </style:style>
    <style:style style:name="T120" style:family="text">
      <style:text-properties officeooo:rsid="00ed64fe"/>
    </style:style>
    <style:style style:name="T121" style:family="text">
      <style:text-properties officeooo:rsid="00efca11"/>
    </style:style>
    <style:style style:name="T122" style:family="text">
      <style:text-properties officeooo:rsid="00f08c25"/>
    </style:style>
    <style:style style:name="T123" style:family="text">
      <style:text-properties officeooo:rsid="00f25f71"/>
    </style:style>
    <style:style style:name="T124" style:family="text">
      <style:text-properties officeooo:rsid="00f30f0a"/>
    </style:style>
    <style:style style:name="T125" style:family="text">
      <style:text-properties officeooo:rsid="00f42a51"/>
    </style:style>
    <style:style style:name="T126" style:family="text">
      <style:text-properties officeooo:rsid="00f5152e"/>
    </style:style>
    <style:style style:name="T127" style:family="text">
      <style:text-properties officeooo:rsid="00f58f50"/>
    </style:style>
    <style:style style:name="T128" style:family="text">
      <style:text-properties officeooo:rsid="00f6198a"/>
    </style:style>
    <style:style style:name="T129" style:family="text">
      <style:text-properties officeooo:rsid="00f6c620"/>
    </style:style>
    <style:style style:name="T130" style:family="text">
      <style:text-properties officeooo:rsid="00f89322"/>
    </style:style>
    <style:style style:name="T131" style:family="text">
      <style:text-properties officeooo:rsid="00fb7383"/>
    </style:style>
    <style:style style:name="T132" style:family="text">
      <style:text-properties officeooo:rsid="00fc28b6"/>
    </style:style>
    <style:style style:name="T133" style:family="text">
      <style:text-properties officeooo:rsid="00fc625e"/>
    </style:style>
    <style:style style:name="T134" style:family="text">
      <style:text-properties officeooo:rsid="00fe47e9"/>
    </style:style>
    <style:style style:name="T135" style:family="text">
      <style:text-properties officeooo:rsid="00ff8f4b"/>
    </style:style>
    <style:style style:name="T136" style:family="text">
      <style:text-properties officeooo:rsid="01005e93"/>
    </style:style>
    <style:style style:name="T137" style:family="text">
      <style:text-properties officeooo:rsid="01020419"/>
    </style:style>
    <style:style style:name="T138" style:family="text">
      <style:text-properties officeooo:rsid="0102f5de"/>
    </style:style>
    <style:style style:name="T139" style:family="text">
      <style:text-properties officeooo:rsid="01042fb1"/>
    </style:style>
    <style:style style:name="T140" style:family="text">
      <style:text-properties officeooo:rsid="01047bbf"/>
    </style:style>
    <style:style style:name="T141" style:family="text">
      <style:text-properties officeooo:rsid="0105f9a6"/>
    </style:style>
    <style:style style:name="T142" style:family="text">
      <style:text-properties officeooo:rsid="01064db6"/>
    </style:style>
    <style:style style:name="T143" style:family="text">
      <style:text-properties officeooo:rsid="01067f63"/>
    </style:style>
    <style:style style:name="T144" style:family="text">
      <style:text-properties officeooo:rsid="0106cd3e"/>
    </style:style>
    <style:style style:name="T145" style:family="text">
      <style:text-properties officeooo:rsid="0107bcf7"/>
    </style:style>
    <style:style style:name="T146" style:family="text">
      <style:text-properties officeooo:rsid="01081d35"/>
    </style:style>
    <style:style style:name="T147" style:family="text">
      <style:text-properties officeooo:rsid="0109a835"/>
    </style:style>
    <style:style style:name="T148" style:family="text">
      <style:text-properties officeooo:rsid="010c0c01"/>
    </style:style>
    <style:style style:name="T149" style:family="text">
      <style:text-properties officeooo:rsid="010cb10d"/>
    </style:style>
    <style:style style:name="T150" style:family="text">
      <style:text-properties officeooo:rsid="010cd7ef"/>
    </style:style>
    <style:style style:name="T151" style:family="text">
      <style:text-properties officeooo:rsid="010d01f7"/>
    </style:style>
    <style:style style:name="T152" style:family="text">
      <style:text-properties officeooo:rsid="010ed5ad"/>
    </style:style>
    <style:style style:name="T153" style:family="text">
      <style:text-properties officeooo:rsid="010fd04a"/>
    </style:style>
    <style:style style:name="T154" style:family="text">
      <style:text-properties officeooo:rsid="010fdde4"/>
    </style:style>
    <style:style style:name="T155" style:family="text">
      <style:text-properties officeooo:rsid="011267da"/>
    </style:style>
    <style:style style:name="T156" style:family="text">
      <style:text-properties officeooo:rsid="0113ad5f"/>
    </style:style>
    <style:style style:name="T157" style:family="text">
      <style:text-properties officeooo:rsid="0114f87d"/>
    </style:style>
    <style:style style:name="T158" style:family="text">
      <style:text-properties officeooo:rsid="01164d92"/>
    </style:style>
    <style:style style:name="T159" style:family="text">
      <style:text-properties officeooo:rsid="01178187"/>
    </style:style>
    <style:style style:name="T160" style:family="text">
      <style:text-properties officeooo:rsid="01196414"/>
    </style:style>
    <style:style style:name="T161" style:family="text">
      <style:text-properties officeooo:rsid="0119a051"/>
    </style:style>
    <style:style style:name="T162" style:family="text">
      <style:text-properties officeooo:rsid="011aa2f5"/>
    </style:style>
    <style:style style:name="T163" style:family="text">
      <style:text-properties officeooo:rsid="011b0bfc"/>
    </style:style>
    <style:style style:name="T164" style:family="text">
      <style:text-properties officeooo:rsid="011c9256"/>
    </style:style>
    <style:style style:name="T165" style:family="text">
      <style:text-properties officeooo:rsid="011e1f3a"/>
    </style:style>
    <style:style style:name="T166" style:family="text">
      <style:text-properties officeooo:rsid="011f2145"/>
    </style:style>
    <style:style style:name="T167" style:family="text">
      <style:text-properties officeooo:rsid="0120d522"/>
    </style:style>
    <style:style style:name="T168" style:family="text">
      <style:text-properties officeooo:rsid="01210be3"/>
    </style:style>
    <style:style style:name="T169" style:family="text">
      <style:text-properties officeooo:rsid="0124f258"/>
    </style:style>
    <style:style style:name="T170" style:family="text">
      <style:text-properties officeooo:rsid="0125df10"/>
    </style:style>
    <style:style style:name="T171" style:family="text">
      <style:text-properties officeooo:rsid="0126e17f"/>
    </style:style>
    <style:style style:name="T172" style:family="text">
      <style:text-properties officeooo:rsid="01277e9a"/>
    </style:style>
    <style:style style:name="T173" style:family="text">
      <style:text-properties officeooo:rsid="01281b5f"/>
    </style:style>
    <style:style style:name="T174" style:family="text">
      <style:text-properties officeooo:rsid="012a11b9"/>
    </style:style>
    <style:style style:name="T175" style:family="text">
      <style:text-properties officeooo:rsid="012b61a0"/>
    </style:style>
    <style:style style:name="T176" style:family="text">
      <style:text-properties officeooo:rsid="012ce009"/>
    </style:style>
    <style:style style:name="T177" style:family="text">
      <style:text-properties officeooo:rsid="012d6d3e"/>
    </style:style>
    <style:style style:name="T178" style:family="text">
      <style:text-properties officeooo:rsid="012ec8fd"/>
    </style:style>
    <style:style style:name="T179" style:family="text">
      <style:text-properties officeooo:rsid="01305a7a"/>
    </style:style>
    <style:style style:name="T180" style:family="text">
      <style:text-properties officeooo:rsid="01319e5c"/>
    </style:style>
    <style:style style:name="T181" style:family="text">
      <style:text-properties officeooo:rsid="0132a859"/>
    </style:style>
    <style:style style:name="T182" style:family="text">
      <style:text-properties officeooo:rsid="0133a8e8"/>
    </style:style>
    <style:style style:name="T183" style:family="text">
      <style:text-properties officeooo:rsid="0133accf"/>
    </style:style>
    <style:style style:name="T184" style:family="text">
      <style:text-properties officeooo:rsid="01351fcb"/>
    </style:style>
    <style:style style:name="T185" style:family="text">
      <style:text-properties officeooo:rsid="01371883"/>
    </style:style>
    <style:style style:name="T186" style:family="text">
      <style:text-properties officeooo:rsid="0139f36a"/>
    </style:style>
    <style:style style:name="T187" style:family="text">
      <style:text-properties officeooo:rsid="013a566c"/>
    </style:style>
    <style:style style:name="T188" style:family="text">
      <style:text-properties officeooo:rsid="013ba38a"/>
    </style:style>
    <style:style style:name="T189" style:family="text">
      <style:text-properties officeooo:rsid="013d09fe"/>
    </style:style>
    <style:style style:name="T190" style:family="text">
      <style:text-properties officeooo:rsid="013e4a67"/>
    </style:style>
    <style:style style:name="T191" style:family="text">
      <style:text-properties officeooo:rsid="013f326f"/>
    </style:style>
    <style:style style:name="T192" style:family="text">
      <style:text-properties officeooo:rsid="01413058"/>
    </style:style>
    <style:style style:name="T193" style:family="text">
      <style:text-properties officeooo:rsid="014300d5"/>
    </style:style>
    <style:style style:name="T194" style:family="text">
      <style:text-properties officeooo:rsid="01437dce"/>
    </style:style>
    <style:style style:name="T195" style:family="text">
      <style:text-properties officeooo:rsid="01449ec1"/>
    </style:style>
    <style:style style:name="T196" style:family="text">
      <style:text-properties officeooo:rsid="014569fa"/>
    </style:style>
    <style:style style:name="T197" style:family="text">
      <style:text-properties officeooo:rsid="01459512"/>
    </style:style>
    <style:style style:name="T198" style:family="text">
      <style:text-properties officeooo:rsid="0145c329"/>
    </style:style>
    <style:style style:name="T199" style:family="text">
      <style:text-properties officeooo:rsid="01467534"/>
    </style:style>
    <style:style style:name="T200" style:family="text">
      <style:text-properties officeooo:rsid="01476b66"/>
    </style:style>
    <style:style style:name="T201" style:family="text">
      <style:text-properties officeooo:rsid="014900a0"/>
    </style:style>
    <style:style style:name="T202" style:family="text">
      <style:text-properties officeooo:rsid="01496ef3"/>
    </style:style>
    <style:style style:name="T203" style:family="text">
      <style:text-properties officeooo:rsid="014a6e40"/>
    </style:style>
    <style:style style:name="T204" style:family="text">
      <style:text-properties officeooo:rsid="014c68ca"/>
    </style:style>
    <style:style style:name="T205" style:family="text">
      <style:text-properties officeooo:rsid="014d15da"/>
    </style:style>
    <style:style style:name="T206" style:family="text">
      <style:text-properties officeooo:rsid="014df36d"/>
    </style:style>
    <style:style style:name="T207" style:family="text">
      <style:text-properties officeooo:rsid="014fc77d"/>
    </style:style>
    <style:style style:name="T208" style:family="text">
      <style:text-properties officeooo:rsid="01517339"/>
    </style:style>
    <style:style style:name="T209" style:family="text">
      <style:text-properties officeooo:rsid="01525b5d"/>
    </style:style>
    <style:style style:name="T210" style:family="text">
      <style:text-properties officeooo:rsid="0153a3a1"/>
    </style:style>
    <style:style style:name="T211" style:family="text">
      <style:text-properties officeooo:rsid="0154e7f9"/>
    </style:style>
    <style:style style:name="T212" style:family="text">
      <style:text-properties officeooo:rsid="01561d37"/>
    </style:style>
    <style:style style:name="T213" style:family="text">
      <style:text-properties officeooo:rsid="01569df0"/>
    </style:style>
    <style:style style:name="T214" style:family="text">
      <style:text-properties officeooo:rsid="0156ebf0"/>
    </style:style>
    <style:style style:name="T215" style:family="text">
      <style:text-properties officeooo:rsid="0157677a"/>
    </style:style>
    <style:style style:name="T216" style:family="text">
      <style:text-properties officeooo:rsid="01578b98"/>
    </style:style>
    <style:style style:name="T217" style:family="text">
      <style:text-properties officeooo:rsid="015ffb6d"/>
    </style:style>
    <style:style style:name="T218" style:family="text">
      <style:text-properties officeooo:rsid="01655e2e"/>
    </style:style>
    <style:style style:name="T219" style:family="text">
      <style:text-properties officeooo:rsid="01661a97"/>
    </style:style>
    <style:style style:name="T220" style:family="text">
      <style:text-properties officeooo:rsid="01668bfe"/>
    </style:style>
    <style:style style:name="T221" style:family="text">
      <style:text-properties officeooo:rsid="01683f76"/>
    </style:style>
    <style:style style:name="T222" style:family="text">
      <style:text-properties officeooo:rsid="017160d3"/>
    </style:style>
    <style:style style:name="T223" style:family="text">
      <style:text-properties officeooo:rsid="0167fb4e"/>
    </style:style>
    <style:style style:name="T224" style:family="text">
      <style:text-properties officeooo:rsid="017307f5"/>
    </style:style>
    <style:style style:name="T225" style:family="text">
      <style:text-properties officeooo:rsid="0176ef40"/>
    </style:style>
    <style:style style:name="T226" style:family="text">
      <style:text-properties officeooo:rsid="0177a8d6"/>
    </style:style>
    <style:style style:name="T227" style:family="text">
      <style:text-properties officeooo:rsid="0177cba8"/>
    </style:style>
    <style:style style:name="T228" style:family="text">
      <style:text-properties officeooo:rsid="0179337a"/>
    </style:style>
    <style:style style:name="T229" style:family="text">
      <style:text-properties officeooo:rsid="017a46c4"/>
    </style:style>
    <style:style style:name="T230" style:family="text">
      <style:text-properties officeooo:rsid="017b9c1c"/>
    </style:style>
    <style:style style:name="T231" style:family="text">
      <style:text-properties officeooo:rsid="017cc817"/>
    </style:style>
    <style:style style:name="T232" style:family="text">
      <style:text-properties officeooo:rsid="017de531"/>
    </style:style>
    <style:style style:name="T233" style:family="text">
      <style:text-properties officeooo:rsid="017f6ce6"/>
    </style:style>
    <style:style style:name="T234" style:family="text">
      <style:text-properties officeooo:rsid="0181202c"/>
    </style:style>
    <style:style style:name="T235" style:family="text">
      <style:text-properties officeooo:rsid="018304c9"/>
    </style:style>
    <style:style style:name="T236" style:family="text">
      <style:text-properties officeooo:rsid="0183cb65"/>
    </style:style>
    <style:style style:name="T237" style:family="text">
      <style:text-properties officeooo:rsid="01844435"/>
    </style:style>
    <style:style style:name="T238" style:family="text">
      <style:text-properties officeooo:rsid="0184e20b"/>
    </style:style>
    <style:style style:name="T239" style:family="text">
      <style:text-properties officeooo:rsid="01852efc"/>
    </style:style>
    <style:style style:name="T240" style:family="text">
      <style:text-properties officeooo:rsid="0185eee5"/>
    </style:style>
    <style:style style:name="T241" style:family="text">
      <style:text-properties officeooo:rsid="0186cc26"/>
    </style:style>
    <style:style style:name="T242" style:family="text">
      <style:text-properties officeooo:rsid="01882048"/>
    </style:style>
    <style:style style:name="T243" style:family="text">
      <style:text-properties officeooo:rsid="0189eb0d"/>
    </style:style>
    <style:style style:name="T244" style:family="text">
      <style:text-properties officeooo:rsid="018a88b6"/>
    </style:style>
    <style:style style:name="T245" style:family="text">
      <style:text-properties officeooo:rsid="018af0cd"/>
    </style:style>
    <style:style style:name="T246" style:family="text">
      <style:text-properties officeooo:rsid="018c7d49"/>
    </style:style>
    <style:style style:name="T247" style:family="text">
      <style:text-properties officeooo:rsid="018dd359"/>
    </style:style>
    <style:style style:name="T248" style:family="text">
      <style:text-properties officeooo:rsid="018f150f"/>
    </style:style>
    <style:style style:name="T249" style:family="text">
      <style:text-properties officeooo:rsid="018fb14a"/>
    </style:style>
    <style:style style:name="T250" style:family="text">
      <style:text-properties officeooo:rsid="01906436"/>
    </style:style>
    <style:style style:name="T251" style:family="text">
      <style:text-properties officeooo:rsid="0191952b"/>
    </style:style>
    <style:style style:name="T252" style:family="text">
      <style:text-properties officeooo:rsid="0192d30f"/>
    </style:style>
    <style:style style:name="T253" style:family="text">
      <style:text-properties officeooo:rsid="019477e8"/>
    </style:style>
    <style:style style:name="T254" style:family="text">
      <style:text-properties officeooo:rsid="0195e247"/>
    </style:style>
    <style:style style:name="T255" style:family="text">
      <style:text-properties officeooo:rsid="01961fae"/>
    </style:style>
    <style:style style:name="T256" style:family="text">
      <style:text-properties officeooo:rsid="01972712"/>
    </style:style>
    <style:style style:name="T257" style:family="text">
      <style:text-properties officeooo:rsid="0197fcf2"/>
    </style:style>
    <style:style style:name="T258" style:family="text">
      <style:text-properties officeooo:rsid="019daf38"/>
    </style:style>
    <style:style style:name="T259" style:family="text">
      <style:text-properties officeooo:rsid="01a3f5a7"/>
    </style:style>
    <style:style style:name="T26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Titre principal</text:p>
      <text:h text:style-name="Heading_20_1" text:outline-level="1">Préface</text:h>
      <text:p text:style-name="Standard"><text:span text:style-name="_3c_pb_3e_"><text:span text:style-name="T23">[I]</text:span></text:span><text:span text:style-name="T46">Texte de la préface, de l’introduction, etc.</text:span></text:p>
      <text:p text:style-name="_3c_signed_3e_"><text:span text:style-name="T28">Signature du préfacier</text:span>.</text:p>
      <text:p text:style-name="_3c_dateline_3e_"><text:span text:style-name="T24">Date</text:span>.</text:p>
      <text:h text:style-name="Heading_20_1" text:outline-level="1">Personnages</text:h>
      <text:p text:style-name="P122">Personnage 1</text:p>
      <text:p text:style-name="P122">Personnage 2</text:p>
      <text:p text:style-name="P147">Décor de la pièce</text:p>
      <text:h text:style-name="Heading_20_1" text:outline-level="1">Acte premier</text:h>
      <text:p text:style-name="P154"><text:span text:style-name="_3c_pb_3e_"><text:span text:style-name="T23">[</text:span></text:span><text:span text:style-name="_3c_pb_3e_"><text:span text:style-name="T46">2</text:span></text:span><text:span text:style-name="_3c_pb_3e_"><text:span text:style-name="T23">]</text:span></text:span><text:span text:style-name="T2">Décor de l’Acte premier</text:span></text:p>
      <text:h text:style-name="Heading_20_2" text:outline-level="2"><text:span text:style-name="T2">S</text:span><text:span text:style-name="T1">cène première</text:span></text:h>
      <text:p text:style-name="P124"><text:span text:style-name="T28">Personnage,</text:span><text:span text:style-name="_3c_stage.c_3e_"><text:span text:style-name="T2"> didascalie accolée au nom du personnage</text:span></text:span></text:p>
      <text:p text:style-name="P123">Réplique en vers : stophe1</text:p>
      <text:p text:style-name="P123">Réplique en vers : stophe1</text:p>
      <text:p text:style-name="P123">Réplique en vers : stophe1</text:p>
      <text:p text:style-name="P123">Réplique en vers : stophe2</text:p>
      <text:p text:style-name="P123">Réplique en vers : stophe2</text:p>
      <text:p text:style-name="P123">Réplique en vers : stophe2</text:p>
      <text:p text:style-name="_3c_stage_3e_">Didascalie dans le corps du texte.</text:p>
      <text:p text:style-name="_3c_speaker_3e_">Personnage</text:p>
      <text:p text:style-name="P2"><text:span text:style-name="_3c_pb_3e_"><text:span text:style-name="T23">[</text:span></text:span><text:span text:style-name="_3c_pb_3e_"><text:span text:style-name="T48">3</text:span></text:span><text:span text:style-name="_3c_pb_3e_"><text:span text:style-name="T23">]</text:span></text:span>Répli<text:span text:style-name="T47">que en prose. Réplique en prose. Réplique en prose. Réplique en prose. Réplique en prose. Réplique en prose. Réplique en prose. Réplique en prose. </text:span><text:span text:style-name="_3c_stage.c_3e_"><text:span text:style-name="T48">(Didascalie dans une réplique) </text:span></text:span><text:span text:style-name="T47">Réplique en prose. Réplique en prose. Réplique en prose. Réplique en prose. Réplique en prose. Réplique en prose. Réplique en prose.</text:span></text:p>
      <text:p text:style-name="P1">Rappel de votre demand<text:span text:style-name="T70">e :</text:span></text:p>
      <text:p text:style-name="JL_5f_metadonnees">Format de téléchargemen<text:span text:style-name="T70">t : :</text:span> Texte</text:p>
      <text:p text:style-name="JL_5f_metadonnees">Vues 1 à 110 sur 110</text:p>
      <text:p text:style-name="JL_5f_metadonnees">Nombre de page<text:span text:style-name="T70">s :</text:span> 110</text:p>
      <text:p text:style-name="JL_5f_metadonnees">Notice complèt<text:span text:style-name="T70">e :</text:span></text:p>
      <text:p text:style-name="P167">Titre<text:span text:style-name="T70"> :</text:span> Les Ressources de Quinola, comédie en 5 actes, en 9 tableaux, dont un prologue, par H. de Balzac<text:span text:style-name="T70">…</text:span> <text:span text:style-name="_3c_stage.c_3e_"><text:span text:style-name="_3c_stage.c_3e_">(Paris, Vaudeville, </text:span></text:span><text:span text:style-name="_3c_stage.c_3e_"><text:span text:style-name="_3c_stage.c_3e_">octobre 1863.)</text:span></text:span></text:p>
      <text:p text:style-name="JL_5f_metadonnees">Auteur<text:span text:style-name="T70"> :</text:span> Balzac, Honoré de <text:span text:style-name="_3c_stage.c_3e_">(1799-1850)</text:span>. Auteur du texte</text:p>
      <text:p text:style-name="JL_5f_metadonnees">Éditeur<text:span text:style-name="T70"> :</text:span> <text:span text:style-name="_3c_stage.c_3e_">(Paris)</text:span></text:p>
      <text:p text:style-name="JL_5f_metadonnees">Date d'édition<text:span text:style-name="T70"> :</text:span> 1864</text:p>
      <text:p text:style-name="JL_5f_metadonnees">Notice d'oeuvre<text:span text:style-name="T70"> :</text:span> htt<text:span text:style-name="T70">p :</text:span>//catalogue.bnf.fr/ar<text:span text:style-name="T70">k :</text:span>/12148/cb15571062z</text:p>
      <text:p text:style-name="JL_5f_metadonnees">Notice du catalogue<text:span text:style-name="T70"> :</text:span> htt<text:span text:style-name="T70">p :</text:span>//catalogue.bnf.fr/ar<text:span text:style-name="T70">k :</text:span>/12148/cb300513908</text:p>
      <text:p text:style-name="JL_5f_metadonnees">Type<text:span text:style-name="T70"> :</text:span> monographie imprimée</text:p>
      <text:p text:style-name="JL_5f_metadonnees">Langue<text:span text:style-name="T70"> :</text:span> français</text:p>
      <text:p text:style-name="JL_5f_metadonnees">Langue<text:span text:style-name="T70"> :</text:span> Français</text:p>
      <text:p text:style-name="JL_5f_metadonnees">Format<text:span text:style-name="T70"> :</text:span> In-18, p.</text:p>
      <text:p text:style-name="JL_5f_metadonnees">Format<text:span text:style-name="T70"> :</text:span> Nombre total de vues<text:span text:style-name="T70"> :</text:span> 110</text:p>
      <text:p text:style-name="JL_5f_metadonnees">Description<text:span text:style-name="T70"> :</text:span> [Les ressources de Quinola <text:span text:style-name="_3c_stage.c_3e_">(français)</text:span>]</text:p>
      <text:p text:style-name="JL_5f_metadonnees">Description<text:span text:style-name="T70"> :</text:span> Avec mode texte</text:p>
      <text:p text:style-name="JL_5f_metadonnees">Droits<text:span text:style-name="T70"> :</text:span> Consultable en ligne</text:p>
      <text:p text:style-name="JL_5f_metadonnees">Droits<text:span text:style-name="T70"> :</text:span> Public domain</text:p>
      <text:p text:style-name="JL_5f_metadonnees">Identifiant<text:span text:style-name="T70"> :</text:span> ar<text:span text:style-name="T70">k :</text:span>/12148/bpt6k4223160c</text:p>
      <text:p text:style-name="JL_5f_metadonnees">Source<text:span text:style-name="T70"> :</text:span> Bibliothèque nationale de France, département Littérature et art, 8-YTH-19848</text:p>
      <text:p text:style-name="JL_5f_metadonnees">Provenance<text:span text:style-name="T70"> :</text:span> Bibliothèque nationale de France</text:p>
      <text:p text:style-name="JL_5f_metadonnees">Date de mise en ligne<text:span text:style-name="T70"> :</text:span> 01/12/2019/</text:p>
      <text:p text:style-name="JL_5f_metadonnees"><text:span text:style-name="T59">Rapport de suivi </text:span><text:span text:style-name="T58">→</text:span><text:span text:style-name="T60">Julien</text:span></text:p>
      <text:p text:style-name="P168">- <text:span text:style-name="T57">Traitement des noms de personnages :</text:span></text:p>
      <text:p text:style-name="P168">- <text:span text:style-name="T57">Quinola</text:span></text:p>
      <text:p text:style-name="P168">- <text:span text:style-name="T57">Marie.</text:span></text:p>
      <text:p text:style-name="P168">- <text:span text:style-name="T57">philippe</text:span></text:p>
      <text:p text:style-name="P168">- <text:span text:style-name="T57">luthundiaz</text:span></text:p>
      <text:p text:style-name="P168">- <text:span text:style-name="T57">Faustine.</text:span></text:p>
      <text:p text:style-name="P169">- fontaneres</text:p>
      <text:p text:style-name="P169">- Le capitaine</text:p>
      <text:p text:style-name="P172">- Le duc de lerme</text:p>
      <text:p text:style-name="P172">- le duc d<text:span text:style-name="T70">’olmedo</text:span></text:p>
      <text:p text:style-name="P172"><text:span text:style-name="T70">- </text:span><text:span text:style-name="T71">Mathieu Magis</text:span></text:p>
      <text:p text:style-name="P174">- la marquise</text:p>
      <text:p text:style-name="P172"><text:span text:style-name="T71">- </text:span><text:span text:style-name="T72">Le grand Inquisiteur</text:span></text:p>
      <text:p text:style-name="P175">- Sarpi</text:p>
      <text:p text:style-name="P169">Traitement des titres courants</text:p>
      <text:p text:style-name="P176">Laisser les noms de personnages accolés aux titres <text:span text:style-name="T70">Scène car ils seront plus facilement récupérables SCÈNE</text:span><text:span text:style-name="_3c_stage.c_3e_"><text:span text:style-name="T70">(.</text:span></text:span><text:span text:style-name="_3c_stage.c_3e_">*?\.)</text:span></text:p>
      <text:p text:style-name="P173"><text:span text:style-name="Emphasis"><text:span text:style-name="T57">- </text:span></text:span><text:span text:style-name="Emphasis"><text:span text:style-name="T63">j’insérerai des parenthèses entre les didascalies collés aux noms de personnages, pour pouvoir styler tous les stage-C rapidement. Je supprimerai ensuite les parenthèses non nécessaires en utilisant le même procédé que pour le traitement des noms de personnages.</text:span></text:span></text:p>
      <text:p text:style-name="P170"><text:span text:style-name="Emphasis"><text:span text:style-name="T67">-</text:span></text:span><text:span text:style-name="Emphasis"><text:span text:style-name="T69">→29.04 </text:span></text:span><text:span text:style-name="Emphasis"><text:span text:style-name="T77">: révision KS</text:span></text:span></text:p>
      <text:p text:style-name="P170"><text:span text:style-name="Emphasis"><text:span text:style-name="T76">- </text:span></text:span><text:span text:style-name="Emphasis"><text:span text:style-name="T78">30/04 : reprise du stylage par Julien</text:span></text:span></text:p>
      <text:p text:style-name="P173"><text:span text:style-name="Emphasis"><text:span text:style-name="T57"><text:tab/>- </text:span></text:span><text:span text:style-name="Emphasis"><text:span text:style-name="T74">Il semblerait qu</text:span></text:span><text:span text:style-name="Emphasis"><text:span text:style-name="T68">’il y ait des espaces</text:span></text:span><text:span text:style-name="_3c_stage.c_3e_">( )</text:span><text:span text:style-name="Emphasis"><text:span text:style-name="T68"> avant chaque début de tirade. </text:span></text:span><text:span text:style-name="Emphasis"><text:span text:style-name="T61">Penser à les supprimer</text:span></text:span><text:span text:style-name="Emphasis"><text:span text:style-name="T68">.</text:span></text:span></text:p>
      <text:p text:style-name="P170"><text:span text:style-name="Emphasis">- </text:span><text:span text:style-name="Emphasis"><text:span text:style-name="T74">que faire pour la description des tableaux ?</text:span></text:span></text:p>
      <text:p text:style-name="P170"><text:span text:style-name="Emphasis">- </text:span><text:span text:style-name="Emphasis"><text:span text:style-name="T74">quel style de titre pour les tableaux ?</text:span></text:span></text:p>
      <text:p text:style-name="P171"><text:span text:style-name="Emphasis">- </text:span><text:span text:style-name="Emphasis"><text:span text:style-name="T75">stylage des stage-c dans le corps de texte</text:span></text:span></text:p>
      <text:p text:style-name="P171"><text:span text:style-name="Emphasis"><text:span text:style-name="T75">- </text:span></text:span><text:span text:style-name="Emphasis"><text:span text:style-name="T79">regex pour trouver les speakers avec leurs didascalies : ^[A-</text:span></text:span><text:soft-page-break/><text:span text:style-name="Emphasis"><text:span text:style-name="T79">Z].*?,</text:span></text:span><text:span text:style-name="_3c_stage.c_3e_"><text:span text:style-name="T79">(.*?)</text:span></text:span><text:span text:style-name="Emphasis"><text:span text:style-name="T79">$</text:span></text:span></text:p>
      <text:p text:style-name="P171"><text:span text:style-name="Emphasis">- </text:span><text:span text:style-name="Emphasis"><text:span text:style-name="T82">paquita</text:span></text:span></text:p>
      <text:p text:style-name="P171"><text:span text:style-name="Emphasis">- </text:span><text:span text:style-name="Emphasis"><text:span text:style-name="T82">eteban</text:span></text:span></text:p>
      <text:p text:style-name="P171"><text:span text:style-name="Emphasis">- </text:span><text:span text:style-name="Emphasis"><text:span text:style-name="T82">coppolus</text:span></text:span></text:p>
      <text:p text:style-name="P171"><text:span text:style-name="Emphasis">- </text:span><text:span text:style-name="Emphasis"><text:span text:style-name="T82">girone</text:span></text:span></text:p>
      <text:p text:style-name="P171"><text:span text:style-name="Emphasis">- </text:span><text:span text:style-name="Emphasis"><text:span text:style-name="T82">Don ramon</text:span></text:span></text:p>
      <text:p text:style-name="P171"><text:span text:style-name="Emphasis">- </text:span><text:span text:style-name="Emphasis"><text:span text:style-name="T82">Dona lopez</text:span></text:span></text:p>
      <text:p text:style-name="P171"><text:span text:style-name="Emphasis">- </text:span><text:span text:style-name="Emphasis"><text:span text:style-name="T82">frégose</text:span></text:span></text:p>
      <text:p text:style-name="P171"><text:span text:style-name="Emphasis">- </text:span><text:span text:style-name="Emphasis"><text:span text:style-name="T82">traitement de quelques numéros de pages</text:span></text:span></text:p>
      <text:p text:style-name="P171"><text:span text:style-name="Emphasis">- </text:span><text:span text:style-name="Emphasis"><text:span text:style-name="T82">traitement des stage-c </text:span></text:span><text:span text:style-name="_3c_stage.c_3e_"><text:span text:style-name="T82">(reste qq coquilles)</text:span></text:span></text:p>
      <text:p text:style-name="P171"><text:span text:style-name="Emphasis">- </text:span><text:span text:style-name="Emphasis"><text:span text:style-name="T82">Des fois on trouve Don Frégose et des fois Frégose tout seul.</text:span></text:span></text:p>
      <text:h text:style-name="P203" text:outline-level="1">Personnages</text:h>
      <text:p text:style-name="P187">Phillipe II.</text:p>
      <text:p text:style-name="P187">Le Cardinal Cienfugos, Grand-Inquisiteur.</text:p>
      <text:p text:style-name="P187">Le Capitaine des Gardes.</text:p>
      <text:p text:style-name="P187">Le Duc d<text:span text:style-name="T27">’Olmédo.</text:span></text:p>
      <text:p text:style-name="P187"><text:span text:style-name="T27">Le Duc de Lerme.</text:span></text:p>
      <text:p text:style-name="P187"><text:span text:style-name="T27">Alfonso Fontanarès.</text:span></text:p>
      <text:p text:style-name="P187"><text:span text:style-name="T27">Quinola.</text:span></text:p>
      <text:p text:style-name="P187"><text:span text:style-name="T27">Un Hallebardier.</text:span></text:p>
      <text:p text:style-name="P187"><text:span text:style-name="T27">Un Alcade du Palais.</text:span></text:p>
      <text:p text:style-name="P187"><text:span text:style-name="T27">Un Familier de l’Inquisition. Personnage muet.</text:span></text:p>
      <text:p text:style-name="P187"><text:span text:style-name="T27">La Reine d’Espagne.</text:span></text:p>
      <text:p text:style-name="P190"><text:span text:style-name="T45">La Marquise de Mondéjar.</text:span></text:p>
      <text:h text:style-name="P201" text:outline-level="1"><text:span text:style-name="_3c_pb_3e_"><text:span text:style-name="T73">[**]</text:span></text:span>PROLOGUE</text:h>
      <text:p text:style-name="_3c_stage_3e_">La scène est à Valladolid, dans le palais d<text:span text:style-name="T85">u </text:span>roi d’Espagne. Le théâtre représente la galerie qui conduit à la chapelle. L’entrée de la chapelle est à gauche du spectateur, celle des appartements royaux est à droite. L’entrée principale est au fond. De chaque côté de la principale porte, il y a deux hallebardiers.</text:p>
      <text:p text:style-name="_3c_stage_3e_">Au lever du rideau, le capitaine des gardes et trois seigneurs sont en scène. Un alcade du palais est debout au fond de la galerie. Quelques courtisans se promènent dans le salon qui précède la galerie.</text:p>
      <text:h text:style-name="Heading_20_2" text:outline-level="2">SCÈNE PREMIÈRE</text:h>
      <text:p text:style-name="_3c_stage_3e_">Le capitaine des gardes, <text:span text:style-name="T89">Quinola, </text:span>enveloppé dans son manteau, un Hallebardier.</text:p>
      <text:p text:style-name="_3c_speaker_3e_">Le Hallerbardier. <text:span text:style-name="_3c_stage.c_3e_">Il barre la porte à Quinola</text:span>.</text:p>
      <text:p text:style-name="Standard">On n’andre bointe sans en a<text:span text:style-name="T49">ff</text:span>oir le troid<text:span text:style-name="T90">e</text:span>. Ki ê dû ?</text:p>
      <text:p text:style-name="P126">Quinola<text:span text:style-name="_3c_stage.c_3e_">, levant la hallebarde</text:span>.</text:p>
      <text:p text:style-name="Standard">Ambassadeur. <text:span text:style-name="_3c_stage.c_3e_">(On le regarde.)</text:span></text:p>
      <text:p text:style-name="P125"><text:span text:style-name="_3c_pb_3e_"><text:span text:style-name="T91">[18]</text:span></text:span><text:span text:style-name="T49">Le Hallerbardier</text:span>.</text:p>
      <text:p text:style-name="Standard">T’où ?</text:p>
      <text:p text:style-name="_3c_speaker_3e_"><text:span text:style-name="T27">Quinola. </text:span><text:span text:style-name="T93">I</text:span><text:span text:style-name="_3c_stage.c_3e_"><text:span text:style-name="T49">l </text:span></text:span><text:span text:style-name="_3c_stage.c_3e_">passe</text:span>.</text:p>
      <text:p text:style-name="P157">D’où ! Du pays de misère.</text:p>
      <text:p text:style-name="_3c_speaker_3e_"><text:span text:style-name="T91">L</text:span>e capitaine des gardes.</text:p>
      <text:p text:style-name="P157">Allez chercher le majordome du palais pour rendre à cet ambassadeur-là les honneurs qui lui sont dûs. <text:span text:style-name="_3c_stage.c_3e_">(Au ha</text:span><text:span text:style-name="_3c_stage.c_3e_"><text:span text:style-name="T49">ll</text:span></text:span><text:span text:style-name="_3c_stage.c_3e_">ebardier.) </text:span>Trois jours de prison.</text:p>
      <text:p text:style-name="_3c_speaker_3e_"><text:span text:style-name="T27">Quinola</text:span><text:span text:style-name="_3c_stage.c_3e_">, au capitaine</text:span><text:span text:style-name="T27">.</text:span></text:p>
      <text:p text:style-name="Standard">Voilà donc comment vous respectez le droit des gens ! <text:span text:style-name="T66">É</text:span>coutez, <text:span text:style-name="T91">M</text:span>onseigneur, vous êtes bien haut, je suis bien bas, avec deux mots, nous allons nous trouver de plain-pied.</text:p>
      <text:p text:style-name="P126">Le Capitaine.</text:p>
      <text:p text:style-name="P5"><text:soft-page-break/>Tu es un drôle très-drôle.</text:p>
      <text:p text:style-name="P126">Quinola,<text:span text:style-name="_3c_stage.c_3e_"><text:span text:style-name="T1"> le prend à part.</text:span></text:span></text:p>
      <text:p text:style-name="Standard">N’êtes-vous pas le cousin de la marquise de Mondéjar ?</text:p>
      <text:p text:style-name="P126">Le Capitaine.</text:p>
      <text:p text:style-name="P5">Après ?</text:p>
      <text:p text:style-name="P126"><text:span text:style-name="_3c_pb_3e_"><text:span text:style-name="T91">[19]</text:span></text:span>Quinola.</text:p>
      <text:p text:style-name="P13">Quoiqu’en très-grande faveur, el<text:span text:style-name="T66">l</text:span>e est sur le point de rouler dans un abîme… sans sa tête.</text:p>
      <text:p text:style-name="P126">Le Capitaine.</text:p>
      <text:p text:style-name="P13">Tous ces gens-là font des romans !… Écoute ? <text:span text:style-name="T66">t</text:span>u es le vingt-deuxième, et nous sommes au dix du mois, qui tente<text:span text:style-name="T92">s </text:span>de s’introduire ainsi près de la favorite, pour lui soutirer quelques pistoles. Détale… ou sinon… </text:p>
      <text:p text:style-name="P126">Quinola.</text:p>
      <text:p text:style-name="Standard">Monseigneur, il vaut mieux parler à tort vingt-deux fois à vingt-deux pauvres diables, que de manquer à entendre celui qui vous est envoyé par votre bon ange ; et vous voyez, qu’à peu de chose près <text:span text:style-name="_3c_stage.c_3e_">(il ouvre son manteau)</text:span>, j’en ai le costume.</text:p>
      <text:p text:style-name="P126">Le Capitaine.</text:p>
      <text:p text:style-name="P5">Finissons, quelle preuve donnes-tu de <text:span text:style-name="T92">t</text:span>a mission ?</text:p>
      <text:p text:style-name="P126">Quinola,<text:span text:style-name="_3c_stage.c_3e_"> lui tend une lettre</text:span>.</text:p>
      <text:p text:style-name="P13">Ce petit mot, remet<text:span text:style-name="T66">t</text:span>ez-le vous-même pour que ce <office:annotation office:name="__Annotation__7180_2122663560" loext:resolved="false"><dc:creator>Julien LEMAIRE</dc:creator><dc:date>2021-05-17T16:05:56.181145242</dc:date><meta:creator-initials>JL</meta:creator-initials><text:p text:style-name="P262"><text:span text:style-name="T260">Pb</text:span></text:p><text:p text:style-name="P262"><text:span text:style-name="T260"/></text:p></office:annotation>s<office:annotation-end office:name="__Annotation__7180_2122663560"/>ecret demeure entre nous, et faites-moi pendre si vous ne voyez la ma<text:span text:style-name="T66">r</text:span>quise tomber en p<office:annotation office:name="__Annotation__7204_2122663560" loext:resolved="false"><dc:creator>Julien LEMAIRE</dc:creator><dc:date>2021-05-17T16:06:51.106814149</dc:date><meta:creator-initials>JL</meta:creator-initials><text:p text:style-name="P262"><text:span text:style-name="T260">Ajout de l’accent circonflexe (non présent chez hyppolite</text:span></text:p></office:annotation>â<office:annotation-end office:name="__Annotation__7204_2122663560"/>moison à cette lecture. Croyez que je professe, avec l’immense majorité des Espagnols, une aversion radicale pour… la potence.</text:p>
      <text:p text:style-name="P126">Le Capitaine.</text:p>
      <text:p text:style-name="P5">Et si quelque femme ambitieuse t’avait payé ta vie pour avoir celle d’une autre ?</text:p>
      <text:p text:style-name="P126">Quinola.</text:p>
      <text:p text:style-name="Standard">Serais-je en guenilles ? Ma vie vaut celle de César. Tenez, <office:annotation office:name="__Annotation__7205_2122663560" loext:resolved="false"><dc:creator>Julien LEMAIRE</dc:creator><dc:date>2021-05-17T16:08:30.243068862</dc:date><meta:creator-initials>JL</meta:creator-initials><text:p text:style-name="P262"><text:span text:style-name="T260">Majuscule dans le fac-similé</text:span></text:p></office:annotation><text:span text:style-name="T94">M</text:span><office:annotation-end office:name="__Annotation__7205_2122663560"/>onseigneur <text:span text:style-name="_3c_stage.c_3e_">(il décachète la lettre, la sent, la replie et la lui rend.) </text:span>êtes-vous content ?</text:p>
      <text:p text:style-name="P126">Le Capitaine,<text:span text:style-name="_3c_stage.c_3e_"><text:span text:style-name="T1"> à part.</text:span></text:span></text:p>
      <text:p text:style-name="P5">J’ai le temps encore, <text:span text:style-name="_3c_stage.c_3e_">(à Quino</text:span><text:span text:style-name="_3c_stage.c_3e_"><text:span text:style-name="T55">l</text:span></text:span><text:span text:style-name="_3c_stage.c_3e_">a.) </text:span>Reste là, j’y vais.</text:p>
      <text:h text:style-name="Heading_20_2" text:outline-level="2"><text:span text:style-name="_3c_pb_3e_"><text:span text:style-name="_3c_pb_3e_"><text:span text:style-name="T55">[</text:span></text:span></text:span><text:span text:style-name="_3c_pb_3e_"><text:span text:style-name="_3c_pb_3e_"><text:span text:style-name="T55">**]</text:span></text:span></text:span>PROLOGUE. SCÈNE II</text:h>
      <text:p text:style-name="_3c_speaker_3e_"><text:span text:style-name="T27">Quinola,</text:span><text:span text:style-name="_3c_stage.c_3e_"><text:span text:style-name="T1"> seul, sur le devant de la scène, en regardant le capitaine.</text:span></text:span></text:p>
      <text:p text:style-name="P5">Marche donc ! O mon cher maî<text:span text:style-name="T94">t</text:span>re, si la <text:span text:style-name="T94">torture </text:span>ne <text:span text:style-name="T94">t</text:span>’a pas brisé les os, <text:span text:style-name="T94">tu </text:span>vas donc sortir des cachots de la s… la très- sainte <office:annotation office:name="__Annotation__7206_2122663560" loext:resolved="false"><dc:creator>Julien LEMAIRE</dc:creator><dc:date>2021-05-17T16:11:39.854015589</dc:date><meta:creator-initials>JL</meta:creator-initials><text:p text:style-name="P262"><text:span text:style-name="T260">Majuscule dans le fac-similé</text:span></text:p></office:annotation><text:span text:style-name="T94">I</text:span>nquisition<office:annotation-end office:name="__Annotation__7206_2122663560"/>, délivré par votre pauvre caniche de Quinola ! Pauvre ! qui est-ce qui a parlé de pauvre ? Une <text:span text:style-name="T95">fois </text:span>mon maître libre, nous finirons bien par monnayer nos espérances. Quand on a su vivre à Valladolid depuis six mois sans argent, et sans être pincé par les alguazils, on a de petits talents qui, s’ils s’appliquaient à… autre chose, mèneraient un homme… où ?… ailleurs enfin ! Si nous savions où nous allons, personne n’oserait marcher… Je vais donc parler au roi, moi, Quinola. Dieu des gueux ! donne-moi l’éloquence… de… d'une jolie femme, de la marquise de Mondéjar…</text:p>
      <text:h text:style-name="P204" text:outline-level="2"><text:soft-page-break/><text:span text:style-name="_3c_pb_3e_">[**</text:span><text:span text:style-name="_3c_pb_3e_"><text:span text:style-name="T95">]</text:span></text:span>Scène III.</text:h>
      <text:p text:style-name="P146">Quinola, L<text:span text:style-name="T96">e </text:span>C<text:span text:style-name="T96">apitaine</text:span>.</text:p>
      <text:p text:style-name="P126">Le Capitaine,<text:span text:style-name="_3c_stage.c_3e_"><text:span text:style-name="T1"> à Quinola.</text:span></text:span></text:p>
      <text:p text:style-name="P5">Voici cinquante doublons que <text:span text:style-name="T96">t</text:span>’envoie la marquise pour te mettre en é<text:span text:style-name="T96">tat </text:span>de paraître ici convenablement.</text:p>
      <text:p text:style-name="P126">Quinola. <text:span text:style-name="_3c_stage.c_3e_"><text:span text:style-name="T96">Il </text:span></text:span><text:span text:style-name="_3c_stage.c_3e_">verse l’or d’une main dans l’autre.</text:span></text:p>
      <text:p text:style-name="P28">Ah ! ce rayon de soleil s’est bien fait attendre ! Je reviens, <text:span text:style-name="T96">M</text:span>onseigneur, pimpant comme le valet de cœur, dont j’ai pris le nom : Quinola pour vous servir, Quinola, bientôt seigneur d’immenses domaines où je rendrai la justice, dès que… <text:span text:style-name="_3c_stage.c_3e_">(à part) </text:span>je ne la craindrai plus pour moi-<text:span text:style-name="T96">même.</text:span></text:p>
      <text:h text:style-name="P204" text:outline-level="2">Scène IV.</text:h>
      <text:p text:style-name="P148">Les Courtisans, Le Capitaine.</text:p>
      <text:p text:style-name="P126">Le Capitaine,<text:span text:style-name="_3c_stage.c_3e_"><text:span text:style-name="T1"> seul, sur le devant de la scène.</text:span></text:span></text:p>
      <text:p text:style-name="P7">Quel secret ce misérable a-t-il donc surpris ? <text:span text:style-name="T97">ma cousine a failli perdre connaissance. Il s’agit de tous ses amis, a-t-elle dit. Le roi doit être pour quelque chose dans tout ceci. </text:span><text:span text:style-name="_3c_stage.c_3e_">(à </text:span><text:span text:style-name="_3c_stage.c_3e_"><text:span text:style-name="T97">un seigneur</text:span></text:span><text:span text:style-name="_3c_stage.c_3e_">.) </text:span>Duc de Lerme, y a -t-il quelque chose de nouveau dans Valladolid ?</text:p>
      <text:p text:style-name="P126"><text:span text:style-name="_3c_pb_3e_"><text:span text:style-name="T98">[**]</text:span></text:span>Le Duc De Lerme,<text:span text:style-name="_3c_stage.c_3e_"><text:span text:style-name="T1"> bas.</text:span></text:span></text:p>
      <text:p text:style-name="P7">Le duc d’Olmédo aurait été, dit-on, assassiné ce matin, à <text:span text:style-name="T97">trois </text:span>heures, au petit jour, a quelques pas du jardin de <text:span text:style-name="T97">l’</text:span>hôtel Mondéjar.</text:p>
      <text:p text:style-name="P126">Le Capitaine.</text:p>
      <text:p text:style-name="P5">Il est bien capable de s’être fait un peu assassiner pour perdre ainsi ma cousine dans l’esprit du roi qui, semblable aux grands politiques, tient pour vrai tout ce qui est probable.</text:p>
      <text:p text:style-name="P126">Le Duc De Lerme.</text:p>
      <text:p text:style-name="P7">On dit que l’inimitié du duc et de la marquise n’est qu’une feinte, et que l’assassin ne peut pas être poursuivi…</text:p>
      <text:p text:style-name="P126">Le Capitaine.</text:p>
      <text:p text:style-name="P7">Duc, ceci ne doit pas se répéter sans une certitude, et ne s’écrirait alors qu’avec une é<text:span text:style-name="T98">pée </text:span>teinte de mon sang…</text:p>
      <text:p text:style-name="P126"><text:span text:style-name="_3c_pb_3e_"><text:span text:style-name="T98">[**]</text:span></text:span>Le Duc De Lerme.</text:p>
      <text:p text:style-name="P7">Vous m’avez demandé <text:span text:style-name="T98">l</text:span>es nouvelles… <office:annotation office:name="__Annotation__7270_2122663560" loext:resolved="false"><dc:creator>Julien LEMAIRE</dc:creator><dc:date>2021-05-17T16:38:09.999560121</dc:date><meta:creator-initials>JL</meta:creator-initials><text:p text:style-name="P262"><text:span text:style-name="T260">Indentation différente et pas de parenthèses dans les versions fac-similaires (hyppolite et bibliophiles). P24 pour hypp et p453 pour bib</text:span></text:p><text:p text:style-name="P262"><text:span text:style-name="T260"/></text:p></office:annotation><text:span text:style-name="_3c_stage.c_3e_">(Le duc se retire.)</text:span><office:annotation-end office:name="__Annotation__7270_2122663560"/></text:p>
      <text:h text:style-name="P204" text:outline-level="2">Scène V.</text:h>
      <text:p text:style-name="P151">Les mêmes, La Marquise de Mondéjar.</text:p>
      <text:p text:style-name="P126">Le Capitaine.</text:p>
      <text:p text:style-name="P6">A<text:span text:style-name="T99">h</text:span> !<text:span text:style-name="T98"> </text:span>mais voici <text:span text:style-name="T99">ma</text:span> cousine ! <text:span text:style-name="_3c_stage.c_3e_">(à la marquise.) </text:span>Chère marquise, vous êtes encore bien agitée. Au nom de notre salut, <text:span text:style-name="T99">contenez</text:span>-vous, on va vous observer…</text:p>
      <text:p text:style-name="P126">La Marquise.</text:p>
      <text:p text:style-name="P6"><text:soft-page-break/>Cet ho<text:span text:style-name="T99">mme est-il revenu ?</text:span></text:p>
      <text:p text:style-name="P126">Le <text:span text:style-name="T99">Capitaine</text:span>.</text:p>
      <text:p text:style-name="P6">Mai<text:span text:style-name="T99">s </text:span>comment un homme <text:span text:style-name="T99">placé si</text:span> bas peut-il vous causer de telles alarmes ?</text:p>
      <text:p text:style-name="P126">La <text:span text:style-name="T99">Marquise</text:span>.</text:p>
      <text:p text:style-name="P6">Il <text:span text:style-name="T99">tient ma vie</text:span> dans ses mains, plus que ma vie, car il tient aussi celle d’un autre qui, malgré les plus habiles précautions, excite la jalousie…</text:p>
      <text:p text:style-name="P126"><text:span text:style-name="_3c_pb_3e_"><text:span text:style-name="T99">[**]</text:span></text:span>Le <text:span text:style-name="T100">Capitaine</text:span>.</text:p>
      <text:p text:style-name="P6">Du <text:span text:style-name="T100">roi</text:span>… Aurait-il donc fait assassiner le duc d’Olmédo, comme on le dit.</text:p>
      <text:p text:style-name="P126">La <text:span text:style-name="T100">Marquise</text:span>.</text:p>
      <text:p text:style-name="P6">Hélas ! J<text:span text:style-name="T100">e ne sais</text:span> plus qu’en penser… Me voilà seule, sans secours… et peut-être bientôt abandonnée.</text:p>
      <text:p text:style-name="P126">Le <text:span text:style-name="T100">Capitaine</text:span>.</text:p>
      <text:p text:style-name="P6">Comptez s<text:span text:style-name="T100">ur</text:span> moi… Je vais être au milieu de tous nos ennemis, comme le chasseur à l’affût.</text:p>
      <text:h text:style-name="P204" text:outline-level="2">Scène VI.</text:h>
      <text:p text:style-name="P146">Les <text:span text:style-name="T101">Précédents</text:span>, Quinola.</text:p>
      <text:p text:style-name="P126">Quinola.</text:p>
      <text:p text:style-name="P3">Je n’ai plus que trente doublons, mais je fais de l’effet pour soixante… Hein ! quel parfum ? La marquise pourra me parler sans crainte…</text:p>
      <text:p text:style-name="_3c_speaker_3e_"><text:span text:style-name="_3c_pb_3e_"><text:span text:style-name="T35">[**]</text:span></text:span><text:span text:style-name="T27">La Marquise,</text:span><text:span text:style-name="_3c_stage.c_3e_"><text:span text:style-name="T1"> montrant Quinola.</text:span></text:span></text:p>
      <text:p text:style-name="P6">Est-c<text:span text:style-name="T101">e</text:span> là noire homme ?</text:p>
      <text:p text:style-name="P126">Le Capitaine.</text:p>
      <text:p text:style-name="P6">Oui.</text:p>
      <text:p text:style-name="P126">La Marquise.</text:p>
      <text:p text:style-name="P6">Mon cousin, veillez à ce que je puisse causer sans ê<text:span text:style-name="T101">tre</text:span> é<text:span text:style-name="T101">coutée</text:span>… <text:span text:style-name="_3c_stage.c_3e_">(à Quinola.) </text:span>Qui êtes-vous, mon ami ?</text:p>
      <text:p text:style-name="P126">Quinola,<text:span text:style-name="_3c_stage.c_3e_"><text:span text:style-name="T1"> à part.</text:span></text:span></text:p>
      <text:p text:style-name="P6">Son ami ! <text:span text:style-name="T101">T</text:span>ant qu’on a le secre<text:span text:style-name="T101">t</text:span> d'une femme, on est toujours son ami. <text:span text:style-name="_3c_stage.c_3e_">(Haut.) </text:span>Madame, je suis un homme au-dessus de toutes les considérations et des toutes les circonstances.</text:p>
      <text:p text:style-name="P126">La Marquise.</text:p>
      <text:p text:style-name="P6">On va bien haut ainsi !</text:p>
      <text:p text:style-name="P126">Quinola.</text:p>
      <text:p text:style-name="P6">Est-ce une menace ou un avis ?</text:p>
      <text:p text:style-name="P126">La Marquise.</text:p>
      <text:p text:style-name="P6">Mon cher, vous êtes un impertinent !</text:p>
      <text:p text:style-name="P126">Quinola.</text:p>
      <text:p text:style-name="P6"><text:soft-page-break/>Ne prenez pas la perspicacité pour de l’impertinence. Vous voulez m’étudier avant d’en venir au fait, je vais vous dire mon caractère : mon vrai nom est Lavradi. En ce moment, Lavradi devrait être en Afrique pour dix ans, aux présides, une erreur des alcades de Barcelone. Quinola est la conscience, blanche comme vos belles mains, de Lavradi. Quinola ne connaît pas Lavradi. L’âme connait-elle le corps ? Vous pourriez faire rejoindre l’âme — Quinola, au corps — Lavradi, d’autant plus facilement que ce <text:span text:style-name="T103">matin</text:span>, Quinola se trouvait à la petite porte de votre jardin, avec les amis de l'aurore qui ont arrêté le duc d’OImédo…</text:p>
      <text:p text:style-name="P126"><text:span text:style-name="_3c_pb_3e_"><text:span text:style-name="T102">[**]</text:span></text:span>La Marquise.</text:p>
      <text:p text:style-name="P6">Que lui est-il arrivé ?</text:p>
      <text:p text:style-name="P126">Quinola.</text:p>
      <text:p text:style-name="P6">Lavradi profiterait de ce moment plein d’ingénuité, pour demander sa grâce ; mais Quinola est gentilhomme…</text:p>
      <text:p text:style-name="P126">La Marquise.</text:p>
      <text:p text:style-name="P6">Vous vous occupez beaucoup trop de vous…</text:p>
      <text:p text:style-name="P126"><text:span text:style-name="_3c_pb_3e_"><text:span text:style-name="T103">[**]</text:span></text:span>Quinola.</text:p>
      <text:p text:style-name="P3">Et pas assez de lui… c’est juste. Le duc nous a pris pour de vils assassins, nous lui demandions seulement, d’un peu trop bonne heure un emprunt hypothéqué sur nos rapières. Le fameux Majora<text:span text:style-name="T103">l</text:span> qui nous commandait, vivement pressé par le duc, a été forcé de le mettre hors de combat par une petite botte dont il a le secret…</text:p>
      <text:p text:style-name="P126">La Marquise.</text:p>
      <text:p text:style-name="P6">Ah ! mon Dieu !…</text:p>
      <text:p text:style-name="P126">Quinola.</text:p>
      <text:p text:style-name="P6">Le bonheur vaut bien cela, <text:span text:style-name="T103">M</text:span>adame.</text:p>
      <text:p text:style-name="P126">La Marquise,<text:span text:style-name="_3c_stage.c_3e_"><text:span text:style-name="T1"> à part.</text:span></text:span></text:p>
      <text:p text:style-name="P6">Du calme, cet homme a mon secret.</text:p>
      <text:p text:style-name="P126">Quinola.</text:p>
      <text:p text:style-name="P6">Quand nous avons vu que le duc n’av<text:span text:style-name="T104">ai</text:span>t pas un maravédis, — quelle imprudence ! — on l’a laissé là. Comme j’étais de tous ces braves gens, le moins compromis, on m'a chargé de le reconduire ; en remettant ses poches à l’endroit, j’ai trouvé le billet que vous lui avez écrit ; et, en m’informant de votre position à la cour, j’ai compris…</text:p>
      <text:p text:style-name="P126">La Marquise.</text:p>
      <text:p text:style-name="P6">Que ta fortune était faite ?</text:p>
      <text:p text:style-name="P126">Quinola.</text:p>
      <text:p text:style-name="P6">Du tout… que ma vie était en danger.</text:p>
      <text:p text:style-name="P126">La Marquise.</text:p>
      <text:p text:style-name="P6">Eh bien ?</text:p>
      <text:p text:style-name="P126">Quinola.</text:p>
      <text:p text:style-name="P6">Vous ne devinez pas ? Votre billet est entre les mains d’un homme sûr, qui, s’il m’arrivait le moindre mal, le remettrait au roi. Est-ce clair et net ?</text:p>
      <text:p text:style-name="P126"><text:soft-page-break/>La Marquise.</text:p>
      <text:p text:style-name="P6">Que veux-tu ?</text:p>
      <text:p text:style-name="P126">Quinola.</text:p>
      <text:p text:style-name="P6">A qui parlez-vous ? à <text:span text:style-name="T104">Quinola</text:span> ou à Lavradi ?</text:p>
      <text:p text:style-name="P126">La Marquise.</text:p>
      <text:p text:style-name="P6">Lavradi aura sa grâce. Que veut <text:span text:style-name="T104">Quinola </text:span>? entrer à mon service.</text:p>
      <text:p text:style-name="P126"><text:span text:style-name="_3c_pb_3e_"><text:span text:style-name="T105">[**]</text:span></text:span>Quinola.</text:p>
      <text:p text:style-name="P6">Les enfants trouvés sont gentilshommes : Quinola vous rendra voire billet sans vous demander un maravédis, sans vous obliger à rien d’indigne de vous, et il compte que vous vous dispenserez d’en vouloir à la tête d’un pauvre diable qui porte sous sa besace le cœur du Cid.</text:p>
      <text:p text:style-name="P126">La Marquise.</text:p>
      <text:p text:style-name="P6">Comme tu vas me coûter cher, drôle ?</text:p>
      <text:p text:style-name="P126">Quinola.</text:p>
      <text:p text:style-name="P6">Vous me disiez tout à l’heure : mon ami.</text:p>
      <text:p text:style-name="P126">La Marquise.</text:p>
      <text:p text:style-name="P6">N’étais-tu pas mon ennemi ?</text:p>
      <text:p text:style-name="P126">Quinola.</text:p>
      <text:p text:style-name="P6">Sur <text:span text:style-name="T105">cette</text:span> parole, je me fie à vous, <text:span text:style-name="T105">M</text:span>adame, <text:span text:style-name="T105">et</text:span> vais vous dire tout… Mais l'a… ne riez pas… vous le promettez… Je veux…</text:p>
      <text:p text:style-name="P126">La Marquise.</text:p>
      <text:p text:style-name="P6"><text:span text:style-name="T105">T</text:span>u veux ?</text:p>
      <text:p text:style-name="P126">Quinola.</text:p>
      <text:p text:style-name="P6">Je veux… parler au roi… là, quand il passera pour aller à la chapelle ; rendez-le favorable à ma requête.</text:p>
      <text:p text:style-name="P126">La Marquise.</text:p>
      <text:p text:style-name="P6">Mais que lui demanderas-tu ?</text:p>
      <text:p text:style-name="P126">Quinola.</text:p>
      <text:p text:style-name="P3">La chose la plus simple du monde, une audience pour mon maître.</text:p>
      <text:p text:style-name="P126">La Marquise.</text:p>
      <text:p text:style-name="P6">Explique-toi, le temps presse.</text:p>
      <text:p text:style-name="P126">Quinola.</text:p>
      <text:p text:style-name="P6">Madame, je suis le valet d’un savant ; et, si la marque du génie est la pauvreté, nous avons beaucoup trop de génie, <text:span text:style-name="T105">Madame.</text:span></text:p>
      <text:p text:style-name="P126">La Marquise.</text:p>
      <text:p text:style-name="P6">Au fait.</text:p>
      <text:p text:style-name="P126"><office:annotation office:name="__Annotation__26202_4206646333" loext:resolved="false"><dc:creator>Julien LEMAIRE</dc:creator><dc:date>2021-05-17T17:38:51.503786227</dc:date><meta:creator-initials>JL</meta:creator-initials><text:p text:style-name="P262"><text:span text:style-name="T260">Monologue sur deux pages. P32</text:span></text:p><text:p text:style-name="P262"><text:span text:style-name="T260"/></text:p></office:annotation>Quinola.<office:annotation-end office:name="__Annotation__26202_4206646333"/></text:p>
      <text:p text:style-name="P3">Le seigneur Alfonso Fontanarès est venu de la Catalogne ici pour offrir au roi notre maître le <text:soft-page-break/>sceptre de la mer.À Barcelone, on l’a pris pour un fou, ici pour un sorcier. Quand on a su ce qu’il promet, on l’a berné dans les antichambres. Celui-ci voulait le protéger pour le perdre, celui-là mettait en doute notre secret pour le lui arracher : c’était un savant ; d’autres lui proposaient d’en faire une affaire : des capitalistes qui voulaient l’entortiller. D<text:span text:style-name="T106">e</text:span> la façon dont allaient les choses, nous ne savions que devenir. Personne assurément ne peut nier la puissance de la mécanique et de la géométrie, mais les plus beaux théorèmes sont peu nourrissants et le plus petit civet est meilleur pour <text:span text:style-name="T106">l’estomac </text:span>: vraiment, c’est un <text:span text:style-name="T106">des </text:span>défaut<text:span text:style-name="T106">s</text:span> de la science. Cet hiver, mon maître et moi, nous nous chauffions de nos projets et nous remâchions nos illusions… Eh bien, <text:span text:style-name="T106">M</text:span>adame, il est en prison, car on l'accuse d’être au mieux avec le diable ; et malheureusement, cette fois, le <text:span text:style-name="T106">saint Office</text:span> a raison, nous l'avons vu constamment au fond de notre bourse. Eh ! bien, Madame, je vous en supplie, inspirez au roi la curiosité de voir un homme qui lui apporte une domination aussi étendue que celle que Colomb a donnée à l’Espagne.</text:p>
      <text:p text:style-name="_3c_speaker_3e_"><text:span text:style-name="T83">La Marquise</text:span>.</text:p>
      <text:p text:style-name="P23">Mais depuis que Colomb a donné le Nouveau-Monde à l’Espagne, on nous en offre un tous les quinze jours !</text:p>
      <text:p text:style-name="P126">Quinola.</text:p>
      <text:p text:style-name="P6">Ah ! <text:span text:style-name="T106">M</text:span>adame, chaque homme de génie a le sien. Sang<text:span text:style-name="T106">odémi,</text:span> il est si rare de faire honnêtement sa fortune et celle de l’État, sans rien prendre aux particuliers, que le phénomène mérite d’être favorisé.</text:p>
      <text:p text:style-name="P126">La Marquise.</text:p>
      <text:p text:style-name="P6">Enfin, de quoi s’agit-il ?</text:p>
      <text:p text:style-name="P126">Quinola.</text:p>
      <text:p text:style-name="P6">Encore une fois, ne riez pas, <text:span text:style-name="T106">M</text:span>adame ! Il s’agit de faire aller les vaisseaux sans voiles, ni rames, malgré le vent, au moyen d’une marmite pleine d’eau qui bout.</text:p>
      <text:p text:style-name="P126"><text:span text:style-name="_3c_pb_3e_"><text:span text:style-name="T106">[**]</text:span></text:span>La Marquise.</text:p>
      <text:p text:style-name="P6">Ah ça ! d’où viens-lu ? Que dis-tu ? Rêves-tu ?</text:p>
      <text:p text:style-name="P126">Quinola.</text:p>
      <text:p text:style-name="P6">Et voilà ce qu'ils nous chantent tous ! Ah ! vulgaire, tu es ainsi fait que l’homme de génie qui a raison dix ans avant tout le monde, passe pour un fou pendant vingt-cinq ans. Il n’y a que moi qui croie en cet homme, et c’est à cause de cela que je l’aime : comprendre, c’est égaler.</text:p>
      <text:p text:style-name="P126">La Marquise.</text:p>
      <text:p text:style-name="P6">Que, moi, je dise de telles sornettes au roi ?</text:p>
      <text:p text:style-name="P126">Quinola.</text:p>
      <text:p text:style-name="P6">Madame, il n’y a que vous dans toute l’Espagne à qui le roi ne dira pas ; taisez-vous !</text:p>
      <text:p text:style-name="P126">La Marquise.</text:p>
      <text:p text:style-name="P6">Tu ne connais pas le roi, et je le connais moi ! <text:span text:style-name="_3c_stage.c_3e_">(a part.) </text:span>Il faut ravoir ma lettre. <text:span text:style-name="_3c_stage.c_3e_">(Haut.) </text:span>Il se présente une circonstance heureuse pour ton maître : on apprend en ce moment au roi la perte de l’Armada, tiens-<text:span text:style-name="T107">t</text:span>oi sur son passage et tu lui parleras.</text:p>
      <text:h text:style-name="P212" text:outline-level="2"><text:span text:style-name="_3c_pb_3e_"><text:span text:style-name="T107">[**]</text:span></text:span><text:span text:style-name="T50">Scène VII.</text:span></text:h>
      <text:p text:style-name="_3c_stage_3e_"><text:span text:style-name="DefaultFontStyle"><text:span text:style-name="T25">L</text:span></text:span><text:span text:style-name="DefaultFontStyle"><text:span text:style-name="T26">e</text:span></text:span><text:span text:style-name="DefaultFontStyle"><text:span text:style-name="T25"> C</text:span></text:span><text:span text:style-name="DefaultFontStyle"><text:span text:style-name="T26">apitaine</text:span></text:span><text:span text:style-name="DefaultFontStyle"><text:span text:style-name="T25"> D</text:span></text:span><text:span text:style-name="DefaultFontStyle"><text:span text:style-name="T26">es</text:span></text:span><text:span text:style-name="DefaultFontStyle"><text:span text:style-name="T25"> G</text:span></text:span><text:span text:style-name="DefaultFontStyle"><text:span text:style-name="T26">ardes</text:span></text:span><text:span text:style-name="DefaultFontStyle">, </text:span><text:span text:style-name="DefaultFontStyle"><text:span text:style-name="T107">L</text:span></text:span><text:span text:style-name="DefaultFontStyle">es Courtisans, </text:span><text:span text:style-name="DefaultFontStyle"><text:span text:style-name="T25">Quinola.</text:span></text:span></text:p>
      <text:p text:style-name="_3c_speaker_3e_"><text:soft-page-break/><text:span text:style-name="T27">Quinola</text:span><office:annotation office:name="__Annotation__26239_4206646333" loext:resolved="false"><dc:creator>Julien LEMAIRE</dc:creator><dc:date>2021-05-17T17:48:01.776233358</dc:date><meta:creator-initials>JL</meta:creator-initials><text:p text:style-name="P262"><text:span text:style-name="T260">Pas de virgule, mais j’ai préféré l’ajouter.</text:span></text:p></office:annotation><text:span text:style-name="T27">,</text:span><office:annotation-end office:name="__Annotation__26239_4206646333"/><text:span text:style-name="_3c_stage.c_3e_"><text:span text:style-name="T1"> sur le devant.</text:span></text:span></text:p>
      <text:p text:style-name="P3">Il ne suffit donc pas d’avoir du génie et d’en user, <text:span text:style-name="T108">car il y en a qui le dissimulent avec bien du bonheur,</text:span> il faut encore des circonstances : une lettre trouvée qui mette une favorite en péril, pour obtenir une langue qui parle, et la perte de la plus grande des flottes, pour ouvrir les oreilles à un prince. Le hasard est un fameux misérable ! Allons ! <text:span text:style-name="T108">d</text:span>ans le duel de Fontanarès avec son siècle, <text:span text:style-name="T108">v</text:span>oici pour son pauvre second le moment de se montrer !… <text:span text:style-name="_3c_stage.c_3e_">(On entend les cloches, on porte les armes.) </text:span>Est-<text:span text:style-name="T108">ce</text:span> <text:span text:style-name="T108">un</text:span> présage du <text:span text:style-name="T108">succès </text:span>? <text:span text:style-name="_3c_stage.c_3e_">(Au capitaine des gardes.) </text:span>Gomment parle-t-on au roi ?</text:p>
      <text:p text:style-name="P126"><text:span text:style-name="_3c_pb_3e_"><text:span text:style-name="T108">[**]</text:span></text:span>Le Capitaine.</text:p>
      <text:p text:style-name="P5">Tu <text:span text:style-name="T108">t</text:span>’avanceras, tu plieras le genou, <text:span text:style-name="T108">tu</text:span> diras : Sire !… Et prie Dieu de conduire ta langue. <office:annotation office:name="__Annotation__26242_4206646333" loext:resolved="false"><dc:creator>Julien LEMAIRE</dc:creator><dc:date>2021-05-17T17:51:35.351105647</dc:date><meta:creator-initials>JL</meta:creator-initials><text:p text:style-name="P262"><text:span text:style-name="T260">Même remarque sur l’indentation particulière de cette didascalie = p41</text:span></text:p><text:p text:style-name="P262"><text:span text:style-name="T260"/></text:p></office:annotation><text:span text:style-name="_3c_stage.c_3e_">(Le cortège </text:span><text:span text:style-name="_3c_stage.c_3e_"><text:span text:style-name="T108">défile</text:span></text:span><text:span text:style-name="_3c_stage.c_3e_">.)</text:span><office:annotation-end office:name="__Annotation__26242_4206646333"/></text:p>
      <text:p text:style-name="P126">Quinola.</text:p>
      <text:p text:style-name="P182">Je n’aurai pas la peine de me mettre à genoux, ils plient déjà, car il ne s’agit pas seulement d’un homme, mais d’un monde.</text:p>
      <text:p text:style-name="_3c_speaker_3e_">Un Page.</text:p>
      <text:p text:style-name="P29">La reine !</text:p>
      <text:p text:style-name="_3c_speaker_3e_">U<text:span text:style-name="T108">n Page</text:span>.</text:p>
      <text:p text:style-name="P29">Le roi ! <office:annotation office:name="__Annotation__26243_4206646333" loext:resolved="false"><dc:creator>Julien LEMAIRE</dc:creator><dc:date>2021-05-17T17:53:00.480498784</dc:date><meta:creator-initials>JL</meta:creator-initials><text:p text:style-name="P262"><text:span text:style-name="T260">Didascalie indentée de façon particulière. p41</text:span></text:p></office:annotation><text:span text:style-name="_3c_stage.c_3e_">(Tableau.)</text:span><office:annotation-end office:name="__Annotation__26243_4206646333"/></text:p>
      <text:h text:style-name="P204" text:outline-level="2">Scène VIII.</text:h>
      <text:p text:style-name="P146">Les <text:span text:style-name="T109">Précédents</text:span>, L<text:span text:style-name="T109">a Reine</text:span>, <text:span text:style-name="T109">Le Roi, La Marquise de Mondéjar, Le Grand-Inquisiteur, Toute la Cour.</text:span></text:p>
      <text:p text:style-name="P126">Philippe II.</text:p>
      <text:p text:style-name="P8">Messieurs, nous allons prier Dieu qui vient de frapper l’Espagne. L’Angleterre nous échappe, l’<text:span text:style-name="T109">A</text:span>rmada s’est perdue, et nous ne vous en voulons point : Amiral, <text:span text:style-name="_3c_stage.c_3e_">(il se tourne vers l’amiral) </text:span>vous n’aviez pas mission de combattre les tempêtes.</text:p>
      <text:p text:style-name="P126">Quinola.</text:p>
      <text:p text:style-name="P8">Sire ! <office:annotation office:name="__Annotation__26271_4206646333" loext:resolved="false"><dc:creator>Julien LEMAIRE</dc:creator><dc:date>2021-05-17T17:57:44.657231093</dc:date><meta:creator-initials>JL</meta:creator-initials><text:p text:style-name="P262"><text:span text:style-name="T260">Indent p42</text:span></text:p></office:annotation><text:span text:style-name="_3c_stage.c_3e_">(</text:span><text:span text:style-name="_3c_stage.c_3e_"><text:span text:style-name="T258">I</text:span></text:span><text:span text:style-name="_3c_stage.c_3e_">l plie un genou.)</text:span><office:annotation-end office:name="__Annotation__26271_4206646333"/></text:p>
      <text:p text:style-name="P126">Philippe II.</text:p>
      <text:p text:style-name="P8">Qui es-tu ?</text:p>
      <text:p text:style-name="P126">Quinola.</text:p>
      <text:p text:style-name="P8">Le plus petit et le plus dévoué de vos sujets, le valet d'un homme qui gémit dans les prisons du <text:span text:style-name="T109">S</text:span>ain<text:span text:style-name="T109">t</text:span>-<text:span text:style-name="T109">O</text:span>f<text:span text:style-name="T109">f</text:span>ice, accusé de magie pour vouloir donner à Votre Majesté les moyens d’éviter de pareils désastres…</text:p>
      <text:p text:style-name="P126"><text:span text:style-name="_3c_pb_3e_"><text:span text:style-name="T110">[**]</text:span></text:span>Philippe II.</text:p>
      <text:p text:style-name="P8">Si tu n’es qu’un valet, lève-toi. Les grands doivent seuls, ici, fléchir devant le roi.</text:p>
      <text:p text:style-name="P126">Quinola.</text:p>
      <text:p text:style-name="P8">Mon maitre restera donc à vos genoux.</text:p>
      <text:p text:style-name="P126">Philippe II.</text:p>
      <text:p text:style-name="P8">Explique-toi promptement : le roi n’a pas dans sa vie autant d’instants qu’il a de sujets.</text:p>
      <text:p text:style-name="P126"><text:soft-page-break/>Quinola.</text:p>
      <text:p text:style-name="P8">Vous devez alors une heure à un empire. Mon maître, le seigneur Alfonso Fontanarès, est dans les prisons du <text:span text:style-name="T110">S</text:span>aint-<text:span text:style-name="T110">O</text:span>ffice…</text:p>
      <text:p text:style-name="P126">Philippe II,<text:span text:style-name="_3c_stage.c_3e_"><text:span text:style-name="T1"> a</text:span></text:span><text:span text:style-name="_3c_stage.c_3e_"><text:span text:style-name="T4">u</text:span></text:span><text:span text:style-name="_3c_stage.c_3e_"><text:span text:style-name="T1"> </text:span></text:span><text:span text:style-name="_3c_stage.c_3e_"><text:span text:style-name="T4">G</text:span></text:span><text:span text:style-name="_3c_stage.c_3e_"><text:span text:style-name="T1">rand </text:span></text:span><text:span text:style-name="_3c_stage.c_3e_"><text:span text:style-name="T4">I</text:span></text:span><text:span text:style-name="_3c_stage.c_3e_"><text:span text:style-name="T1">nquisiteur.</text:span></text:span></text:p>
      <text:p text:style-name="P16">Mon père, <text:span text:style-name="_3c_stage.c_3e_">(</text:span><text:span text:style-name="_3c_stage.c_3e_"><text:span text:style-name="T258">L</text:span></text:span><text:span text:style-name="_3c_stage.c_3e_">e </text:span><text:span text:style-name="_3c_stage.c_3e_"><text:span text:style-name="T110">G</text:span></text:span><text:span text:style-name="_3c_stage.c_3e_">rand-</text:span><text:span text:style-name="_3c_stage.c_3e_"><text:span text:style-name="T110">I</text:span></text:span><text:span text:style-name="_3c_stage.c_3e_">nquisiteur s’approche) </text:span>que <text:span text:style-name="T110">pouvez-vous</text:span> nous dire d’un <text:span text:style-name="T110">certain</text:span> Alfonso Fontanarès ?</text:p>
      <text:p text:style-name="P126">Le Grand Inquisiteur.</text:p>
      <text:p text:style-name="P16">C’est un élève de Galilée, il professe sa doctrine condamnée <text:span text:style-name="T110">et</text:span> se vante de pouvoir faire des prodiges en refusant d’en dire les moyens. <text:span text:style-name="T110">Il est accusé d’être plus Maure qu’Espagnol.</text:span></text:p>
      <text:p text:style-name="P126">Quinola,<text:span text:style-name="_3c_stage.c_3e_"><text:span text:style-name="T1"> à part.</text:span></text:span></text:p>
      <text:p text:style-name="P8">Cette face blême va tout gâter… <text:span text:style-name="_3c_stage.c_3e_">(au roi.) </text:span>Sire, mon maître, pour <text:span text:style-name="T111">toute</text:span> sorcellerie, est amoureux fou, d’abord de la gloire de Votre Majesté, puis d’une fille de Rarcelone, héritière de Lothundiaz, le plus riche bourgeois de la ville. Comme il avait ramassé plus de science que de richesse en étudiant les sciences naturelles en Italie, le pauvre garçon ne pouvait réussir à épouser cette fiille que couvert de gloire et d’or… Et voyez, <text:span text:style-name="T111">S</text:span>ire, comme on calomnie les grands hommes : il fit, dans son désespoir, un pèlerinage à Notre-Dame-del-Pilar, pour la prier de l’assister, parce que celle qu’il aime se nomme Marie. Au sortir de l’église, il s’assit fatigué sous un arbre, s’endormit, la <text:span text:style-name="T111">M</text:span>adone lui apparut et lui conseilla cette invention de faire marcher les vaisseaux sans voiles, sans rames, contre vent et marée. Il est venu vers vous, <text:span text:style-name="T111">S</text:span>ire : on s’est mis entre le soleil et lui, et après une lutte acharnée avec les nuages, il expie sa croyance en Notre-Dame-del-Pilar et en son roi. Il ne lui reste que son valet assez courageux pour venir mettre à vos pieds l’avis qu’il existe un moyen de réaliser la domination universelle.</text:p>
      <text:p text:style-name="P126">Philippe II.</text:p>
      <text:p text:style-name="P16">Je verrai ton maitre au sortir de la chapelle.</text:p>
      <text:p text:style-name="P126">Le Grand Inquisiteur.</text:p>
      <text:p text:style-name="P16">Le roi ne court-il pas des dangers ?</text:p>
      <text:p text:style-name="P126">Philippe II.</text:p>
      <text:p text:style-name="P16">Mon devoir est de l’interroger.</text:p>
      <text:p text:style-name="P126">Le Grand Inquisiteur.</text:p>
      <text:p text:style-name="P16">Le mien est de faire respecter les privilèges du <text:span text:style-name="T111">S</text:span>aint-<text:span text:style-name="T111">O</text:span>ffice.</text:p>
      <text:p text:style-name="P126">Philippe II.</text:p>
      <text:p text:style-name="P8">Je les connais. Obéis et tais-toi. Je te dois un otage, je le le sais… <text:span text:style-name="_3c_stage.c_3e_">(</text:span><text:span text:style-name="_3c_stage.c_3e_"><text:span text:style-name="T258">I</text:span></text:span><text:span text:style-name="_3c_stage.c_3e_">l regarde.) </text:span>Où donc est le duc d’O<text:span text:style-name="T111">l</text:span>médo ?</text:p>
      <text:p text:style-name="P126">Quinola,<text:span text:style-name="_3c_stage.c_3e_"><text:span text:style-name="T1"> à part.</text:span></text:span></text:p>
      <text:p text:style-name="P2">A<text:span text:style-name="T111">y</text:span>e ! a<text:span text:style-name="T111">y</text:span>e !</text:p>
      <text:p text:style-name="P126">La Marquise,<text:span text:style-name="_3c_stage.c_3e_"><text:span text:style-name="T1"> U part.</text:span></text:span></text:p>
      <text:p text:style-name="P30">Nous sommes perdus.</text:p>
      <text:p text:style-name="_3c_speaker_3e_"><text:span text:style-name="T111">L</text:span>e <text:span text:style-name="T111">C</text:span>apitaine des <text:span text:style-name="T111">g</text:span>ardes.</text:p>
      <text:p text:style-name="P31">Sire, le duc n’est pas encore… arrivé…</text:p>
      <text:p text:style-name="P126">Philippe II.</text:p>
      <text:p text:style-name="P16"><text:soft-page-break/>Qui lui a donné la hardiesse de manquer aux devoirs de sa charge ? <text:span text:style-name="_3c_stage.c_3e_">(À part.) </text:span>Il me semble que l'on me trompe. <text:span text:style-name="_3c_stage.c_3e_">(Au capitaine des gardes.) </text:span>Tu lui diras, s’il arrive, que le roi l’a commis à la garde d’un prisonnier du <text:span text:style-name="T112">S</text:span>aint-<text:span text:style-name="T112">O</text:span>ffice. <text:span text:style-name="_3c_stage.c_3e_">(Au </text:span><text:span text:style-name="_3c_stage.c_3e_"><text:span text:style-name="T112">G</text:span></text:span><text:span text:style-name="_3c_stage.c_3e_">rand-</text:span><text:span text:style-name="_3c_stage.c_3e_"><text:span text:style-name="T112">I</text:span></text:span><text:span text:style-name="_3c_stage.c_3e_">nquisiteur.) </text:span>Donnez un ordre.</text:p>
      <text:p text:style-name="P126">Le Grand Inquisiteur.</text:p>
      <text:p text:style-name="P16">Sire, j’irai moi-même.</text:p>
      <text:p text:style-name="P126">La Reine.</text:p>
      <text:p text:style-name="P9">Et si le duc ne vient pas ?…</text:p>
      <text:p text:style-name="P126"><text:span text:style-name="_3c_pb_3e_"><text:span text:style-name="T112">[**]</text:span></text:span>Philippe II.</text:p>
      <text:p text:style-name="P8">Il serait donc mort. <text:span text:style-name="_3c_stage.c_3e_">(</text:span><text:span text:style-name="_3c_stage.c_3e_"><text:span text:style-name="T112">A</text:span></text:span><text:span text:style-name="_3c_stage.c_3e_">u capitaine.) </text:span>Tu le remplaceras dans l’exécution de mes ordres.<office:annotation office:name="__Annotation__26366_4206646333" loext:resolved="false"><dc:creator>Julien LEMAIRE</dc:creator><dc:date>2021-05-17T18:10:46.523787775</dc:date><meta:creator-initials>JL</meta:creator-initials><text:p text:style-name="P262"><text:span text:style-name="T260">Indent p47</text:span></text:p></office:annotation><text:span text:style-name="_3c_stage.c_3e_">(</text:span><text:span text:style-name="_3c_stage.c_3e_"><text:span text:style-name="T258">I</text:span></text:span><text:span text:style-name="_3c_stage.c_3e_"><text:span text:style-name="T112">l </text:span></text:span><text:span text:style-name="_3c_stage.c_3e_">passe.)</text:span><office:annotation-end office:name="__Annotation__26366_4206646333"/></text:p>
      <text:p text:style-name="P126">La Marquise,<text:span text:style-name="_3c_stage.c_3e_"><text:span text:style-name="T1"> à Quinola.</text:span></text:span></text:p>
      <text:p text:style-name="P6">Cours chez le duc, qu’il vienne et se comporte comme s’il n’était pas mourant. La médisance doit être une calomnie…</text:p>
      <text:p text:style-name="P126">Quinola.</text:p>
      <text:p text:style-name="P3">Comptez sur moi, mais protégez-nous. <text:span text:style-name="_3c_stage.c_3e_">(seul.) </text:span>San<text:span text:style-name="T112">godémi, </text:span>le roi m’a paru charmé de mon invention de Notre-Dame-del-Pilar, je lui fais vœu… de quoi ?… Nous verrons après le succès.</text:p>
      <text:p text:style-name="P164"/>
      <text:p text:style-name="P164">Le théâtre change et représente un cachot de l’Inquisition.</text:p>
      <text:h text:style-name="P204" text:outline-level="2"><text:span text:style-name="_3c_pb_3e_"><text:span text:style-name="T113">[**]</text:span></text:span>Scène PREMIÈRE.</text:h>
      <text:p text:style-name="_3c_speaker_3e_">F<text:span text:style-name="T113">ontanarès</text:span>, <text:span text:style-name="_3c_stage.c_3e_">seul</text:span>.</text:p>
      <text:p text:style-name="P4">Je comprends maintenant pourquoi Colomb a voulu que ses chaînes fussent mises près de lui dans son cercueil. Quelle leçon pour les inventeurs ! Une grande découverte est une <office:annotation office:name="__Annotation__26402_4206646333" loext:resolved="false"><dc:creator>Julien LEMAIRE</dc:creator><dc:date>2021-05-17T18:16:09.407717586</dc:date><meta:creator-initials>JL</meta:creator-initials><text:p text:style-name="P262"><text:span text:style-name="T260">Mise en italique dans le fac-similé </text:span></text:p><text:p text:style-name="P262"><text:span text:style-name="T260"/></text:p></office:annotation><text:span text:style-name="T64">vérité</text:span><office:annotation-end office:name="__Annotation__26402_4206646333"/>. La vérité ruine tant d’abus et d'erreurs<office:annotation loext:resolved="false"><dc:creator>Julien LEMAIRE</dc:creator><dc:date>2021-05-17T18:17:18.341241548</dc:date><meta:creator-initials>JL</meta:creator-initials><text:p text:style-name="P262"><text:span text:style-name="T260">emphase</text:span></text:p></office:annotation>, que tous ceux qui en vivent se dressent et veulent tuer la vérité : ils commencent par s’attaquer à l’homme. Aux novateurs, la patience ! j’en aurai. Malheureusement, ma patience me<text:span text:style-name="_3c_pb_3e_"> </text:span>vient de mon amour. Pour avoir Marie, je rêve la gloire et je cherchais… Je vois voler au-dessus d’une chaudière un brin de paille. Tous les hommes ont vu cela depuis qu’il y a des chaudières et de la paille ; moi j’y vois une force ; pour l’évaluer, je couvre la chaudière, le couvercle saute et il ne me tue pas. Archimède et moi, nous ne faisons qu’un ! il voulait un levier pour soulever le monde : ce levier,je le tiens, et j’ai la s<text:span text:style-name="T114">ottise de</text:span> le dire : tous les malheurs fondent sur moi. Si je meurs, homme de génie à venir qui retrouveras ce secret, agis et lais-toi. La lumière que nous découvrons, on nous la prend pour allumer <text:span text:style-name="T114">notre</text:span> bûcher. Galilée, mon maître, est en prison pour avoir dit que la terre tourne, et j’y suis pour la vouloir organiser. Non ! j’y suis comme rebelle à la <text:span text:style-name="T114">cupidité</text:span> de ceux qui veulent mon secret ; si je n’aimais pas Marie, je sortirais ce soir, je leur abandonnerais le <text:span text:style-name="T114">profit</text:span>, la gloire me resterait… Oh ! rage… La rage est bonne pour les enfants : soyons calme, je suis puissant. Si du moins j’avais des nouvelles du seul homme qui ait foi en moi ? Est-il libre, lui qui mendiait pour me nourrir… La foi n’est que chez le pauvre, il en a tant besoin !</text:p>
      <text:h text:style-name="P204" text:outline-level="2"><text:span text:style-name="_3c_pb_3e_"><text:span text:style-name="T114">[**]</text:span></text:span>Scène X.</text:h>
      <text:p text:style-name="P146"><text:span text:style-name="T114">Le Grand-Inquisiteur, Un Familier, Fontanarès</text:span>.</text:p>
      <text:p text:style-name="P126">Le Grand Inquisiteur.</text:p>
      <text:p text:style-name="P145">Fontanarès.</text:p>
      <text:p text:style-name="P16"><text:soft-page-break/>Mon père, que souhaitez-vous que je dise ?</text:p>
      <text:p text:style-name="P126">Le Grand Inquisiteur.</text:p>
      <text:p text:style-name="P16">Avant de vous mettre en liberté, le <text:span text:style-name="T115">S</text:span>aint-<text:span text:style-name="T115">O</text:span>ffice doit être sûr <text:span text:style-name="T115">que</text:span> vos moyens sont naturels…</text:p>
      <text:p text:style-name="P126">Fontanarès.</text:p>
      <text:p text:style-name="P16">Mon père, si j’avais fait un <text:span text:style-name="T115">pacte</text:span> avec le mauvais esprit, me laisserait-il ici ?</text:p>
      <text:p text:style-name="P126">Le Grand Inquisiteur.</text:p>
      <text:p text:style-name="P16">Vous dites une parole impie : le démon a un maître, nos <text:span text:style-name="T115">auto</text:span>-da-fé<text:span text:style-name="T115">s</text:span> le prouvent.</text:p>
      <text:p text:style-name="P126"><text:span text:style-name="_3c_pb_3e_"><text:span text:style-name="T115">[**]</text:span></text:span>Fontanarès.</text:p>
      <text:p text:style-name="P16">Avez-vous jamais vu un vaisseau en mer ? <text:span text:style-name="_3c_stage.c_3e_">(Le </text:span><text:span text:style-name="_3c_stage.c_3e_"><text:span text:style-name="T115">G</text:span></text:span><text:span text:style-name="_3c_stage.c_3e_">rand </text:span><text:span text:style-name="_3c_stage.c_3e_"><text:span text:style-name="T115">I</text:span></text:span><text:span text:style-name="_3c_stage.c_3e_">nquisiteur fait un signe affirmatif.) </text:span>Par quel moyen allait-il ?</text:p>
      <text:p text:style-name="P126">Le Grand Inquisiteur.</text:p>
      <text:p text:style-name="P16">Le vent enflait ses voiles.</text:p>
      <text:p text:style-name="P141"><text:span text:style-name="T36">Fontanarès</text:span>.</text:p>
      <text:p text:style-name="P32">Est-ce le démon qui a dit ce moyen au premier navigateur ?</text:p>
      <text:p text:style-name="P186"/>
      <text:p text:style-name="P186">Le Grand Inquisiteur.</text:p>
      <text:p text:style-name="P16">Savez-vous ce qu’il est devenu ?</text:p>
      <text:p text:style-name="P126">Fontanarès.</text:p>
      <text:p text:style-name="P16">Peut-être est-il devenu quelque puissance maritime oubliée… Enfin mon moyen est aussi naturel que le sien : j’ai vu c<text:span text:style-name="T116">omme</text:span> lui dans la nature une force, et que l’homme peut s'approprier, car le vent est à Dieu ; l’homme n’en est pas le maitre, le vent emporte ses vaisseaux, et ma force à moi est dans le vaisseau…</text:p>
      <text:p text:style-name="_3c_speaker_3e_"><text:span text:style-name="T27">Le Grand Inquisiteur,</text:span><text:span text:style-name="_3c_stage.c_3e_"><text:span text:style-name="T1"> à part.</text:span></text:span></text:p>
      <text:p text:style-name="P16">Cet homme sera bien dangereux. <text:span text:style-name="_3c_stage.c_3e_">(Haut) </text:span>Et vous refusez do nous la dire !…</text:p>
      <text:p text:style-name="P126">Fontanarès.</text:p>
      <text:p text:style-name="P16">Je la dirai au roi, devant toute la cour ; personne alors <text:span text:style-name="T116">ne</text:span> me ravira ma gloire ni ma fortune…</text:p>
      <text:p text:style-name="P126">Le Grand Inquisiteur.</text:p>
      <text:p text:style-name="P16">Vous vous dites inventeur, et vous ne pensez qu’à la fortune ! Vous êtes plus ambitieux qu’homme de génie.</text:p>
      <text:p text:style-name="P126">Fontanarès.</text:p>
      <text:p text:style-name="P16">Mon père, je suis si profondément irrité de la jalousie du vulgaire, de l’avarice des grands, de la conduite des faux savants, que… si je n’aimais pas Marie, je rendrais au hasard ce que le hasard m’a donné.</text:p>
      <text:p text:style-name="P126">Le Grand Inquisiteur.</text:p>
      <text:p text:style-name="P16">Le hasard !</text:p>
      <text:p text:style-name="P126"><text:span text:style-name="_3c_pb_3e_"><text:span text:style-name="T116">[**]</text:span></text:span>Fontanarès.</text:p>
      <text:p text:style-name="P16">J’ai tort. Je rendrais à Dieu la pensée que Dieu m’envoya.</text:p>
      <text:p text:style-name="P126">Le Grand Inquisiteur.</text:p>
      <text:p text:style-name="P16"><text:soft-page-break/>Dieu ne vous l’a pas envoyée pour la cacher, nous avons le droit de vous faire parler… <text:span text:style-name="_3c_stage.c_3e_">(À son familier.) </text:span>Qu’on prépare la question.</text:p>
      <text:p text:style-name="P126">Fontanarès.</text:p>
      <text:p text:style-name="P7">Je l’attendais.</text:p>
      <text:h text:style-name="Heading_20_2" text:outline-level="2">Scène XI.</text:h>
      <text:p text:style-name="P149">Le Grand-Inquisiteur, Fontanarès, Quinola, Le Duc d’Olmédo.</text:p>
      <text:p text:style-name="P142"><text:span text:style-name="T27">Quinola</text:span>.</text:p>
      <text:p text:style-name="Standard">Ça n’est pas sain, la torture.</text:p>
      <text:p text:style-name="P126">Fontanarès.</text:p>
      <text:p text:style-name="P7">Quinola ! et dans quelle livrée !</text:p>
      <text:p text:style-name="P126"><text:span text:style-name="_3c_pb_3e_"><text:span text:style-name="T116">[**]</text:span></text:span>Quinola.</text:p>
      <text:p text:style-name="P7">Celle du succès, vous serez libre.</text:p>
      <text:p text:style-name="P126">Fontanarès.</text:p>
      <text:p text:style-name="P33">Libre ? Passer de l’enfer au ciel, en un moment !</text:p>
      <text:p text:style-name="_3c_speaker_3e_">Le Duc</text:p>
      <text:p text:style-name="P33">Comme les martyrs.</text:p>
      <text:p text:style-name="P126">Le Grand Inquisiteur.</text:p>
      <text:p text:style-name="P33">Monsieur, vous osez dire ces paroles ici !</text:p>
      <text:p text:style-name="_3c_speaker_3e_">L<text:span text:style-name="T116">e Duc</text:span>.</text:p>
      <text:p text:style-name="P33">Je suis chargé, par le roi, de vous retirer cet homme des mains, et je vous en réponds…</text:p>
      <text:p text:style-name="P126">Le Grand Inquisiteur.</text:p>
      <text:p text:style-name="P16">Quelle faute !</text:p>
      <text:p text:style-name="P126">Quinola.</text:p>
      <text:p text:style-name="P7">Ah ! vous vouliez le faire bouillir dans vos chaudières pleines d’huile, merci ! Les siennes vont nous faire faire le tour du monde… comme ça ! <text:span text:style-name="_3c_stage.c_3e_">(</text:span><text:span text:style-name="_3c_stage.c_3e_"><text:span text:style-name="T258">I</text:span></text:span><text:span text:style-name="_3c_stage.c_3e_">l fait tourner son chapeau.)</text:span></text:p>
      <text:p text:style-name="P126"><text:span text:style-name="_3c_pb_3e_"><text:span text:style-name="T117">[**]</text:span></text:span>Fontanarès.</text:p>
      <text:p text:style-name="P7">Embrasse-moi donc, et dis-moi comment…</text:p>
      <text:p text:style-name="P126">Le Duc.</text:p>
      <text:p text:style-name="P7">Pas un <text:span text:style-name="T117">mot</text:span> ici…</text:p>
      <text:p text:style-name="P126">Quinola.</text:p>
      <text:p text:style-name="P3">Oui <text:span text:style-name="_3c_stage.c_3e_">(il montre les talons de l’</text:span><text:span text:style-name="_3c_stage.c_3e_"><text:span text:style-name="T118">I</text:span></text:span><text:span text:style-name="_3c_stage.c_3e_">nquisiteur)</text:span>, car les <text:span text:style-name="T118">murs</text:span> <text:span text:style-name="T118">ont</text:span> ici beaucoup trop d’intelligence. Venez ? E<text:span text:style-name="T118">t</text:span> vous, monsieur le duc, courage ! Ah ! vous êtes bien pâle, il faut vous rendre des couleurs ; mais ça me regarde.</text:p>
      <text:p text:style-name="_3c_stage_3e_">La scène change et représente la galerie du palais.</text:p>
      <text:h text:style-name="P204" text:outline-level="2"><text:soft-page-break/>Scène XII.</text:h>
      <text:p text:style-name="P146">L<text:span text:style-name="T119">e</text:span> <text:span text:style-name="T119">Duc</text:span> <text:span text:style-name="T119">d’</text:span>O<text:span text:style-name="T119">lmédo</text:span>, <text:span text:style-name="T119">Le</text:span> <text:span text:style-name="T119">Duc de Lerme</text:span>, Fontanarès, Quinola.</text:p>
      <text:p text:style-name="P126"><text:span text:style-name="_3c_pb_3e_"><text:span text:style-name="T119">[**]</text:span></text:span>Le Duc D'Olmédo.</text:p>
      <text:p text:style-name="P7">Nous arrivons à temps !</text:p>
      <text:p text:style-name="P126">Le Duc De Lerme.</text:p>
      <text:p text:style-name="P7">Vous n’étes donc pas blessé ?</text:p>
      <text:p text:style-name="P126">Le Duc.</text:p>
      <text:p text:style-name="P7">Qui a dit cela ? La favorite veut-elle me perdre ? Serais-je ici comme vous me voyez ? <text:span text:style-name="_3c_stage.c_3e_">(À Quinola.) </text:span>Tiens-toi là pour me soutenir…</text:p>
      <text:p text:style-name="P126">Quinola,<text:span text:style-name="_3c_stage.c_3e_"><text:span text:style-name="T1"> à Fontanarès.</text:span></text:span></text:p>
      <text:p text:style-name="P7">Voilà un homme digne d’ètre aimé…</text:p>
      <text:p text:style-name="P126">Fontanarès.</text:p>
      <text:p text:style-name="P7">Qui ne l’envierait ? On n’a pas toujours l’occasion de montrer combien l’on aime.</text:p>
      <text:p text:style-name="P126">Quinola.</text:p>
      <text:p text:style-name="P34">Monsieur, gardez-vous bien de toutes ces fariboles d’amour devant le roi… car le roi, voyez-vous…</text:p>
      <text:p text:style-name="_3c_speaker_3e_">U<text:span text:style-name="T119">n</text:span> P<text:span text:style-name="T119">age</text:span>.</text:p>
      <text:p text:style-name="P34">Le roi !</text:p>
      <text:p text:style-name="P126">Fontanarès.</text:p>
      <text:p text:style-name="P7">Allons, pensons à Marie !</text:p>
      <text:p text:style-name="P126">Quinola,<text:span text:style-name="_3c_stage.c_3e_"><text:span text:style-name="T1"> voyant faiblir le duc.</text:span></text:span></text:p>
      <text:p text:style-name="P177"><text:span text:style-name="T119">Hé</text:span> bien ? <office:annotation office:name="__Annotation__26680_4206646333" loext:resolved="false"><dc:creator>Julien LEMAIRE</dc:creator><dc:date>2021-05-17T18:45:13.181490411</dc:date><meta:creator-initials>JL</meta:creator-initials><text:p text:style-name="P262"><text:span text:style-name="T260">Indent p57</text:span></text:p></office:annotation><text:span text:style-name="_3c_stage.c_3e_">(</text:span><text:span text:style-name="_3c_stage.c_3e_"><text:span text:style-name="T258">I</text:span></text:span><text:span text:style-name="_3c_stage.c_3e_">l lui fait respirer un flacon.)</text:span><office:annotation-end office:name="__Annotation__26680_4206646333"/></text:p>
      <text:h text:style-name="P204" text:outline-level="2">Scène XIII.</text:h>
      <text:p text:style-name="P150">Les Précédents, Le Roi, La Reine, La Marquise de Mondéjar, Le Capitaine des Gardes, Le Grand-Inquisiteur, Le Président du Conseil de Castille, Toute la cour.</text:p>
      <text:p text:style-name="P120"/>
      <text:p text:style-name="P120">Philippe II,<text:span text:style-name="_3c_stage.c_3e_"><text:span text:style-name="T1"> au capitaine des gardes.</text:span></text:span></text:p>
      <text:p text:style-name="P35">Notre homme est-il venu ?</text:p>
      <text:p text:style-name="_3c_speaker_3e_"><text:span text:style-name="T120">L</text:span>e <text:span text:style-name="T120">C</text:span>apitaine.</text:p>
      <text:p text:style-name="P35">Le duc d’Olmédo que j’ai rencontré sur les degrés du palais, s’est empressé d’obéir au roi.</text:p>
      <text:p text:style-name="_3c_speaker_3e_"><text:span text:style-name="_3c_pb_3e_"><text:span text:style-name="T37">[**]</text:span></text:span><text:span text:style-name="T32">Le Duc D’Olmédo</text:span>, <text:span text:style-name="_3c_stage.c_3e_">un genou en terre</text:span>.</text:p>
      <text:p text:style-name="P23">Le roi <text:span text:style-name="T120">daigne</text:span>-<text:span text:style-name="T120">t</text:span>-il pardonner un retard… impardonnable.</text:p>
      <text:p text:style-name="P126">Philippe II,<text:span text:style-name="_3c_stage.c_3e_"><text:span text:style-name="T1"> le relève par le bras blessé.</text:span></text:span></text:p>
      <text:p text:style-name="P8">On te disait mourant … <text:span text:style-name="_3c_stage.c_3e_">(</text:span><text:span text:style-name="_3c_stage.c_3e_"><text:span text:style-name="T258">I</text:span></text:span><text:span text:style-name="_3c_stage.c_3e_">l regarde la marquise) </text:span>d’une blessure reçue dans une rencontre de nuit.</text:p>
      <text:p text:style-name="P126">Le Duc D'Olmédo.</text:p>
      <text:p text:style-name="P7"><text:soft-page-break/>Vous me voyez, Sire.</text:p>
      <text:p text:style-name="P126">La Marquise,<text:span text:style-name="_3c_stage.c_3e_"><text:span text:style-name="T1"> à part.</text:span></text:span></text:p>
      <text:p text:style-name="P6">Il a mis du rouge !</text:p>
      <text:p text:style-name="_3c_speaker_3e_"><text:span text:style-name="T27">Philippe II,</text:span><text:span text:style-name="_3c_stage.c_3e_"><text:span text:style-name="T1"> au duc.</text:span></text:span></text:p>
      <text:p text:style-name="P23">Où est ton prisonnier ?</text:p>
      <text:p text:style-name="_3c_speaker_3e_"><text:span text:style-name="T32">Le Duc D’Olmédo</text:span>, <text:span text:style-name="_3c_stage.c_3e_">montrant Fontanarès</text:span>.</text:p>
      <text:p text:style-name="P23">Le voici…</text:p>
      <text:p text:style-name="_3c_speaker_3e_">F<text:span text:style-name="T32">ontanarès</text:span>, <text:span text:style-name="_3c_stage.c_3e_">un genou en terre</text:span>.</text:p>
      <text:p text:style-name="P23">Prêt à réaliser, à la très-grande gloire de Dieu, des merveilles pour la splendeur du règne du roi mon maitre…</text:p>
      <text:p text:style-name="P126">Philippe II.</text:p>
      <text:p text:style-name="P8">Lève-toi, parle, quelle est cette force miraculeuse qui doit donner l’empire du monde à l’Espagne ?</text:p>
      <text:p text:style-name="P126">Fontanarès.</text:p>
      <text:p text:style-name="P9">Une puissance invincible, la vapeur… Sire, étendue en vapeur, l’eau veut un espace bien plus considérable que sous sa forme naturelle, et pour le prendre elle soulèverait des montagnes. Mon invention enferme cette force : la machine est armée de roues qui fouettent la mer, qui rendent un navire rapide comme le vent, et capable de résister aux tempêtes. Les traversées deviennent sûres, d’une célérité qui n’a de bornes que dans le jeu des roues. La vie humaine s’augmente de tout le temps économisé. Sire, Christophe Colomb vous a donné un monde à trois mille lieues d’ici ; je vous le mets à la porte de Cadix, et vous aurez, Dieu aidant, l’empire de la mer.</text:p>
      <text:p text:style-name="P126"><text:span text:style-name="_3c_pb_3e_"><text:span text:style-name="T121">[**]</text:span></text:span>La Reine.</text:p>
      <text:p text:style-name="P9">Vous n’ètes pas étonné, Sire ?</text:p>
      <text:p text:style-name="P126">Philippe II.</text:p>
      <text:p text:style-name="P8">L’étonnement est une louange involontaire qui ne doit pas échapper à un roi. <text:span text:style-name="_3c_stage.c_3e_">(À Fontanarès.) </text:span>Que me demandes-tu ?</text:p>
      <text:p text:style-name="P126">Fontanarès.</text:p>
      <text:p text:style-name="P8">Ce que demanda Colomb, un navire et mon roi pour spectateur de l’expérience.</text:p>
      <text:p text:style-name="P126">Philippe II.</text:p>
      <text:p text:style-name="P8">Tu auras le roi, l’Espagne et le monde ! On t<text:span text:style-name="T121">e</text:span> dit amoureux d’une fille de Barcelone. Je dois aller au delà des Pyrénées, visiter mes possessions, le Roussillon, Perpignan. Tu prendras ton vaisseau à Barcelone.</text:p>
      <text:p text:style-name="P126">Fontanarès.</text:p>
      <text:p text:style-name="P8">En me donnant le vaisseau, Sire, vous m’avez fait justice ; en me le donnant à Barcelone, vous me faites une grâce qui change votre sujet en esclave.</text:p>
      <text:p text:style-name="P126">Philippe II.</text:p>
      <text:p text:style-name="P8">Perdre un vaisseau de l’État, c’est risquer <text:span text:style-name="T122">ta</text:span> tête. La loi le veut ainsi…</text:p>
      <text:p text:style-name="P126">Fontanarès.</text:p>
      <text:p text:style-name="P8">Je le sais, <text:span text:style-name="T122">et</text:span> j’a<text:span text:style-name="T122">c</text:span>cep<text:span text:style-name="T122">t</text:span>e.</text:p>
      <text:p text:style-name="P126"><text:soft-page-break/>Philippe II.</text:p>
      <text:p text:style-name="P8">Eh ! bien, hardi jeune homme, réussis à faire aller contre le vent, sans voiles ni rames, ce vaisseau comme il irait par un bon vent. Et toi, — ton nom ?</text:p>
      <text:p text:style-name="P126">Fontanarès.</text:p>
      <text:p text:style-name="P8">Alfonso Fontanarès.</text:p>
      <text:p text:style-name="P126">Philippe II.</text:p>
      <text:p text:style-name="P8">Tu seras don Alfonso Fontanarès, duc de… Neptunado, grand d’Espagne…</text:p>
      <text:p text:style-name="P126">Le Duc De Lerme.</text:p>
      <text:p text:style-name="P8">Sire… les statuts de la grandesse.</text:p>
      <text:p text:style-name="P126">Philippe II.</text:p>
      <text:p text:style-name="P16">Tais-toi, duc de <text:span text:style-name="T122">Lerme</text:span>. Le devoir d’un roi est d’élever l’homme de génie au-dessus de tous, pour honorer le rayon de lumière <text:span text:style-name="T122">que</text:span> Dieu met en lui.</text:p>
      <text:p text:style-name="P126">Le Grand Inquisiteur.</text:p>
      <text:p text:style-name="P16">Sire…</text:p>
      <text:p text:style-name="P126">Philippe II.</text:p>
      <text:p text:style-name="P16">Que veux-tu ?</text:p>
      <text:p text:style-name="P126">Le Grand Inquisiteur.</text:p>
      <text:p text:style-name="P16">Nous ne retenions pas cet homme parce qu’il avait un commerce avec le démon, ni parce qu’il é<text:span text:style-name="T122">tait</text:span> impie, ni parce qu’il était d’une famille soupçonnée d’hérésie ; mais pour la sûreté des monarchies. En permettant aux <text:span text:style-name="T122">esprits</text:span> de se communiquer leurs pensées, l’imprimerie a déjà produit Luther, dont la parole a eu des aîles. Mais cet homme va faire, de tous les peuples, un seul peuple ; et, devant cette masse, le <text:span text:style-name="T122">Saint</text:span>-of<text:span text:style-name="T122">f</text:span>ice a tremblé <text:span text:style-name="T122">pour</text:span> la <office:annotation office:name="__Annotation__29782_4206646333" loext:resolved="false"><dc:creator>Julien LEMAIRE</dc:creator><dc:date>2021-05-17T20:50:09.141372718</dc:date><meta:creator-initials>JL</meta:creator-initials><text:p text:style-name="P262"><text:span text:style-name="T260">Majuscule dans le fac-similé. p63</text:span></text:p></office:annotation><text:span text:style-name="T122">R</text:span><office:annotation-end office:name="__Annotation__29782_4206646333"/>oyauté.</text:p>
      <text:p text:style-name="P126"><text:span text:style-name="_3c_pb_3e_"><text:span text:style-name="T122">[**]</text:span></text:span>Philippe II.</text:p>
      <text:p text:style-name="P16">Tout progrès vient du ciel.</text:p>
      <text:p text:style-name="P126">Le Grand Inquisiteur.</text:p>
      <text:p text:style-name="P16">Le ciel n’ordonne pas tout ce qu’il laisse faire.</text:p>
      <text:p text:style-name="P126">Philippe II.</text:p>
      <text:p text:style-name="P8">Notre devoir consiste à rendre bonnes les choses qui paraissent mauvaises, à faire de tout un point du cercle dont le trône est le centre. Ne vois-tu pas qu’il s’agit de réaliser la domination universelle que voulait mon glorieux père<office:annotation office:name="__Annotation__29828_4206646333" loext:resolved="false"><dc:creator>Julien LEMAIRE</dc:creator><dc:date>2021-05-17T20:51:53.673342840</dc:date><meta:creator-initials>JL</meta:creator-initials><text:p text:style-name="P262"><text:span text:style-name="T260">Ajout d’un point d’interrogation qui me paraît être manquant.</text:span></text:p></office:annotation> ?<office:annotation-end office:name="__Annotation__29828_4206646333"/>… <text:span text:style-name="_3c_stage.c_3e_">(à Fontanarès.) </text:span>Donc, grand d’Espagne de première classe, et je mettrai <text:span text:style-name="T123">sur ta poitrine</text:span> la Toison-d’<text:span text:style-name="T123">O</text:span>r : tu seras enfin grand-maître des <text:span text:style-name="T123">constructions</text:span> navales de l'Espagne et des Indes… <text:span text:style-name="_3c_stage.c_3e_">(À </text:span><text:span text:style-name="_3c_stage.c_3e_"><text:span text:style-name="T123">un ministre.</text:span></text:span><text:span text:style-name="_3c_stage.c_3e_">) </text:span>P<text:span text:style-name="T123">résident</text:span>, <text:span text:style-name="T123">tu</text:span> expédieras aujourd’hui même, sous peine de <text:span text:style-name="T123">me déplaire,</text:span> l’ordre de mettre à la disposition de cet homme, dans notre port de Barcelone, un vaisseau à son choix, et… qu’on ne fasse aucun obstacle à son entreprise.</text:p>
      <text:p text:style-name="P126">Quinola.</text:p>
      <text:p text:style-name="P9">Sire…</text:p>
      <text:p text:style-name="_3c_speaker_3e_"><text:span text:style-name="T56">Philippe II</text:span>.</text:p>
      <text:p text:style-name="P9">Que veux-<text:span text:style-name="T124">t</text:span>u ?</text:p>
      <text:p text:style-name="P126">Quinola.</text:p>
      <text:p text:style-name="P8"><text:soft-page-break/>Pendant que vous y êtes, accordez, Sire, la grâce d’un misérable nommé Lavradi, condamné par un alcade qui était sourd.</text:p>
      <text:p text:style-name="P126">Philippe II.</text:p>
      <text:p text:style-name="P8">Est-ce une raison pour que le roi soit aveugle ?</text:p>
      <text:p text:style-name="P126">Quinola.</text:p>
      <text:p text:style-name="P7">Indulgent, Sire, c’est presque la même chose.</text:p>
      <text:p text:style-name="P126">Fontanarès.</text:p>
      <text:p text:style-name="P8">Grâce pour le seul homme qui m’ait soutenu dans ma <text:span text:style-name="T124">lutte</text:span> </text:p>
      <text:p text:style-name="P126">Philippe II,<text:span text:style-name="_3c_stage.c_3e_"><text:span text:style-name="T1"> au ministre.</text:span></text:span></text:p>
      <text:p text:style-name="P9">Cet homme m’a parlé, je lui ai tendu la main ; tu expédieras des lettres de grâce entière…</text:p>
      <text:p text:style-name="P126">La Reine,<text:span text:style-name="_3c_stage.c_3e_"><text:span text:style-name="T1"> au roi.</text:span></text:span></text:p>
      <text:p text:style-name="P9">Si cette homme <text:span text:style-name="_3c_stage.c_3e_">(</text:span><text:span text:style-name="_3c_stage.c_3e_"><text:span text:style-name="T124">E</text:span></text:span><text:span text:style-name="_3c_stage.c_3e_">lle montre Fontanarès.) </text:span>est un de ces grands inventeurs que Dieu suscite, <text:span text:style-name="T124">D</text:span>on Philippe, vous aurez fait une belle journée.</text:p>
      <text:p text:style-name="P126">Philippe II,<text:span text:style-name="_3c_stage.c_3e_"><text:span text:style-name="T1"> à la reine.</text:span></text:span></text:p>
      <text:p text:style-name="P8">Il est bien difficile de distinguer entre un homme de génie et un fou ; mais si c’est un fou, mes promesses valent les siennes.</text:p>
      <text:p text:style-name="P126">Quinola,<text:span text:style-name="_3c_stage.c_3e_"><text:span text:style-name="T1"> à la marquise.</text:span></text:span></text:p>
      <text:p text:style-name="P178">Voici votre lettre, mais, entre nous, <text:span text:style-name="T124">n’écrivez</text:span> plus.</text:p>
      <text:p text:style-name="P126"><text:span text:style-name="_3c_pb_3e_"><text:span text:style-name="T124">[**]</text:span></text:span>La Marquise.</text:p>
      <text:p text:style-name="P6"><text:span text:style-name="T124">Nous</text:span> sommes sauvés. <office:annotation office:name="__Annotation__29925_4206646333" loext:resolved="false"><dc:creator>Julien LEMAIRE</dc:creator><dc:date>2021-05-17T21:00:30.344666859</dc:date><meta:creator-initials>JL</meta:creator-initials><text:p text:style-name="P262"><text:span text:style-name="T260">Indent p66</text:span></text:p></office:annotation><text:span text:style-name="_3c_stage.c_3e_">(La cour suit te roi qui rentre.)</text:span><office:annotation-end office:name="__Annotation__29925_4206646333"/><text:span text:style-name="_3c_stage.c_3e_"> </text:span></text:p>
      <text:h text:style-name="P204" text:outline-level="2">Scène XIV.</text:h>
      <text:p text:style-name="P146">Fontanarès, Quinola.<text:span text:style-name="T124">­</text:span></text:p>
      <text:p text:style-name="P143">Fontanarès.</text:p>
      <text:p text:style-name="Standard">Je rêve… Duc ! <text:span text:style-name="T27">G</text:span>rand d<text:span text:style-name="T27">’Espagne ! La Toison-d’Or !</text:span></text:p>
      <text:p text:style-name="P144">Quinola.</text:p>
      <text:p text:style-name="P36">Et les constructions navales ? Nous allons avoir les fournisseurs à protéger. La cour est un drôle de pays, j’y réussirais : que faut-il ? De l’audace ! j’en puis vendre ; de la ruse ? et le roi qui croit que c’est Notre-Dame-del-Pilar… <text:span text:style-name="_3c_stage.c_3e_">(Il rit.)</text:span> qui… Eh ! Bien, à quoi donc pense mon maître ?</text:p>
      <text:p text:style-name="P126"><text:span text:style-name="_3c_pb_3e_">[**</text:span><text:span text:style-name="_3c_pb_3e_"><text:span text:style-name="T125">]</text:span></text:span>Fontanarès.</text:p>
      <text:p text:style-name="P37">Allons !</text:p>
      <text:p text:style-name="_3c_speaker_3e_">Quinola.</text:p>
      <text:p text:style-name="P2">Où ?</text:p>
      <text:p text:style-name="_3c_speaker_3e_">Fontanarès.</text:p>
      <text:p text:style-name="P36">À Barcelone.</text:p>
      <text:p text:style-name="P126">Quinola.</text:p>
      <text:p text:style-name="P2"><text:soft-page-break/>Non… au cabaret… Si l'air de la cour donne bon appétit aux courtisans, il me donne <text:span text:style-name="T125">soif</text:span>, à moi… E<text:span text:style-name="T125">t</text:span> après, mon glorieux maître,vous verrez à l'œuvre votre Quinola ; car, ne nous abusons pas : entre la parole du prince et le succès, nous rencontrerons autant de jaloux, de chicaniers, d'ergoteurs, de malveillants, d'animaux crochus, rapace<text:span text:style-name="T126">s, voraces, écumeurs de grâces, vos charençons enfin ! Que nous en avons trouvés entre vous et le roi.</text:span></text:p>
      <text:p text:style-name="P126"><text:span text:style-name="_3c_pb_3e_"><text:span text:style-name="T126">[**]</text:span></text:span>Fontanarès.</text:p>
      <text:p text:style-name="P7">Et pour obtenir Marie, il faut réussir.</text:p>
      <text:p text:style-name="P126">Quinola.</text:p>
      <text:p text:style-name="P3">Et pour nous donc ?</text:p>
      <text:p text:style-name="P2"><text:span text:style-name="_3c_pb_3e_"/></text:p>
      <text:p text:style-name="P2"><text:span text:style-name="_3c_pb_3e_"><text:span text:style-name="T128">[**]</text:span></text:span>ACTE PREMIER.</text:p>
      <text:p text:style-name="_3c_stage_3e_"><text:span text:style-name="_3c_pb_3e_"><text:span text:style-name="T128">[**]</text:span></text:span>La scène se passe à Barcelone.</text:p>
      <text:p text:style-name="P38"><text:span text:style-name="T127">Le théâtre représente u</text:span>ne place publique. À gauche du spectateur, des maisons, parmi lesquelles est celle de Lothundiaz qui fait encoignure de rue. À droite, se trouve le palais où loge madame Brancadori, dont le balcon fait face au spectateur et tourne. On entre par l’angle du palais à droite et par l’angle de la maison de Lothundiaz.</text:p>
      <text:p text:style-name="P38">Au lever du rideau, il fait encore nuit ; mais le jour va poindre.</text:p>
      <text:h text:style-name="P204" text:outline-level="2"><text:span text:style-name="_3c_pb_3e_"><text:span text:style-name="T128">[**]</text:span></text:span>Scène PREMIÈRE.</text:h>
      <text:p text:style-name="P146"><text:span text:style-name="T127">Monipodio</text:span>, enveloppé dans un manteau, assis sous le balcon du palais Brancadori, Quinola se glisse avec des précautions de voleur, et frôle Monipodio.</text:p>
      <text:p text:style-name="P126">Monipodio.</text:p>
      <text:p text:style-name="P9">Qui marche ainsi, dans mes souliers ?</text:p>
      <text:p text:style-name="_3c_speaker_3e_"><text:span text:style-name="T27">Quinola,</text:span><text:span text:style-name="_3c_stage.c_3e_"><text:span text:style-name="T1"> </text:span></text:span><office:annotation office:name="__Annotation__30163_4206646333" loext:resolved="false"><dc:creator>Julien LEMAIRE</dc:creator><dc:date>2021-05-17T21:27:02.781144632</dc:date><meta:creator-initials>JL</meta:creator-initials><text:p text:style-name="P262"><text:span text:style-name="T260">Indent. p74</text:span></text:p></office:annotation><text:span text:style-name="_3c_stage.c_3e_"><text:span text:style-name="T1">déguenillé comme à son entrée au prologue.</text:span></text:span><office:annotation-end office:name="__Annotation__30163_4206646333"/></text:p>
      <text:p text:style-name="P9">Un gentilhomme qui n’en a plus.</text:p>
      <text:p text:style-name="P126"><text:span text:style-name="_3c_pb_3e_"><text:span text:style-name="T128">[**]</text:span></text:span>Monipodio.</text:p>
      <text:p text:style-name="P9">On dirait la voix de Lavradi.</text:p>
      <text:p text:style-name="P126">Quinola.</text:p>
      <text:p text:style-name="P9">Monipodio !… je te croyais… pendu.</text:p>
      <text:p text:style-name="P126">Monipodio.</text:p>
      <text:p text:style-name="P9">Je te croyais roué de coups en Afrique.</text:p>
      <text:p text:style-name="P126">Quinola.</text:p>
      <text:p text:style-name="P9">Hélas ! on en reçoit partout.</text:p>
      <text:p text:style-name="P126">Monipodio.</text:p>
      <text:p text:style-name="P9">Tu as l’audace de te promener ici ?</text:p>
      <text:p text:style-name="P126">Quinola.</text:p>
      <text:p text:style-name="P3">Tu y restes bien. Moi, j’ai dans ma résille mes lettres de grâce. En attendant un marquisat et une famille, je me nomme Quinola.</text:p>
      <text:p text:style-name="P126">Monipodio.</text:p>
      <text:p text:style-name="P39"><text:soft-page-break/>A qui donc as-<text:span text:style-name="T128">t</text:span>u volé <text:span text:style-name="T128">ta</text:span> grâce ?</text:p>
      <text:p text:style-name="_3c_speaker_3e_">Q<text:span text:style-name="T128">uinola</text:span>.</text:p>
      <text:p text:style-name="P39">Au roi.</text:p>
      <text:p text:style-name="P126">Monipodio.</text:p>
      <text:p text:style-name="P9">Tu as vu le roi ? <text:span text:style-name="_3c_stage.c_3e_">(</text:span><text:span text:style-name="_3c_stage.c_3e_"><text:span text:style-name="T128">Il</text:span></text:span><text:span text:style-name="_3c_stage.c_3e_"> le flaire.) </text:span>Et tu sens la misère…</text:p>
      <text:p text:style-name="P126">Quinola.</text:p>
      <text:p text:style-name="P9">Comme un grenier de <text:span text:style-name="T128">poète</text:span>. Et que fais-tu ?</text:p>
      <text:p text:style-name="P126">Monipodio.</text:p>
      <text:p text:style-name="P9">Rien.</text:p>
      <text:p text:style-name="P126">Quinola.</text:p>
      <text:p text:style-name="P15">C’est bientôt fait ; si ça te donne des <text:span text:style-name="T128">rentes</text:span>, je me sens du goût pour ta profession.</text:p>
      <text:p text:style-name="_3c_speaker_3e_"><text:span text:style-name="T29">Monipodio</text:span>.</text:p>
      <text:p text:style-name="P15">Jetais bien incompris, mon ami ! Traqué par nos ennemis politiques…</text:p>
      <text:p text:style-name="P126">Quinola.</text:p>
      <text:p text:style-name="P9">Les corrégidors, alcades et alguazils.</text:p>
      <text:p text:style-name="P126">Monipodio.</text:p>
      <text:p text:style-name="P9">Il a fallu prendre un parti…</text:p>
      <text:p text:style-name="P126">Quinola.</text:p>
      <text:p text:style-name="P9">Je te devine : de gibier, tu t’es fait chasseur.</text:p>
      <text:p text:style-name="P126">Monipodio.</text:p>
      <text:p text:style-name="P9">Fi donc ! je suis toujours moi-même. Seulement, je m’entends avec le vice-roi. Quand un de mes hommes a comblé la mesure, je lui dis : Va-<text:span text:style-name="T129">t</text:span>’en ! et s’il ne s’en va pas, ah ! dam ! la justice… Tu comprends… Ce n’est pas trahir ?</text:p>
      <text:p text:style-name="P126">Quinola.</text:p>
      <text:p text:style-name="P9">C’est prévoir</text:p>
      <text:p text:style-name="P126">Monipodio.</text:p>
      <text:p text:style-name="P9">Oh ! tu reviens de la cour. Et que veux-tu prendre ici ?</text:p>
      <text:p text:style-name="P126"><text:span text:style-name="_3c_pb_3e_"><text:span text:style-name="T129">[**]</text:span></text:span>Quinola.</text:p>
      <text:p text:style-name="P9">Ecoute ? <text:span text:style-name="_3c_stage.c_3e_">(À part.) </text:span>Voilà mon homme, un œil dans Barcelone. <text:span text:style-name="_3c_stage.c_3e_">(Haut.) </text:span>D’après ce que tu viens de me dire, nous sommes amis comme…</text:p>
      <text:p text:style-name="P126">Monipodio.</text:p>
      <text:p text:style-name="P9">Celui qui a mon secret doit être mon ami…</text:p>
      <text:p text:style-name="P126">Quinola.</text:p>
      <text:p text:style-name="P3">Qu’attends-lu là comme un jaloux ? Viens mettre une outre à sec et notre langue au frais dans un cabaret, voici le jour…</text:p>
      <text:p text:style-name="P126">Monipodio.</text:p>
      <text:p text:style-name="P9"><text:soft-page-break/>Ne vois-tu pas ce palais éclairé par une fête ? Don Frégose, mon vice-roi, soupe et joue chez madame Faustina Brancadori.</text:p>
      <text:p text:style-name="P126">Quinola.</text:p>
      <text:p text:style-name="P159"><text:span text:style-name="T129">En Vénitien, </text:span>Brancador. Le beau nom ! Elle doit être veuve d’un patricien.</text:p>
      <text:p text:style-name="P126"><text:span text:style-name="_3c_pb_3e_"><text:span text:style-name="T129">[**]</text:span></text:span>Monipodio.</text:p>
      <text:p text:style-name="P160">Vingt-deux ans, fine comme le musc, gouvernant le gouverneur, et <text:span text:style-name="_3c_stage.c_3e_">(ceci entre nous) </text:span>l’ayant déjà diminué de tout ce qu’il a ramassé sous Charles-Quint dans les guerres d’Italie. Ce qui vient de la <text:span text:style-name="T129">flûte</text:span>…</text:p>
      <text:p text:style-name="P126">Quinola.</text:p>
      <text:p text:style-name="P160">A pris l’air. L’àge de notre vice-roi ?</text:p>
      <text:p text:style-name="P126">Monipodio.</text:p>
      <text:p text:style-name="P160">Il accepte <text:span text:style-name="T129">soixante</text:span> ans.</text:p>
      <text:p text:style-name="P126">Quinola.</text:p>
      <text:p text:style-name="P159">Et l’on parle du premier amour ? Je ne connais rien de terrible comme le dernier, il est strangulatoire. Suis-je heureux de m’être élevé jusqu’à l'indifférence ? Je pourrais être un homme d’État…</text:p>
      <text:p text:style-name="P126">Monipodio.</text:p>
      <text:p text:style-name="P9">Ce vieux général est encore assez jeune pour m’employer à surveiller la Brancador, elle, me <text:span text:style-name="T129">paie</text:span> pour être libre ; et… comprends-tu comment je mène joyeuse vie en ne faisant pas <text:span text:style-name="T130">de</text:span> mal.</text:p>
      <text:p text:style-name="P126"><text:span text:style-name="_3c_pb_3e_">[**</text:span><text:span text:style-name="_3c_pb_3e_"><text:span text:style-name="T130">]</text:span></text:span>Quinola.</text:p>
      <text:p text:style-name="P9">Et tu tâches de tout savoir, curieux, pour mettre le poing <text:span text:style-name="T130">sous</text:span> la gorge à l’occasion. <text:span text:style-name="_3c_stage.c_3e_">(Monipodio fait un signe affirmatif.) </text:span>Lothundiaz exis<text:span text:style-name="T130">t</text:span>e-<text:span text:style-name="T130">t</text:span> il toujours ?</text:p>
      <text:p text:style-name="P126">Monipodio.</text:p>
      <text:p text:style-name="P9">Voilà sa maison, et ce palais est à lui : toujours de plus en plus propriétaire.</text:p>
      <text:p text:style-name="P126">Quinola.</text:p>
      <text:p text:style-name="P9">J’espérais trouver l’héritière, maîtresse d’elle- même. Mon maître est perdu !</text:p>
      <text:p text:style-name="P126">Monipodio.</text:p>
      <text:p text:style-name="P9">Tu rapportes un maître ?</text:p>
      <text:p text:style-name="P126">Quinola.</text:p>
      <text:p text:style-name="P9">Qui me rapportera plusieurs mines d’or.</text:p>
      <text:p text:style-name="P126">Monipodio.</text:p>
      <text:p text:style-name="P9">Ne pourrais-je entrer à son service ?</text:p>
      <text:p text:style-name="P140"><text:span text:style-name="_3c_pb_3e_"><text:span text:style-name="T86">[**]</text:span></text:span><text:span text:style-name="T86">Quinola</text:span><text:span text:style-name="T84">.</text:span></text:p>
      <text:p text:style-name="P18">Je compte bien sur ta collaboration ici… Écoute, Monipodio ? nous revenons changer la <text:span text:style-name="T130">face</text:span> du monde. Mon maître a promis au roi de <text:span text:style-name="T130">faire</text:span> marcher un des <text:span text:style-name="T130">des plus</text:span> beaux vaisseaux, sans voiles, ni rames, <text:span text:style-name="T130">contre le vent, plus vite que le vent.</text:span></text:p>
      <text:p text:style-name="P126">Monipodio,<text:span text:style-name="_3c_stage.c_3e_"><text:span text:style-name="T1"> après avoir tourné autour de Quinola.</text:span></text:span></text:p>
      <text:p text:style-name="P9">On m’a changé mon ami.</text:p>
      <text:p text:style-name="P126"><text:soft-page-break/>Quinola.</text:p>
      <text:p text:style-name="P9">Monipodio, souviens-toi que des hommes comme nous<office:annotation office:name="__Annotation__30353_4206646333" loext:resolved="false"><dc:creator>Julien LEMAIRE</dc:creator><dc:date>2021-05-17T21:43:38.418602471</dc:date><meta:creator-initials>JL</meta:creator-initials><text:p text:style-name="P262"><text:span text:style-name="T260">Je pense que ce point est en trop. p81</text:span></text:p></office:annotation>.<office:annotation-end office:name="__Annotation__30353_4206646333"/> ne doivent s’étonner de rien. C’est <text:span text:style-name="T131">petites gens</text:span>. Le roi nous a donné le vaisseau, mais sans un doublon pour l’aller chercher. Nous arrivons donc ici avec les deux <text:span text:style-name="T131">fidèles</text:span> compagnons du talent : la faim et la soif. Un homme pauvre qui trouve une bonne idée m’a toujours <text:span text:style-name="T131">fait</text:span> l’effet d’un morceau de pain dans un vivier : chaque poisson vient lui donner un coup de dent. Nous pourrons arriver à la gloire nus et mourants.</text:p>
      <text:p text:style-name="P126"><text:span text:style-name="_3c_pb_3e_"><text:span text:style-name="T132">[**]</text:span></text:span>Monipodio.</text:p>
      <text:p text:style-name="P9">Tu es dans le vrai.</text:p>
      <text:p text:style-name="P126">Quinola.</text:p>
      <text:p text:style-name="P9">À Valladolid. un matin, mon maître, las du combat, a failli partager avec un savant qui ne savait rien… je vous l’ai mis à la porte avec une proposition en bois vert que je lui ai démontrée, et vivement.</text:p>
      <text:p text:style-name="P126">Monipodio.</text:p>
      <text:p text:style-name="P9">Mais comment pourrons-nous gagner honnêtement une fortune ?</text:p>
      <text:p text:style-name="P126">Quinola.</text:p>
      <text:p text:style-name="P9">Mon maître est amoureux. L’amour fait faire autant de sottises que de grandes choses ; Fontanarès a <text:span text:style-name="T132">fait les</text:span> grandes choses, il pourrait bien faire les sottises. Il s’agit, à nous deux, de protéger notre protecteur. D’abord, mon maître est un savant qui ne sait pas compter…</text:p>
      <text:p text:style-name="P126">Monipodio.</text:p>
      <text:p text:style-name="P9">Oh ! prenant un maître, tu l’as dû choisir…</text:p>
      <text:p text:style-name="P126"><text:span text:style-name="_3c_pb_3e_">[**</text:span><text:span text:style-name="_3c_pb_3e_"><text:span text:style-name="T132">]</text:span></text:span>Quinola.</text:p>
      <text:p text:style-name="P9">L<text:span text:style-name="T132">e dévouement, l’adresse valent mieux pour lui que l’argent et la faveur ; car, pour lui, la faveur et l’argent seront des trébuchets. </text:span>Je le connais : il nous donnera ou nous laissera prendre de quoi finir nos jours en honnêtes gens.</text:p>
      <text:p text:style-name="P126">Monipodio.</text:p>
      <text:p text:style-name="P9">Eh ! voilà mon rêve.</text:p>
      <text:p text:style-name="P126">Quinola.</text:p>
      <text:p text:style-name="P3">Déployons donc, pour une grande entreprise, nos talents jusqu’ici fourvoyés… Nous aurions bien du malheur si le diable s’en fâchait.</text:p>
      <text:p text:style-name="P126">Monipodio.</text:p>
      <text:p text:style-name="P9">Ça vaudra presque un voyage à Compostelle. J’ai la foi du contrebandier : je tope.</text:p>
      <text:p text:style-name="P126">Quinola.</text:p>
      <text:p text:style-name="P9">Tu ne dois pas avoir rompu avec l'atelier des faux monn<office:annotation office:name="__Annotation__30750_4206646333" loext:resolved="false"><dc:creator>Julien LEMAIRE</dc:creator><dc:date>2021-05-17T22:03:30.542476088</dc:date><meta:creator-initials>JL</meta:creator-initials><text:p text:style-name="P262"><text:span text:style-name="T260">« o » ou « a ». « o » dans la version fac-similaire. p83</text:span></text:p></office:annotation><text:span text:style-name="T132">o</text:span><office:annotation-end office:name="__Annotation__30750_4206646333"/>yeurs, et nos ouvriers en serrurerie.</text:p>
      <text:p text:style-name="P126">Monipodio.</text:p>
      <text:p text:style-name="P9">Dame ! dans l’intérêt de l’État…</text:p>
      <text:p text:style-name="P126">Quinola.</text:p>
      <text:p text:style-name="P9">Mon maître va faire construire sa machine, j’aurai les modèles de chaque pièce, nous en fabriquerons une seconde…</text:p>
      <text:p text:style-name="P126">Monipodio.</text:p>
      <text:p text:style-name="P9"><text:soft-page-break/>Quinola ?</text:p>
      <text:p text:style-name="P126">Quinola.</text:p>
      <text:p text:style-name="P9">Eh ! Bien ?</text:p>
      <text:p text:style-name="_3c_stage_3e_"><office:annotation office:name="__Annotation__30818_4206646333" loext:resolved="false"><dc:creator>Julien LEMAIRE</dc:creator><dc:date>2021-05-17T22:05:38.824887149</dc:date><meta:creator-initials>JL</meta:creator-initials><text:p text:style-name="P262"><text:span text:style-name="T260">Indent. p84</text:span></text:p></office:annotation>Paquita se montre au balcon<office:annotation-end office:name="__Annotation__30818_4206646333"/></text:p>
      <text:p text:style-name="P126">Monipodio.</text:p>
      <text:p text:style-name="P9">Tu es le grand homme !</text:p>
      <text:p text:style-name="P126">Quinola.</text:p>
      <text:p text:style-name="P9">Je le sais bien. Invente, et tu mourras persécuté comme un criminel ; copie, et tu vivras heureux comme un sot ! Et d’ailleurs, si Fontanarès périssait, pourquoi ne sauverais-je pas son invention pour le bonheur de l’humanité<office:annotation office:name="__Annotation__30993_4206646333" loext:resolved="false"><dc:creator>Julien LEMAIRE</dc:creator><dc:date>2021-05-17T22:07:18.455100327</dc:date><meta:creator-initials>JL</meta:creator-initials><text:p text:style-name="P262"><text:span text:style-name="T260">Point d’interrogation ou pas ?</text:span></text:p></office:annotation>.<office:annotation-end office:name="__Annotation__30993_4206646333"/></text:p>
      <text:p text:style-name="P126"><text:span text:style-name="_3c_pb_3e_"><text:span text:style-name="T133">[**]</text:span></text:span>Monipodio.</text:p>
      <text:p text:style-name="P9">D’autant plus que, selon un vieil auteur, nous sommes l’humanité… Il faut que je <text:span text:style-name="T133">t</text:span>’embrasse…</text:p>
      <text:h text:style-name="P205" text:outline-level="2">Scène II.</text:h>
      <text:p text:style-name="P155">Les Mêmes, Paquita.</text:p>
      <text:p text:style-name="P126">Quinola,<text:span text:style-name="_3c_stage.c_3e_"><text:span text:style-name="T1"> à part.</text:span></text:span></text:p>
      <text:p text:style-name="P40">Après une dupe honnête je ne sais rien de meilleur qu’un fripon qui s’abuse.</text:p>
      <text:p text:style-name="_3c_speaker_3e_"><text:span text:style-name="_3c_stage.c_3e_">Paquita.</text:span></text:p>
      <text:p text:style-name="Standard"><text:span text:style-name="_3c_stage.c_3e_"><text:span text:style-name="T65">Deux amis qui s</text:span></text:span><text:span text:style-name="_3c_stage.c_3e_"><text:span text:style-name="T19">’embrassent, ce n’est donc pas des espions…</text:span></text:span></text:p>
      <text:p text:style-name="_3c_speaker_3e_"><text:span text:style-name="_3c_stage.c_3e_">Quinola.</text:span></text:p>
      <text:p text:style-name="P40"><text:span text:style-name="T134">T</text:span>u es déjà dans les chausses du vice-roi, dans la poche de la Brancador. Ça va bien ! Fais un miracle ? habille-nous d’abord ; puis, si nous ne trouvons pas à nous deux, en consultant un flacon de liqueur, quelque moyen de faire revoir à mon maître sa Marie Lothundiaz, je ne réponds de rien… Il ne me parle que d’elle depuis deux jours, et j’ai peur qu’il n’<text:span text:style-name="T135">extravague</text:span> tout à fait…</text:p>
      <text:p text:style-name="P126"><text:span text:style-name="_3c_pb_3e_"><text:span text:style-name="T134">[**]</text:span></text:span>Monipodio.</text:p>
      <text:p text:style-name="P9">L’infante est gardée comme un homme à pendre. Voici pourquoi. Lothundiaz a eu deux femmes ; la première était pauvre et lui a donné un fils. La fortune est à la seconde qui en mourant a laissé tout à sa fille, de manière qu’elle n’en puisse être dépouillée. Le bonhomme est d’une avarice dont le but est l’avenir de son fils. Sarpi, le secrétaire du vice-roi, pour épouser la riche héritière, a promis à Lothu<text:span text:style-name="T135">n</text:span>diaz de le faire anoblir, et s’intéresse énormément à ce <text:span text:style-name="T135">fils.</text:span></text:p>
      <text:p text:style-name="P126">Quinola.</text:p>
      <text:p text:style-name="P9">Bon ! déjà un ennemi…</text:p>
      <text:p text:style-name="P126"><text:span text:style-name="_3c_pb_3e_"><text:span text:style-name="T135">[**]</text:span></text:span>Monipodio.</text:p>
      <text:p text:style-name="P9">Aussi faut-il beaucoup de prudence. Écou<text:span text:style-name="T135">t</text:span>e ? je vais te donner un mot pour Mathieu Magis, le plus fameux lombard de la ville et à ma discrétion : vous y trouverez tout, depuis des diamants jusqu’à des souliers. <text:span text:style-name="T135">Quand vous reviendrez ici, vous y verrez notre infante</text:span><text:span text:style-name="T38">.</text:span></text:p>
      <text:h text:style-name="P206" text:outline-level="2"><text:soft-page-break/>Scène III.</text:h>
      <text:p text:style-name="_3c_stage_3e_">Paquita, Faustine.</text:p>
      <text:p text:style-name="_3c_speaker_3e_">Paquita.</text:p>
      <text:p text:style-name="P41">Madame a raison, deux hommes sont en vedette sous son balcon et ils s’en vont en voyant venir le jour.</text:p>
      <text:p text:style-name="_3c_speaker_3e_">Faustine.</text:p>
      <text:p text:style-name="P41">Ce vieux vice-roi finira par m’ennuyer ! i<text:span text:style-name="T136">l me suspecte encore chez moi pendant qu’il me parle et me voit.</text:span></text:p>
      <text:h text:style-name="P213" text:outline-level="2"><text:span text:style-name="_3c_pb_3e_"><text:span text:style-name="T137">[**]</text:span></text:span><text:span text:style-name="T50">Scène IV.</text:span></text:h>
      <text:p text:style-name="_3c_stage_3e_">Faustine, Don Frégose.</text:p>
      <text:p text:style-name="_3c_speaker_3e_">Don Frégose.</text:p>
      <text:p text:style-name="P42">Madame, vous risquez de prendre un rhume, il fait ici trop frais…</text:p>
      <text:p text:style-name="_3c_speaker_3e_">Faustine.</text:p>
      <text:p text:style-name="P42">Venez ici, Monseigneur. Vous avez foi, dites vous, en moi ; mais vous mettez Monipodio sous mes denêtres. Cette excessive prudence n’est pas d’un jeune homme et doir irriter une honnête femme. Il y a deux sortes de jalousies : celle qui fait qu’on se défie de sa maîtresse, et celle qui fait qu’on se défie de soi-même ; tenez vous-en à la seconde.</text:p>
      <text:p text:style-name="_3c_speaker_3e_">Don Frégose.</text:p>
      <text:p text:style-name="P43">Ne couronnez pas, Madame, une si belle fête par une querelle que je ne mérite point.</text:p>
      <text:p text:style-name="_3c_speaker_3e_"><text:span text:style-name="_3c_pb_3e_">[**]</text:span>Faustine.</text:p>
      <text:p text:style-name="P43">Monipodio, par qui vous voyez tout dans Barcelone, était-il sous mes fenêtres, oui ou non, répondez sur vontre honneur de gentillomme ?</text:p>
      <text:p text:style-name="_3c_speaker_3e_">Don Frégose.</text:p>
      <text:p text:style-name="P43">Il peut se retrouver aux environs, afin d’empêcher qu’on ne fasse un méchant parti dans les rues à nos joueurs.</text:p>
      <text:p text:style-name="_3c_speaker_3e_">Faustine.</text:p>
      <text:p text:style-name="P43">Stratégème de vieux général ! Je saurai la vérité. Si vous m’avez trompée, je ne vous revois de ma vie.</text:p>
      <text:p text:style-name="_3c_stage_3e_"><office:annotation office:name="__Annotation__8443_2441559830" loext:resolved="false"><dc:creator>Julien LEMAIRE</dc:creator><dc:date>2021-05-17T22:29:35.545680128</dc:date><meta:creator-initials>JL</meta:creator-initials><text:p text:style-name="P262"><text:span text:style-name="T260">Indent. p89</text:span></text:p></office:annotation>Elle le laisse.<office:annotation-end office:name="__Annotation__8443_2441559830"/></text:p>
      <text:h text:style-name="P214" text:outline-level="2"><text:span text:style-name="_3c_pb_3e_"><text:span text:style-name="T138">[**]</text:span></text:span><text:span text:style-name="T50">Scène V.</text:span></text:h>
      <text:p text:style-name="_3c_speaker_3e_">Don Frégose, <text:span text:style-name="_3c_stage.c_3e_">seul</text:span>.</text:p>
      <text:p text:style-name="P184">Ah ! Pourquoi ne puis-je me passer d’entendre et de voir cette femme. Tout d’elle me plait, même sa colère, et j’aime à me faire ronder pour l’écouter.</text:p>
      <text:h text:style-name="P207" text:outline-level="2"><text:soft-page-break/>Scène VI.</text:h>
      <text:p text:style-name="_3c_stage_3e_">Paquita, Monipodio, en frère quêteur, Dona Lopez.</text:p>
      <text:p text:style-name="_3c_speaker_3e_">Paquita.</text:p>
      <text:p text:style-name="P185">Madame me dit de savoir pour le compte de qui Monipodio se trouve là, mais… je ne vois plus personne.</text:p>
      <text:p text:style-name="_3c_speaker_3e_"><text:span text:style-name="_3c_pb_3e_">[**]</text:span>Monipodio.</text:p>
      <text:p text:style-name="P185">L’aumône, ma chère enfant, est un revenu qu’on se fait dans le ciel.</text:p>
      <text:p text:style-name="_3c_speaker_3e_">Paquita.</text:p>
      <text:p text:style-name="P185">Je n’ai rien.</text:p>
      <text:p text:style-name="_3c_speaker_3e_">Monipodio.</text:p>
      <text:p text:style-name="P185">Eh ! Bien, promettez-moi quelque chose.</text:p>
      <text:p text:style-name="_3c_speaker_3e_">Paquita.</text:p>
      <text:p text:style-name="P185">Ce frère bien jovial.</text:p>
      <text:p text:style-name="_3c_speaker_3e_">Monipodio.</text:p>
      <text:p text:style-name="P185">Elle ne me reconnaît pas, je puis me risquer.</text:p>
      <text:p text:style-name="_3c_stage_3e_"><office:annotation office:name="__Annotation__8614_2441559830" loext:resolved="false"><dc:creator>Julien LEMAIRE</dc:creator><dc:date>2021-05-17T22:38:10.923957036</dc:date><meta:creator-initials>JL</meta:creator-initials><text:p text:style-name="P262"><text:span text:style-name="T260">Indent. p91</text:span></text:p></office:annotation>Il va frapper à la porte de Lothundiaz.<office:annotation-end office:name="__Annotation__8614_2441559830"/></text:p>
      <text:p text:style-name="_3c_speaker_3e_">Paquita.</text:p>
      <text:p text:style-name="P185">Ah ! si vous comptez sur les restes de notre propriétaire, vous seriez plus avec ma promesse. <text:span text:style-name="_3c_stage.c_3e_">(À la Brancador, qui paraît sur le balcon.)</text:span> Madame, les hommes sont partis.</text:p>
      <text:h text:style-name="P215" text:outline-level="2"><text:span text:style-name="_3c_pb_3e_"><text:span text:style-name="T139">[**]</text:span></text:span><text:span text:style-name="T51">Scène VII.</text:span></text:h>
      <text:p text:style-name="P152">Monipodio, Dona Lopez.</text:p>
      <text:p text:style-name="P126">Dona Lopez, <text:span text:style-name="_3c_stage.c_3e_">à </text:span><text:span text:style-name="_3c_stage.c_3e_"><text:span text:style-name="T139">Monipodio</text:span></text:span><text:span text:style-name="T139">.</text:span></text:p>
      <text:p text:style-name="P21">Que voulez-vous ?</text:p>
      <text:p text:style-name="P126">Monipodio.</text:p>
      <text:p text:style-name="P9">Les frères de notre <text:span text:style-name="T139">O</text:span>rdre ont eu des nouvelles de votre cher Lopez…</text:p>
      <text:p text:style-name="_3c_speaker_3e_">Dona Lopez.</text:p>
      <text:p text:style-name="P2">Il vivrait ?</text:p>
      <text:p text:style-name="P126">Monipodio.</text:p>
      <text:p text:style-name="P21">En conduisant la senorita Marie au couvent des Dominicains, faites le tour de la place, vous y verrez un homme échappé d’Alger qui vous parlera de Lopez.</text:p>
      <text:p text:style-name="P126">Dona Lopez.</text:p>
      <text:p text:style-name="P21">Bonté du ciel, pourrai-je le racheter ?</text:p>
      <text:p text:style-name="P126"><text:soft-page-break/>Monipodio.</text:p>
      <text:p text:style-name="P21">Sachez d’abord à quoi vous en tenir sur son compte : s’il était… musulman ?</text:p>
      <text:p text:style-name="P126"><text:span text:style-name="_3c_pb_3e_"><text:span text:style-name="T139">[**]</text:span></text:span>Dona Lopez.</text:p>
      <text:p text:style-name="P21">Mon cher Lopez ! je vais faire dépêcher la senorita. <office:annotation office:name="__Annotation__8615_2441559830" loext:resolved="false"><dc:creator>Julien LEMAIRE</dc:creator><dc:date>2021-05-17T22:42:09.251663389</dc:date><meta:creator-initials>JL</meta:creator-initials><text:p text:style-name="P262"><text:span text:style-name="T260">Indent. p93</text:span></text:p></office:annotation><text:span text:style-name="_3c_stage.c_3e_">(Elle rentre.)</text:span><office:annotation-end office:name="__Annotation__8615_2441559830"/></text:p>
      <text:h text:style-name="P204" text:outline-level="2">Scène VIII.</text:h>
      <text:p text:style-name="P146"><text:span text:style-name="T139">Monipodio</text:span>, Quinola, Fontanarès.</text:p>
      <text:p text:style-name="P126">Fontanarès.</text:p>
      <text:p text:style-name="P7">Enfin, Quinola, nous voilà sous ses fenêtres.</text:p>
      <text:p text:style-name="P126">Quinola.</text:p>
      <text:p text:style-name="P44"><office:annotation office:name="__Annotation__8696_2441559830" loext:resolved="false"><dc:creator>Julien LEMAIRE</dc:creator><dc:date>2021-05-17T22:43:35.382318329</dc:date><meta:creator-initials>JL</meta:creator-initials><text:p text:style-name="P262"><text:span text:style-name="T260">Manque-t-il un point d’exclamation ?</text:span></text:p></office:annotation>Eh <office:annotation-end office:name="__Annotation__8696_2441559830"/>bien ! Où donc est Monipodille, se serait-il laissé berner par la duègne. <text:span text:style-name="_3c_stage.c_3e_">(Il regarde le frère.)</text:span> Seigneur pauvre ?</text:p>
      <text:p text:style-name="_3c_speaker_3e_">Monipodio.</text:p>
      <text:p text:style-name="P44">Tout va bien.</text:p>
      <text:p text:style-name="_3c_speaker_3e_"><text:span text:style-name="_3c_pb_3e_"><text:span text:style-name="T140">[**]</text:span></text:span>Quinola.</text:p>
      <text:p text:style-name="P44">Sangodémi, quelle perfection de gueuserie ! Titien te peindrait. <text:span text:style-name="_3c_stage.c_3e_">(À Fontanarès.)</text:span> Elle va venir. <text:span text:style-name="_3c_stage.c_3e_">(À Monipodio.)</text:span> Comment le trouves-tu ?</text:p>
      <text:p text:style-name="_3c_speaker_3e_">Monipodio.</text:p>
      <text:p text:style-name="P44">Bien.</text:p>
      <text:p text:style-name="_3c_speaker_3e_">Quinola.</text:p>
      <text:p text:style-name="P44">Il sera grand d’Espagne.</text:p>
      <text:p text:style-name="_3c_speaker_3e_">Monipodio.</text:p>
      <text:p text:style-name="P44">Oh !… il est encore bien mieux…</text:p>
      <text:p text:style-name="P126">Quinola.</text:p>
      <text:p text:style-name="P177">Surtout, <text:span text:style-name="T140">M</text:span>onsieur, de la prudence ; n’allez pas vous livrer à des hélas ! qui pourraient faire ouvrir les yeux à la duègne.</text:p>
      <text:h text:style-name="P204" text:outline-level="2"><text:span text:style-name="_3c_pb_3e_"><text:span text:style-name="T141">[**]</text:span></text:span>Scène IX.</text:h>
      <text:p text:style-name="P146">Les <text:span text:style-name="T141">Précédents</text:span>, D<text:span text:style-name="T141">ona Lopez</text:span>, M<text:span text:style-name="T141">arie</text:span>.</text:p>
      <text:p text:style-name="P126">Monipodio,<text:span text:style-name="_3c_stage.c_3e_"><text:span text:style-name="T1"> à la duègne, en lui montrant Quinola.</text:span></text:span></text:p>
      <text:p text:style-name="P9">Voilà le chrétien qui sort de captivité.</text:p>
      <text:p text:style-name="P126">Quinola,<text:span text:style-name="_3c_stage.c_3e_"><text:span text:style-name="T1"> à la duègne.</text:span></text:span></text:p>
      <text:p text:style-name="P177">Ah ! <text:span text:style-name="T141">M</text:span>adame, je vous reconnais au portrait que le seigneur <text:span text:style-name="T141">Lopez</text:span> me faisait de vos charmes… <office:annotation office:name="__Annotation__8782_2441559830" loext:resolved="false"><dc:creator>Julien LEMAIRE</dc:creator><dc:date>2021-05-17T22:49:59.891486917</dc:date><meta:creator-initials>JL</meta:creator-initials><text:p text:style-name="P262"><text:span text:style-name="T260">Indent. P95.</text:span></text:p></office:annotation><text:span text:style-name="_3c_stage.c_3e_">(</text:span><text:span text:style-name="_3c_stage.c_3e_"><text:span text:style-name="T258">I</text:span></text:span><text:span text:style-name="_3c_stage.c_3e_">l </text:span><text:span text:style-name="_3c_stage.c_3e_"><text:span text:style-name="T141">l’emmène</text:span></text:span><text:span text:style-name="_3c_stage.c_3e_">.)</text:span><office:annotation-end office:name="__Annotation__8782_2441559830"/></text:p>
      <text:h text:style-name="P204" text:outline-level="2">Scène X.</text:h>
      <text:p text:style-name="P146"><text:span text:style-name="T141">Monipodio</text:span>, <text:span text:style-name="T141">Marie</text:span>, Fontanarès.</text:p>
      <text:p text:style-name="P126"><text:soft-page-break/>Marie.</text:p>
      <text:p text:style-name="P12">Est-ce bien lui ?</text:p>
      <text:p text:style-name="P126"><text:span text:style-name="_3c_pb_3e_"><text:span text:style-name="T141">[**]</text:span></text:span>Fontanarès.</text:p>
      <text:p text:style-name="P12">Oui, Marie, et j’ai réussi, nous serons heureux.</text:p>
      <text:p text:style-name="P126">Marie.</text:p>
      <text:p text:style-name="P12">Ah ! si vous saviez combien j’ai prié pour votre succès.</text:p>
      <text:p text:style-name="P126">Fontanarès.</text:p>
      <text:p text:style-name="P12">J’ai des millions de choses à vous dire ; mais il en est une que je devrais vous dire un million de fois pour tout le temps de mon absence.</text:p>
      <text:p text:style-name="P126">Marie.</text:p>
      <text:p text:style-name="P12">Si vous me parlez ainsi, je croirai que vous ne savez pas quel est mon attachement : il se nourrit bien moins de flatteries que de tout ce qui vous intéresse.</text:p>
      <text:p text:style-name="P126">Fontanarès.</text:p>
      <text:p text:style-name="P7">Ce qui m’intéresse, Marie, est d’apprendre, avant de m’engager dans une affaire capitale, si vous aurez le courage de résister à votre père qui, dit-on, veut vous marier.</text:p>
      <text:p text:style-name="P126"><text:span text:style-name="_3c_pb_3e_"><text:span text:style-name="T142">[</text:span></text:span><text:span text:style-name="_3c_pb_3e_">**</text:span><text:span text:style-name="_3c_pb_3e_"><text:span text:style-name="T142">]</text:span></text:span>Marie.</text:p>
      <text:p text:style-name="P12">Ai-je donc changé ?</text:p>
      <text:p text:style-name="P126">Fontanarès.</text:p>
      <text:p text:style-name="P12">Aimer, pour nous autres hommes, c’est craindre : vous êtes si riche, je suis si pauvre ! On ne n<text:span text:style-name="T141">ous</text:span> tourmentait point en me croyant perdu, mais nous allons avoir le monde entre nous. Vous êtes mon étoile ! brillante et loin de moi. Si je ne savais pas vous trouver à moi au bout de ma lutte, o<text:span text:style-name="T142">h</text:span> ! malgré le triomphe, je mourrais de douleur.</text:p>
      <text:p text:style-name="P126">Marie.</text:p>
      <text:p text:style-name="P12">Vous ne me connaissez donc pas ? Seule, presque recluse en votre absence, le sentiment si pur qui m’unit à vous depuis l’enfance, a grandi comme… ta destinée ! Quand ces yeux qui te revoient avec tant de bonheur seront à jamais fermés ; quand ce cœur qui ne bat que pour Dieu, pour mon père et pour toi, sera desséché, je crois qu’il restera toujours de moi sur terre, une âme qui t’aimera encore ! Doutes- tu maintenant de ma constance ?</text:p>
      <text:p text:style-name="P126"><text:span text:style-name="_3c_pb_3e_"><text:span text:style-name="T142">[**]</text:span></text:span>Fontanarès.</text:p>
      <text:p text:style-name="P7">Après avoir entendu de telles paroles, quel martyre n’endurerait-on pas ?</text:p>
      <text:h text:style-name="P204" text:outline-level="2"><text:span text:style-name="_3c_pb_3e_"><text:span text:style-name="T142">[**]</text:span></text:span>Scène XI.</text:h>
      <text:p text:style-name="P146">Les <text:span text:style-name="T142">Précédents</text:span>, Lothundiaz.</text:p>
      <text:p text:style-name="P126">Lothundiaz.</text:p>
      <text:p text:style-name="P11">Cette duègne laisse ma porte ouverte…</text:p>
      <text:p text:style-name="P126">Monipodio,<text:span text:style-name="_3c_stage.c_3e_"><text:span text:style-name="T1"> à part.</text:span></text:span></text:p>
      <text:p text:style-name="P11">Oh ! ces pauvres enfants sont perdus !… <text:span text:style-name="_3c_stage.c_3e_">(À Lothundiaz.) </text:span>L’aumône est un trésor qu’on s’amasse dans le ciel.</text:p>
      <text:p text:style-name="P126"><text:soft-page-break/><text:span text:style-name="_3c_pb_3e_"><text:span text:style-name="T142">[**]</text:span></text:span>Lothundiaz.</text:p>
      <text:p text:style-name="P11">Travaille, et tu t’amasseras des trésors, ici-bas. <text:span text:style-name="_3c_stage.c_3e_">(</text:span><text:span text:style-name="_3c_stage.c_3e_"><text:span text:style-name="T142">I</text:span></text:span><text:span text:style-name="_3c_stage.c_3e_">l regarde.) </text:span>Je ne vois point ma fille et sa duègne dans leur chemin. <office:annotation office:name="__Annotation__8951_2441559830" loext:resolved="false"><dc:creator>Julien LEMAIRE</dc:creator><dc:date>2021-05-17T22:59:56.646198328</dc:date><meta:creator-initials>JL</meta:creator-initials><text:p text:style-name="P262"><text:span text:style-name="T260">Indent. p99</text:span></text:p></office:annotation><text:span text:style-name="_3c_stage.c_3e_">(Jeu de scène entre Monipodio et Lothundiaz.)</text:span><office:annotation-end office:name="__Annotation__8951_2441559830"/></text:p>
      <text:p text:style-name="P126">Monipodio.</text:p>
      <text:p text:style-name="P11">L’Espagnol est généreux.</text:p>
      <text:p text:style-name="P126">Lothundiaz.</text:p>
      <text:p text:style-name="P11">Eh ! laisse-moi, je suis Catalan et suis soupçonneux. <text:span text:style-name="_3c_stage.c_3e_">(</text:span><text:span text:style-name="_3c_stage.c_3e_"><text:span text:style-name="T143">I</text:span></text:span><text:span text:style-name="_3c_stage.c_3e_">l aperçoit sa fille et Fontanarès.) </text:span>Que vois-je ?… ma tille avec <text:span text:style-name="T143">u</text:span>n jeune seigneur. <text:span text:style-name="_3c_stage.c_3e_">(</text:span><text:span text:style-name="_3c_stage.c_3e_"><text:span text:style-name="T143">Il</text:span></text:span><text:span text:style-name="_3c_stage.c_3e_"> court à eux.) </text:span>On a beau payer des duègnes pour avoir le cœur et les yeux d’une mère, elles vous voleront toujours. <text:span text:style-name="_3c_stage.c_3e_">(À sa fille.) </text:span>Comment Marie, vous, héritière de dix mille sequins de <text:span text:style-name="T143">rente</text:span>, vous parlez à… Ai-je la berlue ?… c’est ce damné mécanicien qui n’a pas un mara<text:span text:style-name="T143">védis</text:span>. <office:annotation office:name="__Annotation__8952_2441559830" loext:resolved="false"><dc:creator>Julien LEMAIRE</dc:creator><dc:date>2021-05-17T23:02:21.458108705</dc:date><meta:creator-initials>JL</meta:creator-initials><text:p text:style-name="P262"><text:span text:style-name="T260">Indent. P 99</text:span></text:p></office:annotation><text:span text:style-name="_3c_stage.c_3e_">(Monipodio fait des signes à Quinola.)</text:span><office:annotation-end office:name="__Annotation__8952_2441559830"/></text:p>
      <text:p text:style-name="P126"><text:span text:style-name="_3c_pb_3e_"><text:span text:style-name="T143">[**]</text:span></text:span>Marie.</text:p>
      <text:p text:style-name="P12">Alfonso Fontanarès, mon père, n’est plus sans fortume, il a vu le roi.</text:p>
      <text:p text:style-name="P126">Lothundiaz.</text:p>
      <text:p text:style-name="P11">Je plains le roi.</text:p>
      <text:p text:style-name="P126">Fontanarès.</text:p>
      <text:p text:style-name="P11">Seigneur Lothundiaz, je puis aspirer à la main de <text:span text:style-name="T143">votre</text:span> belle Marie.</text:p>
      <text:p text:style-name="P126">Lothundiaz.</text:p>
      <text:p text:style-name="P11">Ah !…</text:p>
      <text:p text:style-name="P126">Fontanarès.</text:p>
      <text:p text:style-name="P12">Accepterez-vous pour gendre <text:span text:style-name="T143">le</text:span> duc <text:span text:style-name="T143">de Neptunado</text:span>, grand d’Espagne <text:span text:style-name="T143">et</text:span> <text:span text:style-name="T143">f</text:span>avori du roi ? <office:annotation office:name="__Annotation__8953_2441559830" loext:resolved="false"><dc:creator>Julien LEMAIRE</dc:creator><dc:date>2021-05-17T23:04:16.641408110</dc:date><meta:creator-initials>JL</meta:creator-initials><text:p text:style-name="P262"><text:span text:style-name="T260">Indent p100</text:span></text:p></office:annotation><text:span text:style-name="_3c_stage.c_3e_">(Lotliundiaz cherche autour de lui le duc.)</text:span><office:annotation-end office:name="__Annotation__8953_2441559830"/></text:p>
      <text:p text:style-name="P126">Marie.</text:p>
      <text:p text:style-name="P12">Mais, c’est lui, mon père.</text:p>
      <text:p text:style-name="P126"><text:span text:style-name="_3c_pb_3e_"><text:span text:style-name="T143">[**]</text:span></text:span>Lothundiaz.</text:p>
      <text:p text:style-name="P11">Toi ! que j’ai vu grand comme ça, dont le père vendait du drap, me prcnds-tu pour un nigaud ?</text:p>
      <text:h text:style-name="P204" text:outline-level="2">Scène XII.</text:h>
      <text:p text:style-name="P146">Les Mêmes, Quinola, D<text:span text:style-name="T143">ona</text:span> <text:span text:style-name="T143">Lopez.</text:span>.</text:p>
      <text:p text:style-name="P117"/>
      <text:p text:style-name="P117">Quinola.</text:p>
      <text:p text:style-name="P7">Qui a dit nigaud ?</text:p>
      <text:p text:style-name="P126">Fontanarès.</text:p>
      <text:p text:style-name="P12">Pour cadeau de noces, je vous ferai anoblir, et ma femme et moi, nous vous laisserons constituer, sur sa fortune, un <text:span text:style-name="T144">majorat</text:span> pour votre fils…</text:p>
      <text:p text:style-name="P126"><text:span text:style-name="_3c_pb_3e_"><text:span text:style-name="T144">[**]</text:span></text:span>Marie.</text:p>
      <text:p text:style-name="P12">Eh bien, mon père.</text:p>
      <text:p text:style-name="P126">Quinola.</text:p>
      <text:p text:style-name="P11"><text:soft-page-break/>Eh bien, <text:span text:style-name="T144">M</text:span>onsieur ?</text:p>
      <text:p text:style-name="P126">Lothundiaz.</text:p>
      <text:p text:style-name="P11">Oh ! c’est ce brigand de Lavradi.</text:p>
      <text:p text:style-name="P126">Quinola.</text:p>
      <text:p text:style-name="P11">Mon <text:span text:style-name="T144">maître</text:span> a fait reconnaître mon innocence par le roi.</text:p>
      <text:p text:style-name="P126">Lothundiaz.</text:p>
      <text:p text:style-name="P11">M’anoblir est alors chose bien moins difficile…</text:p>
      <text:p text:style-name="_3c_speaker_3e_"><text:span text:style-name="T34">Quinola</text:span><text:span text:style-name="T84">.</text:span></text:p>
      <text:p text:style-name="P24">A<text:span text:style-name="T144">h</text:span> ! vous croyez qu’un bourgeois devient grand seigneur avec les patentes du roi . Voyons ? Figurez-vous que je suis marquis de Lavradi ? Mon cher, p<text:span text:style-name="T144">rête</text:span>-moi cent ducats ?</text:p>
      <text:p text:style-name="_3c_speaker_3e_"><text:span text:style-name="_3c_pb_3e_">[**</text:span><text:span text:style-name="_3c_pb_3e_"><text:span text:style-name="T144">]</text:span></text:span><text:span text:style-name="T144">Lothundiaz</text:span>.</text:p>
      <text:p text:style-name="P24"><text:span text:style-name="T144">Cent</text:span> coups de bâton ! <text:span text:style-name="T144">C</text:span>ent ducats ?… le revenu d’une terre de deux mille écus d’or.</text:p>
      <text:p text:style-name="P127">Quinola.</text:p>
      <text:p text:style-name="Standard">Là ! voyez-vous ?… Et ça veut être noble ! Autre chose. Comte Lothundiaz, avancez deux -mille éc<text:span text:style-name="T144">us</text:span> d’or à votre gendre, pour qu’il puisse accomplir ses promesses au roi d’Espagne ?</text:p>
      <text:p text:style-name="P139"><text:span text:style-name="T33">Lothundiaz</text:span>, <text:span text:style-name="_3c_stage.c_3e_">à Fontanarès</text:span>.</text:p>
      <text:p text:style-name="P25">Et qu’as-tu donc promis ?</text:p>
      <text:p text:style-name="P126">Fontanarès.</text:p>
      <text:p text:style-name="P7">Le roi d’Espagne, instruit de mon amour pour votre fille, vient à Barcelone voir marcher un vaisseau sans rames ni voiles, par une machine de mon invention, et nous mariera lui-même.</text:p>
      <text:p text:style-name="_3c_speaker_3e_"><text:span text:style-name="T27">Lothundiaz,</text:span><text:span text:style-name="_3c_stage.c_3e_"><text:span text:style-name="T1"> à part.</text:span></text:span></text:p>
      <text:p text:style-name="P11">Ils veulent me berner. <text:span text:style-name="_3c_stage.c_3e_">(Haut.) </text:span>Tu feras marcher les vaisseaux tout seuls, je le veux bien, j'irai voir ça. Ça m’amusera. Mais je ne veux pas pour gendre<text:span text:style-name="T144">s,</text:span> d'homme<text:span text:style-name="T144">s</text:span> à grandes visées. Les filles élevées dans nos familles n’ont pas besoin de prodiges, mais d’un homme qui se résigne à s’occuper de son ménage, et non des affaires du soleil et de la lune. Être bon père de famille est le seul prodige que je veuille en ceci.</text:p>
      <text:p text:style-name="P126"><text:span text:style-name="_3c_pb_3e_"><text:span text:style-name="T144">[**]</text:span></text:span>Fontanarès.</text:p>
      <text:p text:style-name="P11">A l’âge de douze ans, votre fille, <text:span text:style-name="T145">S</text:span>eigneur, m’a souri comme Beatrix à Dante. Enfant, elle a vu d’abord un frère en moi ; puis, quand nous nous sommes sentis séparés par la fortune, elle m’a vu concevant l’entreprise hardie de combler cette distance à force de gloire. Je suis allé pour elle en Italie, étudier avec Galilée. Elle a, la première, applaudi à mon œuvre, elle l’a comprise ! elle a épousé ma pensée avant de m’épouser moi-même ; elle est ainsi devenue pour moi le monde entier : comprenez-vous maintenant combien je l’idolâtre ?</text:p>
      <text:p text:style-name="P126"><text:span text:style-name="_3c_pb_3e_"><text:span text:style-name="T145">[**]</text:span></text:span>Lothundiaz.</text:p>
      <text:p text:style-name="P11">E<text:span text:style-name="T145">t</text:span> c’est justement pour cela que je ne le la donne pas ! Dans dix ans, elle serait abandonnée pour quelque autre découverte à faire…</text:p>
      <text:p text:style-name="P126">Marie.</text:p>
      <text:p text:style-name="P12">Quitte-t-on, mon père, un amour qui a fait faire, de tels prodiges ?</text:p>
      <text:p text:style-name="P126">Lothundiaz.</text:p>
      <text:p text:style-name="P12"><text:soft-page-break/>Oui, quand il n’en fait plus.</text:p>
      <text:p text:style-name="P126">Marie.</text:p>
      <text:p text:style-name="P12">S’il devient duc, grand d’Espagne et riche<office:annotation office:name="__Annotation__9140_2441559830" loext:resolved="false"><dc:creator>Julien LEMAIRE</dc:creator><dc:date>2021-05-17T23:14:08.267548325</dc:date><meta:creator-initials>JL</meta:creator-initials><text:p text:style-name="P262"><text:span text:style-name="T260">Inversion point de suspencion et point d’interrogation. Ca me semble mieux comme ça. P105</text:span></text:p><text:p text:style-name="P262"><text:span text:style-name="T260"/></text:p></office:annotation> ?…<office:annotation-end office:name="__Annotation__9140_2441559830"/></text:p>
      <text:p text:style-name="P126">Lothundiaz.</text:p>
      <text:p text:style-name="P11">Si ! si ! si !… Me prends-tu pour un imbécile<office:annotation office:name="__Annotation__9141_2441559830" loext:resolved="false"><dc:creator>Julien LEMAIRE</dc:creator><dc:date>2021-05-17T23:14:54.589184601</dc:date><meta:creator-initials>JL</meta:creator-initials><text:p text:style-name="P262"><text:span text:style-name="T260">Point d’interrogation manquant ? P 105</text:span></text:p></office:annotation> ?<office:annotation-end office:name="__Annotation__9141_2441559830"/> Les <office:annotation office:name="__Annotation__9142_2441559830" loext:resolved="false"><dc:creator>Julien LEMAIRE</dc:creator><dc:date>2021-05-17T23:15:14.842363124</dc:date><meta:creator-initials>JL</meta:creator-initials><text:p text:style-name="P262"><text:span text:style-name="T260">emphase</text:span></text:p></office:annotation>si<office:annotation-end office:name="__Annotation__9142_2441559830"/> sont les chevaux qui mènent à l’hôpital tous ces prétendus découvreurs de mondes.</text:p>
      <text:p text:style-name="P126"><text:span text:style-name="_3c_pb_3e_">[**</text:span><text:span text:style-name="_3c_pb_3e_"><text:span text:style-name="T145">]</text:span></text:span>Fontanarès.</text:p>
      <text:p text:style-name="P7">Mais voici les lettres par lesquelles le roi me donne un vaisseau.</text:p>
      <text:p text:style-name="P126">Quinola.</text:p>
      <text:p text:style-name="P180">Ouvrez donc les yeux ! Mon maître est à la fois homme de génie et joli garçon ; le génie vous offusque et ne vaut rien en ménage, d’accord ; mais il reste le joli garçon : que faut- il de plus à une fille pour être heureuse ?</text:p>
      <text:p text:style-name="P126">Lothundiaz.</text:p>
      <text:p text:style-name="P11">Le bonheur n’est pas dans ces extrêmes. Joli garçon et homme de génie, voilà deux raisons pour dépenser les trésors du Mexique. Ma fille sera madame Sarpi.</text:p>
      <text:h text:style-name="P204" text:outline-level="2"><text:span text:style-name="_3c_pb_3e_"><text:span text:style-name="T146">[**]</text:span></text:span>Scène XIII.</text:h>
      <text:p text:style-name="P146">Les Mêmes, S<text:span text:style-name="T146">arpi, </text:span><text:span text:style-name="_3c_stage.c_3e_"><text:span text:style-name="T146">sur le balcon</text:span></text:span>.</text:p>
      <text:p text:style-name="_3c_speaker_3e_">Sarpi, <text:span text:style-name="_3c_stage.c_3e_">à part</text:span>.</text:p>
      <text:p text:style-name="P45">On a prononcé mon nom. Que vois-je ? l’héritière et son père, à cette heure, sur la place !</text:p>
      <text:p text:style-name="P126">Lothundiaz.</text:p>
      <text:p text:style-name="P11">Sarpi n’est pas allé chercher un vaisseau dans le port de Valladolid, il a fait avancer mon fils d’un grade.</text:p>
      <text:p text:style-name="P126">Fontanarès.</text:p>
      <text:p text:style-name="P12">Par l’avenir de ton fils, Lothundiaz, ne t’avise pas de disposer de ta fille sans son consentement : elle m’<text:span text:style-name="T146">aime</text:span> et je l’aime. Je serai dans peu, <text:span text:style-name="_3c_stage.c_3e_">(</text:span><text:span text:style-name="_3c_stage.c_3e_"><text:span text:style-name="T146">S</text:span></text:span><text:span text:style-name="_3c_stage.c_3e_">arpi paraît.) </text:span>l’un des hommes les plus considérables de l’Espagne, et en état de me venger…</text:p>
      <text:p text:style-name="P126">Marie .</text:p>
      <text:p text:style-name="P12">Oh ! contre mon père.</text:p>
      <text:p text:style-name="P126"><text:span text:style-name="_3c_pb_3e_"><text:span text:style-name="T146">[**]</text:span></text:span>Fontanarès.</text:p>
      <text:p text:style-name="P7">Eh bien, dites-lui donc, Marie, tout ce que je fais pour vous mériter.</text:p>
      <text:p text:style-name="_3c_speaker_3e_">Sarpi.</text:p>
      <text:p text:style-name="P2">Un rival ?</text:p>
      <text:p text:style-name="_3c_speaker_3e_"><text:span text:style-name="T27">Quinola,</text:span><text:span text:style-name="_3c_stage.c_3e_"><text:span text:style-name="T1"> à Lothundiaz.</text:span></text:span></text:p>
      <text:p text:style-name="P11">Monsieur, vous serez damné.</text:p>
      <text:p text:style-name="P126">Lothundiaz.</text:p>
      <text:p text:style-name="P11">D’où sais-tu cela ?</text:p>
      <text:p text:style-name="P126"><text:soft-page-break/>Quinola.</text:p>
      <text:p text:style-name="P46">Ce n’est pas assez : vous serez volé, je vous le jure.</text:p>
      <text:p text:style-name="_3c_speaker_3e_"><text:span text:style-name="T39">Lothundiaz</text:span>.</text:p>
      <text:p text:style-name="P46">Pour n’ètre ni volé, ni damné, je garde ma fille à un homme qui n’aura pas de génie, c’est vrai, mais du bon sens…</text:p>
      <text:p text:style-name="_3c_speaker_3e_"><text:span text:style-name="_3c_pb_3e_"><text:span text:style-name="T146">[**]</text:span></text:span>F<text:span text:style-name="T146">ontanarès</text:span>.</text:p>
      <text:p text:style-name="P46">Attendez, du moins.</text:p>
      <text:p text:style-name="_3c_speaker_3e_">Sarpi.</text:p>
      <text:p text:style-name="P45">Et pourquoi donc attendre ?</text:p>
      <text:p text:style-name="_3c_speaker_3e_">Quinola, <text:span text:style-name="_3c_stage.c_3e_">à Monipodio</text:span>.</text:p>
      <text:p text:style-name="P45">Qui est-ce ?</text:p>
      <text:p text:style-name="_3c_speaker_3e_">Monipodio.</text:p>
      <text:p text:style-name="P45">Sarpi.</text:p>
      <text:p text:style-name="_3c_speaker_3e_">Quinola.</text:p>
      <text:p text:style-name="P45">Quel oiseau de proie. !</text:p>
      <text:p text:style-name="_3c_speaker_3e_">Monipodio.</text:p>
      <text:p text:style-name="P45">Et difficile à tuer, c’est le vrai gouverneur de Catalogne.</text:p>
      <text:p text:style-name="P126">Lothundiaz.</text:p>
      <text:p text:style-name="P46">Salut, monsieur le secrétaire, <text:span text:style-name="_3c_stage.c_3e_">(a Fontanarès.) </text:span>Adieu, mon cher, votre arrivée est une raison pour moi de presser le mariage, <text:span text:style-name="_3c_stage.c_3e_">(À Mari</text:span><text:span text:style-name="_3c_stage.c_3e_"><text:span text:style-name="T146">e</text:span></text:span><text:span text:style-name="_3c_stage.c_3e_">.) </text:span>Allons, rentrez, ma fille. <text:span text:style-name="_3c_stage.c_3e_">(À la duègne.) </text:span>Et vous, sorcière, vous allez avoir votre compte<text:span text:style-name="_3c_stage.c_3e_">.</text:span></text:p>
      <text:p text:style-name="_3c_speaker_3e_"><text:span text:style-name="_3c_pb_3e_"><text:span text:style-name="T40">[**]</text:span></text:span><text:span text:style-name="T27">Sarpi,</text:span><text:span text:style-name="_3c_stage.c_3e_"><text:span text:style-name="T1"> à </text:span></text:span><text:span text:style-name="_3c_stage.c_3e_"><text:span text:style-name="T5">Lothundiaz</text:span></text:span><text:span text:style-name="_3c_stage.c_3e_"><text:span text:style-name="T1">.</text:span></text:span></text:p>
      <text:p text:style-name="P17"><text:span text:style-name="T147">Cet hidalgo</text:span> donc des prétentions ?</text:p>
      <text:p text:style-name="P126">Fontanarès,<text:span text:style-name="_3c_stage.c_3e_"><text:span text:style-name="T1"> à Sarpi.</text:span></text:span></text:p>
      <text:p text:style-name="P47">Des droits !</text:p>
      <text:p text:style-name="_3c_stage_3e_">Marie, la duègue, Lothundiaz sortent.</text:p>
      <text:h text:style-name="P211" text:outline-level="2">Scène XIV.</text:h>
      <text:p text:style-name="_3c_stage_3e_"><text:span text:style-name="T88">Monipodio</text:span>, <text:span text:style-name="T88">Sarpi</text:span>, <text:span text:style-name="T88">Fontanarès</text:span>, <text:span text:style-name="T88">Quinola.</text:span></text:p>
      <text:p text:style-name="P126">Sarpi.</text:p>
      <text:p text:style-name="P17">Des droits ?… Ne savez-vous pas que le neveu de <text:span text:style-name="T148">Fra-</text:span>Paolo Sarpi, parent des Brancador, créé comte au royaume de Naples, secrétaire de la vice-royauté de Catalogne, prétend à la main de Marie Lothundiaz ? En se disant y avoir des droits, un homme fait une insulte à elle et à moi.</text:p>
      <text:p text:style-name="P126"><text:span text:style-name="_3c_pb_3e_"><text:span text:style-name="T148">[**]</text:span></text:span>Fontanarès.</text:p>
      <text:p text:style-name="P17">Savez-vous que, depuis cinq an<text:span text:style-name="T149">s</text:span>, moi, Alfonso Fontanarès, à qui le roi, notre maître, a promis le titre de duc de Neptunado, la grandesse et la Toison-d’<text:span text:style-name="T149">O</text:span>r, j’aime Marie Lothundiaz, et que vos prétentions à l’encontre de la foi qu’elle m’a jurée, seront, si vous n’y renoncez, une insulte et pour <text:soft-page-break/>elle et pour moi.</text:p>
      <text:p text:style-name="P126">Sarpi.</text:p>
      <text:p text:style-name="P17">Je ne savais pas, <text:span text:style-name="T149">M</text:span>onseigneur, avoir un si grand personnage pour rival. Eh ! bien, futur duc de Neptunado, futur grand, futur chevalier de la Toison-d’<text:span text:style-name="T149">O</text:span>r, nous aimons la même femme ; et si vous avez la promesse de Marie, j’ai celle du père ; vous attendez des honneurs, j’en ai.</text:p>
      <text:p text:style-name="P126"><text:span text:style-name="_3c_pb_3e_"><text:span text:style-name="T149">[**]</text:span></text:span>Fontanarès.</text:p>
      <text:p text:style-name="P17">Tenez, res<text:span text:style-name="T149">t</text:span>ons-en là. Ne prononcez pas un mot de plus, ne vous permettez pas un regard qui puisse m'offenser… vous seriez un lâche. Eussé-je cent querelles, je ne veux me battre avec personne qu’après avoir terminé mon entreprise et répondu par le succès à l’attente de mon roi. Je me ba<text:span text:style-name="T150">t</text:span>s en ce moment seul contre <text:span text:style-name="T150">tous</text:span>. Quand j’en aurai fini avec mon siècle, vous me retrouverez… près du roi.</text:p>
      <text:p text:style-name="P126">Sarpi.</text:p>
      <text:p text:style-name="P17">Oh ! nous ne nous quitterons pas.</text:p>
      <text:h text:style-name="P204" text:outline-level="2">Scène XV.</text:h>
      <text:p text:style-name="P146">Les Mêmes, Faustine, D<text:span text:style-name="T150">on</text:span> Frégose, <text:span text:style-name="T150">Paquita</text:span>.</text:p>
      <text:p text:style-name="P118"/>
      <text:p text:style-name="P118">Faustine,<text:span text:style-name="_3c_stage.c_3e_"><text:span text:style-name="T1"> au balcon.</text:span></text:span></text:p>
      <text:p text:style-name="P10">Que se passe-t-il donc, <text:span text:style-name="T150">M</text:span>onseigneur, entre ce jeune homme et votre secrétaire ; descendons.</text:p>
      <text:p text:style-name="P126"><text:span text:style-name="_3c_pb_3e_"><text:span text:style-name="T150">[**]</text:span></text:span>Quinola,<text:span text:style-name="_3c_stage.c_3e_"><text:span text:style-name="T1"> à Monipodio.</text:span></text:span></text:p>
      <text:p text:style-name="P9">Ne trouves-tu pas que mon homme a surtout le talent d’attirer la foudre sur sa tête<office:annotation office:name="__Annotation__15166_120980709" loext:resolved="false"><dc:creator>Julien LEMAIRE</dc:creator><dc:date>2021-05-18T10:44:39.986555368</dc:date><meta:creator-initials>JL</meta:creator-initials><text:p text:style-name="P262"><text:span text:style-name="T260">Ajout d’un point d’interrgation. Pertinent ou non ?</text:span></text:p></office:annotation> ?<office:annotation-end office:name="__Annotation__15166_120980709"/></text:p>
      <text:p text:style-name="P126">Monipodio.</text:p>
      <text:p text:style-name="P17">Il la porte si haut.</text:p>
      <text:p text:style-name="_3c_speaker_3e_"><text:span text:style-name="T27">Sarpi,</text:span><text:span text:style-name="_3c_stage.c_3e_"><text:span text:style-name="T1"> à don Frégose.</text:span></text:span></text:p>
      <text:p text:style-name="P20">Monseigneur, il arrive en Catalogne un homme comblé, dans l’avenir, des faveurs du roi, notre maitre, et que <text:span text:style-name="T150">v</text:span>otre <text:span text:style-name="T150">e</text:span>xcellence, selon mon humble avis, doit accueillir comme il le mérite.</text:p>
      <text:p text:style-name="_3c_speaker_3e_"><text:span text:style-name="T27">Don Frégose, </text:span><text:span text:style-name="_3c_stage.c_3e_">à </text:span><text:span text:style-name="_3c_stage.c_3e_"><text:span text:style-name="T1">Fontanarès</text:span></text:span><text:span text:style-name="T27">.</text:span></text:p>
      <text:p text:style-name="P20">De quelle maison êtes-vous ?</text:p>
      <text:p text:style-name="P126">Fontanarès,<text:span text:style-name="_3c_stage.c_3e_"><text:span text:style-name="T1"> à part.</text:span></text:span></text:p>
      <text:p text:style-name="P10">Combien de sourires semblables n’ai-je pas déjà dévorés. <text:span text:style-name="_3c_stage.c_3e_">(Haut.) </text:span>Excellence, le roi ne me l’a pas demandé. Voici d’ailleurs sa lettre et celle de ses ministres… <office:annotation office:name="__Annotation__15167_120980709" loext:resolved="false"><dc:creator>Julien LEMAIRE</dc:creator><dc:date>2021-05-18T10:46:39.979710040</dc:date><meta:creator-initials>JL</meta:creator-initials><text:p text:style-name="P262"><text:span text:style-name="T260">Indent, p113</text:span></text:p></office:annotation><text:span text:style-name="_3c_stage.c_3e_">(</text:span><text:span text:style-name="_3c_stage.c_3e_"><text:span text:style-name="T150">Il</text:span></text:span><text:span text:style-name="_3c_stage.c_3e_"> remet un paquet.)</text:span><office:annotation-end office:name="__Annotation__15167_120980709"/></text:p>
      <text:p text:style-name="P126">Faustine,<text:span text:style-name="_3c_stage.c_3e_"><text:span text:style-name="T1"> à Paquita.</text:span></text:span></text:p>
      <text:p text:style-name="P22">Cet homme a l’air d’un roi.</text:p>
      <text:p text:style-name="P126">Paquita.</text:p>
      <text:p text:style-name="P22">D’un roi qui fera des conquêtes.</text:p>
      <text:p text:style-name="P126">Faustine,<text:span text:style-name="_3c_stage.c_3e_"><text:span text:style-name="T1"> reconnaissant Monipodio.</text:span></text:span></text:p>
      <text:p text:style-name="P10">Monipodio ! sais-tu quel est cet homme ?</text:p>
      <text:p text:style-name="P126">Monipodio.</text:p>
      <text:p text:style-name="P9"><text:soft-page-break/>Un homme qui va, dit-on, bouleverser le monde.</text:p>
      <text:p text:style-name="P126">Faustine.</text:p>
      <text:p text:style-name="P22">Ah ! voilà donc ce fameux inventeur dont on m’a tant parlé.</text:p>
      <text:p text:style-name="_3c_speaker_3e_"><text:span text:style-name="T31">Monipodio</text:span>.</text:p>
      <text:p text:style-name="P22">Et voici son valet.</text:p>
      <text:p text:style-name="P126">Don Frégose.</text:p>
      <text:p text:style-name="P20">Tenez, Sarpi, voici la lettre du ministre, je garde celle du roi, <text:span text:style-name="_3c_stage.c_3e_">(a Fontanarôs.)</text:span> <text:span text:style-name="T151">Eh !</text:span> Bien mon garçon, la lettre du roi me semble positive. Vous entreprenez de réaliser l’impossible ! quelque grand que vous vous fassiez, peut-être devriez-vous, dans cette affaire, prendre les conseils de don <text:span text:style-name="T151">Ramon</text:span>, un savant de Catalogne, qui, dans cette partie, a écrit des traités fort estimés…</text:p>
      <text:p text:style-name="P126"><text:span text:style-name="_3c_pb_3e_"><text:span text:style-name="T151">[**]</text:span></text:span>Fontanarès.</text:p>
      <text:p text:style-name="P20">En ceci, Excellence, les plus belles dissertations du monde ne valent pas l’œuvre.</text:p>
      <text:p text:style-name="P126">Don Frégose.</text:p>
      <text:p text:style-name="P20">Quelle présomption ! <text:span text:style-name="_3c_stage.c_3e_">(à </text:span><text:span text:style-name="_3c_stage.c_3e_"><text:span text:style-name="T151">Sa</text:span></text:span><text:span text:style-name="_3c_stage.c_3e_">rpi.) </text:span>Sarpi, vous mettrez à la disposition du cavalier que voici, le navire qu’il choisira dans le port.</text:p>
      <text:p text:style-name="_3c_speaker_3e_"><text:span text:style-name="T27">Sarpi,</text:span><text:span text:style-name="_3c_stage.c_3e_"><text:span text:style-name="T1"> au vice-roi.</text:span></text:span></text:p>
      <text:p text:style-name="P20">Etes-vous sûr que le roi le veuille<office:annotation office:name="__Annotation__15278_120980709" loext:resolved="false"><dc:creator>Julien LEMAIRE</dc:creator><dc:date>2021-05-18T10:50:16.213602986</dc:date><meta:creator-initials>JL</meta:creator-initials><text:p text:style-name="P262"><text:span text:style-name="T260">Ajout d’un point d’interrogation.</text:span></text:p></office:annotation> ?<office:annotation-end office:name="__Annotation__15278_120980709"/></text:p>
      <text:p text:style-name="P126">Don Frégose.</text:p>
      <text:p text:style-name="P20">Nous verrons. En Espagne, il faut dire un <text:span text:style-name="T151">pater</text:span> entre chaque pas qu’on fait.</text:p>
      <text:p text:style-name="P126">Sarpi.</text:p>
      <text:p text:style-name="P17">On nous a d’ailleurs écrit de Valladolid.</text:p>
      <text:p text:style-name="P126">Faustine,<text:span text:style-name="_3c_stage.c_3e_"><text:span text:style-name="T1"> au vice-roi.</text:span></text:span></text:p>
      <text:p text:style-name="P20">De quoi s’agit-il ?</text:p>
      <text:p text:style-name="P126">Don Frégose.</text:p>
      <text:p text:style-name="P20">Oh ! d’une chimère.</text:p>
      <text:p text:style-name="P126">Faustine.</text:p>
      <text:p text:style-name="P20">E<text:span text:style-name="T151">h</text:span> ! mais, vous ne savez donc pas que je les aime.</text:p>
      <text:p text:style-name="P126">Don Frégose.</text:p>
      <text:p text:style-name="P20">D'une chimère de savant que le roi a prise au sérieux, à cause du désastre de l’<text:span text:style-name="T151">A</text:span>rmada. Si ce cavalier réussit, nous aurons la cour à Barcelone.</text:p>
      <text:p text:style-name="P126">Faustine.</text:p>
      <text:p text:style-name="P20">Mais nous lui devrons beaucoup.</text:p>
      <text:p text:style-name="_3c_speaker_3e_"><text:span text:style-name="T27">Don Frégose, </text:span><text:span text:style-name="_3c_stage.c_3e_">à Faus</text:span><text:span text:style-name="_3c_stage.c_3e_"><text:span text:style-name="T81">tine</text:span></text:span><text:span text:style-name="T27">.</text:span></text:p>
      <text:p text:style-name="P20">Vous ne me parlez <text:span text:style-name="T151">pas</text:span> si gracieusement, à moi ! <text:span text:style-name="_3c_stage.c_3e_">(Haut.) </text:span>Il s’est engagé sur sa tête à faire aller comme <text:span text:style-name="T152">le</text:span> vent, contre le vent, un vaisseau sans rames ni voiles…</text:p>
      <text:p text:style-name="_3c_speaker_3e_"><text:span text:style-name="_3c_pb_3e_"><text:span text:style-name="T152">[**]</text:span></text:span>Faustine.</text:p>
      <text:p text:style-name="P17">Sur sa tête. Oh ! mais, c’est un enfant ?</text:p>
      <text:p text:style-name="P126"><text:soft-page-break/>Sarpi.</text:p>
      <text:p text:style-name="P17">Et le seigneur Alfonso Fontanarès compte sur ce prodige pour épouser Marie Lothundiaz.</text:p>
      <text:p text:style-name="P126">Faustine.</text:p>
      <text:p text:style-name="P10">Ah ! il aime…</text:p>
      <text:p text:style-name="_3c_speaker_3e_"><text:span text:style-name="T27">Quinola,</text:span><text:span text:style-name="_3c_stage.c_3e_"><text:span text:style-name="T1"> tout bas à Faustine.</text:span></text:span></text:p>
      <text:p text:style-name="P179">Non, madame, il idolâtre.</text:p>
      <text:p text:style-name="P126">Faustine.</text:p>
      <text:p text:style-name="P20">La fille de Lothundiaz !</text:p>
      <text:p text:style-name="P126">Don Frégose.</text:p>
      <text:p text:style-name="P20">Vous vous intéressez à lui bien subitement.</text:p>
      <text:p text:style-name="P126">Faustine.</text:p>
      <text:p text:style-name="P20">Quand ce ne serait que pour voir la cour ici, je souhaite que ce cavalier réussisse.</text:p>
      <text:p text:style-name="P126">Don Frégose.</text:p>
      <text:p text:style-name="P20">Madame, ne voulez-vous pas venir prendre une collation à la villa d’Avaloros ? Une tartane vous attend au port.</text:p>
      <text:p text:style-name="P126"><text:span text:style-name="_3c_pb_3e_">[**</text:span><text:span text:style-name="_3c_pb_3e_"><text:span text:style-name="T152">]</text:span></text:span>Faustine.</text:p>
      <text:p text:style-name="P20">Non, <text:span text:style-name="T152">M</text:span>onseigneur, cette fête m’a fatiguée, et notre promenade en tartane serait de trop. Je n’ai pas comme vous l'<text:span text:style-name="T152">o</text:span>bligation de me montrer infatigable, la jeunesse aime le sommeil, trouvez bon que j’aille me reposer.</text:p>
      <text:p text:style-name="P126">Don Frégose.</text:p>
      <text:p text:style-name="P20">Vous ne me dites rien sans y mettre de la raillerie.</text:p>
      <text:p text:style-name="P126">Faustine.</text:p>
      <text:p text:style-name="P10">Tremblez que je ne vous traite sérieusement ! <office:annotation office:name="__Annotation__15398_120980709" loext:resolved="false"><dc:creator>Julien LEMAIRE</dc:creator><dc:date>2021-05-18T10:57:59.446988491</dc:date><meta:creator-initials>JL</meta:creator-initials><text:p text:style-name="P262"><text:span text:style-name="T260">Indent. p118</text:span></text:p></office:annotation><text:span text:style-name="_3c_stage.c_3e_">(Faustine, l</text:span><text:span text:style-name="_3c_stage.c_3e_"><text:span text:style-name="T152">e</text:span></text:span><text:span text:style-name="_3c_stage.c_3e_"> </text:span><text:span text:style-name="_3c_stage.c_3e_"><text:span text:style-name="T152">G</text:span></text:span><text:span text:style-name="_3c_stage.c_3e_">ouverneur et Paquita sortent.)</text:span><office:annotation-end office:name="__Annotation__15398_120980709"/></text:p>
      <text:h text:style-name="P204" text:outline-level="2"><text:span text:style-name="_3c_pb_3e_"><text:span text:style-name="T152">[**]</text:span></text:span>Scène XVI.</text:h>
      <text:p text:style-name="P146"><text:span text:style-name="T152">Avaloros</text:span>, Quinola, <text:span text:style-name="T152">Monipodio</text:span>, Fontanarès, <text:span text:style-name="T152">Sarpi</text:span>.</text:p>
      <text:p text:style-name="_3c_speaker_3e_">Sarpi, à Avaloros.</text:p>
      <text:p text:style-name="P48">Il n’y a plus de promenade en mer.</text:p>
      <text:p text:style-name="_3c_speaker_3e_">Avaloros.</text:p>
      <text:p text:style-name="P48">Peu m’importe, j’ai gagné cent écus d’or.</text:p>
      <text:p text:style-name="_3c_stage_3e_"><office:annotation office:name="__Annotation__15409_120980709" loext:resolved="false"><dc:creator>Julien LEMAIRE</dc:creator><dc:date>2021-05-18T11:00:09.136323079</dc:date><meta:creator-initials>JL</meta:creator-initials><text:p text:style-name="P262"><text:span text:style-name="T260">Indent. p119</text:span></text:p></office:annotation>Sarpi et Avaloros se parlent.<office:annotation-end office:name="__Annotation__15409_120980709"/></text:p>
      <text:p text:style-name="P126">Fontanarès,<text:span text:style-name="_3c_stage.c_3e_"><text:span text:style-name="T1"> à Monipodio.</text:span></text:span></text:p>
      <text:p text:style-name="P9">Quel est ce personnage ?</text:p>
      <text:p text:style-name="P126">Monipodio.</text:p>
      <text:p text:style-name="P9">Avaloros, le plus riche <text:span text:style-name="T153">bourgeois</text:span> de Catalogne, il a confisqué la Méditerranée à son profit.</text:p>
      <text:p text:style-name="P126"><text:soft-page-break/>Quinola.</text:p>
      <text:p text:style-name="P3">Je me sens plein de tendresse pour lui.</text:p>
      <text:p text:style-name="P126">Monipodio.</text:p>
      <text:p text:style-name="P10">C'est notre maître à tous !</text:p>
      <text:p text:style-name="P126">Avaloros,<text:span text:style-name="_3c_stage.c_3e_"><text:span text:style-name="T1"> à Fontanarès.</text:span></text:span></text:p>
      <text:p text:style-name="P17">Jeune homme, je suis banquier ; et, si votre affaire est bonne, après la protection de Dieu et celle du roi, rien ne vaut celle d’un millionnaire.</text:p>
      <text:p text:style-name="_3c_speaker_3e_"><text:span text:style-name="T27">Sarpi,</text:span><text:span text:style-name="_3c_stage.c_3e_"><text:span text:style-name="T1"> au banquier.</text:span></text:span></text:p>
      <text:p text:style-name="P17">Ne vous engagez à rien… à nous deux, nous saurons bien nous en rendre maîtres.</text:p>
      <text:p text:style-name="P126">Avaloros,<text:span text:style-name="_3c_stage.c_3e_"><text:span text:style-name="T1"> à Fontanarès.</text:span></text:span></text:p>
      <text:p text:style-name="P49">Eh ! bien, mon cher, vous viendrez me voir. <office:annotation office:name="__Annotation__15527_120980709" loext:resolved="false"><dc:creator>Julien LEMAIRE</dc:creator><dc:date>2021-05-18T11:02:08.232933058</dc:date><meta:creator-initials>JL</meta:creator-initials><text:p text:style-name="P262"><text:span text:style-name="T260">Indent p120.</text:span></text:p></office:annotation><text:span text:style-name="_3c_stage.c_3e_">(Monipodio lui prend sa bourse.)</text:span><office:annotation-end office:name="__Annotation__15527_120980709"/></text:p>
      <text:h text:style-name="Heading_20_2" text:outline-level="2"><text:span text:style-name="_3c_pb_3e_"><text:span text:style-name="T153">[**]</text:span></text:span><text:span text:style-name="T50">Scène XVII.</text:span></text:h>
      <text:p text:style-name="_3c_stage_3e_"><text:span text:style-name="T153">Monipodio</text:span>, Fontanarès, <text:span text:style-name="T153">Quinola.</text:span></text:p>
      <text:p text:style-name="P126">Quinola.</text:p>
      <text:p text:style-name="P9">Vous vous faites dès l’abord de belles affaires ?</text:p>
      <text:p text:style-name="P126">Monipodio.</text:p>
      <text:p text:style-name="P9">Don Frégose est jaloux de vous.</text:p>
      <text:p text:style-name="P126">Quinola.</text:p>
      <text:p text:style-name="P9">Sarpi va vous faire échouer !</text:p>
      <text:p text:style-name="P126">Monipodio.</text:p>
      <text:p text:style-name="P9">Vous vous posez en géant devant des nains qui ont le pouvoir ! Attendez donc le succès pour être fier ! On se fait tout petit, on s’insinue, on se glisse.</text:p>
      <text:p text:style-name="P126">Quinola.</text:p>
      <text:p text:style-name="P7">La gloire ?… mais, <text:span text:style-name="T153">M</text:span>onsieur, il faut la voler.</text:p>
      <text:p text:style-name="P126"><text:span text:style-name="_3c_pb_3e_"><text:span text:style-name="T153">[**]</text:span></text:span>Fontanarès.</text:p>
      <text:p text:style-name="P9">Vous voulez que je m’abaisse ?</text:p>
      <text:p text:style-name="P126">Monipodio.</text:p>
      <text:p text:style-name="P9">Tiens ! pour parvenir.</text:p>
      <text:p text:style-name="P126">Fontanarès.</text:p>
      <text:p text:style-name="P7">Bon pour un Sarpi ! <text:span text:style-name="T153">Je dois tout emporter de haute lutte.</text:span> Mais que voyez- vous entre le succès et moi ? Ne vais-je pas dans le port choisir une magnifique galère ?</text:p>
      <text:p text:style-name="P126">Quinola.</text:p>
      <text:p text:style-name="P7">Ah ! je suis superstitieux en cet endroit. Monsieur, ne prenez pas de galère !</text:p>
      <text:p text:style-name="P126">Fontanarès.</text:p>
      <text:p text:style-name="P7">Je ne vois aucun obstacle.</text:p>
      <text:p text:style-name="P126"><text:soft-page-break/>Quinola.</text:p>
      <text:p text:style-name="P7">Vous n’en avez jamais vu ! Vous avez bien autre chose à découvrir. Eh ! <text:span text:style-name="T154">M</text:span>onsieur, nous sommes sans argent, sans une auberg<text:span text:style-name="T154">e </text:span>où nous ayons crédit, et si je <text:span text:style-name="T154">n’avais</text:span> rencontré ce vieil ami qui m’aime, car on a des amis qui vous détestent, nous serions sans habits…</text:p>
      <text:p text:style-name="P126"><text:span text:style-name="_3c_pb_3e_"><text:span text:style-name="T154">[**]</text:span></text:span>Fontanarès.</text:p>
      <text:p text:style-name="P50">Mais elle m’aime ! <text:span text:style-name="_3c_stage.c_3e_">(Marie agite son mouchoir à la fenêtre.) </text:span>Tiens, vois, mon étoile brille.</text:p>
      <text:p text:style-name="_3c_speaker_3e_">Quinola.</text:p>
      <text:p text:style-name="P50">Eh <text:span text:style-name="T154">M</text:span>onsieur, c’est un mouchoir ! Êtes-vous assez dans votre bon sens pour écou<text:span text:style-name="T154">t</text:span>er un conseil ?… Au lieu de <text:span text:style-name="T154">cette</text:span> espèce de madone, il vous faudrait une marquise de Mondéjar ! une de ces femmes à corsage frêle, mais doublé d’acier, capables par amour, de toutes les ruses que nous inspire la détresse, à nous… Or la <text:span text:style-name="T154">B</text:span>rancador…</text:p>
      <text:p text:style-name="P126">Fontanarès.</text:p>
      <text:p text:style-name="P7">Si tu veux me voir laisser tout là, tu n’as qu’à me parler ainsi ! Sache-le bien : l’amour est toute ma force, il est le rayon céleste qui m’éclaire.</text:p>
      <text:p text:style-name="P126"><text:span text:style-name="_3c_pb_3e_"><text:span text:style-name="T154">[**]</text:span></text:span>Quinola.</text:p>
      <text:p text:style-name="P9">Là, là, calmez-vous.</text:p>
      <text:p text:style-name="_3c_speaker_3e_">Monipodio.</text:p>
      <text:p text:style-name="P51">Cet homme m’inquiète ! il me paraît posséder mieux la mécanique de l’amour, que l’amour de la mécanique.</text:p>
      <text:h text:style-name="P204" text:outline-level="2">Scène XVIII.</text:h>
      <text:p text:style-name="_3c_stage_3e_">Les Mêmes, Paquita.</text:p>
      <text:p text:style-name="_3c_speaker_3e_">Paquita, <text:span text:style-name="_3c_stage.c_3e_">à Fontanarès</text:span>.</text:p>
      <text:p text:style-name="P51">Ma maîtresse vous fait dire, Seigneur, que vous preniez garde à vous. Vous vous êtes attiré des haines implacables.</text:p>
      <text:p text:style-name="_3c_speaker_3e_"><text:span text:style-name="_3c_pb_3e_">[**]</text:span>Monipodio.</text:p>
      <text:p text:style-name="P51">Ceci me regarde. Allez sans crainte par les rues de Barcelone, quand on voudra vous tuer, je le saurai le premier.</text:p>
      <text:p text:style-name="_3c_speaker_3e_">Fontanarès.</text:p>
      <text:p text:style-name="P51">Déjà ?</text:p>
      <text:p text:style-name="_3c_speaker_3e_">Paquita.</text:p>
      <text:p text:style-name="P51">Vous ne me dites rien pour elle.</text:p>
      <text:p text:style-name="_3c_speaker_3e_">Quinola.</text:p>
      <text:p text:style-name="P51">Ma mie, on ne pense pas à deux machines à la fois !… Dis à ta céleste maîtresse que mon maître lui baise les pieds. Je suis garçon, mon ange, et veux faire une heureuse fin. <office:annotation office:name="__Annotation__15908_120980709" loext:resolved="false"><dc:creator>Julien LEMAIRE</dc:creator><dc:date>2021-05-18T11:18:49.865554302</dc:date><meta:creator-initials>JL</meta:creator-initials><text:p text:style-name="P262"><text:span text:style-name="T260">Indent. p126</text:span></text:p></office:annotation><text:span text:style-name="_3c_stage.c_3e_">(Il l’embrasse.)</text:span><office:annotation-end office:name="__Annotation__15908_120980709"/></text:p>
      <text:p text:style-name="_3c_speaker_3e_">Paquita, <text:span text:style-name="_3c_stage.c_3e_">lui donne un soufflet</text:span>.</text:p>
      <text:p text:style-name="P52">Fat !</text:p>
      <text:p text:style-name="_3c_speaker_3e_"><text:span text:style-name="_3c_pb_3e_">[**]</text:span>Quinola.</text:p>
      <text:p text:style-name="P52"><text:soft-page-break/>Charmante ! <office:annotation office:name="__Annotation__15909_120980709" loext:resolved="false"><dc:creator>Julien LEMAIRE</dc:creator><dc:date>2021-05-18T11:19:06.875753610</dc:date><meta:creator-initials>JL</meta:creator-initials><text:p text:style-name="P262"><text:span text:style-name="T260">Indent</text:span></text:p></office:annotation><text:span text:style-name="_3c_stage.c_3e_">(Elle sort.)</text:span><office:annotation-end office:name="__Annotation__15909_120980709"/></text:p>
      <text:h text:style-name="P204" text:outline-level="2">Scène XIX.</text:h>
      <text:p text:style-name="_3c_stage_3e_">Les Mêmes, moins Paquita.</text:p>
      <text:p text:style-name="P126">Monipodio.</text:p>
      <text:p text:style-name="P9">Venez au Soleil-d’Or, je connais l’hôte, vous aurez crédit.</text:p>
      <text:p text:style-name="P126">Quinola.</text:p>
      <text:p text:style-name="P7">La bataille commence encore plus promptement que je ne le croyais.</text:p>
      <text:p text:style-name="P126">Fontanarès.</text:p>
      <text:p text:style-name="P7">Où trouver de l’argent ?</text:p>
      <text:p text:style-name="P126"><text:span text:style-name="_3c_pb_3e_"><text:span text:style-name="T155">[**]</text:span></text:span>Quinola.</text:p>
      <text:p text:style-name="P7">On ne vous<text:span text:style-name="T155">nous</text:span> en prêtera pas, mais nous en achèterons. <text:span text:style-name="T155">Hé ! que vous faut-il ?</text:span></text:p>
      <text:p text:style-name="_3c_speaker_3e_">Fontanarès.</text:p>
      <text:p text:style-name="P52">Deux milles écus d’or.</text:p>
      <text:p text:style-name="_3c_speaker_3e_">Quinola.</text:p>
      <text:p text:style-name="P52">J’ai beau évaluer le trésor auquel je songe, il ne saurait être si dodu.</text:p>
      <text:p text:style-name="_3c_speaker_3e_">Monipodio.</text:p>
      <text:p text:style-name="P52">Ohé ! je trouve une bourse.</text:p>
      <text:p text:style-name="_3c_speaker_3e_">Quinola.</text:p>
      <text:p text:style-name="P52">Tiens, tu n’as rien oublié. Eh ! Monsieur, vous voulez du fer, du cuivre, de l’acier, du bois… toutes ces choses-là sont chez les marchands : Oh ! une idée. Je vais fonder la maison Quinola et compagnie, si elle ne fait pas de bonnes affaires, vous ferez toujours la vôtre.</text:p>
      <text:p text:style-name="P131"><text:span text:style-name="_3c_pb_3e_">[**]</text:span>Fontanarès.</text:p>
      <text:p text:style-name="Standard">Ah ! sans vous. que serais-je devenu ?</text:p>
      <text:p text:style-name="_3c_speaker_3e_">Monipodio.</text:p>
      <text:p text:style-name="P52">La proie d’Avaloros.</text:p>
      <text:p text:style-name="_3c_speaker_3e_">Fontanarès.</text:p>
      <text:p text:style-name="P52">À l’ouvrage donc ! L’inventeur va sauver l’amoureux. <office:annotation office:name="__Annotation__15944_120980709" loext:resolved="false"><dc:creator>Julien LEMAIRE</dc:creator><dc:date>2021-05-18T11:26:45.341368022</dc:date><meta:creator-initials>JL</meta:creator-initials><text:p text:style-name="P262"><text:span text:style-name="T260">Indent. P 128</text:span></text:p></office:annotation><text:span text:style-name="_3c_stage.c_3e_">(Ils sortent.)</text:span><office:annotation-end office:name="__Annotation__15944_120980709"/></text:p>
      <text:p text:style-name="P2"/>
      <text:p text:style-name="P2">Fin du premier acte.</text:p>
      <text:h text:style-name="P202" text:outline-level="1">Acte deuxième.</text:h>
      <text:p text:style-name="_3c_stage_3e_"><text:span text:style-name="_3c_pb_3e_"><text:span text:style-name="T155">[**]</text:span></text:span>Un salon du palais de madame Brancador.</text:p>
      <text:h text:style-name="P204" text:outline-level="2">Scène PREMIÈRE.</text:h>
      <text:p text:style-name="P146"><text:span text:style-name="T155">Avaloros</text:span>, S<text:span text:style-name="T155">arpi</text:span>, P<text:span text:style-name="T155">aquita</text:span>.</text:p>
      <text:p text:style-name="P126"><text:soft-page-break/>Avaloros.</text:p>
      <text:p text:style-name="P22">Noire souveraine serait-elle donc vraiment malade ?</text:p>
      <text:p text:style-name="P126"><text:span text:style-name="_3c_pb_3e_"><text:span text:style-name="T155">[**]</text:span></text:span>Paquita.</text:p>
      <text:p text:style-name="P22">Elle est en mélancolie.</text:p>
      <text:p text:style-name="_3c_speaker_3e_">Avaloros.</text:p>
      <text:p text:style-name="P53">La pensée est-elle donc une maladie ?</text:p>
      <text:p text:style-name="_3c_speaker_3e_">Paquita.</text:p>
      <text:p text:style-name="P53">Oui, mais vous êtres sûr de toujours bien vous porter.</text:p>
      <text:p text:style-name="P126">Sarpi.</text:p>
      <text:p text:style-name="P22">Va dire à ma chère cousine que le seigneur Avaloros et moi nous attendons son bon plaisir.</text:p>
      <text:p text:style-name="_3c_speaker_3e_">Avaloros.</text:p>
      <text:p text:style-name="P53">Tiens, voici deux écus pour dire que je pense…</text:p>
      <text:p text:style-name="_3c_speaker_3e_">Paquita.</text:p>
      <text:p text:style-name="P53">Je dirai que vous dépensez. Je vais décider Madame à s’habiller.<text:span text:style-name="_3c_stage.c_3e_"> (Elle sort.)</text:span></text:p>
      <text:h text:style-name="P204" text:outline-level="2"><text:span text:style-name="_3c_pb_3e_"><text:span text:style-name="T156">[**]</text:span></text:span>Scène II.</text:h>
      <text:p text:style-name="P146"><text:span text:style-name="T156">Avaloros</text:span>, S<text:span text:style-name="T156">arpi</text:span>.</text:p>
      <text:p text:style-name="P126">Sarpi.</text:p>
      <text:p text:style-name="P17">Pauvre vice-roi ! il est le jeune homme, et je suis le vieillard.</text:p>
      <text:p text:style-name="P126">Avaloros.</text:p>
      <text:p text:style-name="P17">Pendant que votre petite cousine en fait un sot, vous déployez l’activité d’un politique, vous préparez au roi la conquête d<text:span text:style-name="T157">e</text:span> la Navarre <text:span text:style-name="T157">F</text:span>rançaise. Si j’avais une <text:span text:style-name="T157">fille</text:span>, je vous la donnerais. Le bonhomme Lothundiaz n’est pas un sot.</text:p>
      <text:p text:style-name="P126">Sarpi.</text:p>
      <text:p text:style-name="P17">Ah ! fonder une grande maison, inscrire un nom dans l’histoire de son pays : être le cardinal Gran- velle ou le duc d’Albe.</text:p>
      <text:p text:style-name="P126"><text:span text:style-name="_3c_pb_3e_">[**</text:span><text:span text:style-name="_3c_pb_3e_"><text:span text:style-name="T157">]</text:span></text:span>Avaloros.</text:p>
      <text:p text:style-name="P17">Oui ! c’est bien beau. <text:span text:style-name="T157">Je pense à me donner un nom. L’empereur a créé les Fuger princes de Babenhausen, ce titre leur coûte un million d’écus d’or. Moi, je veux être un grand homme… à bon marché.</text:span></text:p>
      <text:p text:style-name="P126">Sarpi.</text:p>
      <text:p text:style-name="P17">Vous ! comment ?</text:p>
      <text:p text:style-name="P126">Avaloros.</text:p>
      <text:p text:style-name="P17">Ce Fontanarès tient dans sa main l’avenir du commerce.</text:p>
      <text:p text:style-name="P126">Sarpi.</text:p>
      <text:p text:style-name="P17">Vous, qui ne vous attachez qu’au positif, vous y croyez donc ?</text:p>
      <text:p text:style-name="P126"><text:soft-page-break/>Avaloros.</text:p>
      <text:p text:style-name="P17">Depuis la poudre, l’imprimerie et la découverte du nouveau monde, je suis crédule. On me dirait qu’un homme a trouvé le moyen d’avoir <text:span text:style-name="T157">en</text:span> dix minutes ici des nouvelles de Paris, ou que l’eau contient du <text:span text:style-name="T157">feu</text:span>, ou qu’il y a encore des Indes à découvrir, ou qu’on peut se promener dans les airs, je ne dirais pas non, et je donnerais…</text:p>
      <text:p text:style-name="P126"><text:span text:style-name="_3c_pb_3e_"><text:span text:style-name="T157">[**]</text:span></text:span>Sarpi.</text:p>
      <text:p text:style-name="P17">Votre argent ?</text:p>
      <text:p text:style-name="P126">Avaloros.</text:p>
      <text:p text:style-name="P17">Non, mon attention à l’affaire.</text:p>
      <text:p text:style-name="P126">Sarpi.</text:p>
      <text:p text:style-name="P17">Si le vaisseau marche, vous voulez être à Fontanarès ce <office:annotation office:name="__Annotation__16213_120980709" loext:resolved="false"><dc:creator>Julien LEMAIRE</dc:creator><dc:date>2021-05-18T11:39:27.478433705</dc:date><meta:creator-initials>JL</meta:creator-initials><text:p text:style-name="P262"><text:span text:style-name="T260">Est-ce une graphie de l’époque ?</text:span></text:p></office:annotation>qu’A<text:span text:style-name="T157">mé</text:span>ric<office:annotation-end office:name="__Annotation__16213_120980709"/> est à Christophe Colomb.</text:p>
      <text:p text:style-name="P126">Avaloros.</text:p>
      <text:p text:style-name="P17">N’ai-je pas là dans ma poche de quoi payer dix hommes de génie ?</text:p>
      <text:p text:style-name="P126">Sarpi.</text:p>
      <text:p text:style-name="P17">Comment vous y prendrez-vous ?</text:p>
      <text:p text:style-name="P126"><text:span text:style-name="_3c_pb_3e_"><text:span text:style-name="T158">[**]</text:span></text:span>Avaloros.</text:p>
      <text:p text:style-name="P17">L’argent, voilà le grand secret. Avec de l’argent à perdre, on gagne du temps ; avec le temps tout est possible ; on rend à volonté mauvaise une bonne affaire ; et, pendant que les autres en désespèrent, on s en empare. L’argent, c’est la vie ; l’argent, c’est la satisfaction des besoins et des désirs : dans un homme de génie, il y a toujours un enfant plein de fantaisies, on use l’homme et l’on se trouve tôt ou <text:span text:style-name="T158">tard</text:span> avec l’enfant : l’enfant sera mon debiteur, et l'homme de génie ira en prison.</text:p>
      <text:p text:style-name="P126">Sarpi.</text:p>
      <text:p text:style-name="P17">Et où en êtes-vous ?</text:p>
      <text:p text:style-name="P126">Avaloros.</text:p>
      <text:p text:style-name="P10">Il s’est défié de mes offres, et non pas lui ; mais son valet, et je vais traiter avec le valet.</text:p>
      <text:p text:style-name="P126">Sarpi.</text:p>
      <text:p text:style-name="P17">Je vous t<text:span text:style-name="T158">iens </text:span>: j'ai l’ordre d’envoyer <text:span text:style-name="T158">tous</text:span> les vaisseaux de Barcelone sur les <text:span text:style-name="T158">côtes</text:span> de France ; et, par une précaution des ennemis que Fontanarès s’est fait à Valladolid, cet ordre est absolu et postérieur à la lettre du roi.</text:p>
      <text:p text:style-name="_3c_speaker_3e_">Avaloros.</text:p>
      <text:p text:style-name="P54">Que voulez-vous dans l’affaire ?</text:p>
      <text:p text:style-name="_3c_speaker_3e_">Sarpi.</text:p>
      <text:p text:style-name="P54">Les fonctions de grand-maître des constructions navales ?…</text:p>
      <text:p text:style-name="_3c_speaker_3e_">Avaloros.</text:p>
      <text:p text:style-name="P54">Mais que reste-t-il donc alors ?</text:p>
      <text:p text:style-name="_3c_speaker_3e_">Sarpi.</text:p>
      <text:p text:style-name="P54">La gloire.</text:p>
      <text:p text:style-name="_3c_speaker_3e_"><text:soft-page-break/>Avaloros.</text:p>
      <text:p text:style-name="P54">Finaud !</text:p>
      <text:p text:style-name="_3c_speaker_3e_"><text:span text:style-name="_3c_pb_3e_">[**]</text:span>Sarpi.</text:p>
      <text:p text:style-name="P54">Gourmand !</text:p>
      <text:p text:style-name="P126">Avaloros.</text:p>
      <text:p text:style-name="P17">Chassons ensemble, <text:span text:style-name="T158">nous nous querellerons au partage.</text:span> Votre main ? <text:span text:style-name="_3c_stage.c_3e_">(à part.) </text:span>Je suis le plus fort, je <text:span text:style-name="T158">tiens</text:span> le vice-roi par la Brancador.</text:p>
      <text:p text:style-name="_3c_speaker_3e_"><text:span text:style-name="T27">Sarpi,</text:span><text:span text:style-name="_3c_stage.c_3e_"><text:span text:style-name="T1"> à part.</text:span></text:span></text:p>
      <text:p text:style-name="P17">Nous l’avons assez engraissé, tuons-le, j’ai de quoi le perdre.</text:p>
      <text:p text:style-name="P126">Avaloros.</text:p>
      <text:p text:style-name="P10">Il faudrait avoir ce Quinola dans nos intérêts, et je l’ai mandé pour tenir conseil avec la Brancador.</text:p>
      <text:h text:style-name="P204" text:outline-level="2"><text:span text:style-name="_3c_pb_3e_"><text:span text:style-name="T159">[**]</text:span></text:span>Scène III.</text:h>
      <text:p text:style-name="P146">Les Mêmes, Quinola.</text:p>
      <text:p text:style-name="P126">Quinola.</text:p>
      <text:p text:style-name="P3">Me voici <text:span text:style-name="T160">comme…</text:span> entre deux larrons ; <text:span text:style-name="T160">mais ceux-ci sont saupoudrés de vertus et caparaçonnés de belles manières. On nous pend, nous autres !</text:span></text:p>
      <text:p text:style-name="P126">Sarpi.</text:p>
      <text:p text:style-name="P17">Coquin ! tu devrais, en attendant que ton maître les fasse aller par d’autres procédés, conduire toi-mê<text:span text:style-name="T160">me</text:span> les galères.</text:p>
      <text:p text:style-name="P126">Quinola.</text:p>
      <text:p text:style-name="P17">Le roi, juste appréciateur des mérites, a compris qu’il y perdrait trop.</text:p>
      <text:p text:style-name="P126">Sarpi.</text:p>
      <text:p text:style-name="P17">Tu seras surveillé.</text:p>
      <text:p text:style-name="P126"><text:span text:style-name="_3c_pb_3e_"><text:span text:style-name="T160">[**]</text:span></text:span>Quinola.</text:p>
      <text:p text:style-name="P10">Je le crois bien, et je me surveille moi-même.</text:p>
      <text:p text:style-name="P126">Avaloros.</text:p>
      <text:p text:style-name="P10">Vous l’intimidez, c’est un honnête garçon. Voyons ? tu t’es fait une idée de la fortune.</text:p>
      <text:p text:style-name="P126">Quinola.</text:p>
      <text:p text:style-name="P10">Jamais, je l’ai vue à de trop grandes distances.</text:p>
      <text:p text:style-name="P126">Avaloros.</text:p>
      <text:p text:style-name="P10">Et quelque chose comme deux mille écus d’or…</text:p>
      <text:p text:style-name="P126">Quinola.</text:p>
      <text:p text:style-name="P3">Quoi ? plaît-il ? J'ai des éblouissements. Cela existe donc, deux mille écus d’or ? Être propriétaire, avoir sa maison, s<text:span text:style-name="T160">a </text:span>servante, <text:span text:style-name="T160">son</text:span> cheval, sa femme, ses revenus, être protégé par la Sainte-Hermandad, au lieu de l'avoir à ses tr<text:span text:style-name="T160">ousses</text:span>, que faut-il faire ?</text:p>
      <text:p text:style-name="P126"><text:soft-page-break/>Avaloros.</text:p>
      <text:p text:style-name="P10">M’aider à réaliser un contrat à l'avantage réciproque de ton maître et de moi.</text:p>
      <text:p text:style-name="P126">Quinola.</text:p>
      <text:p text:style-name="P10">J’en<text:span text:style-name="T160">tends </text:span>! le boucler. Tout beau, ma <text:span text:style-name="T160">conscience</text:span> ! Taisez- vous, ma belle, on vous oubliera pour quelqu<text:span text:style-name="T160">e</text:span>s jours, et nous ferons bon ménage pour le reste de ma vie.</text:p>
      <text:p text:style-name="P126">Avaloros,<text:span text:style-name="_3c_stage.c_3e_"><text:span text:style-name="T1"> à Sarpi.</text:span></text:span></text:p>
      <text:p text:style-name="P17">Nous le tenons.</text:p>
      <text:p text:style-name="_3c_speaker_3e_"><text:span text:style-name="T27">Sarpi,</text:span><text:span text:style-name="_3c_stage.c_3e_"><text:span text:style-name="T1"> à Avaloros.</text:span></text:span></text:p>
      <text:p text:style-name="P17">Il se moque de nous ! il serait bien autrement sérieux.</text:p>
      <text:p text:style-name="P126"><text:span text:style-name="_3c_pb_3e_"><text:span text:style-name="T160">[**]</text:span></text:span>Quinola.</text:p>
      <text:p text:style-name="P55">Je n’aurai sans doute les deux mille écus d’or qu’après la signature du <text:span text:style-name="T160">traité.</text:span></text:p>
      <text:p text:style-name="_3c_speaker_3e_">SARPl, <text:span text:style-name="_3c_stage.c_3e_">vivement</text:span>.</text:p>
      <text:p text:style-name="P55">Tu peux les avoir auparavant.</text:p>
      <text:p text:style-name="P126">Quinola.</text:p>
      <text:p text:style-name="P10"><text:span text:style-name="T160">B</text:span>ah ! <text:span text:style-name="_3c_stage.c_3e_">(</text:span><text:span text:style-name="_3c_stage.c_3e_"><text:span text:style-name="T160">Il</text:span></text:span><text:span text:style-name="_3c_stage.c_3e_"> tend </text:span><text:span text:style-name="_3c_stage.c_3e_"><text:span text:style-name="T160">l</text:span></text:span><text:span text:style-name="_3c_stage.c_3e_">a main.) </text:span><text:span text:style-name="_3c_stage.c_3e_"><text:span text:style-name="T160">d</text:span></text:span>onnez ?</text:p>
      <text:p text:style-name="P126">Avaloros.</text:p>
      <text:p text:style-name="P10">En me signant des lettres de change… échues.</text:p>
      <text:p text:style-name="P126">Quinola.</text:p>
      <text:p text:style-name="P56">Le Grand-<text:span text:style-name="T161">T</text:span>urc ne présente pas le lacet avec plus de délicatesse.</text:p>
      <text:p text:style-name="_3c_speaker_3e_">Sarpi.</text:p>
      <text:p text:style-name="P57">Ton maître a-t-il son vaisseau ?</text:p>
      <text:p text:style-name="_3c_speaker_3e_"><text:span text:style-name="_3c_pb_3e_"><text:span text:style-name="T162">[**]</text:span></text:span>Quinola.</text:p>
      <text:p text:style-name="P58">Valladolid est loin, c’est vrai, monsieur le secrétaire ; mais nous y tenons une plume qui peut siner votre disgrâce.</text:p>
      <text:p text:style-name="_3c_speaker_3e_"><text:span text:style-name="T161">Sarpi</text:span>.</text:p>
      <text:p text:style-name="P56">Je t’écraserai.</text:p>
      <text:p text:style-name="P126">Quinola.</text:p>
      <text:p text:style-name="P10">Je me ferai si mince que vous ne pourr<text:span text:style-name="T162">ez</text:span> pas.</text:p>
      <text:p text:style-name="P126">Avaloros.</text:p>
      <text:p text:style-name="P10">Eh ! maraud, que veux-tu donc ?</text:p>
      <text:p text:style-name="P126">Quinola.</text:p>
      <text:p text:style-name="P177">Ah ! voilà parler d’or.</text:p>
      <text:h text:style-name="P204" text:outline-level="2">Scène IV.</text:h>
      <text:p text:style-name="P146">Les <text:span text:style-name="T162">Précédents</text:span>, Faustine et <text:span text:style-name="T162">Paquita</text:span>.</text:p>
      <text:p text:style-name="P126"><text:soft-page-break/>Paquita.</text:p>
      <text:p text:style-name="P22">Messieurs, voici <text:span text:style-name="T162">M</text:span>adame.</text:p>
      <text:h text:style-name="P204" text:outline-level="2">Scène V.</text:h>
      <text:p text:style-name="P146">Les <text:span text:style-name="T162">Précédents</text:span>, moins <text:span text:style-name="T162">Paquita</text:span>.</text:p>
      <text:p text:style-name="P130">Quinola, <text:span text:style-name="_3c_stage.c_3e_">va au-devant de la </text:span><text:span text:style-name="_3c_stage.c_3e_"><text:span text:style-name="T6">Brancador</text:span></text:span>.</text:p>
      <text:p text:style-name="P10">Madame, mon maître parle de se tuer s’il n’a son vaisseau que le comte Sarpi lui refuse depuis un mois ; le seigneur Avaloros lui demande la vie en lui offrant sa bourse, comprenez-vous ?… <text:span text:style-name="_3c_stage.c_3e_">(À </text:span><text:span text:style-name="_3c_stage.c_3e_"><text:span text:style-name="T162">part</text:span></text:span><text:span text:style-name="_3c_stage.c_3e_">.)</text:span> <text:span text:style-name="T162">Une femme nous a sauvés à Valladolid, les femmes nous sauverons à Barcelone. </text:span><text:span text:style-name="_3c_stage.c_3e_"><text:span text:style-name="T162">(Haut et à la Brancador.)</text:span></text:span><text:span text:style-name="_3c_stage.c_3e_"> </text:span>Il est bien <text:span text:style-name="T162">triste </text:span>!</text:p>
      <text:p text:style-name="_3c_speaker_3e_">Avaloros.</text:p>
      <text:p text:style-name="P58">Le misérable a de l’audace.</text:p>
      <text:p text:style-name="_3c_speaker_3e_">Quinola.</text:p>
      <text:p text:style-name="P58">Et sans argent, voilà de quoi nous étonner.</text:p>
      <text:p text:style-name="_3c_speaker_3e_">Sarpi, <text:span text:style-name="_3c_stage.c_3e_">à Quinola</text:span>.</text:p>
      <text:p text:style-name="P58">Entre à mon service.</text:p>
      <text:p text:style-name="_3c_speaker_3e_">Quinola.</text:p>
      <text:p text:style-name="P58">Je fais plus de façons pour prendre un maître.</text:p>
      <text:p text:style-name="P126">Faustine,<text:span text:style-name="_3c_stage.c_3e_"><text:span text:style-name="T1"> à part.</text:span></text:span></text:p>
      <text:p text:style-name="P59">Ii est <text:span text:style-name="T162">triste </text:span>! <text:span text:style-name="_3c_stage.c_3e_">(Haut.) </text:span>Eh ! Quoi, vous Sarpi, vous Avaloros, <text:span text:style-name="T162">p</text:span>our qui j’ai tant <text:span text:style-name="T162">fait</text:span>, un pauvre homme de génie arrive et <text:span text:style-name="T162">a</text:span>u lieu de le <text:span text:style-name="T162">protéger</text:span>, vous le persécutez… <text:span text:style-name="_3c_stage.c_3e_">(Mouvement chez Avaloros et Sarpi.) </text:span>F<text:span text:style-name="T162">i</text:span> !… fi !… <text:span text:style-name="T162">vous</text:span> dis-je. <text:span text:style-name="_3c_stage.c_3e_">(à Quiuola.) </text:span>Tu vas bien m’expliquer leurs trames contre <text:span text:style-name="T162">ton</text:span> maître.</text:p>
      <text:p text:style-name="_3c_speaker_3e_">S<text:span text:style-name="T162">arpi</text:span>, <text:span text:style-name="_3c_stage.c_3e_">à Faus</text:span><text:span text:style-name="_3c_stage.c_3e_"><text:span text:style-name="T162">t</text:span></text:span><text:span text:style-name="_3c_stage.c_3e_">ine</text:span>.</text:p>
      <text:p text:style-name="P59">Ma <text:span text:style-name="T162">chère</text:span> cousine, il ne faut pas beaucoup de perspicacité <text:span text:style-name="T162">p</text:span>our deviner <text:span text:style-name="T162">q</text:span>uelle est la maladie qui vous <text:span text:style-name="T162">tient</text:span> <text:span text:style-name="T162">depuis</text:span> l'arrivée de ce Fontanarès.</text:p>
      <text:p text:style-name="_3c_speaker_3e_">Avaloros, à Faustine.</text:p>
      <text:p text:style-name="P58">Vous me devez, madame, deux milles écus d’or et vous aurez encore à puiser dans ma caisse.</text:p>
      <text:p text:style-name="_3c_speaker_3e_">Faustine.</text:p>
      <text:p text:style-name="P58">Moi ! Que vous ai-je demandé ?</text:p>
      <text:p text:style-name="_3c_speaker_3e_">Avaloros.</text:p>
      <text:p text:style-name="P58">Rien, mais vous acceptez tout ce que j’ai le bonheur de vous offrir.</text:p>
      <text:p text:style-name="P126"><text:span text:style-name="_3c_pb_3e_"><text:span text:style-name="T162">[**]</text:span></text:span>Faustine.</text:p>
      <text:p text:style-name="P58">Votre privilège pour le commerce de blés est un monstrueux abus.</text:p>
      <text:p text:style-name="_3c_speaker_3e_">Avaloros.</text:p>
      <text:p text:style-name="P58">Je vous dois, madame, deux mille écus d’or.</text:p>
      <text:p text:style-name="_3c_speaker_3e_">Faustine.</text:p>
      <text:p text:style-name="P58"><text:soft-page-break/>Allez m’écrire une quittance de ces deux milles écus d’or que je vous dois et un non de pareille somme, que je ne vous devrai pas. <text:span text:style-name="_3c_stage.c_3e_">(À Sarpi.)</text:span> Après vous avoir mis dans la position où vous êtes, vous ne seriez pas un politique bien fin, si vous ne gardiez mon secret.</text:p>
      <text:p text:style-name="_3c_speaker_3e_"><text:span text:style-name="T33">Sarpi</text:span>.</text:p>
      <text:p text:style-name="P26">Je vous ai trop <text:span text:style-name="T162">d’obligations</text:span> pour ê<text:span text:style-name="T162">tre</text:span> ingrat.</text:p>
      <text:p text:style-name="_3c_speaker_3e_">Faustine, à part.</text:p>
      <text:p text:style-name="P58">Il pense tout le contraire, il va m’envoyer le vice-roi furieux. <text:span text:style-name="_3c_stage.c_3e_">(Sort Sarpi.</text:span><text:span text:style-name="_3c_stage.c_3e_"><text:span text:style-name="T163">)</text:span></text:span></text:p>
      <text:h text:style-name="P204" text:outline-level="2"><text:span text:style-name="_3c_pb_3e_"><text:span text:style-name="T163">[**]</text:span></text:span>Scène VI.</text:h>
      <text:p text:style-name="P146">Les Mêmes, moins <text:span text:style-name="T163">Sarpi</text:span>.</text:p>
      <text:p text:style-name="_3c_speaker_3e_">Avaloros.</text:p>
      <text:p text:style-name="P60">Voici, madame.</text:p>
      <text:p text:style-name="_3c_speaker_3e_">Faustine.</text:p>
      <text:p text:style-name="P60">C’est très bien.</text:p>
      <text:p text:style-name="_3c_speaker_3e_">Avaloros.</text:p>
      <text:p text:style-name="P60">Serons-nous encore ennemis ?</text:p>
      <text:p text:style-name="P126">Faustine.</text:p>
      <text:p text:style-name="P10">Votre privilège pour les blés est parfaitement légal.</text:p>
      <text:p text:style-name="P126">Avaloros.</text:p>
      <text:p text:style-name="P10">Ah ! madame.</text:p>
      <text:p text:style-name="P126"><text:span text:style-name="_3c_pb_3e_"><text:span text:style-name="T163">[**]</text:span></text:span>Quinola,<text:span text:style-name="_3c_stage.c_3e_"><text:span text:style-name="T1"> à part.</text:span></text:span></text:p>
      <text:p text:style-name="P10">Voilà ce qui s’appelle faire des affaires.</text:p>
      <text:p text:style-name="_3c_speaker_3e_">Avaloros.</text:p>
      <text:p text:style-name="P60">Vous êtes, madame, une noble personne et je suis…</text:p>
      <text:p text:style-name="_3c_speaker_3e_">Quinola, <text:span text:style-name="_3c_stage.c_3e_">à part</text:span>.</text:p>
      <text:p text:style-name="P60">Un vrai loup cervier.</text:p>
      <text:p text:style-name="P126">Faustine,<text:span text:style-name="_3c_stage.c_3e_"><text:span text:style-name="T1"> en tendant le bon à </text:span></text:span><text:span text:style-name="_3c_stage.c_3e_"><text:span text:style-name="T7">Quinola</text:span></text:span><text:span text:style-name="_3c_stage.c_3e_"><text:span text:style-name="T1">.</text:span></text:span></text:p>
      <text:p text:style-name="P10">Tiens, Quinola, voici pour les frais de la machine de ton <text:span text:style-name="T163">maître</text:span>.</text:p>
      <text:p text:style-name="P126">Avaloros,<text:span text:style-name="_3c_stage.c_3e_"><text:span text:style-name="T1"> à Faustine.</text:span></text:span></text:p>
      <text:p text:style-name="P10">Ne lui donnez pas, madame, il peut le garder pour lui. Et d’ailleurs, soyez prudente, attendez…</text:p>
      <text:p text:style-name="P126">Quinola,<text:span text:style-name="_3c_stage.c_3e_"><text:span text:style-name="T1"> à part.</text:span></text:span></text:p>
      <text:p text:style-name="P10">Je passe de la Torride au Groenland ; quel jeu que la vie !</text:p>
      <text:p text:style-name="P126"><text:span text:style-name="_3c_pb_3e_"><text:span text:style-name="T163">[**]</text:span></text:span>Faustine.</text:p>
      <text:p text:style-name="P10">Vous avez raison, <text:span text:style-name="_3c_stage.c_3e_">(à part.) </text:span>Il vaut mieux que je sois l’arbitre du sort de Fontanarès. <text:span text:style-name="_3c_stage.c_3e_">(à Avatoros.) </text:span>Si vous tenez à vos privilèges, pas un mot.</text:p>
      <text:p text:style-name="P126">Avaloros.</text:p>
      <text:p text:style-name="P27"><text:soft-page-break/>Rien de discret comme les capitaux<text:span text:style-name="_3c_stage.c_3e_">. </text:span><text:span text:style-name="_3c_stage.c_3e_"><text:span text:style-name="T164">(à part.)</text:span></text:span><text:span text:style-name="T164"> Elles sont désintéressées jusqu</text:span><text:span text:style-name="T8">’</text:span><text:span text:style-name="T20">au jour où elles ont une passion. Nous allons essayer de la renverser, elle devient trop couteûse.</text:span></text:p>
      <text:h text:style-name="P204" text:outline-level="2">Scène VII.</text:h>
      <text:p text:style-name="_3c_stage_3e_">Faustine, Quinola.</text:p>
      <text:p text:style-name="P126">Faustine.</text:p>
      <text:p text:style-name="P10">Tu dis donc qu’il est triste ?</text:p>
      <text:p text:style-name="P126">Quinola.</text:p>
      <text:p text:style-name="P61">Tout est <text:span text:style-name="T165">c</text:span>ontre lui.</text:p>
      <text:p text:style-name="P61"><office:annotation office:name="__Annotation__17300_120980709" loext:resolved="false"><dc:creator>Julien LEMAIRE</dc:creator><dc:date>2021-05-18T13:42:14.081100392</dc:date><meta:creator-initials>JL</meta:creator-initials><text:p text:style-name="P262"><text:span text:style-name="T260">Indent + parenthèses. p152</text:span></text:p></office:annotation><text:span text:style-name="_3c_stage.c_3e_">(</text:span><text:span text:style-name="_3c_stage.c_3e_"><text:span text:style-name="T165">I</text:span></text:span><text:span text:style-name="_3c_stage.c_3e_">l se fait un jeu de scène entre Faustine et Quinola à propos du bon de deux raille écus qu’elle tient à la main.)</text:span><office:annotation-end office:name="__Annotation__17300_120980709"/></text:p>
      <text:p text:style-name="P126">Faustine.</text:p>
      <text:p text:style-name="P10">Mais il sait lutter.</text:p>
      <text:p text:style-name="P126">Quinola.</text:p>
      <text:p text:style-name="P10">Voici <text:span text:style-name="T165">deux</text:span> ans que nous nageons dans les difficultés, et nous nous sommes vus quelquefois à fond : le gravier est bien dur.</text:p>
      <text:p text:style-name="P126">Faustine.</text:p>
      <text:p text:style-name="P10">Oui, mais quelle force, quel génie !</text:p>
      <text:p text:style-name="P126">Quinola.</text:p>
      <text:p text:style-name="P10">Voilà, madame, les effets de l’amour.</text:p>
      <text:p text:style-name="P126">Faustine.</text:p>
      <text:p text:style-name="P10">Et qui maintenant aime-t-il ?</text:p>
      <text:p text:style-name="P126"><text:span text:style-name="_3c_pb_3e_">[**</text:span><text:span text:style-name="_3c_pb_3e_"><text:span text:style-name="T165">]</text:span></text:span>Quinola.</text:p>
      <text:p text:style-name="P10">Toujours <text:span text:style-name="T165">Marie</text:span> Lothundiaz ?</text:p>
      <text:p text:style-name="P126">Faustine.</text:p>
      <text:p text:style-name="P10">Une poupée !</text:p>
      <text:p text:style-name="P126">Quinola.</text:p>
      <text:p text:style-name="P61">Une vraie poupée !</text:p>
      <text:p text:style-name="_3c_speaker_3e_">Faustine.</text:p>
      <text:p text:style-name="P62">Les hommes de talents sont tous ainsi…</text:p>
      <text:p text:style-name="_3c_speaker_3e_">Quinola.</text:p>
      <text:p text:style-name="P62">De vrais colosses à pied d’argile !</text:p>
      <text:p text:style-name="_3c_speaker_3e_">Faustine.</text:p>
      <text:p text:style-name="P62">…Ils revêtent de leurs illusions une créature et ils s’attrapent : ils aiment leur propre création, les égoistes !</text:p>
      <text:p text:style-name="_3c_speaker_3e_">Quinola, <text:span text:style-name="_3c_stage.c_3e_">à part</text:span>.</text:p>
      <text:p text:style-name="P62"><text:soft-page-break/>Absolumment comme les femmes ! <text:span text:style-name="_3c_stage.c_3e_">(Haut.)</text:span> Tenez, madame, je voudrais par un moyen honnête que cette poupée fût au fond… non… mais d’un couvent.</text:p>
      <text:p text:style-name="P126"><text:span text:style-name="_3c_pb_3e_"><text:span text:style-name="T165">[**]</text:span></text:span>Faustine.</text:p>
      <text:p text:style-name="P10">Tu me parais être un brave garçon.</text:p>
      <text:p text:style-name="P126">Quinola.</text:p>
      <text:p text:style-name="P10">J’aime mon maître.</text:p>
      <text:p text:style-name="_3c_speaker_3e_">Faustine.</text:p>
      <text:p text:style-name="P63">Crois-tu qu’il m’ait remarquée ?</text:p>
      <text:p text:style-name="_3c_speaker_3e_">Quinola.</text:p>
      <text:p text:style-name="P63">Pas encore.</text:p>
      <text:p text:style-name="_3c_speaker_3e_">Faustine.</text:p>
      <text:p text:style-name="P63">Parle lui de moi.</text:p>
      <text:p text:style-name="P63">Quinola.</text:p>
      <text:p text:style-name="P63">Mais alors, il parle de me rompre un bâton sur le dos. Voyez-vous, Madame, cette fille…</text:p>
      <text:p text:style-name="P119"/>
      <text:p text:style-name="P119"><text:span text:style-name="_3c_pb_3e_">[**]</text:span>Faustine.</text:p>
      <text:p text:style-name="P10"><text:span text:style-name="T166">C</text:span>ette fille doit être à jamais perdue pour lui.</text:p>
      <text:p text:style-name="P126">Quinola.</text:p>
      <text:p text:style-name="P10">Mais s’il en mourait, madame ?</text:p>
      <text:p text:style-name="P126">Faustine.</text:p>
      <text:p text:style-name="P10">Il l’aime donc bien ?</text:p>
      <text:p text:style-name="P126">Quinola.</text:p>
      <text:p text:style-name="P10">Ah ! ce n’est pas ma faute ! De Valladolid ici, je lui ai mille fois soutenu cette thèse, qu’un homme comme lui devait adorer les femmes, mais en aimer une seule ? jamais.</text:p>
      <text:p text:style-name="P126">Faustine.</text:p>
      <text:p text:style-name="P10">Tu es un bien mauvais diôle ! Va dire à Lothundiaz, de venir me parler et de m’amener <text:span text:style-name="T166">ici </text:span>lui-même sa fille : <text:span text:style-name="_3c_stage.c_3e_">(à part.) e</text:span>lle ira au couvent.</text:p>
      <text:p text:style-name="P126"><text:span text:style-name="_3c_pb_3e_"><text:span text:style-name="T166">[**]</text:span></text:span>Quinola,<text:span text:style-name="_3c_stage.c_3e_"><text:span text:style-name="T1"> à part.</text:span></text:span></text:p>
      <text:p text:style-name="P3">Voilà l’ennemi, elle nous aime trop pour ne pas nous faire beaucoup de mal. <office:annotation office:name="__Annotation__17446_120980709" loext:resolved="false"><dc:creator>Julien LEMAIRE</dc:creator><dc:date>2021-05-18T13:52:21.793446750</dc:date><meta:creator-initials>JL</meta:creator-initials><text:p text:style-name="P262"><text:span text:style-name="T260">Indent p156</text:span></text:p></office:annotation><text:span text:style-name="_3c_stage.c_3e_">(Quinola sort en rencontrant don Frégose.)</text:span><office:annotation-end office:name="__Annotation__17446_120980709"/></text:p>
      <text:h text:style-name="P204" text:outline-level="2">Scène Vlll.</text:h>
      <text:p text:style-name="P146">Faustine, Frégose.</text:p>
      <text:p text:style-name="P126">Frégose.</text:p>
      <text:p text:style-name="P18"><text:span text:style-name="T84">En </text:span><text:span text:style-name="T87">attendant</text:span><text:span text:style-name="T84"> le maître, </text:span>vous tâchiez de corrompre le valet.</text:p>
      <text:p text:style-name="P126">Faustine.</text:p>
      <text:p text:style-name="P20">Une femme doit-elle perdre l’habitude de séduire<office:annotation office:name="__Annotation__17585_120980709" loext:resolved="false"><dc:creator>Julien LEMAIRE</dc:creator><dc:date>2021-05-18T13:54:01.717247422</dc:date><meta:creator-initials>JL</meta:creator-initials><text:p text:style-name="P262"><text:span text:style-name="T260">Ajout Point d’interrogation</text:span></text:p></office:annotation> ?<office:annotation-end office:name="__Annotation__17585_120980709"/></text:p>
      <text:p text:style-name="P126"><text:span text:style-name="_3c_pb_3e_"><text:span text:style-name="T167">[**]</text:span></text:span>Frégose.</text:p>
      <text:p text:style-name="P20"><text:soft-page-break/>Madame, vous avez des façons peu généreuses : j'ai cru qu’une patricienne de Venise ménagerait les susceptibilités d’un vieux soldat.</text:p>
      <text:p text:style-name="P126">Faustine.</text:p>
      <text:p text:style-name="P20">Eh ! <text:span text:style-name="T167">M</text:span>onseigneur, vous tirez plus de parti de vos cheveux blancs qu’un jeune homme ne le ferait de la plus belle chevelure, et vous y trouvez plus de raisons que de… <text:span text:style-name="_3c_stage.c_3e_">(Elle rit.) </text:span>Quittez donc cet air fâché.</text:p>
      <text:p text:style-name="P126">Frégose.</text:p>
      <text:p text:style-name="P20">Puis-je être autrement en vous voyant vous compromettre, vous que je veux pour femme ! N’est-ce donc rien qu’un des plus beaux noms de l'Italie à porter ?</text:p>
      <text:p text:style-name="P126">Faustine.</text:p>
      <text:p text:style-name="P20">Le trouvez-vous donc trop beau pour une B<text:span text:style-name="T167">rancador </text:span>?</text:p>
      <text:p text:style-name="P126"><text:span text:style-name="_3c_pb_3e_"><text:span text:style-name="T167">[**]</text:span></text:span>Frégose.</text:p>
      <text:p text:style-name="P20">Vous aimez mieux descendre jusqu’à un Fontanarès.</text:p>
      <text:p text:style-name="P126">Faustine.</text:p>
      <text:p text:style-name="P20">Mais s’il peut s’élever jusqu’à moi ? quelle preuve d’amour ! D’ailleurs, vous le savez par vous-même, l’amour ne raisonne point.</text:p>
      <text:p text:style-name="P126">Frégose.</text:p>
      <text:p text:style-name="P20">Ah ! vous me l’avouez.</text:p>
      <text:p text:style-name="P126">Faustine.</text:p>
      <text:p text:style-name="P20">Vous ê<text:span text:style-name="T167">tes</text:span> trop mon ami pour ne pas savoir le premier mon secret.</text:p>
      <text:p text:style-name="P126">Frégose.</text:p>
      <text:p text:style-name="P64">Madame !… oui, l’amour est insensé ! je vous ai livré plus que moi-même !… <text:span text:style-name="T167">H</text:span>élas ! je voudrais avoir le monde pour vous l’offrir. Vous ne savez donc pas que votre galerie de tableaux m’a coûté presque toute ma fortune ?</text:p>
      <text:p text:style-name="_3c_speaker_3e_">Faustine.</text:p>
      <text:p text:style-name="P65">Paquita.</text:p>
      <text:p text:style-name="_3c_speaker_3e_">Frégose.</text:p>
      <text:p text:style-name="P64">Et que je vous donnerais jusqu’à mon honneur.</text:p>
      <text:h text:style-name="P204" text:outline-level="2">Scène IX.</text:h>
      <text:p text:style-name="P146">Les Mêmes, <text:span text:style-name="T167">Paquita.</text:span></text:p>
      <text:p text:style-name="P118"/>
      <text:p text:style-name="P118">Faustine,<text:span text:style-name="_3c_stage.c_3e_"><text:span text:style-name="T1"> à </text:span></text:span><text:span text:style-name="_3c_stage.c_3e_"><text:span text:style-name="T9">Paquita.</text:span></text:span></text:p>
      <text:p text:style-name="P20">Dis à mon majordome de faire porter les tableaux de <text:span text:style-name="T168">ma</text:span> galerie chez <text:span text:style-name="T168">D</text:span>on Frégose.</text:p>
      <text:p text:style-name="P126"><text:span text:style-name="_3c_pb_3e_"><text:span text:style-name="T168">[**]</text:span></text:span>Frégose.</text:p>
      <text:p text:style-name="P20"><text:span text:style-name="T169">Paquita</text:span>, ne répétez pas cet ordre.</text:p>
      <text:p text:style-name="P126">Faustine.</text:p>
      <text:p text:style-name="P20">L’autre jour, m’a-t-on dit, la reine Catherine de Médicis <text:span text:style-name="T168">fit</text:span> demander à madame Diane de Poitiers <text:soft-page-break/>les bijoux qu’elle tenait de Henri II : Diane les lui a renvoyés fondus en un lingot. <text:span text:style-name="T169">Paquita</text:span>, va chercher le bijoutier.</text:p>
      <text:p text:style-name="P126">Frégose.</text:p>
      <text:p text:style-name="P20">N’en faites rien, et sortez. <text:span text:style-name="_3c_stage.c_3e_"><text:span text:style-name="T169">(Sort Paquita.)</text:span></text:span></text:p>
      <text:h text:style-name="P204" text:outline-level="2">Scène X.</text:h>
      <text:p text:style-name="P146">Les Mêmes, moins <text:span text:style-name="T169">Paquita</text:span>.</text:p>
      <text:p text:style-name="P126">Faustine.</text:p>
      <text:p text:style-name="P20">Je ne suis point encore la marquise de Frégose, comment osez-vous <text:span text:style-name="T169">donner</text:span> des ordres chez moi.</text:p>
      <text:p text:style-name="P126"><text:span text:style-name="_3c_pb_3e_"><text:span text:style-name="T169">[**]</text:span></text:span>Frégose.</text:p>
      <text:p text:style-name="P20">C’est à moi d’en recevoir, je le sais. Ma fortune vaut-elle une de vos paroles ? pardonnez à un mouvement de dése<text:span text:style-name="T169">spoir</text:span>.</text:p>
      <text:p text:style-name="P126">Faustine.</text:p>
      <text:p text:style-name="P20">On doit être gentilhomme jusque dans son désespoir ; <text:span text:style-name="T170">et le vôtre fait, de Faustine, une courtisane. </text:span>Ah ! vous voulez être adoré ?… Mais la dernière Vénitienne vous dirait que cela coûte très-cher.</text:p>
      <text:p text:style-name="P126">Frégose.</text:p>
      <text:p text:style-name="P20">J’ai mérité celle colère.</text:p>
      <text:p text:style-name="P126">Faustine.</text:p>
      <text:p text:style-name="P10">Vous dites aimer ? Aimer ! c’est se dévouer sans attendre la moindre récompense ; aimer, c’est vivre sous un autre soleil auquel on tremble d’atteindre. N’habillez pas votre égoïsme des splendeurs du véritable amour. Une femme mariée, Laure de Noves a dit à Pétrarque : Tu seras à moi sans espoir, reste dans la vie sans amour. Mais l’Italie a couronné l’amant sublime en couronnant le <text:span text:style-name="T170">poête</text:span>, et les siècles à venir admireront toujours Laure et Pétrarque !</text:p>
      <text:p text:style-name="P126"><text:span text:style-name="_3c_pb_3e_"><text:span text:style-name="T170">[**]</text:span></text:span>Frégose.</text:p>
      <text:p text:style-name="P20">Je n’aimais déjà pas beaucoup les poètes, mais celui-là, je l’exècre ! Toutes les femmes jusqu’à la fin du monde le <office:annotation office:name="__Annotation__18745_120980709" loext:resolved="false"><dc:creator>Julien LEMAIRE</dc:creator><dc:date>2021-05-18T15:37:55.086165874</dc:date><meta:creator-initials>JL</meta:creator-initials><text:p text:style-name="P262"><text:span text:style-name="T260">Ajout d’un deuxième « t ». absent dans la version fac</text:span></text:p></office:annotation>jetteront<office:annotation-end office:name="__Annotation__18745_120980709"/> à la tête des amants qu’elles voudront garder sans les prendre.</text:p>
      <text:p text:style-name="P126">Faustine.</text:p>
      <text:p text:style-name="P20">On vous dit général, vous n’êtes qu’un soldat.</text:p>
      <text:p text:style-name="P126">Frégose.</text:p>
      <text:p text:style-name="P20">Eh bien ! en quoi puis-je imiter ce maudit Pétrarque ?</text:p>
      <text:p text:style-name="P126"><text:span text:style-name="_3c_pb_3e_">[**</text:span><text:span text:style-name="_3c_pb_3e_"><text:span text:style-name="T171">]</text:span></text:span>Faustine.</text:p>
      <text:p text:style-name="P20">Si vous dites m’aimer, vous éviterez à un homme de génie <text:span text:style-name="_3c_stage.c_3e_">(</text:span><text:span text:style-name="_3c_stage.c_3e_"><text:span text:style-name="T171">M</text:span></text:span><text:span text:style-name="_3c_stage.c_3e_">ouvement de surprise de don Frégose.)</text:span> <office:annotation office:name="__Annotation__18746_120980709" loext:resolved="false"><dc:creator>Julien LEMAIRE</dc:creator><dc:date>2021-05-18T15:39:33.797239080</dc:date><meta:creator-initials>JL</meta:creator-initials><text:p text:style-name="P262"><text:span text:style-name="T260">Insertion d’une réplique de Frégose dans la tirade de Faustine. Ou bien c’est autre chose ?</text:span></text:p></office:annotation><text:span text:style-name="_3c_stage.c_3e_"><text:span text:style-name="T171">(</text:span></text:span><text:span text:style-name="_3c_stage.c_3e_">oh ! il en a</text:span><text:span text:style-name="_3c_stage.c_3e_"><text:span text:style-name="T171">)</text:span></text:span><office:annotation-end office:name="__Annotation__18746_120980709"/>, le martyre que veulent lui faire subir des Myrmidons. Soyez grand, servez- le ! Vous souffrirez, je l<text:span text:style-name="T171">e</text:span> sais, mais serv<text:span text:style-name="T171">e</text:span>z-l<text:span text:style-name="T171">e </text:span>: je pourrai croire alors que vous m’aimez, et vous serez plus illustre par ce trait de générosité que par votre prise de M<text:span text:style-name="T172">antoue</text:span>.</text:p>
      <text:p text:style-name="P126">Frégose.</text:p>
      <text:p text:style-name="P20">Devant vous, ici, tout m’est <text:span text:style-name="T172">impossible ;</text:span> mais vous ne savez donc pas dans quelles fureurs je tomberai t<text:span text:style-name="T172">out</text:span> en vous obéissant ?</text:p>
      <text:p text:style-name="P126">Faustine.</text:p>
      <text:p text:style-name="P20"><text:soft-page-break/>Ah ! vous vous plaindriez de m'obéir ?</text:p>
      <text:p text:style-name="P126">Frégose.</text:p>
      <text:p text:style-name="P20">Vous le protégez, vous l’admirez, soit ; mais vous ne l’aimez pas ?</text:p>
      <text:p text:style-name="P126"><text:span text:style-name="_3c_pb_3e_"><text:span text:style-name="T172">[**]</text:span></text:span>Faustine.</text:p>
      <text:p text:style-name="P20">On lui refuse le vaisseau donné par le roi, vous lui en ferez la remise, irrévocable, à l’instant.</text:p>
      <text:p text:style-name="P126">Frégose.</text:p>
      <text:p text:style-name="P20">Et je l’enverrai vous remercier.</text:p>
      <text:p text:style-name="P126">Faustine.</text:p>
      <text:p text:style-name="P10"><text:span text:style-name="T172">Hé !</text:span> bien, vous voilà comme je vous aime.</text:p>
      <text:h text:style-name="P208" text:outline-level="2">Scène XI.</text:h>
      <text:p text:style-name="_3c_speaker_3e_"><text:span text:style-name="T41">Faustine</text:span>, <text:span text:style-name="_3c_stage.c_3e_">seule</text:span>.</text:p>
      <text:p text:style-name="Standard">Et il y a pourtant des femmes qui souhaitent d’être <text:span text:style-name="T172">hommes !</text:span></text:p>
      <text:h text:style-name="P216" text:outline-level="2"><text:span text:style-name="_3c_pb_3e_"><text:span text:style-name="T52">[**]</text:span></text:span><text:span text:style-name="T50">Scène XII.</text:span></text:h>
      <text:p text:style-name="_3c_stage_3e_">Faustine, P<text:span text:style-name="T172">aquita</text:span>, Lothundiaz, <text:span text:style-name="T172">Marie</text:span>.</text:p>
      <text:p text:style-name="_3c_speaker_3e_"><text:span text:style-name="T21">Paquita</text:span>.</text:p>
      <text:p text:style-name="Standard">Madame, voici Lothundiaz et sa fille. <text:span text:style-name="_3c_stage.c_3e_">(</text:span><text:span text:style-name="_3c_stage.c_3e_"><text:span text:style-name="T172">Sort Paquita</text:span></text:span><text:span text:style-name="_3c_stage.c_3e_">.)</text:span></text:p>
      <text:h text:style-name="P204" text:outline-level="2">Scène XIII.</text:h>
      <text:p text:style-name="_3c_stage_3e_"><text:span text:style-name="T1">Les Mêmes, moins </text:span><text:span text:style-name="T10">Paquita</text:span><text:span text:style-name="T1">.</text:span></text:p>
      <text:p text:style-name="P126">Lothundiaz.</text:p>
      <text:p text:style-name="P11">Ah ! madame, vous avez fait de mon palais un royaume !…</text:p>
      <text:p text:style-name="P126">Faustine,<text:span text:style-name="_3c_stage.c_3e_"><text:span text:style-name="T1"> à Marie.</text:span></text:span></text:p>
      <text:p text:style-name="P11">Mon enfant, <text:span text:style-name="T173">mettez</text:span>-vous là près de moi. <text:span text:style-name="_3c_stage.c_3e_">(à Lothundiaz.) </text:span>Vous pouvez vous asseoir.</text:p>
      <text:p text:style-name="P126"><text:span text:style-name="_3c_pb_3e_"><text:span text:style-name="T173">[**]</text:span></text:span>Lothundiaz.</text:p>
      <text:p text:style-name="P11">Vous êtes bien bonne, madame ; mais <text:span text:style-name="T173">permettez</text:span>-moi d’aller voir cette fameuse galerie dont on parle dans <text:span text:style-name="T173">toute</text:span> la Catalogne. <office:annotation office:name="__Annotation__19043_120980709" loext:resolved="false"><dc:creator>Julien LEMAIRE</dc:creator><dc:date>2021-05-18T15:51:42.476781604</dc:date><meta:creator-initials>JL</meta:creator-initials><text:p text:style-name="P262"><text:span text:style-name="T260">Indent p166</text:span></text:p></office:annotation><text:span text:style-name="_3c_stage.c_3e_">(</text:span><text:span text:style-name="_3c_stage.c_3e_"><text:span text:style-name="T173">I</text:span></text:span><text:span text:style-name="_3c_stage.c_3e_">l sort.)</text:span><office:annotation-end office:name="__Annotation__19043_120980709"/></text:p>
      <text:h text:style-name="P204" text:outline-level="2">Scène XIV.</text:h>
      <text:p text:style-name="P146">Faustine, <text:span text:style-name="T173">Marie.</text:span></text:p>
      <text:p text:style-name="P126">Faustine.</text:p>
      <text:p text:style-name="P12">Mon enfant, je vous aime et sais en quelle situation vous vous trouvez. Votre père veut vous marier à mon cousin Sarpi, tandis que vous aimez Fontanarès.</text:p>
      <text:p text:style-name="P126"><text:span text:style-name="_3c_pb_3e_"><text:span text:style-name="T173">[**]</text:span></text:span>Marie.</text:p>
      <text:p text:style-name="P12">Depuis cinq ans, madame.</text:p>
      <text:p text:style-name="P126"><text:soft-page-break/>Faustine.</text:p>
      <text:p text:style-name="P12">À seize ans on ignore ce que c’est que d’aimer.</text:p>
      <text:p text:style-name="P126">Marie.</text:p>
      <text:p text:style-name="P12">Qu’est-ce que cela fait, si <text:span text:style-name="T173">j’aime </text:span>?</text:p>
      <text:p text:style-name="P126">Faustine.</text:p>
      <text:p text:style-name="P12">Aimer, mon ange, pour nous, c'est se dévouer.</text:p>
      <text:p text:style-name="P126">Marie.</text:p>
      <text:p text:style-name="P12">Je me dévouerai, madame.</text:p>
      <text:p text:style-name="P126">Faustine.</text:p>
      <text:p text:style-name="P12">Voyons ? renonceriez-vous à lui, pour lui, dans son intérêt !</text:p>
      <text:p text:style-name="P126">Marie.</text:p>
      <text:p text:style-name="P12">Ce serait mourir, mais ma vie est à lui.</text:p>
      <text:p text:style-name="P126"><text:span text:style-name="_3c_pb_3e_"><text:span text:style-name="T174">[**]</text:span></text:span>Faustine,<text:span text:style-name="_3c_stage.c_3e_"> à </text:span><text:span text:style-name="_3c_stage.c_3e_"><text:span text:style-name="T174">part</text:span></text:span><text:span text:style-name="_3c_stage.c_3e_"> en se levant</text:span><text:span text:style-name="_3c_stage.c_3e_"><text:span text:style-name="T1">.</text:span></text:span></text:p>
      <text:p text:style-name="P10"><text:span text:style-name="T174">Quelle force dans la faiblesse et l’innocence ! </text:span><text:span text:style-name="_3c_stage.c_3e_"><text:span text:style-name="T174">(Haut.)</text:span></text:span><text:span text:style-name="T174"> </text:span>Vous n’avez jamais quitté la maison paternelle, vous ne connaissez rien du monde ni de ses nécessités, qui sont terribles ! Souvent un homme périt pour avoir rencontré soit une femme qui l’aime trop, soit une femme qui ne l’aime pas : Fontanarès peut se trouver dans cette situation. <text:span text:style-name="T174">Il a</text:span> des é<text:span text:style-name="T174">nnemis puissants ; sa gloire, qui est toute sa vie, est entre leurs mains : vous pouvez les désarmer.</text:span></text:p>
      <text:p text:style-name="Standard"><text:span text:style-name="T42">Marie</text:span>.</text:p>
      <text:p text:style-name="P66">Que l'aut-il faire ?</text:p>
      <text:p text:style-name="P126">Faustine.</text:p>
      <text:p text:style-name="P12">En épousant Sarpi, vous assureriez le triomphe de votre cher Fontanarès ; mais une femme ne saurait conseiller un pareil sacrifice, il doit venir, il viendra de vous. Agissez d’abord avec ruse Pendant quelque temps, quittez Barcelone. Retirez-vous dans un couvent.</text:p>
      <text:p text:style-name="P126"><text:span text:style-name="_3c_pb_3e_"><text:span text:style-name="T174">[**]</text:span></text:span>Marie.</text:p>
      <text:p text:style-name="P12">Ne plus le voir ? Si vous saviez, il passe tous les jours à une certaine heure sous mes fenêtres, <text:span text:style-name="T175">cette</text:span> heure est toute ma journée.</text:p>
      <text:p text:style-name="_3c_speaker_3e_">Faustine, <text:span text:style-name="_3c_stage.c_3e_">à part</text:span>.</text:p>
      <text:p text:style-name="P67">Quel coup de poinard elle me donne ! Oh! Elle sera comtesse Sarpi !</text:p>
      <text:h text:style-name="P204" text:outline-level="2">Scène XV.</text:h>
      <text:p text:style-name="P146">Les Memes, Fontanarès.</text:p>
      <text:p text:style-name="P126">Fontanarès,<text:span text:style-name="_3c_stage.c_3e_"><text:span text:style-name="T1"> à Faustine.</text:span></text:span></text:p>
      <text:p text:style-name="P7">Madame, <text:span text:style-name="_3c_stage.c_3e_">(il lui baise la main.)</text:span></text:p>
      <text:p text:style-name="_3c_speaker_3e_"><text:span text:style-name="_3c_stage.c_3e_">Marie, à part.</text:span></text:p>
      <text:p text:style-name="P67">Quelle douleur !</text:p>
      <text:p text:style-name="_3c_speaker_3e_">Fontanarès.</text:p>
      <text:p text:style-name="P67">Vivrais-je jamais assez pour vous témoigner ma reconnaissance. Si je suis quelque chose, si je me <text:soft-page-break/>fais un nom, si j’ai le bonheur, ce sera par vous.</text:p>
      <text:p text:style-name="_3c_speaker_3e_">Faustine.</text:p>
      <text:p text:style-name="P67">Ce n’est rien encore ! Je veux vous aplanir le chemin. J’éprouve tant de compassion pour les malheurs que rencontrent les hommes de talent, que vous pouvez entièrement compter sur moi. Oui, j’irais, je crois, jusqu’à vous servir de marche-pied pour vous faire atteindre à votre couronne.</text:p>
      <text:p text:style-name="_3c_speaker_3e_">Marie, <text:span text:style-name="_3c_stage.c_3e_">tire Fontanarès par son manteau</text:span>.</text:p>
      <text:p text:style-name="P68">Mais je suis là, moi ! <text:span text:style-name="_3c_stage.c_3e_">(Il se retourne.)</text:span> et vous ne m’avez pas vue.</text:p>
      <text:p text:style-name="P126"><text:span text:style-name="_3c_pb_3e_"><text:span text:style-name="T176">[**]</text:span></text:span>Fontanarès.</text:p>
      <text:p text:style-name="P12">Marie ! je ne lui ai pas parlé depuis dix jours. <text:span text:style-name="_3c_stage.c_3e_">(à Faustine.) </text:span>Oh ! <text:span text:style-name="T176">M</text:span>adame, <text:span text:style-name="T176">mais </text:span>vous êtes donc un ange ?</text:p>
      <text:p text:style-name="P126">Marie, <text:span text:style-name="_3c_stage.c_3e_">à </text:span><text:span text:style-name="_3c_stage.c_3e_"><text:span text:style-name="T176">Fontanarès</text:span></text:span><text:span text:style-name="T176">.</text:span></text:p>
      <text:p text:style-name="P12"><text:span text:style-name="T176">Dites donc un démon </text:span><text:span text:style-name="_3c_stage.c_3e_"><text:span text:style-name="T176">(haut)</text:span></text:span><text:span text:style-name="T176">. </text:span>Madame me conseillait d’entrer dans un couvent.</text:p>
      <text:p text:style-name="P126">Fontanarès.</text:p>
      <text:p text:style-name="P12">Elle !</text:p>
      <text:p text:style-name="P126">Marie.</text:p>
      <text:p text:style-name="P12">Oui.</text:p>
      <text:p text:style-name="P126">Faustine.</text:p>
      <text:p text:style-name="P10">Mais, enfants que vous êtes, il le faut.</text:p>
      <text:p text:style-name="P126">Fontanarès.</text:p>
      <text:p text:style-name="P12">Je marche donc de pièges en pièges, <text:span text:style-name="T176">et la faveur cache des abîmes !</text:span> <text:span text:style-name="_3c_stage.c_3e_">(à Mari</text:span><text:span text:style-name="_3c_stage.c_3e_"><text:span text:style-name="T176">e</text:span></text:span><text:span text:style-name="_3c_stage.c_3e_">.) </text:span>Qui donc vous a conduite ici ?</text:p>
      <text:p text:style-name="P126"><text:span text:style-name="_3c_pb_3e_"><text:span text:style-name="T176">[**]</text:span></text:span>Marie.</text:p>
      <text:p text:style-name="P12">Mon père ?</text:p>
      <text:p text:style-name="P126">Fontanarès.</text:p>
      <text:p text:style-name="P10">Lui ! E<text:span text:style-name="T176">st-il donc aveugle ? V</text:span>ous, Marie, dans cetle maison.</text:p>
      <text:p text:style-name="P126">Faustine.</text:p>
      <text:p text:style-name="P10">Monsieur ?..…</text:p>
      <text:p text:style-name="_3c_speaker_3e_">Fontanarès.</text:p>
      <text:p text:style-name="P68">Ah ! au couvent, pour se rendre maître de son esprit, pour torturer son âme !</text:p>
      <text:h text:style-name="P204" text:outline-level="2"><text:span text:style-name="_3c_pb_3e_">[**</text:span><text:span text:style-name="_3c_pb_3e_"><text:span text:style-name="T176">]</text:span></text:span>Scène XVI.</text:h>
      <text:p text:style-name="P146">Les Mêmes, Lothundiaz.</text:p>
      <text:p text:style-name="P126">Fontanarès.</text:p>
      <text:p text:style-name="P69">Et vous amenez cet ange de <text:span text:style-name="T177">pureté</text:span> chez une femme pour qui don Frégose dissipe sa fortune, et qui accepte de lui des dons insensés, sans l’épouser…</text:p>
      <text:p text:style-name="_3c_speaker_3e_"><text:span text:style-name="T43">Faustine</text:span>.</text:p>
      <text:p text:style-name="P69"><text:soft-page-break/>Monsieur !</text:p>
      <text:p text:style-name="P126">Fontanarès.</text:p>
      <text:p text:style-name="P69">Vous êtes venue ici, <text:span text:style-name="T177">M</text:span>adame, veuve du cadet de la maison Brancador, à qui vous aviez sacrifié le peu que vous a donné votre père, <text:span text:style-name="T177">je</text:span> le sais ; mais ici vous avez bien changé…</text:p>
      <text:p text:style-name="_3c_speaker_3e_"><text:span text:style-name="T43">Faustine</text:span>.</text:p>
      <text:p text:style-name="P69">De quel droit jugez-vous mes actions ?</text:p>
      <text:p text:style-name="P126"><text:span text:style-name="_3c_pb_3e_"><text:span text:style-name="T177">[**]</text:span></text:span>Lothundiaz.</text:p>
      <text:p text:style-name="P11">Eh ! tais-<text:span text:style-name="T177">t</text:span>oi donc : <text:span text:style-name="T177">M</text:span>adame est une noble dame <text:span text:style-name="T177">qui a doublé la valeur de mon palais.</text:span></text:p>
      <text:p text:style-name="P126">Fontanarès.</text:p>
      <text:p text:style-name="P69">Elle !… mais c’est une…</text:p>
      <text:p text:style-name="_3c_speaker_3e_"><text:span text:style-name="T43">Faustine</text:span>.</text:p>
      <text:p text:style-name="P69">Taisez-vous.</text:p>
      <text:p text:style-name="_3c_speaker_3e_">Lothundiaz.</text:p>
      <text:p text:style-name="P70">Ma fille, voilà votre homme de génie, extrême en toute chose et plus près de la folie que du bon sens. Monsieur le mécanicien, Madame est la parente et la protectrice de Sarpi.</text:p>
      <text:p text:style-name="P126">Fontanarès.</text:p>
      <text:p text:style-name="P7">Mais emmenez donc votre fille <text:span text:style-name="T177">de</text:span> chez la <text:span text:style-name="T178">marquise de Mondéjar de la Catalogne.</text:span></text:p>
      <text:h text:style-name="P204" text:outline-level="2"><text:span text:style-name="_3c_pb_3e_"><text:span text:style-name="T178">[**]</text:span></text:span>Scène XVII.</text:h>
      <text:p text:style-name="_3c_stage_3e_"><text:span text:style-name="T3">Faustine</text:span><text:span text:style-name="T1">, Fontanarès.</text:span></text:p>
      <text:p text:style-name="P126">Fontanarès.</text:p>
      <text:p text:style-name="P7">Ah ! votre générosité, <text:span text:style-name="T178">M</text:span>adame, était donc une combinaison pour servir les intérêts de Sarpi ?Nous sommes quittes alors ! adieu…</text:p>
      <text:h text:style-name="P204" text:outline-level="2">Scène XVIII.</text:h>
      <text:p text:style-name="P146">Faustine, <text:span text:style-name="T178">Paquita</text:span>.</text:p>
      <text:p text:style-name="_3c_speaker_3e_"><text:span text:style-name="T178">Faustine</text:span>.</text:p>
      <text:p text:style-name="P71">Comme il était beau dans sa colère, <text:span text:style-name="T178">Paquita !</text:span></text:p>
      <text:p text:style-name="_3c_speaker_3e_">Paquita.</text:p>
      <text:p text:style-name="P72">Ah ! Madame, qu’allez-vous devenir si vous l’aimez ainsi ?</text:p>
      <text:p text:style-name="_3c_speaker_3e_"><text:span text:style-name="_3c_pb_3e_"><text:span text:style-name="T178">[**]</text:span></text:span>Faustine.</text:p>
      <text:p text:style-name="P71"><text:span text:style-name="T178">Mon enfant, </text:span>je m'aperçois que je n’ai jamais aimé, et je viens, là, dans un instant, d’être métamorphosée comme par un coup de foudre. J’ai, dans un moment, aimé pour tout le temps perdu ! Peut-être ai-je mis le pied dans un abime. <text:span text:style-name="T178">Envoie un de mes valets chez Matthieu Mais le Lombard.</text:span></text:p>
      <text:h text:style-name="P204" text:outline-level="2"><text:soft-page-break/>Scène XIX.</text:h>
      <text:p text:style-name="_3c_speaker_3e_">Faustine, seule.</text:p>
      <text:p text:style-name="P72">Je l’aime déjà trop pour confier ma vengeance au stylet de Monipodio, car il m’a trop méprisée pour que je ne lui fasse pas regarder comme le plus grand honneur de m’avoir pour sa femme ! Je veux le voir soumis à mes pieds, ou nous nous briserons dans la lutte.</text:p>
      <text:h text:style-name="Heading_20_2" text:outline-level="2"><text:span text:style-name="_3c_pb_3e_"><text:span text:style-name="T179">[**]</text:span></text:span>Scène XX.</text:h>
      <text:p text:style-name="P146">Faustine, Frégose.</text:p>
      <text:p text:style-name="P126">Frégose.</text:p>
      <text:p text:style-name="P20">Eh bien ! je croyais trouver ici Fontanarès, heureux d’avoir par vous son navire.</text:p>
      <text:p text:style-name="P126">Faustine.</text:p>
      <text:p text:style-name="P73">Vous le lui avez donc donné ? Vous ne le haïssez donc pas ? J’ai cru, moi, que vous trouveriez le sacrilice au-dessus de vos forces. J’ai voulu savoir si vous aviez plus d’amour que d’obéissance.</text:p>
      <text:p text:style-name="P126">Frégose.</text:p>
      <text:p text:style-name="P20">Ah ! madame…</text:p>
      <text:p text:style-name="P126">Faustine.</text:p>
      <text:p text:style-name="P20">Pouvez-vous le lui reprendre  ?</text:p>
      <text:p text:style-name="P126"><text:span text:style-name="_3c_pb_3e_"><text:span text:style-name="T179">[**]</text:span></text:span>Frégose.</text:p>
      <text:p text:style-name="P20"><text:span text:style-name="T179">Que je vous obéisse ou ne vous obéisse pas, je ne sais rien faire à votre gré. Mon Dieu ! Lui reprendre le navire ? mais il y a mis</text:span> un monde d’ouvriers, et ils en sont déjà les maîtres.</text:p>
      <text:p text:style-name="P126">Faustine.</text:p>
      <text:p text:style-name="P20">Vous ne savez donc pas que je le hais, et que je veux…</text:p>
      <text:p text:style-name="P138">Frégose.</text:p>
      <text:p text:style-name="P20">Sa mort ?</text:p>
      <text:p text:style-name="P126">Faustine.</text:p>
      <text:p text:style-name="P20">Non, son ignominie.</text:p>
      <text:p text:style-name="P126">Frégose.</text:p>
      <text:p text:style-name="P20">Ah ! je vais donc pouvoir me venger de tout- un mois d’angoisses.</text:p>
      <text:p text:style-name="P126">Faustine.</text:p>
      <text:p text:style-name="P10">Gardez-vous bien de t<text:span text:style-name="T179">oucher</text:span> à ma proie, laissez-Ia-moi. <text:span text:style-name="T179">Et d’abord, don Frégose, reprenez les tableaux de ma galerie. </text:span><text:span text:style-name="_3c_stage.c_3e_"><text:span text:style-name="T179">(Mouvement d’étonnement chez don Frégose)</text:span></text:span><text:span text:style-name="T179"> Je le veux.</text:span></text:p>
      <text:p text:style-name="_3c_speaker_3e_">Frégose.</text:p>
      <text:p text:style-name="P162">Vous refusez donc d’être marquise de…</text:p>
      <text:p text:style-name="_3c_speaker_3e_">Faustine.</text:p>
      <text:p text:style-name="P162">Je les brûle en pleine place publique, ou les fais vendre pour en donner le prix aux pauvres.</text:p>
      <text:p text:style-name="_3c_speaker_3e_">Frégose.</text:p>
      <text:p text:style-name="P162"><text:soft-page-break/>Enfin quelle est votre raison ?</text:p>
      <text:p text:style-name="_3c_speaker_3e_">Faustine.</text:p>
      <text:p text:style-name="P162">J’ai soif d’honneur, et vous avez compromis le mien.</text:p>
      <text:p text:style-name="_3c_speaker_3e_">Frégose.</text:p>
      <text:p text:style-name="P162">Mais alors acceptez ma main ?</text:p>
      <text:p text:style-name="_3c_speaker_3e_">Faustine.</text:p>
      <text:p text:style-name="P162">Eh ! laissez-moi donc.</text:p>
      <text:p text:style-name="_3c_speaker_3e_">Frégose.</text:p>
      <text:p text:style-name="P162">Plus on vous donne de pouvoir, plus vous en abusez.</text:p>
      <text:h text:style-name="P204" text:outline-level="2">Scène XX<text:span text:style-name="T180">I</text:span>.</text:h>
      <text:p text:style-name="_3c_speaker_3e_">Faustine, <text:span text:style-name="_3c_stage.c_3e_">seule</text:span>.</text:p>
      <text:p text:style-name="P74"><text:span text:style-name="T180">Maîtresse</text:span> d’un vice-roi ? <text:span text:style-name="T180">Oh ! Je vais ourdir avec Avalaros et Sarpi une trame deVenise.</text:span></text:p>
      <text:h text:style-name="Heading_20_2" text:outline-level="2"><text:span text:style-name="_3c_pb_3e_"><text:span text:style-name="T181">[**]</text:span></text:span>Scène XXII.</text:h>
      <text:p text:style-name="_3c_stage_3e_">Faustine, Mathieu Magis.</text:p>
      <text:p text:style-name="_3c_speaker_3e_">Mat<text:span text:style-name="T181">h</text:span>ieu Magis.</text:p>
      <text:p text:style-name="P75">Madame a besoin de mes petits services ?</text:p>
      <text:p text:style-name="_3c_speaker_3e_">Faustine.</text:p>
      <text:p text:style-name="P75">Qui donc êtes-vous ?</text:p>
      <text:p text:style-name="_3c_speaker_3e_">Mathieu Magis.</text:p>
      <text:p text:style-name="Standard">Mathieu Magis, pauvre Lombard de Milan, pour vous servir.</text:p>
      <text:p text:style-name="_3c_speaker_3e_">Faustine.</text:p>
      <text:p text:style-name="P75">Vous prêtez ?…</text:p>
      <text:p text:style-name="_3c_speaker_3e_">Mathieu Magis.</text:p>
      <text:p text:style-name="P75">Sur de bons gages, des diamants, de l’or, <text:span text:style-name="T181">un bien petit commerce. LEs pertes nous écrasent, Madame. L’argent dort souvent. Ah ! c’est un dur travail que de cultiver les maravédis. Une seule mauvaise affaire emporte le profit de dix bonnes, car nous hasardons mille écus dans des mains d’un prodigue pour en gagner trois cents, et voilà ce qui renchérit ce prêt. Le monde est injuste à notre égard.</text:span></text:p>
      <text:p text:style-name="_3c_speaker_3e_"><text:span text:style-name="_3c_pb_3e_">[**]</text:span>Faustine.</text:p>
      <text:p text:style-name="P76">Êtes-vous Juif ?</text:p>
      <text:p text:style-name="_3c_speaker_3e_">Mathieu Magis.</text:p>
      <text:p text:style-name="P76">Comment l’entendez-vous ?</text:p>
      <text:p text:style-name="_3c_speaker_3e_">Faustine.</text:p>
      <text:p text:style-name="P76">De religion ?</text:p>
      <text:p text:style-name="_3c_speaker_3e_"><text:soft-page-break/>Mathieu Magis.</text:p>
      <text:p text:style-name="P76">Je suis Lombard et catholique, Madame.</text:p>
      <text:p text:style-name="_3c_speaker_3e_"><text:span text:style-name="_3c_pb_3e_">[**]</text:span>Faustine.</text:p>
      <text:p text:style-name="P76">Ceci me contrarie.</text:p>
      <text:p text:style-name="_3c_speaker_3e_">Mathieu Magis.</text:p>
      <text:p text:style-name="P76">Madame m’aurait voulu…</text:p>
      <text:p text:style-name="_3c_speaker_3e_">Faustine.</text:p>
      <text:p text:style-name="P76">Oui, dans les griffes de l’Inquisition.</text:p>
      <text:p text:style-name="_3c_speaker_3e_">Mathieu Magis.</text:p>
      <text:p text:style-name="P76">Et pourquoi ?</text:p>
      <text:p text:style-name="_3c_speaker_3e_">Faustine.</text:p>
      <text:p text:style-name="P76">Pour être sûre de votre fidélité.</text:p>
      <text:p text:style-name="_3c_speaker_3e_">Mathieu Magis.</text:p>
      <text:p text:style-name="P76">J’ai bien des secrets dans ma caisse, Madame.</text:p>
      <text:p text:style-name="_3c_speaker_3e_">Faustine.</text:p>
      <text:p text:style-name="P76">Si j’avais votre fortune entre les mains ?</text:p>
      <text:p text:style-name="_3c_speaker_3e_"><text:span text:style-name="_3c_pb_3e_">[**]</text:span> Mathieu Magis.</text:p>
      <text:p text:style-name="P76">Vous auriez mon âme.</text:p>
      <text:p text:style-name="_3c_speaker_3e_">Faustie, <text:span text:style-name="_3c_stage.c_3e_">à part</text:span>.</text:p>
      <text:p text:style-name="P76">Il faut se l’attacher par l’intérêt, cela est clair. <text:span text:style-name="_3c_stage.c_3e_">(haut.)</text:span> Vous prêtez ?</text:p>
      <text:p text:style-name="_3c_speaker_3e_">Mathieu Magis.</text:p>
      <text:p text:style-name="P76">Au denier cinq.</text:p>
      <text:p text:style-name="_3c_speaker_3e_">Faustine.</text:p>
      <text:p text:style-name="P76">Vous vous méprenez toujours. Écoutez ? vous prêtez votre nom au seigneur Avaloros.</text:p>
      <text:p text:style-name="_3c_speaker_3e_">Mathiue Magis.</text:p>
      <text:p text:style-name="P76">Je connais le seigneur Avaloros, un banquier, nous faisons quelques affaires, mais il a un trop beau nom sur la place et trop de crédit dans la Méditerranée pour avoir jamais besoin du pauvre Mathieu Magis…</text:p>
      <text:p text:style-name="_3c_speaker_3e_"><text:span text:style-name="_3c_pb_3e_">[**]</text:span>Faustine.</text:p>
      <text:p text:style-name="P76">Tu es discret, Lombard. Si je veux agir sous ton nom dans une affaire considérable…</text:p>
      <text:p text:style-name="_3c_speaker_3e_">Mathieu Magis.</text:p>
      <text:p text:style-name="P76">La contrebande ?</text:p>
      <text:p text:style-name="_3c_speaker_3e_">Faustine.</text:p>
      <text:p text:style-name="P76">Que t’importe ! Quelle serait la garantie de ton abslou dévoû<text:span text:style-name="T182">e</text:span>ment ?…</text:p>
      <text:p text:style-name="_3c_speaker_3e_">Mathieu Magis.</text:p>
      <text:p text:style-name="P76"><text:soft-page-break/>La prime à gagner.</text:p>
      <text:p text:style-name="_3c_speaker_3e_">Faustine, <text:span text:style-name="_3c_stage.c_3e_">à part</text:span>.</text:p>
      <text:p text:style-name="P76">Quel beau chien de chasse! <text:span text:style-name="_3c_stage.c_3e_">(haut.)</text:span> Hé ! bien, venez, vous allez être chargé d’un secret où il y va de la vie, car je vais vous donner un grand homme à dévorer.</text:p>
      <text:p text:style-name="_3c_speaker_3e_"><text:span text:style-name="_3c_pb_3e_">[**]</text:span>Mathieu Magis.</text:p>
      <text:p text:style-name="P163">Mon petit commerce est alimenté par les grandes passions : belle femme, belle prime !</text:p>
      <text:h text:style-name="Heading_20_1" text:outline-level="1">ACTE TROISIÈME.</text:h>
      <text:p text:style-name="_3c_stage_3e_"><text:span text:style-name="T182">Le théâtre représente un intérieur d’écurie</text:span>. Dans les combles, du foin ; le long des murs, des roues, des tubes, des pivots, une longue cheminée en cuivre, une vaste chaudière. À gauche du spectateur, un pilier sculpté, où se trouve une madone. À droite, une table ; sur la table, des papiers, des instruments de mathématiques. Sur le mur, au-dessus de la table, un tableau noir couvert de figures. Sur la table, une lampe. À côté du tableau, une planche sur laquelle sont des oignons, une cruche et du pain. À droite du spectateur, il y a une grande porte d’écurie ; et à gauche une porte donnant sur les champs. Un lit de paille à côté de la <text:span text:style-name="T182">M</text:span>adone.</text:p>
      <text:h text:style-name="P204" text:outline-level="2"><text:span text:style-name="_3c_pb_3e_"><text:span text:style-name="T183">[**]</text:span></text:span>Scène <text:span text:style-name="T183">Première</text:span>.</text:h>
      <text:p text:style-name="P146"><text:span text:style-name="T183">Fontanarès</text:span>, <text:span text:style-name="T183">Quinola</text:span>.</text:p>
      <text:p text:style-name="_3c_stage_3e_">Fontanarès, <text:span text:style-name="T183">en</text:span> robe noire serrée par une ceinture de cuir, travaille à sa table. Quinola vérifie les pièces de la machine.</text:p>
      <text:p text:style-name="_3c_speaker_3e_"><text:span text:style-name="T183">Quinola</text:span>.</text:p>
      <text:p text:style-name="P77">Mais moi aussi, <text:span text:style-name="T183">M</text:span>onsieur, j’ai aimé ! Seulement quand j’ai eu compris la femme, je lui ai souhaité le bon soir. La bonne chère et la bouteille, ça ne vous trahit pas et ça vous engraisse. <text:span text:style-name="_3c_stage.c_3e_">(</text:span><text:span text:style-name="_3c_stage.c_3e_"><text:span text:style-name="T183">I</text:span></text:span><text:span text:style-name="_3c_stage.c_3e_">l regarde son maître.) </text:span>B<text:span text:style-name="T183">on</text:span> ! il ne m’entend pas. Voici trois pièces à forger, <text:span text:style-name="_3c_stage.c_3e_">(</text:span><text:span text:style-name="_3c_stage.c_3e_"><text:span text:style-name="T183">I</text:span></text:span><text:span text:style-name="_3c_stage.c_3e_">l ouvre la porte.) </text:span>Eh ! Monipodille.</text:p>
      <text:h text:style-name="P209" text:outline-level="2">Scène II.</text:h>
      <text:p text:style-name="_3c_stage_3e_">Les Mêmes, <text:span text:style-name="T183">Monipodio.</text:span></text:p>
      <text:p text:style-name="_3c_speaker_3e_">Quinola.</text:p>
      <text:p text:style-name="P77">Les trois dernières pièces nous sont revenues, emporte les modèles, et fais-en toujours deux paires en cas de malheur. <office:annotation office:name="__Annotation__20650_120980709" loext:resolved="false"><dc:creator>Julien LEMAIRE</dc:creator><dc:date>2021-05-18T16:59:58.465440217</dc:date><meta:creator-initials>JL</meta:creator-initials><text:p text:style-name="P262"><text:span text:style-name="T260">Indent. p191</text:span></text:p></office:annotation><text:span text:style-name="_3c_stage.c_3e_">(Monipodio fait signe dans la coulisse : deux hommes paraissent.)</text:span><office:annotation-end office:name="__Annotation__20650_120980709"/></text:p>
      <text:p text:style-name="P126"><text:span text:style-name="_3c_pb_3e_"><text:span text:style-name="T183">[**]</text:span></text:span>Monipodio.</text:p>
      <text:p text:style-name="P9">Enlevez, mes enfants, et pas de bruit, évauouissez-vous comme des ombres, c’est pire qu’un vol. <text:span text:style-name="_3c_stage.c_3e_">(À Quinola.) </text:span>O<text:span text:style-name="T183">n</text:span> s’éreinte à travailler.</text:p>
      <text:p text:style-name="P126">Quinola.</text:p>
      <text:p text:style-name="P9">On n<text:span text:style-name="T183">e se </text:span>doute encore de rien.</text:p>
      <text:p text:style-name="P126">Monipodio.</text:p>
      <text:p text:style-name="P9">Ni eux, ni personne. Chaque pièce est enveloppée comme un bijou, et déposée dans une cave. Mais il faut trente écus.</text:p>
      <text:p text:style-name="P126">Quinola.</text:p>
      <text:p text:style-name="P9"><text:soft-page-break/>Oh ! mon Dieu !</text:p>
      <text:p text:style-name="P126">Monipodio.</text:p>
      <text:p text:style-name="P9">Trenle drôles bâtis comme ça, boivent et mangent comme soixante.</text:p>
      <text:p text:style-name="P126"><text:span text:style-name="_3c_pb_3e_"><text:span text:style-name="T184">[**]</text:span></text:span>Quinola.</text:p>
      <text:p text:style-name="P9">La maison Quinola et compagnie a <text:span text:style-name="T184">fait</text:span> faillite, et l’on est à mes trousses.</text:p>
      <text:p text:style-name="P126">Monipodio.</text:p>
      <text:p text:style-name="P9">Des protêts ?</text:p>
      <text:p text:style-name="P126">Quinola.</text:p>
      <text:p text:style-name="P9">Es-tu bête ? d<text:span text:style-name="T184">e</text:span> bonnes <text:span text:style-name="T184">prises</text:span> de corps. Mais j’ai pris chez un fripier deux ou trois défroques qui vont me permettre de soustraire Quinola aux recherches des plus <text:span text:style-name="T184">fins</text:span> limiers, jusqu'au moment où je pourrai payer.</text:p>
      <text:p text:style-name="P126">Monipodio.</text:p>
      <text:p text:style-name="P9">Payer ?… c’te bêtise !</text:p>
      <text:p text:style-name="P126">Quinola.</text:p>
      <text:p text:style-name="P9">Oui : j’ai gardé un trésor pour la soif. Reprends ta souquenille de <text:span text:style-name="T184">Frère</text:span> quêteur, et va chez Lothundiaz parlementer avec la duègne.</text:p>
      <text:p text:style-name="P126"><text:span text:style-name="_3c_pb_3e_"><text:span text:style-name="T184">[**]</text:span></text:span>Monipodio.</text:p>
      <text:p text:style-name="P9"><text:span text:style-name="T184">H</text:span>élas ! Lopez est tant de fois retourné d’Alger, que notre duègne commence à en revenir.</text:p>
      <text:p text:style-name="P126">Quinola.</text:p>
      <text:p text:style-name="P3">Bah ! il ne s’agit que de faire parvenir cette lettre à la <text:span text:style-name="T184">Sénorita</text:span> Marie Lothundiaz. <text:span text:style-name="_3c_stage.c_3e_">(</text:span><text:span text:style-name="_3c_stage.c_3e_"><text:span text:style-name="T184">I</text:span></text:span><text:span text:style-name="_3c_stage.c_3e_"> lui donne une lettre.) </text:span>C’est un chef-d’œuvre d’éloquence inspiré par ce qui inspire tous les chefs-d’œuvre, vois : nous sommes depuis dix jours au pain et à l’eau.</text:p>
      <text:p text:style-name="P126">Monipodio.</text:p>
      <text:p text:style-name="P9">Et nous donc ? crois-tu que nous mangions des ortolans ? Si nos hommes croyaient <text:span text:style-name="T184">bien faire,</text:span> ils auraient déjà déserté.</text:p>
      <text:p text:style-name="P126"><text:span text:style-name="_3c_pb_3e_"><text:span text:style-name="T184">[**]</text:span></text:span>Quinola.</text:p>
      <text:p text:style-name="P3">Veuille l’amour acquitter ma lettre de change, et nous nous en tirerons encore… <office:annotation office:name="__Annotation__20804_120980709" loext:resolved="false"><dc:creator>Julien LEMAIRE</dc:creator><dc:date>2021-05-18T17:05:13.377222454</dc:date><meta:creator-initials>JL</meta:creator-initials><text:p text:style-name="P262"><text:span text:style-name="T260">Indent. P195</text:span></text:p><text:p text:style-name="P262"><text:span text:style-name="T260"/></text:p></office:annotation><text:span text:style-name="_3c_stage.c_3e_">(Monipodio sort.)</text:span><office:annotation-end office:name="__Annotation__20804_120980709"/></text:p>
      <text:h text:style-name="Heading_20_2" text:outline-level="2">Scène III.</text:h>
      <text:p text:style-name="P146">Quinola, Fontanarès.</text:p>
      <text:p text:style-name="P117"/>
      <text:p text:style-name="P117">Quinola,<text:span text:style-name="_3c_stage.c_3e_"><text:span text:style-name="T1"> frottant un oignon sur son pain.</text:span></text:span></text:p>
      <text:p text:style-name="P7">On dit que c’es<text:span text:style-name="T184">t</text:span> a<text:span text:style-name="T184">vec</text:span> ça <text:span text:style-name="T184">que</text:span> se nourrissaient les ouvriers des pyramides d’Égypte, mais ils devaient avoir l'assaisonnement qui nous soutient : la <text:span text:style-name="T184">Foi</text:span>… <text:span text:style-name="_3c_stage.c_3e_">(</text:span><text:span text:style-name="_3c_stage.c_3e_"><text:span text:style-name="T184">I</text:span></text:span><text:span text:style-name="_3c_stage.c_3e_">l boit de l’eau.) </text:span>Vous n’avez donc pas faim, <text:span text:style-name="T184">M</text:span>onsieur ? Prenez garde que la machine ne se détraque.</text:p>
      <text:p text:style-name="P126"><text:span text:style-name="_3c_pb_3e_"><text:span text:style-name="T184">[**]</text:span></text:span>Fontanarès.</text:p>
      <text:p text:style-name="Standard">Je cherche <text:span text:style-name="T184">une dernière solution…</text:span></text:p>
      <text:p text:style-name="_3c_speaker_3e_">Quinola, <text:span text:style-name="_3c_stage.c_3e_"><text:span text:style-name="T184">s</text:span></text:span><text:span text:style-name="_3c_stage.c_3e_">a manche craque quand il remet la cruche</text:span>.</text:p>
      <text:p text:style-name="P78"><text:soft-page-break/>Et moi j’en trouve une… de continuité à ma manche. Vraiment, à ce métier, mes hardes deviennent pas trop algébriques.</text:p>
      <text:p text:style-name="_3c_speaker_3e_">Fontanarès.</text:p>
      <text:p text:style-name="P7"><text:span text:style-name="T184">B</text:span>rave garçon ! toujours gai, même au fond du malheur.</text:p>
      <text:p text:style-name="P126">Quinola.</text:p>
      <text:p text:style-name="P177">S<text:span text:style-name="T185">angodémie, M</text:span>onsieur, la fortune aime les gens gais presqu’autant que les gens gais aiment la fortune.</text:p>
      <text:h text:style-name="P204" text:outline-level="2"><text:span text:style-name="_3c_pb_3e_"><text:span text:style-name="T186">[**]</text:span></text:span>Scène I<text:span text:style-name="T186">V</text:span>.</text:h>
      <text:p text:style-name="P146">Les Mêmes, Mathieu Magis.</text:p>
      <text:p text:style-name="P126">Quinola.</text:p>
      <text:p text:style-name="P14">Oh ! voilà notre Lombard, il regarde tou les les pièces comme si elles étaient déjà sa propriété légitime.</text:p>
      <text:p text:style-name="P126">Mathieu Magis.</text:p>
      <text:p text:style-name="P14">Je suis votre très humble serviteur, mon cher seigneur Fontanarès.</text:p>
      <text:p text:style-name="P126">Quinola.</text:p>
      <text:p text:style-name="P7">Toujours comme le marbre : poli, sec et froid.</text:p>
      <text:p text:style-name="P126">Fontanarès.</text:p>
      <text:p text:style-name="P14">Je vous salue, monsieur Magis, <office:annotation office:name="__Annotation__42557_120980709" loext:resolved="false"><dc:creator>Julien LEMAIRE</dc:creator><dc:date>2021-05-19T09:49:03.241751466</dc:date><meta:creator-initials>JL</meta:creator-initials><text:p text:style-name="P262"><text:span text:style-name="T260">Indent. P 197</text:span></text:p></office:annotation><text:span text:style-name="_3c_stage.c_3e_">(</text:span><text:span text:style-name="_3c_stage.c_3e_"><text:span text:style-name="T186">I</text:span></text:span><text:span text:style-name="_3c_stage.c_3e_">l se coupe du pain.)</text:span><office:annotation-end office:name="__Annotation__42557_120980709"/></text:p>
      <text:p text:style-name="P126">Mathieu Magis.</text:p>
      <text:p text:style-name="P14">Vous êtes un homme sublime ; et, pour mon compte, je vous veux toute sorte de bien.</text:p>
      <text:p text:style-name="P126"><text:span text:style-name="_3c_pb_3e_">[**</text:span><text:span text:style-name="_3c_pb_3e_"><text:span text:style-name="T186">]</text:span></text:span>Fontanarès.</text:p>
      <text:p text:style-name="P14">El c’est pour cela que vous venez me faire toute<text:span text:style-name="T186">s</text:span> sorte<text:span text:style-name="T186">s</text:span> de ma<text:span text:style-name="T186">l.</text:span></text:p>
      <text:p text:style-name="P126">Mathieu Magis.</text:p>
      <text:p text:style-name="P14">Vous me brusquez ! ça n’est pas b<text:span text:style-name="T186">ien.</text:span> Vous ignorez qu’il y a deux hommes en moi.</text:p>
      <text:p text:style-name="P126">Fontanarès.</text:p>
      <text:p text:style-name="P14">Je n’ai jamais vu l’autre.</text:p>
      <text:p text:style-name="P126">Mathieu Magis.</text:p>
      <text:p text:style-name="P14">J'ai du cœur hors les affaires.</text:p>
      <text:p text:style-name="P126">Quinola.</text:p>
      <text:p text:style-name="P14">Mais vous ê<text:span text:style-name="T186">tes</text:span> toujours en affaires.</text:p>
      <text:p text:style-name="P126">Mathieu Magis.</text:p>
      <text:p text:style-name="P14">Je vous admire luttant <text:span text:style-name="T186">tous</text:span> deux.</text:p>
      <text:p text:style-name="P126">Fontanarès.</text:p>
      <text:p text:style-name="P7">L’admiration est le sentiment qui se fatigue le plus promptement chez l’homme. D’ailleurs <text:span text:style-name="T186">vous</text:span> ne prêtez pas sur les sentiments.</text:p>
      <text:p text:style-name="P126"><text:soft-page-break/><text:span text:style-name="_3c_pb_3e_"><text:span text:style-name="T187">[**]</text:span></text:span>Mathieu Magis.</text:p>
      <text:p text:style-name="P14">Il y a des sentiments qui rapportent et des sentiments qui ruinent. Vous êtes animés par la <office:annotation office:name="__Annotation__42558_120980709" loext:resolved="false"><dc:creator>Julien LEMAIRE</dc:creator><dc:date>2021-05-19T09:51:39.982609656</dc:date><meta:creator-initials>JL</meta:creator-initials><text:p text:style-name="P262"><text:span text:style-name="T260">Majuscule dans le fac-similé.</text:span></text:p></office:annotation><text:span text:style-name="T186">F</text:span>oi<office:annotation-end office:name="__Annotation__42558_120980709"/>, c’est très-beau, mais c’est ruineux. Nous <text:span text:style-name="T187">fîmes</text:span>, il y a six mois, de petites conventions ; vous me demandâtes trois mille sequins pour vos expériences…</text:p>
      <text:p text:style-name="P126">Quinola.</text:p>
      <text:p text:style-name="P7">À la condition de vous en rendre cinq mille.</text:p>
      <text:p text:style-name="P126">Fontanarès.</text:p>
      <text:p text:style-name="P14">Eh ! Bien.</text:p>
      <text:p text:style-name="P126">Mathieu Magis.</text:p>
      <text:p text:style-name="P14">Le terme est expiré depuis deux mois.</text:p>
      <text:p text:style-name="P126">Fontanarès.</text:p>
      <text:p text:style-name="P79">Vous nous avez fait sommation, il y a deux mois, et, raide, le lendemain même de l’échéance.</text:p>
      <text:p text:style-name="P128"><text:span text:style-name="_3c_pb_3e_"><text:span text:style-name="T187">[**]</text:span></text:span>Mathieu Magis.</text:p>
      <text:p text:style-name="Standard">Oh ! sans fâcherie, uniquement pour être en mesure.</text:p>
      <text:p text:style-name="P126">Fontanarès.</text:p>
      <text:p text:style-name="P14">Eh ! bien, après ?</text:p>
      <text:p text:style-name="P126">Mathieu Magis.</text:p>
      <text:p text:style-name="P14">Vous êtes aujourd’hui mon débiteur.</text:p>
      <text:p text:style-name="P126">Fontanarès.</text:p>
      <text:p text:style-name="P14">Déjà huit mois, passés comme un songe ! <text:span text:style-name="T187">Et je viens de me poser seulement cette nuit le problème à résoudre pour faire arriver l’eau froide afin de dissoudre la vapeur !</text:span> Magis, mon ami, soyez m<text:span text:style-name="T187">on</text:span> protecteur, donnez-moi quelques jours de plus ?</text:p>
      <text:p text:style-name="P126">Mathieu Magis.</text:p>
      <text:p text:style-name="P14">Oh ! tout ce que vous voudrez.</text:p>
      <text:p text:style-name="P126"><text:span text:style-name="_3c_pb_3e_"><text:span text:style-name="T187">[**]</text:span></text:span>Quinola.</text:p>
      <text:p text:style-name="P7">Vrai ? Eh ! bien, voilà l'autre homme qui paraît. <text:span text:style-name="_3c_stage.c_3e_">(À Fontanarès.) </text:span>Monsieur, celui-<text:span text:style-name="T187">là</text:span> serait mon ami. <text:span text:style-name="_3c_stage.c_3e_">(À Magis.) </text:span>Voyons, Magis Deux, quelques doublons ?</text:p>
      <text:p text:style-name="P126">Fontanarès.</text:p>
      <text:p text:style-name="P7">Ah ! je respire.</text:p>
      <text:p text:style-name="P126">Mathieu Magis.</text:p>
      <text:p text:style-name="P14">C’est tout simple. Aujourd’hui je ne suis plus <text:span text:style-name="T187">seulement</text:span> prêteur, je suis prêteur et co-propriétaire, et je veux tirer parti de ma propriété.</text:p>
      <text:p text:style-name="P126">Quinola.</text:p>
      <text:p text:style-name="P7">Ah ! triple chien.</text:p>
      <text:p text:style-name="P126">Fontanarès.</text:p>
      <text:p text:style-name="P14">Y pensez-vous ?</text:p>
      <text:p text:style-name="P126"><text:span text:style-name="_3c_pb_3e_"><text:span text:style-name="T187">[**]</text:span></text:span>Mathieu Magis.</text:p>
      <text:p text:style-name="P14"><text:soft-page-break/>Les capitaux sont sans foi…</text:p>
      <text:p text:style-name="P132">Quinola.</text:p>
      <text:p text:style-name="Standard">Sans espérance ni charité ; les écus ne sont pas catholiques.</text:p>
      <text:p text:style-name="P126">Mathieu Magis.</text:p>
      <text:p text:style-name="P14">À qui vient toucher une lettre de change, nous ne pouvons pas dire : « <text:span text:style-name="T188">a</text:span>ttendez, un homme de talent est en train de chercher une mine d’or dans un grenier ou dans une écurie ! » En six mois, j’aurais doublé mes petits sequins. Écoutez, <text:span text:style-name="T188">M</text:span>onsieur, j’ai une petite famille.</text:p>
      <text:p text:style-name="_3c_speaker_3e_">Fontanarès.</text:p>
      <text:p text:style-name="P80">Ça a une femme.</text:p>
      <text:p text:style-name="P126">Quinola.</text:p>
      <text:p text:style-name="P14">Et si ça fait des petits, ils mangeront la Catalogne.</text:p>
      <text:p text:style-name="P126"><text:span text:style-name="_3c_pb_3e_"><text:span text:style-name="T188">[**]</text:span></text:span>Mathieu Magis.</text:p>
      <text:p text:style-name="P14">J’ai de lourdes charges.</text:p>
      <text:p text:style-name="P126">Fontanarès.</text:p>
      <text:p text:style-name="P14">Vous voyez comme je vis.</text:p>
      <text:p text:style-name="P126">Mathieu Magis.</text:p>
      <text:p text:style-name="P14">E<text:span text:style-name="T188">h</text:span> ! <text:span text:style-name="T188">M</text:span>onsieur, si j’étais riche, je vous prêterais… <text:span text:style-name="_3c_stage.c_3e_">(Quinola tend la main) </text:span>de quoi vivre mieux.</text:p>
      <text:p text:style-name="P126">Fontanarès.</text:p>
      <text:p text:style-name="P14">Attendez encore quinze jours.</text:p>
      <text:p text:style-name="_3c_speaker_3e_">Mathieu Magis, <text:span text:style-name="_3c_stage.c_3e_">à part</text:span>.</text:p>
      <text:p text:style-name="P80">Ils me fendent le cœur. Si ça me reardait, je me laisserais peut-être aller ; mais il faut gagner ma commission, la dot de ma fille : <text:span text:style-name="_3c_stage.c_3e_">(Haut.)</text:span> Vraiment, je vous aime beaucoup, vous me plaisez…</text:p>
      <text:p text:style-name="_3c_speaker_3e_">Quinola, <text:span text:style-name="_3c_stage.c_3e_">à part</text:span>.</text:p>
      <text:p text:style-name="P80">Dire qu’on aurait un pricès criminel si on l’étranglait.</text:p>
      <text:p text:style-name="_3c_speaker_3e_"><text:span text:style-name="_3c_pb_3e_">[**]</text:span>Fontanarès.</text:p>
      <text:p text:style-name="P80">Vous êtes de fer, je serai comme l’acier.</text:p>
      <text:p text:style-name="_3c_speaker_3e_">Mathieu Magis.</text:p>
      <text:p text:style-name="P80">Qu’est-ce, Monsieur ?</text:p>
      <text:p text:style-name="_3c_speaker_3e_">Fonatanarès.</text:p>
      <text:p text:style-name="P80">Vous resterez avec moi, malgré vous.</text:p>
      <text:p text:style-name="P126">Mathieu Magis.</text:p>
      <text:p text:style-name="P14">Non, je veux mes capitaux, et ferai plutôt saisir et vendre toute cette ferraille.</text:p>
      <text:p text:style-name="P126">Fontanarès.</text:p>
      <text:p text:style-name="P14">Ah ! vous m’obligez donc à repousser la ruse par la ruse. <text:span text:style-name="T189">J’allais loyalement !… Je quitterai, s’il le faut, le droit chemin, à votre exemple. On m’accusera, moi ! car on nous veut parfait ! Mais j’accepte la calomnie. Encore ce calice à boire.</text:span> Vous avez fait un contrat insensé, vous en signerez un autre, ou vous me verrez mettre mon œuvre en mille morceaux, et garder là <text:span text:style-name="_3c_stage.c_3e_">(</text:span><text:span text:style-name="_3c_stage.c_3e_"><text:span text:style-name="T189">I</text:span></text:span><text:span text:style-name="_3c_stage.c_3e_">l se frappe le </text:span><text:soft-page-break/><text:span text:style-name="_3c_stage.c_3e_">cœur) </text:span>mon secret.</text:p>
      <text:p text:style-name="P126"><text:span text:style-name="_3c_pb_3e_"><text:span text:style-name="T189">[**]</text:span></text:span>Mathieu Magis.</text:p>
      <text:p text:style-name="P14">Ah ! <text:span text:style-name="T189">M</text:span>onsieur, vous ne ferez pas cela. Ce serait un <office:annotation office:name="__Annotation__43069_120980709" loext:resolved="false"><dc:creator>Julien LEMAIRE</dc:creator><dc:date>2021-05-19T10:08:03.187508796</dc:date><meta:creator-initials>JL</meta:creator-initials><text:p text:style-name="P262"><text:span text:style-name="T260">« dol » dans la version fac-similaire. À vérifier si c’est un mot de l’époque.</text:span></text:p></office:annotation>vol<office:annotation-end office:name="__Annotation__43069_120980709"/>, une friponnerie dont est incapable un grand homme.</text:p>
      <text:p text:style-name="P126">Fontanarès.</text:p>
      <text:p text:style-name="P14">A<text:span text:style-name="T189">h</text:span> ! vous vous armez de ma probité pour assurer le succès d’une monstrueuse injustice !</text:p>
      <text:p text:style-name="P126">Mathieu Magis.</text:p>
      <text:p text:style-name="P14">Tenez, je ne veux point être dans tout ceci ; vous vous entendrez avec don Ramon, un bien galant homme, à qui je vais céder mes droits.</text:p>
      <text:p text:style-name="P126">Fontanarès.</text:p>
      <text:p text:style-name="P7">Don Ramon? !</text:p>
      <text:p text:style-name="P126"><text:span text:style-name="_3c_pb_3e_">[**</text:span><text:span text:style-name="_3c_pb_3e_"><text:span text:style-name="T189">]</text:span></text:span>Quinola.</text:p>
      <text:p text:style-name="P183">Celui que tout Rarcelone<text:span text:style-name="T189">Barcelone</text:span> vous oppose.</text:p>
      <text:p text:style-name="_3c_speaker_3e_">Fontanarès.</text:p>
      <text:p text:style-name="P82">Après tout ! mon dernier problème est résolu. La gloire, la fortune vont enfin ruisseler avec le cours de ma vie.</text:p>
      <text:p text:style-name="_3c_speaker_3e_">Quinola.</text:p>
      <text:p text:style-name="P82">Ces paroles annocent toujours, hélas ! un rouage à refaire.</text:p>
      <text:p text:style-name="_3c_speaker_3e_">Fontanarès.</text:p>
      <text:p text:style-name="P82">Bah ! Une affairede cent sequins.</text:p>
      <text:p text:style-name="_3c_speaker_3e_">Mathieu Magis.</text:p>
      <text:p text:style-name="P82">Tout ce que vous avez ici, vendu par autorité de justice, ne les donnerait pas, les frais prélevés.</text:p>
      <text:p text:style-name="_3c_speaker_3e_">Quinola.</text:p>
      <text:p text:style-name="P81"><text:s/>Pâture a corbeaux, veux-tu te sauver !</text:p>
      <text:p text:style-name="_3c_speaker_3e_"><text:span text:style-name="T190">Mathieu Magis</text:span>.</text:p>
      <text:p text:style-name="P14">Ménagez don Ramon, il saura bien hypothéquer sa créance sur votre tête. <text:span text:style-name="_3c_stage.c_3e_">(</text:span><text:span text:style-name="_3c_stage.c_3e_"><text:span text:style-name="T190">Il</text:span></text:span><text:span text:style-name="_3c_stage.c_3e_"> revient sur Quinola.) </text:span>Quant à <text:span text:style-name="T190">toi</text:span>, <text:span text:style-name="T190">fruit</text:span> de potence, si tu me <text:span text:style-name="T190">tombes</text:span> sous la main, je me vengerai ! <text:span text:style-name="_3c_stage.c_3e_">(À Fontanarès.) </text:span>Adieu, homme de genie. <office:annotation office:name="__Annotation__43243_120980709" loext:resolved="false"><dc:creator>Julien LEMAIRE</dc:creator><dc:date>2021-05-19T10:14:25.425930560</dc:date><meta:creator-initials>JL</meta:creator-initials><text:p text:style-name="P262"><text:span text:style-name="T260">Indent p 207</text:span></text:p></office:annotation><text:span text:style-name="_3c_stage.c_3e_">(</text:span><text:span text:style-name="_3c_stage.c_3e_"><text:span text:style-name="T190">Il sort</text:span></text:span><text:span text:style-name="_3c_stage.c_3e_">.)</text:span><office:annotation-end office:name="__Annotation__43243_120980709"/></text:p>
      <text:h text:style-name="P204" text:outline-level="2">Scène <text:span text:style-name="T190">V</text:span>.</text:h>
      <text:p text:style-name="P146">Fontanarès, Quinola.</text:p>
      <text:p text:style-name="P126">Fontanarès.</text:p>
      <text:p text:style-name="P7">Ses paroles me glacent.</text:p>
      <text:p text:style-name="P126">Quinola.</text:p>
      <text:p text:style-name="P7">Et moi aussi ! Les bonnes idées viennent toujours se prendre aux toiles que leur tendent ces araignées-là !</text:p>
      <text:p text:style-name="P126">Fontanarès.</text:p>
      <text:p text:style-name="P7"><text:soft-page-break/>Bah ! Encore cent sequins ! et après la vie sera dorée, pleine de fê<text:span text:style-name="T190">tes</text:span> et d’amour. <text:span text:style-name="_3c_stage.c_3e_">(</text:span><text:span text:style-name="_3c_stage.c_3e_"><text:span text:style-name="T190">Il</text:span></text:span><text:span text:style-name="_3c_stage.c_3e_"> boit </text:span><text:span text:style-name="_3c_stage.c_3e_"><text:span text:style-name="T190">de</text:span></text:span><text:span text:style-name="_3c_stage.c_3e_"> l’eau.) </text:span></text:p>
      <text:p text:style-name="P126">Quinola.</text:p>
      <text:p text:style-name="P7">Je vous crois, <text:span text:style-name="T190">M</text:span>onsieur, mais avouez que la verte espérance, cette céleste coquine, nous a menés bien avant dans le gâchis.</text:p>
      <text:p text:style-name="P126">Fontanarès.</text:p>
      <text:p text:style-name="P7">Quinola ?</text:p>
      <text:p text:style-name="P126">Quinola.</text:p>
      <text:p text:style-name="P3">Je ne me plains pas, je suis <text:span text:style-name="T190">fait</text:span> à la détresse. Mais où prendre cent sequins ? Vous devez à des ouvriers, à Carpa<text:span text:style-name="T190">no</text:span>o le maître serrurier, à Coppolus le marchand de <text:span text:style-name="T190">fer</text:span>, d’acier et de cuivre, à notre hôte qui, après nous avoir mis ici moins par pitié que par peur de Monipodio, finira par nous en chasser, nous lui devons neuf mois de dépenses.</text:p>
      <text:p text:style-name="P126"><text:span text:style-name="_3c_pb_3e_"><text:span text:style-name="T190">[**]</text:span></text:span>Fontanarès.</text:p>
      <text:p text:style-name="P7">Mais tout est fini !</text:p>
      <text:p text:style-name="P126">Quinola.</text:p>
      <text:p text:style-name="P7">Mais cent sequins ?</text:p>
      <text:p text:style-name="P126">Fontanarès.</text:p>
      <text:p text:style-name="P7">Et pourquoi, toi si courageux, si gai, viens-tu me chanter ce <office:annotation office:name="__Annotation__43412_120980709" loext:resolved="false"><dc:creator>Julien LEMAIRE</dc:creator><dc:date>2021-05-19T10:18:05.109838564</dc:date><meta:creator-initials>JL</meta:creator-initials><text:p text:style-name="P262"><text:span text:style-name="T260">emphase</text:span></text:p></office:annotation><text:span text:style-name="T191">d</text:span>e profundis<office:annotation-end office:name="__Annotation__43412_120980709"/> ?</text:p>
      <text:p text:style-name="P126">Quinola.</text:p>
      <text:p text:style-name="P7">C’est que pour rester à vos côtés, je dois disparaître.</text:p>
      <text:p text:style-name="P126">Fontanarès.</text:p>
      <text:p text:style-name="P7">Et pourquoi ?</text:p>
      <text:p text:style-name="P126"><text:span text:style-name="_3c_pb_3e_"><text:span text:style-name="T191">[**]</text:span></text:span>Quinola.</text:p>
      <text:p text:style-name="P7">Et les huissiers donc ? J’ai fait, pour vous et pour moi, cent écus d’or de dettes commerciales, qui ont pris la forme, la <text:span text:style-name="T191">figure</text:span> et les pieds des <text:span text:style-name="T191">recors</text:span>.</text:p>
      <text:p text:style-name="P126">Fontanarès.</text:p>
      <text:p text:style-name="P7">De combien de malheurs se compose donc la gloire ?</text:p>
      <text:p text:style-name="P126">Quinola.</text:p>
      <text:p text:style-name="P7">Allons ! ne vous attristez pas. Ne m’avez-vous pas dit qu’un père de votre père était allé, il y a quelque cinquante ans au Mexique avec don Cortez : a-t-on eu de ses nouvelles ?</text:p>
      <text:p text:style-name="P126">Fontanarès.</text:p>
      <text:p text:style-name="P7">Jamais !</text:p>
      <text:p text:style-name="P126">Quinola.</text:p>
      <text:p text:style-name="P7">Vous avez un grand-père ?… vous irez jusqu’au jour de votre triomphe.</text:p>
      <text:p text:style-name="P126"><text:span text:style-name="_3c_pb_3e_">[**</text:span><text:span text:style-name="_3c_pb_3e_"><text:span text:style-name="T191">]</text:span></text:span>Fontanarès.</text:p>
      <text:p text:style-name="P7">Veux-tu donc me perdre ?</text:p>
      <text:p text:style-name="P126">Quinola.</text:p>
      <text:p text:style-name="P3">Voulez-vous me voir aller en prison, et votre machine à tous les <text:span text:style-name="T191">diables </text:span>?</text:p>
      <text:p text:style-name="_3c_speaker_3e_"><text:soft-page-break/><text:span text:style-name="T33">Fontanarès</text:span>.</text:p>
      <text:p text:style-name="P26">Non !</text:p>
      <text:p text:style-name="P126">Quinola.</text:p>
      <text:p text:style-name="P3">Laissez-<text:span text:style-name="T191">moi</text:span> donc vous luire revenir ce grand-père de quelque part, ce sera le premier qui sera revenu des Indes.</text:p>
      <text:h text:style-name="Heading_20_2" text:outline-level="2">S<text:span text:style-name="T191">cène</text:span> VI.</text:h>
      <text:p text:style-name="_3c_stage_3e_">Les Mêmes, <text:span text:style-name="T191">Monipodio.</text:span></text:p>
      <text:p text:style-name="_3c_speaker_3e_">Quinola.</text:p>
      <text:p text:style-name="P2">Eh ! bien ?</text:p>
      <text:p text:style-name="P126">Monipodio.</text:p>
      <text:p text:style-name="P9">Voire I<office:annotation office:name="__Annotation__43413_120980709" loext:resolved="false"><dc:creator>Julien LEMAIRE</dc:creator><dc:date>2021-05-19T10:21:32.310946377</dc:date><meta:creator-initials>JL</meta:creator-initials><text:p text:style-name="P262"><text:span text:style-name="T260">I majuscule dans la version fac-similaire. p212</text:span></text:p></office:annotation><office:annotation-end office:name="__Annotation__43413_120980709"/>nfante a la lettre.</text:p>
      <text:p text:style-name="P126">Fontanarès.</text:p>
      <text:p text:style-name="P7">Q<text:span text:style-name="T191">u’est-ce</text:span> que don Ramon ?</text:p>
      <text:p text:style-name="P126">Monipodio.</text:p>
      <text:p text:style-name="P2">Un imbécil<text:span text:style-name="T191">e.</text:span></text:p>
      <text:p text:style-name="P126">Quinola.</text:p>
      <text:p text:style-name="Standard">Envieux ?</text:p>
      <text:p text:style-name="P126">Monipodio.</text:p>
      <text:p text:style-name="P9">Comme trois auteurs sifflés. Il se donne pour un homme étonnant.</text:p>
      <text:p text:style-name="P129"><text:span text:style-name="_3c_pb_3e_"><text:span text:style-name="T191">[**]</text:span></text:span>Quinola.</text:p>
      <text:p text:style-name="P9">Mais, le cro<text:span text:style-name="T191">i</text:span>t-on ?</text:p>
      <text:p text:style-name="P126">Monipodio.</text:p>
      <text:p text:style-name="P9">Comme un oracle. Il écrivaille, il explique que la neige est blanche parce qu’elle tombe du ciel, et soutient contre <text:span text:style-name="T192">G</text:span>alilée que la terre est immobile.</text:p>
      <text:p text:style-name="P126">Quinola.</text:p>
      <text:p text:style-name="P3">Vous voyez bien, <text:span text:style-name="T192">M</text:span>onsieur, qu’il faut que je vous défasse de ce savant-là ? <text:span text:style-name="_3c_stage.c_3e_">(À Mon</text:span><text:span text:style-name="_3c_stage.c_3e_"><text:span text:style-name="T192">i</text:span></text:span><text:span text:style-name="_3c_stage.c_3e_">podio.) </text:span>Viens avec moi, tu <text:span text:style-name="T192">vas</text:span> être mon valet.</text:p>
      <text:h text:style-name="P204" text:outline-level="2">Scène V<text:span text:style-name="T192">I</text:span>l.</text:h>
      <text:p text:style-name="P146">Fontanarès, seul.</text:p>
      <text:p text:style-name="P4">Quelle cervelle cerclée de bronze, résisterait à chercher de l'argent en cherchant les secrets les mieux gardés par la nature, à se défier des hommes, les combattre et combiner des affaires ? deviner sur-le-champ le mieux en toute chose, afin de ne pas se voir voler sa gloire par un don Ramon qui trouverait le plus léger perfectionnement, et il y a des don Ramon partout. Oh ! je n’ose me l’avouer… Je me lasse.</text:p>
      <text:h text:style-name="P204" text:outline-level="2"><text:soft-page-break/><text:span text:style-name="_3c_pb_3e_"><text:span text:style-name="T192">[**]</text:span></text:span>Scène VIII.</text:h>
      <text:p text:style-name="P146">Fontanarès, É<text:span text:style-name="T192">stéban</text:span>, <text:span text:style-name="T192">Girone</text:span>, et deux Ouvriers, personnages muets.</text:p>
      <text:p text:style-name="P126">Éstéban.</text:p>
      <text:p text:style-name="P20">Pourriez-vous nous dire où se cache un nommé Fonla<text:span text:style-name="T192">ta</text:span>narès ?</text:p>
      <text:p text:style-name="P126"><text:span text:style-name="_3c_pb_3e_"><text:span text:style-name="T192">[**]</text:span></text:span>Fontanarès.</text:p>
      <text:p text:style-name="P20">Il ne se cache point, le voici. ; <text:span text:style-name="T192">mais il médite dans le silence. </text:span><text:span text:style-name="_3c_stage.c_3e_"><text:span text:style-name="T192">(À part.)</text:span></text:span><text:span text:style-name="T192"> Où est donc Quinola ? il sait si bien les renvoyer contents. </text:span><text:span text:style-name="_3c_stage.c_3e_"><text:span text:style-name="T192">(Haut.)</text:span></text:span><text:span text:style-name="T192"> Que voulez-vous ?</text:span></text:p>
      <text:p text:style-name="P126">Éstéban.</text:p>
      <text:p text:style-name="P20">Notre argent ! Depuis trois semaines nous travaillons à votre compte . l<text:span text:style-name="T192">L</text:span>’ouvrier vit au jour le jour.</text:p>
      <text:p text:style-name="P126">Fontanarès.</text:p>
      <text:p text:style-name="P20">Il<text:span text:style-name="T192">H</text:span>élas ! mes amis, moi je ne vis pas.…</text:p>
      <text:p text:style-name="P126">Éstéban.</text:p>
      <text:p text:style-name="P20">Vous êtes seul, vous, vous pouvez vous serrer le ventre. Mais nous avons femme et enfants. Enfin, nous avons tout mis en gage…</text:p>
      <text:p text:style-name="P126">Fontanarès.</text:p>
      <text:p text:style-name="P20">A<text:span text:style-name="T193">y</text:span>ez confiance en moi.</text:p>
      <text:p text:style-name="P126"><text:span text:style-name="_3c_pb_3e_"><text:span text:style-name="T193">[**]</text:span></text:span>Éstéban.</text:p>
      <text:p text:style-name="P20">Est-ce que nous pouvons payer le boulanger avec votre confiance ?</text:p>
      <text:p text:style-name="P126">Fontanarès.</text:p>
      <text:p text:style-name="P21">Je suis un homme d’honneur.</text:p>
      <text:p text:style-name="P126">Girone.</text:p>
      <text:p text:style-name="P21">Tiens ! et nous aussi nous avons de l’honneur.</text:p>
      <text:p text:style-name="P126">Éstéban.</text:p>
      <text:p text:style-name="P21">Portez donc nos honneurs chez 1<text:span text:style-name="T193">e</text:span> Lombard, vous verrez ce qu’il prêtera dessus.</text:p>
      <text:p text:style-name="P126">Girone.</text:p>
      <text:p text:style-name="P21">Je ne suis pas un homme à talent, moi ! on ne me fait pas crédit.</text:p>
      <text:p text:style-name="P126">Éstéban.</text:p>
      <text:p text:style-name="P20">Je ne suis qu’un méchant ouvrier, mais si ma femme a besoin d’une marmite, je la paye, moi !</text:p>
      <text:p text:style-name="P126"><text:span text:style-name="_3c_pb_3e_"><text:span text:style-name="T193">[**]</text:span></text:span>Fontanarès.</text:p>
      <text:p text:style-name="P21">Qui donc vous ameute ainsi contre moi ?</text:p>
      <text:p text:style-name="P126">Girone.</text:p>
      <text:p text:style-name="P21">Ameuter ? Sommes-nous des chiens ?</text:p>
      <text:p text:style-name="_3c_speaker_3e_">Éstéban.</text:p>
      <text:p text:style-name="P83">Les magistrats de Barcelone ont rendu une sentence en faveur de maîtres Coppulus et Carpano qui <text:soft-page-break/>leur donne privilège sur vos intentions. Où donc est notre privilège, à nous ?</text:p>
      <text:p text:style-name="_3c_speaker_3e_">Girone.</text:p>
      <text:p text:style-name="P83">Je ne sors pas d’ici sans mon argent.</text:p>
      <text:p text:style-name="_3c_speaker_3e_">Fontanarès.</text:p>
      <text:p text:style-name="P83">Quand vous resterez ici, y trouverez-vous de l’argent ? d’ailleurs, restez, bonsoir. <text:span text:style-name="_3c_stage.c_3e_">(Il prend son chapeau et son manteau.)</text:span></text:p>
      <text:p text:style-name="_3c_speaker_3e_">Éstéban.</text:p>
      <text:p text:style-name="P83">Oh ! vous ne sortirez pas sans nous avoir payés. <text:span text:style-name="_3c_stage.c_3e_">(Mouvement général chez les ouvriers pour barrer la porte.)</text:span></text:p>
      <text:p text:style-name="_3c_speaker_3e_">Girone.</text:p>
      <text:p text:style-name="P83">Voici une pièce que j’ai forée, je la garde.</text:p>
      <text:p text:style-name="_3c_speaker_3e_">Fontanarès.</text:p>
      <text:p text:style-name="P83">Misérables ! <text:span text:style-name="_3c_stage.c_3e_">(Il tire son épée.)</text:span></text:p>
      <text:p text:style-name="_3c_speaker_3e_">Les ouvriers.</text:p>
      <text:p text:style-name="P83">Oh ! nous ne bougerons pas.</text:p>
      <text:p text:style-name="_3c_speaker_3e_">Fontanarès.</text:p>
      <text:p text:style-name="P84"><office:annotation office:name="__Annotation__44162_120980709" loext:resolved="false"><dc:creator>Julien LEMAIRE</dc:creator><dc:date>2021-05-19T10:45:39.987514252</dc:date><meta:creator-initials>JL</meta:creator-initials><text:p text:style-name="P262"><text:span text:style-name="T260">Indent. p219</text:span></text:p></office:annotation><text:span text:style-name="_3c_stage.c_3e_">(Il fond sur eux.)</text:span><office:annotation-end office:name="__Annotation__44162_120980709"/> Oh !… <text:span text:style-name="_3c_stage.c_3e_">(Il s’arrête et jette son épée.)</text:span> Peut-être Avaloros et Sarpi les ont-ils envoyés pour me pousser à bout. Je serais accusé de meurtre et pour des années en prison. <text:span text:style-name="_3c_stage.c_3e_">(Il s’agenouille devant la Madone.)</text:span> Ô mon Dieu ! le talent et le crime seraient-ils donc une même chose à tes yeux? Qu’ai-je fait pour souffrir tant d’avanies, tant d’insultes, et tant d’outrages ? Faut-il donc d’avance expier le triomphe ? <text:span text:style-name="_3c_stage.c_3e_">(Aux ouvriers.)</text:span> Tout Espagnol est mâitre dans sa maison ?</text:p>
      <text:p text:style-name="P126"><text:span text:style-name="_3c_pb_3e_"><text:span text:style-name="T194">[**]</text:span></text:span>Éstéban.</text:p>
      <text:p text:style-name="P21">Vous n’avez pas de maison. Nous sommes ici au Soleil <text:span text:style-name="T194">d</text:span>’<text:span text:style-name="T194">O</text:span>r, l’hôte nous l’a bien dit.</text:p>
      <text:p text:style-name="P126">Girone.</text:p>
      <text:p text:style-name="P21">Vous n’avez pas payé votre loyer, vous ne payez rien !</text:p>
      <text:p text:style-name="P126">Fontanarès.</text:p>
      <text:p text:style-name="P7">Restez, mes maîtres ! j’ai tort : je dois.</text:p>
      <text:h text:style-name="P204" text:outline-level="2"><text:span text:style-name="_3c_pb_3e_"><text:span text:style-name="T194">[**]</text:span></text:span>Scène IX.</text:h>
      <text:p text:style-name="P146">Les Mêmes, Coppolus et <text:span text:style-name="T194">Carpano</text:span>.</text:p>
      <text:p text:style-name="_3c_speaker_3e_"><text:span text:style-name="T194">Coppolus</text:span>.</text:p>
      <text:p text:style-name="P85">Monsieur, je viens vous annoncer qu’hier les magistrats de <text:span text:style-name="T194">B</text:span>ar<text:span text:style-name="T194">c</text:span>elone m’ont, jusqu’à parfait pa<text:span text:style-name="T194">i</text:span>ement, donné privilège sur votre invention, et je veillerai a ce qui rien ne sorte d’ici. Le privilège comprend la créance de mon confrère Carpano, votre serrurier.</text:p>
      <text:p text:style-name="P126">Fontanarès.</text:p>
      <text:p text:style-name="P7">Quel démon vous aveugle ? Sans moi, <text:span text:style-name="T195">cette</text:span> machine, ce<text:span text:style-name="_3c_pb_3e_"> </text:span>n’est que du <text:span text:style-name="T195">fer</text:span>, de l’acier, du cuivre et du bois ; avec moi, c’est une fortune.</text:p>
      <text:p text:style-name="P126">Coppolus.</text:p>
      <text:p text:style-name="P21"><text:soft-page-break/>Oh ! nous ne nous séparerons point. <text:span text:style-name="_3c_stage.c_3e_">(Les deux marchands font un mouvement pour serrer Fontanarès.)</text:span></text:p>
      <text:p text:style-name="P126"><text:span text:style-name="_3c_pb_3e_"><text:span text:style-name="T195">[**]</text:span></text:span>Fontanarès.</text:p>
      <text:p text:style-name="P86">Quel ami vous enlace avec autant de force qu’un créancier ? Eh ! Bien, que le démon reprenne la pensée qu’il m’a donné.</text:p>
      <text:p text:style-name="_3c_speaker_3e_">Tous.</text:p>
      <text:p text:style-name="P86">Le démon !</text:p>
      <text:p text:style-name="_3c_speaker_3e_">Fontanarès.</text:p>
      <text:p text:style-name="P86">Ah ! Veillons sur ma langue, un mot peut me rejeter dans les bras de l’Inquisition. Non, aucune gloire ne peut payer de pareilles souffrances.</text:p>
      <text:p text:style-name="_3c_speaker_3e_"><text:span text:style-name="T27">Coppolus, </text:span><text:span text:style-name="_3c_stage.c_3e_">à Carpano</text:span><text:span text:style-name="T27">.</text:span></text:p>
      <text:p text:style-name="P21">Ferons-nous vendre ?</text:p>
      <text:p text:style-name="P126">Fontanarès.</text:p>
      <text:p text:style-name="P87">Mais, pour que la machine vaille quelque chose, encore faut-il la finir, et il y manque une pièce dont voici le modèle. <text:span text:style-name="_3c_stage.c_3e_">(Coppo</text:span><text:span text:style-name="_3c_stage.c_3e_"><text:span text:style-name="T195">l</text:span></text:span><text:span text:style-name="_3c_stage.c_3e_">us et Carpano se consultent.)</text:span></text:p>
      <text:p text:style-name="_3c_speaker_3e_"><text:span text:style-name="_3c_stage.c_3e_">Coppolus.</text:span></text:p>
      <text:p text:style-name="P87">Cela coûterait encore deux cents sequins.</text:p>
      <text:h text:style-name="P210" text:outline-level="2"><text:span text:style-name="_3c_pb_3e_"><text:span text:style-name="T195">[**]</text:span></text:span>Scène X.</text:h>
      <text:p text:style-name="_3c_stage_3e_">Les Mêmes, Quinola, en vieillard centenaire, une figure fantastique dans le genre de Callot, <text:span text:style-name="T11">Monipodio</text:span>, en habit de fantaisie. L’<text:span text:style-name="T195">Hôte du Soleil-d</text:span><text:span text:style-name="T11">’Or</text:span>.</text:p>
      <text:p text:style-name="_3c_speaker_3e_"><text:span text:style-name="T54">L’</text:span><text:span text:style-name="T195">Hôte du Soleil-d</text:span><text:span text:style-name="T11">’Or</text:span>, <text:span text:style-name="_3c_stage.c_3e_">montrant Fontanarès</text:span>.</text:p>
      <text:p text:style-name="P87">Seigneur, le voici.</text:p>
      <text:p text:style-name="P126">Quinola.</text:p>
      <text:p text:style-name="P7">Et vous avez logé le petit-fils du capitaine Fontanarès dans une écurie ? la République de Venise le mettra dans un palais ! Mon cher enfant, embrassez-moi ! <text:span text:style-name="_3c_stage.c_3e_">(Il marche vers Fontanarès.) </text:span>La sérénissime république a su vos promesses au roi d’Espagne, et j’ai quitté l’<text:span text:style-name="T196">A</text:span>rsenal de Venise, à la tête duquel je suis, pour… <text:span text:style-name="_3c_stage.c_3e_">(À part.) </text:span>Je suis Quinola.</text:p>
      <text:p text:style-name="P126">Fontanarès.</text:p>
      <text:p text:style-name="P7">Jamais paternité n’est ressuscitée plus à propos. .</text:p>
      <text:p text:style-name="P126"><text:span text:style-name="_3c_pb_3e_"><text:span text:style-name="T196">[**]</text:span></text:span>Quinola.</text:p>
      <text:p text:style-name="P7">Quelle misère !… voilà <text:span text:style-name="T196">donc</text:span> l’antichambre de la gloire.</text:p>
      <text:p text:style-name="P126">Fontanarès.</text:p>
      <text:p text:style-name="P7">La misère est le creuset où Dieu se plaît à éprouver nos forces.</text:p>
      <text:p text:style-name="P126">Quinola.</text:p>
      <text:p text:style-name="P7">Qui sont ces gens ?</text:p>
      <text:p text:style-name="P126">Fontanarès.</text:p>
      <text:p text:style-name="P7"><text:soft-page-break/>Des créanciers, des ouvriers qui m’assiègent.</text:p>
      <text:p text:style-name="P126">Quinola,<text:span text:style-name="_3c_stage.c_3e_"><text:span text:style-name="T1"> à l’hôte.</text:span></text:span></text:p>
      <text:p text:style-name="P3">Vieux coquin d’hôte, mon petit-fils est-il chez lui ?</text:p>
      <text:p text:style-name="_3c_speaker_3e_">L’Hôte</text:p>
      <text:p text:style-name="P3">Certainement, Excellence.</text:p>
      <text:p text:style-name="P126">Quinola.</text:p>
      <text:p text:style-name="P88">Je connais <text:span text:style-name="T196">un</text:span> peu les lois d<text:span text:style-name="T196">e la</text:span> Catalogne, allez chercher le corrégidor pour me fourrer ces drôles en prison. Envoyez des huissiers à mon petit-fils, c’est votre droit ; mais restez chez vous, canaille ! <text:span text:style-name="_3c_stage.c_3e_">(</text:span><text:span text:style-name="_3c_stage.c_3e_"><text:span text:style-name="T196">Il</text:span></text:span><text:span text:style-name="_3c_stage.c_3e_"> fouille dans sa poche.) </text:span>Tenez ! allez boire a ma sa<text:span text:style-name="T196">n</text:span>té. <text:span text:style-name="_3c_stage.c_3e_">(</text:span><text:span text:style-name="_3c_stage.c_3e_"><text:span text:style-name="T196">I</text:span></text:span><text:span text:style-name="_3c_stage.c_3e_">l leur jette de la monnaie.) </text:span>Vous viendrez vous faire payer c<text:span text:style-name="T196">h</text:span>ez moi.</text:p>
      <text:p text:style-name="_3c_speaker_3e_">L<text:span text:style-name="T196">es</text:span> <text:span text:style-name="T44">Ouvriers</text:span>.</text:p>
      <text:p text:style-name="P88">Vive Son Excellence ! <office:annotation office:name="__Annotation__44360_120980709" loext:resolved="false"><dc:creator>Julien LEMAIRE</dc:creator><dc:date>2021-05-19T10:54:47.181644424</dc:date><meta:creator-initials>JL</meta:creator-initials><text:p text:style-name="P262"><text:span text:style-name="T260">Indent p224</text:span></text:p></office:annotation><text:span text:style-name="_3c_stage.c_3e_">(</text:span><text:span text:style-name="_3c_stage.c_3e_"><text:span text:style-name="T196">Il</text:span></text:span><text:span text:style-name="_3c_stage.c_3e_">s sortent.)</text:span><office:annotation-end office:name="__Annotation__44360_120980709"/></text:p>
      <text:p text:style-name="P126">Quinola,<text:span text:style-name="_3c_stage.c_3e_"><text:span text:style-name="T1"> à Fontanarès.</text:span></text:span></text:p>
      <text:p text:style-name="P177">Notre dernier doublon ! c’est la réclame.</text:p>
      <text:h text:style-name="P204" text:outline-level="2">Scène XI.</text:h>
      <text:p text:style-name="P153">Les Mêmes, moins <text:span text:style-name="_3c_stage.c_3e_"><text:span text:style-name="T197">l</text:span></text:span><text:span text:style-name="_3c_stage.c_3e_"><text:span text:style-name="T12">’Hôte</text:span></text:span> et Les Ouvriers.</text:p>
      <text:p text:style-name="P126">Quinola,<text:span text:style-name="_3c_stage.c_3e_"><text:span text:style-name="T1"> aux deux négociants.</text:span></text:span></text:p>
      <text:p text:style-name="P21">Quant à vous, mes braves, vous me paraissez être de meilleure composition, et avec de l’argent, nous serons d’accord.</text:p>
      <text:p text:style-name="P126"><text:span text:style-name="_3c_pb_3e_"><text:span text:style-name="T197">[**]</text:span></text:span>Coppolus.</text:p>
      <text:p text:style-name="P21">Excellence, nous serons alors à vos ordres.</text:p>
      <text:p text:style-name="P126">Quinola.</text:p>
      <text:p text:style-name="P21">Voyons ça, mon cher enfant, cette fameuse invention dont s’émeut la république de Venise ? Où est le profil, la coupe, les plans, les épures ?</text:p>
      <text:p text:style-name="_3c_speaker_3e_"><text:span text:style-name="T27">Coppolus, </text:span><text:span text:style-name="_3c_stage.c_3e_">à Carpano</text:span><text:span text:style-name="T27">.</text:span></text:p>
      <text:p text:style-name="P21">Il s’y connaît, mais prenons des informations avant de fournir.</text:p>
      <text:p text:style-name="P126">Quinola.</text:p>
      <text:p text:style-name="P177">Vous êtes un homme immense, mon enfant ! Vous aurez votre jour comme le grand Colombo. <text:span text:style-name="_3c_stage.c_3e_">(</text:span><text:span text:style-name="_3c_stage.c_3e_"><text:span text:style-name="T197">Il</text:span></text:span><text:span text:style-name="_3c_stage.c_3e_"> plie </text:span><text:span text:style-name="_3c_stage.c_3e_"><text:span text:style-name="T197">un</text:span></text:span><text:span text:style-name="_3c_stage.c_3e_"> genou.) </text:span>Je remercie Dieu de l’honneur qu’il fait à notre famille. <text:span text:style-name="_3c_stage.c_3e_">(Aux marchands.) </text:span>Je vous paye dans deux heures d’ici… <office:annotation office:name="__Annotation__44544_120980709" loext:resolved="false"><dc:creator>Julien LEMAIRE</dc:creator><dc:date>2021-05-19T10:57:33.374359340</dc:date><meta:creator-initials>JL</meta:creator-initials><text:p text:style-name="P262"><text:span text:style-name="T260">Indent</text:span></text:p></office:annotation><text:span text:style-name="_3c_stage.c_3e_">(</text:span><text:span text:style-name="_3c_stage.c_3e_"><text:span text:style-name="T197">Il</text:span></text:span><text:span text:style-name="_3c_stage.c_3e_">s sortent.)</text:span><office:annotation-end office:name="__Annotation__44544_120980709"/></text:p>
      <text:h text:style-name="P204" text:outline-level="2"><text:span text:style-name="_3c_pb_3e_"><text:span text:style-name="T197">[**]</text:span></text:span>Scène XII.</text:h>
      <text:p text:style-name="P146">Quinola, Fontanarès, <text:span text:style-name="T198">Monipoidio</text:span>.</text:p>
      <text:p text:style-name="P126">Fontanarès.</text:p>
      <text:p text:style-name="P7">Quel sera le fruit de celle imposture ?</text:p>
      <text:p text:style-name="P126">Quinola.</text:p>
      <text:p text:style-name="P89"><text:soft-page-break/>Vous rouliez dans un abîme, je vous arrête.</text:p>
      <text:p text:style-name="_3c_speaker_3e_"><text:span text:style-name="T198">Monipodio</text:span>.</text:p>
      <text:p text:style-name="P89">C’est bien joué ! Mais les Vénitiens ont beaucoup d’argent, et pour obtenir trois mois de crédit, il faut commencer par jeter de la poudre aux yeux : de toutes les poudres, c’est la plus chère.</text:p>
      <text:p text:style-name="P126">Quinola.</text:p>
      <text:p text:style-name="P89">Ne vous ai-je pas dit que je connaissais un trésor, il vient.</text:p>
      <text:p text:style-name="_3c_speaker_3e_"><text:span text:style-name="_3c_pb_3e_"><text:span text:style-name="T198">[**]</text:span></text:span><text:span text:style-name="T198">Monipodio</text:span>.</text:p>
      <text:p text:style-name="P89">Tout Seul ? <office:annotation office:name="__Annotation__44728_120980709" loext:resolved="false"><dc:creator>Julien LEMAIRE</dc:creator><dc:date>2021-05-19T11:03:25.281526083</dc:date><meta:creator-initials>JL</meta:creator-initials><text:p text:style-name="P262"><text:span text:style-name="T260">indent</text:span></text:p></office:annotation><text:span text:style-name="_3c_stage.c_3e_">(Quinola fait un signe altirmalif.)</text:span><office:annotation-end office:name="__Annotation__44728_120980709"/></text:p>
      <text:p text:style-name="P126">Fontanarès.</text:p>
      <text:p text:style-name="P7">Son audace me <text:span text:style-name="T198">fait</text:span> peur.</text:p>
      <text:h text:style-name="P204" text:outline-level="2">Scène XIII.</text:h>
      <text:p text:style-name="P146">Les Mêmes, Mathieu Magis, D<text:span text:style-name="T198">on</text:span> R<text:span text:style-name="T198">amon</text:span>.</text:p>
      <text:p text:style-name="_3c_speaker_3e_"><text:span text:style-name="T30">Mathieu Magis</text:span>.</text:p>
      <text:p text:style-name="P19">Je vous amène don R<text:span text:style-name="T80">a</text:span>mon, sans l’avis duquel je ne veux plus rie<text:span text:style-name="T199">n</text:span> faire.</text:p>
      <text:p text:style-name="P126">Don Ramon, <text:span text:style-name="_3c_stage.c_3e_">à Fontanarès</text:span>.</text:p>
      <text:p text:style-name="P19">Monsieur, je suis ravi d’entrer en relations avec un homme de votre science. À nous deux nous pourrons porter votre découverte à sa plus haute perfection.</text:p>
      <text:p text:style-name="P126"><text:span text:style-name="_3c_pb_3e_"><text:span text:style-name="T199">[**]</text:span></text:span>Quinola.</text:p>
      <text:p text:style-name="P19">Monsieur connaît la mécanique, la balistique, les mathématiques, la diop<text:span text:style-name="T199">t</text:span>rique, catoptrique, statique… s<text:span text:style-name="T199">t</text:span>ique.</text:p>
      <text:p text:style-name="P126">Don Ramon.</text:p>
      <text:p text:style-name="P19">J’ai fait des traités assez estimés.</text:p>
      <text:p text:style-name="P126">Quinola.</text:p>
      <text:p text:style-name="P3">En latin ?</text:p>
      <text:p text:style-name="P126">Don Ramon.</text:p>
      <text:p text:style-name="P2">En espagnol.</text:p>
      <text:p text:style-name="P126">Quinola.</text:p>
      <text:p text:style-name="P3">Les vrais savants, <text:span text:style-name="T199">M</text:span>onsieur, n’écrivent qu’en latin. Il y a du danger à vulgariser la science. Savez-vous le latin ?</text:p>
      <text:p text:style-name="P126">Don Ramon.</text:p>
      <text:p text:style-name="P2">Oui, <text:span text:style-name="T199">M</text:span>onsieur.</text:p>
      <text:p text:style-name="P126">Quinola.</text:p>
      <text:p text:style-name="P7">Eh ! bien, tant mieux pour vous.</text:p>
      <text:p text:style-name="P126">Fontanarès.</text:p>
      <text:p text:style-name="P7">Monsieur, je ré<text:span text:style-name="T199">v</text:span>ère le nom que vous vous êtes fait ; mais il y a trop de dangers à courir dans mon <text:soft-page-break/>entreprise pour que je vous accepte : je risque ma tète, et la vôtre me semble trop précieuse.</text:p>
      <text:p text:style-name="P126">Don Ramon.</text:p>
      <text:p text:style-name="P19">Cro<text:span text:style-name="T200">y</text:span>ez-vous donc, <text:span text:style-name="T200">M</text:span>onsieur, pouvoir vous passer de don Ramon, qui fait autorité dans la science ?</text:p>
      <text:p text:style-name="P126">Quinola.</text:p>
      <text:p text:style-name="P19">Don Ramon ? le fameux don Ramon, qui a donné les raisons de tant de phénomènes qui, jusqu’ici, se permettaient d'avoir lieu sans raison ?</text:p>
      <text:p text:style-name="P126"><text:span text:style-name="_3c_pb_3e_"><text:span text:style-name="T200">[**]</text:span></text:span>Don Ramon.</text:p>
      <text:p text:style-name="P19">Lui-même.</text:p>
      <text:p text:style-name="P126">Quinola.</text:p>
      <text:p text:style-name="P19">Je suis <office:annotation office:name="__Annotation__45101_120980709" loext:resolved="false"><dc:creator>Julien LEMAIRE</dc:creator><dc:date>2021-05-19T11:12:02.882803354</dc:date><meta:creator-initials>JL</meta:creator-initials><text:p text:style-name="P262"><text:span text:style-name="T260">Pq cet ajout de « i » à la fin. P230</text:span></text:p><text:p text:style-name="P262"><text:span text:style-name="T260">Peut être pour marquer l’ascendance sur son petit fils ??</text:span></text:p></office:annotation>Fontanarési<office:annotation-end office:name="__Annotation__45101_120980709"/>, le directeur de l’arsenal de la république de Venise, et grand-père de notre inventeur. Mon enfant, vous pouvez vous fier à <text:span text:style-name="T200">M</text:span>onsieur ; dans sa position, il ne saurait vous tendre un piège : nous allons tout lui dire.</text:p>
      <text:p text:style-name="P126">Don Ramon.</text:p>
      <text:p text:style-name="P19">Ah ! je vais donc tout savoir.</text:p>
      <text:p text:style-name="P126">Fontanarès.</text:p>
      <text:p text:style-name="P7">Comment ?</text:p>
      <text:p text:style-name="P126">Quinola.</text:p>
      <text:p text:style-name="P19">Laissez-moi lui donner une leçon de mathématiques, ça ne peut pas lui faire de bien, mais ça n<text:span text:style-name="T200">e</text:span> vous fera pas de mal <text:span text:style-name="_3c_stage.c_3e_">(à don Ramon.</text:span><text:span text:style-name="_3c_stage.c_3e_"><text:span text:style-name="T200">)</text:span></text:span><text:span text:style-name="_3c_stage.c_3e_"> </text:span><text:span text:style-name="T62">Tenez, approche</text:span><text:span text:style-name="T18">z ?</text:span><text:span text:style-name="T62"> </text:span><text:span text:style-name="_3c_stage.c_3e_">(il montre les pièces de la machine.) </text:span>Tout cela ne signifie rien, pour les savants, la grande chose…</text:p>
      <text:p text:style-name="P126"><text:span text:style-name="_3c_pb_3e_"><text:span text:style-name="T200">[**]</text:span></text:span>Don Ramon.</text:p>
      <text:p text:style-name="P19">La grande chose ?</text:p>
      <text:p text:style-name="P126">Quinola.</text:p>
      <text:p text:style-name="P19">C’est le problème en lui-même. Vous savez la raison qui fait monter les nuages ?</text:p>
      <text:p text:style-name="P126">Don Ramon.</text:p>
      <text:p text:style-name="P19">Je les crois plus légers que l’air.</text:p>
      <text:p text:style-name="P126">Quinola.</text:p>
      <text:p text:style-name="P90">Du tout ! ils sont aussi pesants, puisque l’eau finit par se laisser tomber comme une sotte. Je n’aime pas l’eau, et vous ?</text:p>
      <text:p text:style-name="_3c_speaker_3e_">D<text:span text:style-name="T200">on</text:span> <text:span text:style-name="T200">Ramon</text:span>.</text:p>
      <text:p text:style-name="P90">Je la respecte.</text:p>
      <text:p text:style-name="P126">Quinola.</text:p>
      <text:p text:style-name="P3">Nous sommes <text:span text:style-name="T200">faits</text:span> pour nous entendre. Les nuages montent autant parce qu’ils sont en vapeur, qu’attirés par la force du froid qui est en haut.</text:p>
      <text:p text:style-name="P126"><text:span text:style-name="_3c_pb_3e_"><text:span text:style-name="T200">[**]</text:span></text:span>Don Ramon.</text:p>
      <text:p text:style-name="P90">Ça pourrait être vrai. Je ferai un traité là-dessus.</text:p>
      <text:p text:style-name="_3c_speaker_3e_"><text:soft-page-break/>Quinola.</text:p>
      <text:p text:style-name="P90"><text:s/>Mon neveu formule cela par <text:span text:style-name="T200">R plus O. Et comme il y a beaucoup d’eau dans l’air, nous disons simplement O plus O,</text:span> un nouveau binôme.</text:p>
      <text:p text:style-name="_3c_speaker_3e_">Don Ramon.</text:p>
      <text:p text:style-name="P91">Ce serait un nouveau binôme ?</text:p>
      <text:p text:style-name="_3c_speaker_3e_">Quinola.</text:p>
      <text:p text:style-name="P91">Ou, si vous voulez, un <office:annotation office:name="__Annotation__57521_3994728963" loext:resolved="false"><dc:creator>Julien LEMAIRE</dc:creator><dc:date>2021-05-20T15:19:06.662039953</dc:date><meta:creator-initials>JL</meta:creator-initials><text:p text:style-name="P263"><text:span text:style-name="T261">Maj ou min ?</text:span></text:p></office:annotation>X<office:annotation-end office:name="__Annotation__57521_3994728963"/>.</text:p>
      <text:p text:style-name="_3c_speaker_3e_">Don Ramon.</text:p>
      <text:p text:style-name="P91">X, Ah ! je comprends.</text:p>
      <text:p text:style-name="P126">Fontanarès.</text:p>
      <text:p text:style-name="P7">Quel âne !</text:p>
      <text:p text:style-name="P126"><text:span text:style-name="_3c_pb_3e_"><text:span text:style-name="T200">[**]</text:span></text:span>Quinola.</text:p>
      <text:p text:style-name="P19">Le reste est une bagatelle. Un tube reçoit l’eau qui se fait nuage par un procédé quelconque. Ce nuage veut absolument monter, et la force est immense.</text:p>
      <text:p text:style-name="P126">Don Ramon.</text:p>
      <text:p text:style-name="P19">Immense, et comment ?</text:p>
      <text:p text:style-name="P126">Quinola.</text:p>
      <text:p text:style-name="P19"><text:span text:style-name="T201">Immense…</text:span> en ce qu’elle est naturelle, car l’homme… saisissez bien ceci ? ne crée pas de forces…</text:p>
      <text:p text:style-name="P126">Don Ramon.</text:p>
      <text:p text:style-name="P19">Eh ! bien, alors comment…</text:p>
      <text:p text:style-name="P126">Quinola.</text:p>
      <text:p text:style-name="P19">Il les emprunte à la nature ; l’invention, c’est d’emprunter… Alors… au moyen de quelques pistons, car en mécanique… vous savez…</text:p>
      <text:p text:style-name="P126">Don Ramon.</text:p>
      <text:p text:style-name="P19">Oui, Monsieur, je sais la mécanique.</text:p>
      <text:p text:style-name="P126"><text:span text:style-name="_3c_pb_3e_"><text:span text:style-name="T201">[**]</text:span></text:span>Quinola.</text:p>
      <text:p text:style-name="P19">Eh ! bien, la manière de communiquer une force est une niaiserie, un rien, une ficelle comme dans le tourne-broche…</text:p>
      <text:p text:style-name="P126">Don Ramon.</text:p>
      <text:p text:style-name="P19">Ah ! il y a un tourne-broche ?</text:p>
      <text:p text:style-name="P126">Quinola.</text:p>
      <text:p text:style-name="P19">Il y en a deux, et la force est telle qu’elle soulèverait des montagnes qui sauteraient comme des béliers… C’est prédit par le roi David.</text:p>
      <text:p text:style-name="P126">Don Ramon.</text:p>
      <text:p text:style-name="P19">Monsieur, vous avez raison, le nuage, c’est de l’eau…</text:p>
      <text:p text:style-name="P126">Quinola.</text:p>
      <text:p text:style-name="P19"><text:soft-page-break/>L’eau, Monsieur ?… Eh ! c'est le monde. Sans eau, vous ne pourriez… c'est clair. Eh ! bien, voilà sur quoi repose l’invention de mon petit-fils : l’eau domptera l'eau. <text:span text:style-name="T201">O plus O</text:span> <text:span text:style-name="T201">v</text:span>oilà la formule.</text:p>
      <text:p text:style-name="P126"><text:span text:style-name="_3c_pb_3e_"><text:span text:style-name="T201">[**]</text:span></text:span>Don Ramon.</text:p>
      <text:p text:style-name="P19">Il emploie des termes incompréhensibles.</text:p>
      <text:p text:style-name="P126">Quinola.</text:p>
      <text:p text:style-name="P3">Vous comprenez ?</text:p>
      <text:p text:style-name="P126">Don Ramon.</text:p>
      <text:p text:style-name="P19">Parfaitement.</text:p>
      <text:p text:style-name="P126">Quinola,<text:span text:style-name="_3c_stage.c_3e_"> à </text:span><text:span text:style-name="_3c_stage.c_3e_"><text:span text:style-name="T201">part</text:span></text:span><text:span text:style-name="T201">.</text:span></text:p>
      <text:p text:style-name="P181"><text:span text:style-name="T201">Cet homme est horriblement bête. </text:span><text:span text:style-name="_3c_stage.c_3e_"><text:span text:style-name="T201">(Haut.)</text:span></text:span><text:span text:style-name="T201"> </text:span>Je vous ai parlé la langue des vrais savants…</text:p>
      <text:p text:style-name="_3c_speaker_3e_"><text:span text:style-name="T27">Mathieu Magis,</text:span><text:span text:style-name="_3c_stage.c_3e_"><text:span text:style-name="T1"> à Manipodio.</text:span></text:span></text:p>
      <text:p text:style-name="P14">Qui donc est ce seigneur si savant ?</text:p>
      <text:p text:style-name="P126">Monipodio.</text:p>
      <text:p text:style-name="P14">Un homme immense auprès de qui je m’instruis dans la balistique, le directeur de l’arsenal de Venise, qui va vous rembourser ce soir pour le compte de la république.</text:p>
      <text:p text:style-name="P126">Mathieu Magis.</text:p>
      <text:p text:style-name="P14">Courons avertir madame Brancador, elle est de Venise. <office:annotation office:name="__Annotation__45488_120980709" loext:resolved="false"><dc:creator>Julien LEMAIRE</dc:creator><dc:date>2021-05-19T11:24:50.466059965</dc:date><meta:creator-initials>JL</meta:creator-initials><text:p text:style-name="P262"><text:span text:style-name="T260">Indent.</text:span></text:p></office:annotation><text:span text:style-name="_3c_stage.c_3e_">(il sort.)</text:span><office:annotation-end office:name="__Annotation__45488_120980709"/></text:p>
      <text:h text:style-name="P204" text:outline-level="2"><text:span text:style-name="_3c_pb_3e_"><text:span text:style-name="T202">[**]</text:span></text:span>Scène XIV.</text:h>
      <text:p text:style-name="P146">Les <text:span text:style-name="T202">Précédents</text:span>, moins Mathieu Magis. L<text:span text:style-name="T202">othundiaz</text:span>., <text:span text:style-name="T202">Marie.</text:span></text:p>
      <text:p text:style-name="P133">Marie.</text:p>
      <text:p text:style-name="P92">Arriverai-je à temps ?…</text:p>
      <text:p text:style-name="P133">Quinola.</text:p>
      <text:p text:style-name="P92">Bon ! voilà notre trésor. <text:span text:style-name="_3c_stage.c_3e_">(Lothundiaz et don Ramon se font des civilités, et reardent les pièces de la machine au fond du théâtre.)</text:span></text:p>
      <text:p text:style-name="P126">Fontanarès.</text:p>
      <text:p text:style-name="P12">Marie, <text:span text:style-name="T202">ici</text:span> !</text:p>
      <text:p text:style-name="P126">Marie.</text:p>
      <text:p text:style-name="P93">Amenée par mon père. Ah ! mon ami, votre valet en m’apprenant votre détresse…</text:p>
      <text:p text:style-name="P126">Fontanarès, <text:span text:style-name="_3c_stage.c_3e_">à </text:span><text:span text:style-name="_3c_stage.c_3e_"><text:span text:style-name="T203">Quinola</text:span></text:span>.</text:p>
      <text:p text:style-name="P93">Maraud !</text:p>
      <text:p text:style-name="_3c_speaker_3e_"><text:span text:style-name="_3c_pb_3e_">[**]</text:span>Quinola.</text:p>
      <text:p text:style-name="P93">Mon petit-fils !</text:p>
      <text:p text:style-name="_3c_speaker_3e_">Marie.</text:p>
      <text:p text:style-name="P93">Oh ! il a mis fin à mes tourments.</text:p>
      <text:p text:style-name="_3c_speaker_3e_">Marie.</text:p>
      <text:p text:style-name="P93"><text:soft-page-break/>Et qui donc vous tourmentait ?</text:p>
      <text:p text:style-name="_3c_speaker_3e_">Marie.</text:p>
      <text:p text:style-name="P93">Vous ignorez les persécutions auxquelles je suis en butte depuis votre arrivée, et surtout depuis votre querelle avec madame Brancador. Que faire contre l’autorité paternelle ? elle est sans bornes. En restant au logis, je douterais de pouvoir vous conserver, non pas mon cœur, il est à vous en dépit de tout, mais ma personne…</text:p>
      <text:p text:style-name="_3c_speaker_3e_">Fontanarès.</text:p>
      <text:p text:style-name="P93">Encore un martyre !</text:p>
      <text:p text:style-name="_3c_speaker_3e_">Marie.</text:p>
      <text:p text:style-name="P93">En regardant le jour de votre triomphe, vous avez rendu ma situation insupportable. Hélas ! en vous voyant ici, je devine que nous avons souffert en même temps des maux inouïs. Pour pouvoir être à vous, je vais feindre de me donner à Dieu : j’entre ce soir au couvent.</text:p>
      <text:p text:style-name="_3c_speaker_3e_"><text:span text:style-name="_3c_pb_3e_"><text:span text:style-name="T204">[**]</text:span></text:span>Fontanarès.</text:p>
      <text:p text:style-name="P93">Au couvent ? Ils veulent nous séparer. Voilà des tortures à faire maudire la vie. Et vous, Marie, vous le principe et la fleur de ma décourerte ! Vous, cette étoile qui me protégeait, je vous force à rester dans le ciel. Oh ! je succombe. <office:annotation office:name="__Annotation__45713_120980709" loext:resolved="false"><dc:creator>Julien LEMAIRE</dc:creator><dc:date>2021-05-19T11:39:16.051100492</dc:date><meta:creator-initials>JL</meta:creator-initials><text:p text:style-name="P262"><text:span text:style-name="T260">indent</text:span></text:p></office:annotation><text:span text:style-name="_3c_stage.c_3e_">(Il pleure.)</text:span><office:annotation-end office:name="__Annotation__45713_120980709"/></text:p>
      <text:p text:style-name="P126">Marie.</text:p>
      <text:p text:style-name="Standard">Mais en promettant d’alle dans un couvent, j’ai obtenu de mon père le droit de venir ici : je voulais mettre une espérance dans mes adieux, voici les épargnes de la jeune fille, de votre sœur, ce que j’ai gardé pour le jour où tout vous abandonnerait.</text:p>
      <text:p text:style-name="P126"><text:span text:style-name="_3c_pb_3e_"><text:span text:style-name="T204">[**]</text:span></text:span>Fontanarès.</text:p>
      <text:p text:style-name="P12">Et qu’ai-je besoin, sans vous, de gloire, de fortune, <text:span text:style-name="T204">et même de la vie</text:span> ?</text:p>
      <text:p text:style-name="P126">Marie.</text:p>
      <text:p text:style-name="P12">Acceptez ce que peut, ce que doit vous offrir celle qui sera votre femme. Si je vous sais malheureux et tourmenté, l’espérance me quittera dans ma retraite, et j’y mourrai, <text:span text:style-name="T204">priant pour vous !</text:span></text:p>
      <text:p text:style-name="P94">Quinola, à Marie.</text:p>
      <text:p text:style-name="P94">Laissez-le faire le superbe, et sauvons-le malgré lui. Chut ! Je passe pour son grand-père. <office:annotation office:name="__Annotation__45919_120980709" loext:resolved="false"><dc:creator>Julien LEMAIRE</dc:creator><dc:date>2021-05-19T11:45:21.338013526</dc:date><meta:creator-initials>JL</meta:creator-initials><text:p text:style-name="P262"><text:span text:style-name="T260">indent</text:span></text:p></office:annotation><text:span text:style-name="_3c_stage.c_3e_">(Marie donne son aumonière à Quinola.)</text:span><office:annotation-end office:name="__Annotation__45919_120980709"/></text:p>
      <text:p text:style-name="_3c_speaker_3e_">Lothudiaz, <text:span text:style-name="_3c_stage.c_3e_">à Don Ramon</text:span>.</text:p>
      <text:p text:style-name="P94">Ainsi, vous ne le trouvez pas fort ?</text:p>
      <text:p text:style-name="_3c_speaker_3e_">Don Ramon.</text:p>
      <text:p text:style-name="P94">Lequel ? Oh ! Lui ! c’est un artisan qui ne sait rien et qui sans doute aura volé ce secret en Italie.</text:p>
      <text:p text:style-name="_3c_speaker_3e_"><text:span text:style-name="_3c_pb_3e_"><text:span text:style-name="T205">[**]</text:span></text:span>Lothundiaz.</text:p>
      <text:p text:style-name="P94">Je m’en suis toujours douté, comme j’ai raison de résister à ma fille et de le lui refuser pour mari.</text:p>
      <text:p text:style-name="_3c_speaker_3e_">Don Ramon.</text:p>
      <text:p text:style-name="P95">Il l amettrait sur la paille. Il a dévoré cinq mille séquins et s’est endetté de trois mille, e, huit mois, sans arriver à un résultat ; mais je suis là!Ah ! parlez-moi de son grand-père, voilà un savant du premier ordre, et il a fort à faire avant de le valoir. <text:span text:style-name="_3c_stage.c_3e_">(Il montre Quinola.)</text:span></text:p>
      <text:p text:style-name="P134">Lothundiaz.</text:p>
      <text:p text:style-name="Standard">Son grand-père ?…</text:p>
      <text:p text:style-name="_3c_speaker_3e_"><text:soft-page-break/>Quinola.</text:p>
      <text:p text:style-name="P95">Oui, Monsieur, mon nom de Fontanarès s’est changé, à Venise, en celui de <office:annotation office:name="__Annotation__46136_120980709" loext:resolved="false"><dc:creator>Julien LEMAIRE</dc:creator><dc:date>2021-05-19T11:52:22.441941894</dc:date><meta:creator-initials>JL</meta:creator-initials><text:p text:style-name="P262"><text:span text:style-name="T260">Réponse au commentaire sur fontanaresi</text:span></text:p></office:annotation>Fontanaresi<office:annotation-end office:name="__Annotation__46136_120980709"/>.</text:p>
      <text:p text:style-name="_3c_speaker_3e_">Lothundiaz.</text:p>
      <text:p text:style-name="P95">Vous êtes Pablo Fontanarès ?</text:p>
      <text:p text:style-name="_3c_speaker_3e_"><text:span text:style-name="_3c_pb_3e_">[**]</text:span>Quinola.</text:p>
      <text:p text:style-name="P95">Pablo, lui-même.</text:p>
      <text:p text:style-name="_3c_speaker_3e_">Lothundiaz.</text:p>
      <text:p text:style-name="P95">Et riche ?</text:p>
      <text:p text:style-name="_3c_speaker_3e_">Quinola.</text:p>
      <text:p text:style-name="P95">Richissime.</text:p>
      <text:p text:style-name="_3c_speaker_3e_">Lothundiaz.</text:p>
      <text:p text:style-name="P95">Touchez-là, Monsieur, vous me rendrez donc les deux milles séquins que vous empruntâtes à mon père.</text:p>
      <text:p text:style-name="_3c_speaker_3e_">Quinola.</text:p>
      <text:p text:style-name="P96">SI vous pouvez me montrer ma signature, je suis prêt à y faire honneur.</text:p>
      <text:p text:style-name="_3c_speaker_3e_">Marie, <text:span text:style-name="_3c_stage.c_3e_">après une conversation avec Fontanarès</text:span>.</text:p>
      <text:p text:style-name="P97">Acceptez pour trimpher, ne s’agit-il pas de notre bonheur ?</text:p>
      <text:p text:style-name="_3c_speaker_3e_">Fontanarès.</text:p>
      <text:p text:style-name="P97">Entraîner cette perle dans le gouffre où je me sens tomber. <office:annotation office:name="__Annotation__46340_120980709" loext:resolved="false"><dc:creator>Julien LEMAIRE</dc:creator><dc:date>2021-05-19T11:57:44.081308316</dc:date><meta:creator-initials>JL</meta:creator-initials><text:p text:style-name="P262"><text:span text:style-name="T260">indent</text:span></text:p></office:annotation><text:span text:style-name="_3c_stage.c_3e_">(Quinola et Monipodio disparaissent.)</text:span><office:annotation-end office:name="__Annotation__46340_120980709"/></text:p>
      <text:h text:style-name="Heading_20_2" text:outline-level="2"><text:span text:style-name="_3c_pb_3e_"><text:span text:style-name="T206">[**]</text:span></text:span>Scène XV.</text:h>
      <text:p text:style-name="P146">Les Mêmes, S<text:span text:style-name="T206">arpi</text:span>.</text:p>
      <text:p text:style-name="_3c_speaker_3e_"><text:span text:style-name="T27">Sarpi,</text:span><text:span text:style-name="_3c_stage.c_3e_"><text:span text:style-name="T1"> a Lothnndiaz.</text:span></text:span></text:p>
      <text:p text:style-name="P98"><office:annotation office:name="__Annotation__46342_120980709" loext:resolved="false"><dc:creator>Julien LEMAIRE</dc:creator><dc:date>2021-05-19T11:59:35.206423210</dc:date><meta:creator-initials>JL</meta:creator-initials><text:p text:style-name="P262"><text:span text:style-name="T260">Vous êtes ???</text:span></text:p></office:annotation>Vous et avec <text:span text:style-name="T206">votre</text:span> fille, seigneur Lothundiaz ?<office:annotation-end office:name="__Annotation__46342_120980709"/></text:p>
      <text:p text:style-name="_3c_speaker_3e_"><text:span text:style-name="T206">Lothundiaz</text:span>.</text:p>
      <text:p text:style-name="P98">Elle a mis pour prix de son obéissance à se rendre au couvent, de venir lui dire adieu.</text:p>
      <text:p text:style-name="_3c_speaker_3e_">Sarpi.</text:p>
      <text:p text:style-name="P99">La compagnie est assez nombreuse pour que je ne m’offense point de cette condescendance.</text:p>
      <text:p text:style-name="P126">Fontanarès.</text:p>
      <text:p text:style-name="P17">A<text:span text:style-name="T207">h</text:span> ! voilà le plus ardent de vos persécuteurs. Eh ! bien, seigneur, venez-vous m<text:span text:style-name="T207">ettre</text:span> de nouveau ma cons<text:span text:style-name="T207">t</text:span>ance à l’épreuve ?</text:p>
      <text:p text:style-name="P126">Sarpi.</text:p>
      <text:p text:style-name="P100">Je représenle ici le vice-roi de Calalogne, <text:span text:style-name="T207">M</text:span>onsieur, et j’ai droit à vos respects. <text:span text:style-name="_3c_stage.c_3e_">(À don Ramon.) </text:span>Êtes-vous content de lui ?</text:p>
      <text:p text:style-name="_3c_speaker_3e_"><text:span text:style-name="_3c_pb_3e_"><text:span text:style-name="T207">[**]</text:span></text:span><text:span text:style-name="T207">Don Ramon</text:span>.</text:p>
      <text:p text:style-name="P100">Avec mes conseils, nous arriverons.</text:p>
      <text:p text:style-name="P126"><text:soft-page-break/>Sarpi.</text:p>
      <text:p text:style-name="P17">Le vice-roi espère beaucoup de <text:span text:style-name="T207">votre</text:span> savant concours.</text:p>
      <text:p text:style-name="P126">Fontanarès.</text:p>
      <text:p text:style-name="P17">Rêvé je ? Voudrait-on me donner un rival ?</text:p>
      <text:p text:style-name="P126">Sarpi.</text:p>
      <text:p text:style-name="P17">Un guide, <text:span text:style-name="T207">M</text:span>onsieur, pour vous sauver.</text:p>
      <text:p text:style-name="P126">Fontanarès.</text:p>
      <text:p text:style-name="P12">Qui vous dit que j’en aie besoin ?</text:p>
      <text:p text:style-name="P126">Marie.</text:p>
      <text:p text:style-name="P12"><text:span text:style-name="T207">Alfonso</text:span>, s’il pouvait vous faire réussir.</text:p>
      <text:p text:style-name="P126">Fontanarès.</text:p>
      <text:p text:style-name="P7">A<text:span text:style-name="T207">h</text:span> ! jusqu'à elle qui dou<text:span text:style-name="T207">te </text:span>de moi.</text:p>
      <text:p text:style-name="P126">Marie.</text:p>
      <text:p text:style-name="P158">On le dit si savant !</text:p>
      <text:p text:style-name="P126"><text:span text:style-name="_3c_pb_3e_"><text:span text:style-name="T207">[**]</text:span></text:span>Lothundiaz.</text:p>
      <text:p text:style-name="P161">Le présomptueux ! il croit en savoir plus que tous les savants du monde.</text:p>
      <text:p text:style-name="P126">Sarpi.</text:p>
      <text:p text:style-name="P161">Je suis amené par une question qui a éveillé la sollicitude du vice-roi : vous avez depuis bientôt dix mois un vaisseau de l’État, et vous en devez compte.</text:p>
      <text:p text:style-name="P126">Fontanarès.</text:p>
      <text:p text:style-name="P17">Le roi n’a pas fixé de terme à mes travaux.</text:p>
      <text:p text:style-name="P126">Sarpi.</text:p>
      <text:p text:style-name="P17">L’administration de la Catalogne a le droit d’en exiger un, et nous avons reçu des ministres un ordre à cet égard. <text:span text:style-name="_3c_stage.c_3e_">(Mouvement de surprise chez Fontanarès.) </text:span>Oh ! prenez tout Votre temps : nous ne voulons pas contrarier un homme tel que vous. Seulement, nous pensons que vous ne voulez pas éluder la peine qui pèse sur votre tête, en gardant le vaisseau jusqu’à la fin de vos jours.</text:p>
      <text:p text:style-name="P126"><text:span text:style-name="_3c_pb_3e_"><text:span text:style-name="T207">[**]</text:span></text:span>Marie.</text:p>
      <text:p text:style-name="P12">Quelle peine ?</text:p>
      <text:p text:style-name="P126">Fontanarès.</text:p>
      <text:p text:style-name="P12">Je joue ma tête.</text:p>
      <text:p text:style-name="P126">Marie.</text:p>
      <text:p text:style-name="P12">La mort ! et vous me refusez.</text:p>
      <text:p text:style-name="P126">Fontanarès.</text:p>
      <text:p text:style-name="P17">Dans trois mois, comte Sarpi, et sans aide, j’aurai fini mon œuvre. Vous verrez alors un des plus grands spec<text:span text:style-name="T208">tacle</text:span> qu’un homme puisse donner à son siècle.</text:p>
      <text:p text:style-name="P126">Sarpi.</text:p>
      <text:p text:style-name="P19">Voici votre engagement, signez-le. <office:annotation office:name="__Annotation__46759_120980709" loext:resolved="false"><dc:creator>Julien LEMAIRE</dc:creator><dc:date>2021-05-19T12:05:57.556469532</dc:date><meta:creator-initials>JL</meta:creator-initials><text:p text:style-name="P262"><text:span text:style-name="T260">indent</text:span></text:p></office:annotation><text:span text:style-name="_3c_stage.c_3e_">(Fontanarès va sig</text:span><text:span text:style-name="_3c_stage.c_3e_"><text:span text:style-name="T208">n</text:span></text:span><text:span text:style-name="_3c_stage.c_3e_">er.)</text:span><office:annotation-end office:name="__Annotation__46759_120980709"/></text:p>
      <text:p text:style-name="P126"><text:soft-page-break/>Marie.</text:p>
      <text:p text:style-name="P12">Adieu, mon ami ! Si vous succombiez dans celle lutte, je cro<text:span text:style-name="T208">i</text:span>s que je vous aimerais encore davantage.</text:p>
      <text:p text:style-name="P126"><text:span text:style-name="_3c_pb_3e_"><text:span text:style-name="T208">[**]</text:span></text:span>Lothundiaz.</text:p>
      <text:p text:style-name="P11">Venez, ma fille, cet homme est fou.</text:p>
      <text:p text:style-name="_3c_speaker_3e_">Don Ramon.</text:p>
      <text:p text:style-name="P101">Jeune homme ? lisez mes traités.</text:p>
      <text:p text:style-name="_3c_speaker_3e_">Sarpi.</text:p>
      <text:p text:style-name="P101">Adieu, futur grand d’Espagne.</text:p>
      <text:h text:style-name="P204" text:outline-level="2">Scène XVI.</text:h>
      <text:p text:style-name="_3c_speaker_3e_">Fontanarès, <text:span text:style-name="_3c_stage.c_3e_">seul sur le devant de la scène</text:span>.</text:p>
      <text:p text:style-name="P4"><text:span text:style-name="T208">Marie au couvent, j’aurai froid au soleil. Je supporte un monde, et j’ai peur de ne pas être un Atlas… Non, je ne réussirai pas, tout me trahit. Œuvre de trois ans de pensée et de dix mois de travaux silloneras-tu jamais la mer ?… Ah ! le sommeil m’accable… </text:span><text:span text:style-name="_3c_stage.c_3e_"><text:span text:style-name="T208">(Il se couche sur la paille.)</text:span></text:span></text:p>
      <text:h text:style-name="P204" text:outline-level="2"><text:span text:style-name="_3c_pb_3e_"><text:span text:style-name="T208">[**]</text:span></text:span>Scène XVII.</text:h>
      <text:p text:style-name="P146">Fontanarès endormi, Quinola et <text:span text:style-name="T209">Monipodio, revenant par la petite porte.</text:span></text:p>
      <text:p text:style-name="P126">Quinola.</text:p>
      <text:p text:style-name="P9">Des diamants ! des perles et de l’or ! nous sommes sauvés.</text:p>
      <text:p text:style-name="P126">Monipodio.</text:p>
      <text:p text:style-name="P9">La <text:span text:style-name="T209">Brancardor</text:span> est de Venise.</text:p>
      <text:p text:style-name="P126">Quinola.</text:p>
      <text:p text:style-name="P3">Il faut donc y retourner, fais venir l’hôte, je vais rétablir notre crédit.</text:p>
      <text:p text:style-name="P135">Monipodio.</text:p>
      <text:p text:style-name="Standard">Le voici.</text:p>
      <text:h text:style-name="P204" text:outline-level="2"><text:span text:style-name="_3c_pb_3e_"><text:span text:style-name="T209">[**]</text:span></text:span>Scène XVIII.</text:h>
      <text:p text:style-name="P146">Les Mêmes, <text:span text:style-name="T209">L’Hôte du Soleil-d’Or</text:span>.</text:p>
      <text:p text:style-name="P126">Quinola.</text:p>
      <text:p text:style-name="P102">Or çà ! monsieur l’hôte du Soleil-d’Or, vous n’avez pas eu confiance dans l’étoile de mon petit-fils.</text:p>
      <text:p text:style-name="_3c_speaker_3e_"><text:span text:style-name="T209">L’Hôte</text:span>.</text:p>
      <text:p text:style-name="P102">Une hôtellerie, seigneur, n’est pas une maison de banque.</text:p>
      <text:p text:style-name="P126">Quinola.</text:p>
      <text:p text:style-name="P102">Non, mais vous auriez pu par charité ne pas lui refuser du pain. La <text:span text:style-name="T209">S</text:span>érénissime république de Venise m’envoyait pour le décider à venir chez elle, mais il aime trop l’<text:span text:style-name="T209">E</text:span>spagne ! Je repars comme <text:soft-page-break/>je suis venu, secrètement. Je n’ai sur moi que ce diamant dont je puisse disposer. D’ici à un mois, vous aurez des lettres de change. Vous vous entendrez avec le valet de mon petit-fils pour la vente de ce bijou.</text:p>
      <text:p text:style-name="_3c_speaker_3e_"><text:span text:style-name="_3c_pb_3e_"><text:span text:style-name="T209">[**]</text:span></text:span><text:span text:style-name="T209">L’Hôte</text:span>.</text:p>
      <text:p text:style-name="P102">Monseigneur, ils seront traités comme des princes qui ont de l’argent.</text:p>
      <text:p text:style-name="P126">Quinola.</text:p>
      <text:p text:style-name="P3">Laisscz-nous. <office:annotation office:name="__Annotation__46992_120980709" loext:resolved="false"><dc:creator>Julien LEMAIRE</dc:creator><dc:date>2021-05-19T12:16:03.372227013</dc:date><meta:creator-initials>JL</meta:creator-initials><text:p text:style-name="P262"><text:span text:style-name="T260">indent</text:span></text:p></office:annotation><text:span text:style-name="_3c_stage.c_3e_">(L’hôte sort.)</text:span><office:annotation-end office:name="__Annotation__46992_120980709"/></text:p>
      <text:h text:style-name="P204" text:outline-level="2">Scène XIX.</text:h>
      <text:p text:style-name="P146">Les Mêmes, moins <text:span text:style-name="T209">l’hôte</text:span>.</text:p>
      <text:p text:style-name="P126">Quinola.</text:p>
      <text:p text:style-name="P177">Allons nous déshabiller. <text:span text:style-name="_3c_stage.c_3e_"><text:span text:style-name="T210">(Il regarde Fontanarès.)</text:span></text:span><text:span text:style-name="T210"> Il dort ! cette riche nature a succombé à tant de secousses : il n’y a que nous autres qui sachions nous prêter à la douleur, il lui manque notre insouciance. Ai-je bien agi en demandant toujours le double de ce qu’il lui fallait. </text:span><text:span text:style-name="_3c_stage.c_3e_"><text:span text:style-name="T210">(À Monipodio.)</text:span></text:span><text:span text:style-name="T210"> Voici le dessin de la dernière pièce, prends-le ? </text:span><text:span text:style-name="_3c_stage.c_3e_"><text:span text:style-name="T210">(Ils sortent.)</text:span></text:span></text:p>
      <text:h text:style-name="P204" text:outline-level="2"><text:span text:style-name="_3c_pb_3e_"><text:span text:style-name="T210">[**]</text:span></text:span>Scène XX.</text:h>
      <text:p text:style-name="P146">Fontanarès endormi, <text:span text:style-name="T210">Faustine</text:span>, Mathieu Magis.</text:p>
      <text:p text:style-name="P126">Mathieu Magis.</text:p>
      <text:p text:style-name="P14">Le voici !</text:p>
      <text:p text:style-name="P126">Faustine.</text:p>
      <text:p text:style-name="P14">V<text:span text:style-name="T210">oilà donc en quel état je l’ai réduit ! Par la profondeur des blessures que je me suis aini faites à moi-même, je reconnais la profondeur de mon amour. </text:span>Oh ! combien de bonheur ne lui dois-je pas pourtant du souffrances.</text:p>
      <text:p text:style-name="Standard"><text:span text:style-name="_3c_pb_3e_">[**]</text:span></text:p>
      <text:h text:style-name="Heading_20_1" text:outline-level="1"><text:span text:style-name="_3c_pb_3e_"><text:span text:style-name="T211">[**]</text:span></text:span>ACTE QUATRIÈME.</text:h>
      <text:p text:style-name="P2"><text:span text:style-name="_3c_pb_3e_"><text:span text:style-name="T211">[**]</text:span></text:span><text:span text:style-name="T210">Le théâtre représente une</text:span> place publique. Au fond de la plac<text:span text:style-name="T210">e</text:span>, sur des tréteaux, au pied desquels sont toutes les pièces de la machine, s’élève un huissier. De chaque côté de ces tréteaux, il y a foule. À gauche du spectateur, un groupe composé de Coppolus, <text:span text:style-name="T211">C</text:span>arpano, l’hôte du Soleil-d’<text:span text:style-name="T211">O</text:span>r, Éstéban, Girone, Mathieu Magis, don <text:span text:style-name="T211">R</text:span>amon, Lothundiaz. À droite, Fontanarès, Monipodio et Quinola caché dans un manteau derrière Monipodio.</text:p>
      <text:h text:style-name="P204" text:outline-level="2">Scène <text:span text:style-name="T211">Première</text:span>.</text:h>
      <text:p text:style-name="P146">Fontanarès, <text:span text:style-name="T211">Monipodio</text:span>, Quinola, Coppolus, L’<text:span text:style-name="T211">Hôte du Soleil-d’Or</text:span>, É<text:span text:style-name="T211">stéban</text:span>, <text:span text:style-name="T211">Girone</text:span>, Mathieu Magis, D<text:span text:style-name="T211">on</text:span> R<text:span text:style-name="T211">amon</text:span>, Lothundiaz, <text:span text:style-name="T211">L’Huissier</text:span>,— D<text:span text:style-name="T211">eux groupes de peuple</text:span>.</text:p>
      <text:p text:style-name="_3c_speaker_3e_">L’<text:span text:style-name="T211">H</text:span>uissier.</text:p>
      <text:p text:style-name="P104">Messeigneurs, un peu plus de chaleur ! il s’agit d’une chaudière où l’on pourrait faire un olla-podrida pour le régiment des gardes-<text:span text:style-name="T211">v</text:span>allones.</text:p>
      <text:p text:style-name="_3c_speaker_3e_"><text:span text:style-name="_3c_pb_3e_"><text:span text:style-name="T212">[**]</text:span></text:span>L’Hôte.</text:p>
      <text:p text:style-name="P103"><text:soft-page-break/>Quatre maravédis.</text:p>
      <text:p text:style-name="_3c_speaker_3e_">L’Huissier.</text:p>
      <text:p text:style-name="P104">Personne ne dit mot, <text:span text:style-name="T211">approchez, voyez, considérez !</text:span></text:p>
      <text:p text:style-name="_3c_speaker_3e_">Mathieu Magis.</text:p>
      <text:p text:style-name="P103">Six maravédis.</text:p>
      <text:p text:style-name="_3c_speaker_3e_">Quinola, <text:span text:style-name="_3c_stage.c_3e_">à Fontanarès</text:span>.</text:p>
      <text:p text:style-name="P14">Monsieur, l’on n<text:span text:style-name="T212">e</text:span> fera pas cent é<text:span text:style-name="T212">cus</text:span> d’or.</text:p>
      <text:p text:style-name="P126">Fontanarès.</text:p>
      <text:p text:style-name="P7">Sachons nous résigner.</text:p>
      <text:p text:style-name="P126">Quinola.</text:p>
      <text:p text:style-name="P105">La résignation me semble être une quatrième vertu théologale, omise par égard pour les femmes.</text:p>
      <text:p text:style-name="_3c_speaker_3e_">Monipodio.</text:p>
      <text:p text:style-name="P106">Tais-toi, la justice est sur ses traces, et tu serais déjà pris, si tu ne passais pour être un des miens.</text:p>
      <text:p text:style-name="_3c_speaker_3e_">L’<text:span text:style-name="T212">H</text:span>uissier.</text:p>
      <text:p text:style-name="Standard"><text:span text:style-name="T212">C</text:span>’est le dernier lot, <text:span text:style-name="T212">Messeigneurs. Allons, personne ne dit mot ? Adjugé pour dix écus d’or dis maravédis, au seigneur Mathieu Magis.</text:span></text:p>
      <text:p text:style-name="P126">Lothundiaz,<text:span text:style-name="_3c_stage.c_3e_"><text:span text:style-name="T1"> à </text:span></text:span><text:span text:style-name="_3c_stage.c_3e_"><text:span text:style-name="T13">D</text:span></text:span><text:span text:style-name="_3c_stage.c_3e_"><text:span text:style-name="T1">on Ramon.</text:span></text:span></text:p>
      <text:p text:style-name="P21">Eh ! bien, voilà comment finit la sublime invention de notre grand homme ? il avait, ma f<text:span text:style-name="T213">oi</text:span>, bien raison de nous promettre un fameux spectacle.</text:p>
      <text:p text:style-name="P126">Coppolus.</text:p>
      <text:p text:style-name="P21">Vous pouvez en rire, il ne vous doit rien.</text:p>
      <text:p text:style-name="P126">Éstéban.</text:p>
      <text:p text:style-name="P20">C’est nous autres, pauvres diables, qui payons ses folies.</text:p>
      <text:p text:style-name="P126">Lothundiaz.</text:p>
      <text:p text:style-name="P14">Rien, maître Coppolus ? Et les diamants de ma fille que le valet du grand homme a mis dans la mécanique .</text:p>
      <text:p text:style-name="P126"><text:span text:style-name="_3c_pb_3e_"><text:span text:style-name="T213">[**]</text:span></text:span>Mathieu Magis.</text:p>
      <text:p text:style-name="P14">Mais on les a saisis chez moi.</text:p>
      <text:p text:style-name="P166">Lothundiaz.</text:p>
      <text:p text:style-name="P11">Ne sont-ils pas dans les mains de la justice ? et j’aimerais mieux y voir Quinola, ce damné suborneur de trésors.</text:p>
      <text:p text:style-name="_3c_speaker_3e_">Quinola.</text:p>
      <text:p text:style-name="P107">Ô ma jeunesse, quelle leçon tu reçois ! Mes antécédents m’ont perdu.</text:p>
      <text:p text:style-name="_3c_speaker_3e_">Lothundiaz.</text:p>
      <text:p text:style-name="P107">Mais si on le trouve, son affaire sera bientôt faite, et j’irai l’admirer donnant la bénédiction avec ses pieds.</text:p>
      <text:p text:style-name="P136"><text:soft-page-break/>Fontanarès.</text:p>
      <text:p text:style-name="P7">Notre malheur rend ce bourgeois spirituel.</text:p>
      <text:p text:style-name="P126">Quinola.</text:p>
      <text:p text:style-name="Standard">Dites donc féroce.</text:p>
      <text:p text:style-name="P126">Don Ramon.</text:p>
      <text:p text:style-name="P21">Moi, je regrette un pareil désastre. Ce jeune artisan avait fini par m’écou<text:span text:style-name="T214">t</text:span>er, et nous avions la certitude de réaliser les promesses faites au roi ; mais il peut dormir sur les deux oreilles : j’irai demander sa grâce à la cour en expliquant combien j’ai besoin de lui.</text:p>
      <text:p text:style-name="P126"><text:span text:style-name="_3c_pb_3e_"><text:span text:style-name="T214">[**]</text:span></text:span>Coppolus.</text:p>
      <text:p text:style-name="P21">Voilà de la générosité peu commune entre savants.</text:p>
      <text:p text:style-name="P126">Lothundiaz.</text:p>
      <text:p text:style-name="P11">Vous êtes l’honneur de la Catalogne !</text:p>
      <text:p text:style-name="P126">Fontanarès,<text:span text:style-name="_3c_stage.c_3e_"><text:span text:style-name="T1"> </text:span></text:span><office:annotation office:name="__Annotation__48088_120980709" loext:resolved="false"><dc:creator>Julien LEMAIRE</dc:creator><dc:date>2021-05-19T12:41:50.953732919</dc:date><meta:creator-initials>JL</meta:creator-initials><text:p text:style-name="P262"><text:span text:style-name="T260">Parenthèses ?? p258</text:span></text:p></office:annotation><text:span text:style-name="_3c_stage.c_3e_"><text:span text:style-name="T14">I</text:span></text:span><text:span text:style-name="_3c_stage.c_3e_"><text:span text:style-name="T1">l s’avance.</text:span></text:span><office:annotation-end office:name="__Annotation__48088_120980709"/></text:p>
      <text:p text:style-name="P7">J’ai tranquillement supporté le supplice de voir vendre à vil prix une œuvre qui devait me mériter un triomphe… <text:span text:style-name="_3c_stage.c_3e_">(Murmures chez le peuple.) </text:span>Mais ceci passe la mesure. Don Ramon, si vous aviez, je ne dis pas connu, mais soupçonné<text:span text:style-name="_3c_pb_3e_"> </text:span>l’usage de toutes ces pièces maintenant dispersées, vous les auriez achetées au prix de toute votre fortune.</text:p>
      <text:p text:style-name="P126"><text:span text:style-name="_3c_pb_3e_"><text:span text:style-name="T214">[**]</text:span></text:span>Don Ramon.</text:p>
      <text:p text:style-name="P19">Jeune homme, je respecte votre malheur ; mais vous savez bien que votre appareil ne pouvait pas encore marcher, et que mon expérience vous était devenue nécessaire.</text:p>
      <text:p text:style-name="P126">Fontanarès.</text:p>
      <text:p text:style-name="P19">Ce que la misère a de plus terrible entre toutes ses horreurs, c’est d’autoriser la calomnie et le triomphe des sots.</text:p>
      <text:p text:style-name="_3c_speaker_3e_">Lothundiaz.</text:p>
      <text:p text:style-name="P108">N’as-tu donc pas honte dans ta position de venir insulter un savant qui a fait ses preuves ? Où en serais-je si je t’avais donné ma fille ? tu me mènerais, et grand train, à la mendicité, car tu as déjà mangé en pure perte dix mille sequins ! Hein ? le Grand d’Esapagne est aujourd’hui bien petit.</text:p>
      <text:p text:style-name="_3c_speaker_3e_">Fontanarès.</text:p>
      <text:p text:style-name="P108">Vous me faites pitié.</text:p>
      <text:p text:style-name="_3c_speaker_3e_"><text:span text:style-name="_3c_pb_3e_">[**]</text:span>Lothundiaz.</text:p>
      <text:p text:style-name="P108">C’est possible, mais tu ne me fais pas envie : ta tête est à la merci du tribunal.</text:p>
      <text:p text:style-name="P126">Don Ramon.</text:p>
      <text:p text:style-name="P109">Laissez-le : ne voyez-vos pas qu’il est fou.</text:p>
      <text:p text:style-name="_3c_speaker_3e_">Fontanarès.</text:p>
      <text:p text:style-name="P109">Pas encore assez, Monsieur, pour croire que O plus o soit un binôme.</text:p>
      <text:h text:style-name="P217" text:outline-level="2">S<text:span text:style-name="T215">cène</text:span> II.</text:h>
      <text:p text:style-name="P156">Les Mêmes, <text:span text:style-name="T215">Don Frégose, Faustine, Avaloros, Sarpi.</text:span></text:p>
      <text:p text:style-name="P126"><text:soft-page-break/>Sarpi.</text:p>
      <text:p text:style-name="P20">Nous arrivons trop tard, la vente est finie…</text:p>
      <text:p text:style-name="P126"><text:span text:style-name="_3c_pb_3e_"><text:span text:style-name="T215">[**]</text:span></text:span><text:span text:style-name="T215">Don </text:span>Frégose.</text:p>
      <text:p text:style-name="P20">Le roi regrettera d’avoir eu confiance en un charlatan.</text:p>
      <text:p text:style-name="P126">Fontanarès.</text:p>
      <text:p text:style-name="P20">Un charlatan, <text:span text:style-name="T215">m</text:span>onseigneur ? <text:span text:style-name="T215">Dans quelques jours, vous pouvez me faire trancher la tête, </text:span>tuez-moi, mais ne me calomniez pas : vous êtes placé trop haut pour descendre si bas.</text:p>
      <text:p text:style-name="P126">Frégose.</text:p>
      <text:p text:style-name="P20">Votre audace égale votre malheur. Oubliez-vous que les magistrats de Barcelone vous regardent comme complice du vol d<text:span text:style-name="T215">e diamant </text:span>fait à Lothundiaz. <text:span text:style-name="T215">La fuite de votre valet prouve le crime et vous ne devez d’être libre qu’aux prières de madame </text:span><text:span text:style-name="_3c_stage.c_3e_"><text:span text:style-name="T215">(Il montre Faustine.)</text:span></text:span></text:p>
      <text:p text:style-name="P126">Fontanarès.</text:p>
      <text:p text:style-name="P111">Mon valet, Excellence, a pu, jadis, commettre des fautes, mais depuis qu’il s’est attaché à ma fortune, il a purifié sa vie au feu de mes épreuves. Par mon honneur, il est innocent. Les pierreries saisies au moment où il les vendait à Mathieu Mais, lui furent librement données par Marie Lothundiaz, de qui je les ai refusées.</text:p>
      <text:p text:style-name="_3c_speaker_3e_"><text:span text:style-name="_3c_pb_3e_"><text:span text:style-name="T217">[**]</text:span></text:span>Faustine.</text:p>
      <text:p text:style-name="P110">Quelle fierté dans le malheur ! rien ne s<text:span text:style-name="T217">au</text:span>rait donc le faire fléchir.</text:p>
      <text:p text:style-name="P126">Sarpi.</text:p>
      <text:p text:style-name="P17">Et comment expliquez-vous la résurrec<text:span text:style-name="T216">t</text:span>ion de votre grand-père, ce faux intendant de l’arsenal de Venise ; car par malheur, madame et moi nous connaissons le véritable.</text:p>
      <text:p text:style-name="P137">Fontanarès.</text:p>
      <text:p text:style-name="P112">J’ai fait prendre ce déguisement à mon valet pour qu’il causât sciences et mathématiques avec Don Ramon. Le seigneur Lothundiaz vous dira que le savant de la Catalogne et Quinola se sont parfaitement entendus.</text:p>
      <text:p text:style-name="_3c_speaker_3e_"><text:span text:style-name="T217">Monipodio, </text:span><text:span text:style-name="_3c_stage.c_3e_"><text:span text:style-name="T217">à Quinola</text:span></text:span>.</text:p>
      <text:p text:style-name="P112">Il est perdu !</text:p>
      <text:p text:style-name="_3c_speaker_3e_">Don Ramon.</text:p>
      <text:p text:style-name="P112">J’en appelle… à ma plume.</text:p>
      <text:p text:style-name="_3c_speaker_3e_">Faustine.</text:p>
      <text:p text:style-name="P112">Ne vous courroucez pas don Ramon, il est si naturel que les gens, en sentant tomber dans un abîme, y entraînent tout avec eux.</text:p>
      <text:p text:style-name="_3c_speaker_3e_">Lothundiaz.</text:p>
      <text:p text:style-name="P113">Quel détestable caractère !</text:p>
      <text:p text:style-name="_3c_speaker_3e_">Fontanarès.</text:p>
      <text:p text:style-name="P113">Avant de mourir, on doit la vérité, madame, à ceux qui nous ont poussé dans l’abîme ! <text:span text:style-name="_3c_stage.c_3e_">(À don Frégose.)</text:span> Monseigneur, le roi m’avait promis la protection de ses gens à Barcelone et je n’y ai trouvé que la haine ! Ô grands de la terre, riches, vous tous qui tenez en vos mains un pouvoir quelconque, pourquoi donc en faites-vous un obstacle à la pensée nouvelle ? Est-ce donc une loi divine qui vous ordonne de bafouer, de honnir ce que vous devez plus tard adorer ! Plat, humble et <text:soft-page-break/>flateur, j’eusse réussi ! Vous avez persécuté dans ma personne ce qu’il y a de plus noble en l’homme : la conscience qu’il a de sa force, la majesté du travail, l’inspiration céleste qui lui met la main à l’œuvre, et… l’amour, cette foi humaine, qui rallume le courage quand il va s’éteindre sous la bise de la raillerie. Ah ! si vous faites mal le bien, en revanche, vous faites toujours très bien le mal ! Je m’arrête… vous ne valez pas ma colère.</text:p>
      <text:p text:style-name="P126">Faustine,<text:span text:style-name="_3c_stage.c_3e_"><text:span text:style-name="T1"> à part, </text:span></text:span><text:span text:style-name="_3c_stage.c_3e_"><text:span text:style-name="T15">après avoir fait un pas.</text:span></text:span></text:p>
      <text:p text:style-name="P10">Oh ! j’allais lui dire que je l’adore.</text:p>
      <text:p text:style-name="_3c_speaker_3e_">Don Frégose.</text:p>
      <text:p text:style-name="P114">Sarpi, faites avancer des alguasils, et emparez-vous du complice de Quinola. <office:annotation office:name="__Annotation__50861_120980709" loext:resolved="false"><dc:creator>Julien LEMAIRE</dc:creator><dc:date>2021-05-19T23:51:30.052276143</dc:date><meta:creator-initials>JL</meta:creator-initials><text:p text:style-name="P262"><text:span text:style-name="T260">Indent p264</text:span></text:p></office:annotation><text:span text:style-name="_3c_stage.c_3e_">(On applaudit, et quelques voix crient : bravo.)</text:span><office:annotation-end office:name="__Annotation__50861_120980709"/></text:p>
      <text:h text:style-name="P204" text:outline-level="2">Scène III.</text:h>
      <text:p text:style-name="_3c_stage_3e_"><text:span text:style-name="T218">Les</text:span> Mê<text:span text:style-name="T218">mes</text:span>, M<text:span text:style-name="T218">arie</text:span> L<text:span text:style-name="T218">othundiaz</text:span>.</text:p>
      <text:p text:style-name="_3c_stage_3e_">Au moment où les Alguasils s'emparent de Fontanarès, Marie paraît en novice, accompagnée d'un moine et de deux sœurs.</text:p>
      <text:p text:style-name="_3c_speaker_3e_">Marie Lothundiaz, <text:span text:style-name="_3c_stage.c_3e_">au vice-roi</text:span>.</text:p>
      <text:p text:style-name="Standard">Monseigneur, je viens d'apprendre comment en voulant préserver Fontanarès de la rage de ses ennemis, je l'ai perdu ; mais on m'a permis de rendre hommage à la vérité : j'ai remis moi-même à Quinola mes pierreries et mes épargnes. <text:span text:style-name="_3c_stage.c_3e_">(Mouvement chez Lothundiaz.)</text:span> Elles m'appartenaient, mon père, et Dieu veuille que vous n'ayez pas un jour à déplorer votre aveuglement.</text:p>
      <text:p text:style-name="_3c_speaker_3e_">Quinola, <text:span text:style-name="_3c_stage.c_3e_">se débarrassant de son manteau</text:span>.</text:p>
      <text:p text:style-name="Standard">Ouf, je respire à l'aise !</text:p>
      <text:p text:style-name="_3c_speaker_3e_">Fontanarès, <text:span text:style-name="_3c_stage.c_3e_">il plie le genou devant Marie</text:span>.</text:p>
      <text:p text:style-name="Standard">Merci, brillant et pur amour par qui je me rattache au ciel pour y puiser l'espérance et la foi ! vous venez de sauver mon honneur.</text:p>
      <text:p text:style-name="_3c_speaker_3e_"><text:span text:style-name="_3c_pb_3e_"><text:span text:style-name="T219">[**]</text:span></text:span>Marie. </text:p>
      <text:p text:style-name="Standard">N' est-il pas le mien ? la gloire viendra.</text:p>
      <text:p text:style-name="_3c_speaker_3e_">Fontanarès.</text:p>
      <text:p text:style-name="Standard">Hélas, mon œuvre est dispersée en cent mains avares qui ne la rendraient que contre autant d'or qu'elle en a coûté. Je doublerais ma dette et n'arriverais plus à temps. Tout est fini.</text:p>
      <text:p text:style-name="_3c_speaker_3e_">Faustine, <text:span text:style-name="_3c_stage.c_3e_">à Marie</text:span>.</text:p>
      <text:p text:style-name="Standard">Sacrifiez-vous, et il est sauvé.</text:p>
      <text:p text:style-name="_3c_speaker_3e_">Marie.</text:p>
      <text:p text:style-name="Standard">Mon père ? Et vous, comte Sarpi ? <text:span text:style-name="_3c_stage.c_3e_">(À part.)</text:span> J'en mourrai !</text:p>
      <text:p text:style-name="Standard"><text:span text:style-name="_3c_stage.c_3e_">(Haut.)</text:span> Consentez-vous à donner tout ce qu'exige la réussite de l'entreprise faite par le seigneur Fontanarès ? à ce prix, je vous obéirai, mon père. <text:span text:style-name="_3c_stage.c_3e_">(A Faustine.)</text:span> Je me dévoue <text:span text:style-name="T219">m</text:span>adame !</text:p>
      <text:p text:style-name="_3c_speaker_3e_"><text:span text:style-name="_3c_pb_3e_"><text:span text:style-name="T220">[**]</text:span></text:span>Faustine.</text:p>
      <text:p text:style-name="Standard">Vous êtes sublime, mon ange. <text:span text:style-name="_3c_stage.c_3e_">(À part.)</text:span> J'en suis donc enfin délivrée !</text:p>
      <text:p text:style-name="_3c_speaker_3e_">Fontanarès.</text:p>
      <text:p text:style-name="Standard"><text:soft-page-break/>Arrêtez, Marie ! j'aime mieux la lutte et ses périls, j'aime mieux la mort que de vous perdre ainsi.</text:p>
      <text:p text:style-name="_3c_speaker_3e_">Marie.</text:p>
      <text:p text:style-name="Standard">Tu m'aimes donc mieux que la gloire ? <text:span text:style-name="_3c_stage.c_3e_">(Au vice-roi.)</text:span> Monseigneur, vous ferez rendre à Quinola mes pierreries. Je retourne heureuse au couvent : ou à lui, ou à Dieu !</text:p>
      <text:p text:style-name="_3c_speaker_3e_">Lothundiaz.</text:p>
      <text:p text:style-name="Standard">Est-il donc sorcier ?</text:p>
      <text:p text:style-name="_3c_speaker_3e_">Quinola.</text:p>
      <text:p text:style-name="Standard">Cette jeune fille me ferait réaimer les femmes. </text:p>
      <text:p text:style-name="_3c_speaker_3e_">Faustine, <text:span text:style-name="_3c_stage.c_3e_">à Sarpi, au vice-roi, et à Avaloros</text:span>. </text:p>
      <text:p text:style-name="Standard">Ne le dompterons-nous donc pas ?</text:p>
      <text:p text:style-name="_3c_speaker_3e_"><text:span text:style-name="_3c_pb_3e_">[**]</text:span>Avaloros.</text:p>
      <text:p text:style-name="P115">Je vais l’essayer.</text:p>
      <text:p text:style-name="_3c_speaker_3e_">Sarpi, <text:span text:style-name="_3c_stage.c_3e_">à Faustine</text:span>.</text:p>
      <text:p text:style-name="Standard">Tout n’est pas perdu, <text:span text:style-name="_3c_stage.c_3e_">(à Lothundiaz)</text:span> Emmenez, votre fille chez vous, elle vous obéira bientôt.</text:p>
      <text:p text:style-name="_3c_speaker_3e_">Lothundiaz.</text:p>
      <text:p text:style-name="P225"><text:span text:style-name="T223">Dieu le veuille, venez ma fille. </text:span><text:span text:style-name="_3c_stage.c_3e_"><text:span text:style-name="T221">(Lothundiaz, Marie et son cortège, Don Ramon et Sarpi sortent.)</text:span></text:span></text:p>
      <text:h text:style-name="Heading_20_2" text:outline-level="2">Scène IV.</text:h>
      <text:p text:style-name="_3c_stage_3e_">Faustine, Frégose, Avaloros, Fontanarès, Quinola, Monipodio.</text:p>
      <text:p text:style-name="_3c_speaker_3e_">Avaloros. </text:p>
      <text:p text:style-name="P225"><text:span text:style-name="T223">Je vous ai bien étudié, jeune homme, et vous avez un grand caractère, un caractère de fer. Le fer sera toujours maître de l'or. Associons-nous franchement : je paie vos dettes, je rachète tout ce qui vient d'être vendu, je vous donne à vous et à Quinola cinq mille écus d'or, et, à ma considération, monseigneur le vice-roi voudra bien oublier votre incartade. </text:span></text:p>
      <text:p text:style-name="_3c_speaker_3e_"><text:span text:style-name="_3c_pb_3e_"><text:span text:style-name="T227">[**]</text:span></text:span>Fontanarès. </text:p>
      <text:p text:style-name="P225"><text:span text:style-name="T223">Si j'ai dans ma douleur manqué au respect que je vous dois, Monseigneur, je vous prie de me pardonner. </text:span></text:p>
      <text:p text:style-name="_3c_speaker_3e_">Don Frégose. </text:p>
      <text:p text:style-name="P225"><text:span text:style-name="T223">Assez, Monsieur. On n'offense point </text:span><text:span text:style-name="T227">D</text:span><text:span text:style-name="T223">on Frégose. </text:span></text:p>
      <text:p text:style-name="_3c_speaker_3e_">Faustine. </text:p>
      <text:p text:style-name="P225"><text:span text:style-name="T223">Très bien, Monseigneur. </text:span></text:p>
      <text:p text:style-name="_3c_speaker_3e_">Avalo<text:span text:style-name="T227">r</text:span>os. </text:p>
      <text:p text:style-name="P225"><text:span text:style-name="T223">Eh ! bien, jeune homme, à la tempête succède le calme, et maintenant tout vous sourit. Voyons, réalisons ensemble vos promesses au roi ?</text:span></text:p>
      <text:p text:style-name="_3c_speaker_3e_"><text:span text:style-name="_3c_pb_3e_"><text:span text:style-name="T228">[**]</text:span></text:span>Fontanarès. </text:p>
      <text:p text:style-name="P225"><text:span text:style-name="T223">Je ne tiens à la fortune, Monsieur, que par une seule raison : épouserai-je Marie Lothundiaz.</text:span></text:p>
      <text:p text:style-name="_3c_speaker_3e_">Don Frégose . </text:p>
      <text:p text:style-name="P225"><text:soft-page-break/><text:span text:style-name="T223">Vous n'aimez qu'elle au monde ?</text:span></text:p>
      <text:p text:style-name="_3c_speaker_3e_">Fontanarès. </text:p>
      <text:p text:style-name="P225"><text:span text:style-name="T223">Elle seule ! </text:span><text:span text:style-name="_3c_stage.c_3e_"><text:span text:style-name="T223">(Faustine et Avaloros se parlent.)</text:span></text:span><text:span text:style-name="T223"> </text:span></text:p>
      <text:p text:style-name="_3c_speaker_3e_">Don Frégose. </text:p>
      <text:p text:style-name="P225"><text:span text:style-name="T223">Tu ne m'avais jamais dit cela ! Compte sur moi, jeune homme, je te suis tout acquis. </text:span></text:p>
      <text:p text:style-name="_3c_speaker_3e_">Monipodio. </text:p>
      <text:p text:style-name="P225"><text:span text:style-name="T223">Ils s'arrangent, nous sommes perdus. Je vais me sauver en France avec l'invention. </text:span></text:p>
      <text:h text:style-name="Heading_20_2" text:outline-level="2">Scène V<text:span text:style-name="T228">I</text:span>. </text:h>
      <text:p text:style-name="_3c_stage_3e_">Quinola, Fontanarès, Faustine, Avaloros.</text:p>
      <text:p text:style-name="_3c_speaker_3e_">Faustine, <text:span text:style-name="_3c_stage.c_3e_">à Fontanarès</text:span>. </text:p>
      <text:p text:style-name="P225"><text:span text:style-name="T223">Eh ! bien, moi aussi, je suis sans rancune, je donne une fête, venez-y ! nous nous entendrons tous pour vous ménager un triomphe. </text:span></text:p>
      <text:p text:style-name="_3c_speaker_3e_">Font<text:span text:style-name="T228">a</text:span>narès. </text:p>
      <text:p text:style-name="P225"><text:span text:style-name="T223">Madame, votre première faveur cachait un piège.</text:span></text:p>
      <text:p text:style-name="_3c_speaker_3e_">Faustine. </text:p>
      <text:p text:style-name="P225"><text:span text:style-name="T223">Comme tous les sublimes rêveurs, qui dotent l'humanité de </text:span><text:span text:style-name="T222">l</text:span><text:span text:style-name="T223">eurs découvertes, vous ne connaissez ni le monde ni les femmes. </text:span></text:p>
      <text:p text:style-name="_3c_speaker_3e_">Fontanarès, à part. </text:p>
      <text:p text:style-name="P225"><text:span text:style-name="T223">Il me reste à peine huit jours. </text:span><text:span text:style-name="_3c_stage.c_3e_"><text:span text:style-name="T223">(À Quinola.)</text:span></text:span><text:span text:style-name="T223"> Je vais me servir d'elle… </text:span></text:p>
      <text:p text:style-name="_3c_speaker_3e_"><text:span text:style-name="_3c_pb_3e_"><text:span text:style-name="T228">[**]</text:span></text:span>Quinola. </text:p>
      <text:p text:style-name="P225"><text:span text:style-name="T223">Comme vous vous servez de moi !</text:span></text:p>
      <text:p text:style-name="_3c_speaker_3e_">Fontanarès. </text:p>
      <text:p text:style-name="P225"><text:span text:style-name="T223">J'irai, </text:span><text:span text:style-name="T228">m</text:span><text:span text:style-name="T223">adame.</text:span></text:p>
      <text:p text:style-name="_3c_speaker_3e_">Faustine. </text:p>
      <text:p text:style-name="P225"><text:span text:style-name="T223">Je dois en remercier Quinola. </text:span><text:span text:style-name="_3c_stage.c_3e_"><text:span text:style-name="T223">(Elle tend une bourse à Quinola.)</text:span></text:span><text:span text:style-name="T223"> Tiens. </text:span><text:span text:style-name="_3c_stage.c_3e_"><text:span text:style-name="T223">(À Fontanarès.)</text:span></text:span><text:span text:style-name="_3c_stage.c_3e_"><text:span text:style-name="T223"> </text:span></text:span><text:span text:style-name="T223">À</text:span><text:span text:style-name="T223">bientôt. </text:span></text:p>
      <text:h text:style-name="Heading_20_2" text:outline-level="2"><text:span text:style-name="T50">Scène VI.</text:span> </text:h>
      <text:p text:style-name="_3c_stage_3e_"><text:span text:style-name="T225">Fontanarès</text:span>, Quinola.</text:p>
      <text:p text:style-name="_3c_speaker_3e_">Fontanarès. </text:p>
      <text:p text:style-name="P225"><text:span text:style-name="T223">Cette femme est perfide comme le soleil en hiver. Oh ! j'en veux au malheur, surtout pour éveiller la défiance. Y a-t-il donc des vertus dont il faut se déshabituer ?</text:span></text:p>
      <text:p text:style-name="_3c_speaker_3e_"><text:span text:style-name="_3c_pb_3e_"><text:span text:style-name="T228">[**]</text:span></text:span>Quinola. </text:p>
      <text:p text:style-name="P225"><text:span text:style-name="T223">Comment, Monsieur, se défier d'une femme qui rehausse en or ses moindres paroles. Elle vous aime, voilà tout. Votre cœur est donc bien petit, qu'il ne puisse loger deux amours ?</text:span></text:p>
      <text:p text:style-name="_3c_speaker_3e_">Fontanarès. </text:p>
      <text:p text:style-name="P225"><text:soft-page-break/><text:span text:style-name="T223">Bah ! Marie, c'est l'espérance, elle a réchauffé mon âme. Oui, je réussirai.</text:span></text:p>
      <text:p text:style-name="_3c_speaker_3e_">Quinola, <text:span text:style-name="_3c_stage.c_3e_">à part </text:span></text:p>
      <text:p text:style-name="Standard">Monipodio n'est plus là <text:span text:style-name="_3c_stage.c_3e_"><text:span text:style-name="T223">(Haut)</text:span></text:span><text:span text:style-name="T223"> Un raccommodement, Monsieur, est bien facile avec une femme qui s'y prête aussi galamment que madame Brancador.</text:span></text:p>
      <text:p text:style-name="_3c_speaker_3e_">Fontanarès. </text:p>
      <text:p text:style-name="P225"><text:span text:style-name="T223">Quinola !</text:span></text:p>
      <text:p text:style-name="_3c_speaker_3e_">Quinola. </text:p>
      <text:p text:style-name="P116">Monsieur, vous me désespérez  ! Voulez-vous combattre la perfidie d'un amour habile avec la loyauté d'un amour aveugle ? J'ai besoin du crédit de madame Brancador pour me débarrasser de Monipodio, dont les intentions me chagrinent. Cela fait, je vous réponds du succès, et vous épouserez alors votre Marie. </text:p>
      <text:p text:style-name="_3c_speaker_3e_"><text:span text:style-name="_3c_pb_3e_">[**</text:span><text:span text:style-name="_3c_pb_3e_"><text:span text:style-name="T234">]</text:span></text:span>Fontanarès. </text:p>
      <text:p text:style-name="P225"><text:span text:style-name="T223">Et par quels moyens ?</text:span></text:p>
      <text:p text:style-name="_3c_speaker_3e_">Quinola. </text:p>
      <text:p text:style-name="P225"><text:span text:style-name="T223">Hé ! Monsieur, en montant sur les épaules d'un homme qui voit comme vous, très loin, on voit plus loin encore. Vous êtes inventeur, moi je suis inventif. Vous m'avez sauvé de… vous savez ! Moi, je vous sauverai des griffes de l'envie et des serres de la cupidité. À chacun son état. Voici de l'or, venez vous habiller, soyez beau, soyez fier, vous êtes à la veille du triomphe. Mais, là, soyez gracieux pour madame Brancador. </text:span></text:p>
      <text:p text:style-name="_3c_speaker_3e_">Fontanarès. </text:p>
      <text:p text:style-name="P116">Au moins, Quinola, dis-moi comment ?</text:p>
      <text:p text:style-name="_3c_speaker_3e_">Quinola.</text:p>
      <text:p text:style-name="P232">Non, Monsieurn si vous saviez mon secret, tout serait perdu, vous avez trop de talent pour ne pas avoir la simplicité d’un enfant. <text:span text:style-name="_3c_stage.c_3e_">(Ils sortent.)</text:span></text:p>
      <text:p text:style-name="_3c_stage_3e_">Le théâtre change, et représente les salons de madame de Brancador.</text:p>
      <text:h text:style-name="Heading_20_2" text:outline-level="2"><text:span text:style-name="_3c_pb_3e_"><text:span text:style-name="T233">[**]</text:span></text:span>Scène VII. </text:h>
      <text:p text:style-name="_3c_speaker_3e_">Faustine, <text:span text:style-name="_3c_stage.c_3e_"><text:span text:style-name="T232">seule</text:span></text:span>.</text:p>
      <text:p text:style-name="P116">Voici donc venue l'heure à laquelle ont tendu tous mes efforts depuis quatorze mois. Dans quelques moments, Fontanarès verra Marie à jamais perdue pour lui. Avaloros, Sarpi et moi, nous avons endormi le génie et amené l'homme à la veille de son expérience, les mains vides. Oh ! le voilà bien à moi comme je le voulais. Mais revient-on du mépris à l'amour ? Non, jamais. Ah !il ignore que, depuis un an, je suis son adversaire, et voilà le malheur, il me haïrait alors. La haine n'est pas le contraire de <text:span text:style-name="T233">l’amour, c’en est l’envers. Il saura tout : je me ferai haïr.</text:span></text:p>
      <text:h text:style-name="Heading_20_2" text:outline-level="2">Scène VIII. </text:h>
      <text:p text:style-name="_3c_stage_3e_">Faustine, Paquita.</text:p>
      <text:p text:style-name="_3c_speaker_3e_">Paquita. </text:p>
      <text:p text:style-name="P225"><text:span text:style-name="T223">Madame, vos ordres sont exécutés à merveille par Monipodio. La senorita Lothundiaz apprend en ce moment, par sa duègne, le péril où va se trouver ce soir le seigneur Fontanarès.</text:span></text:p>
      <text:p text:style-name="_3c_speaker_3e_"><text:soft-page-break/>Faustine. </text:p>
      <text:p text:style-name="P231">Sarpi doit être venu, dis-lui je veux lui parler. <text:span text:style-name="_3c_stage.c_3e_">(Paquita sort.)</text:span></text:p>
      <text:h text:style-name="Heading_20_2" text:outline-level="2"><text:span text:style-name="_3c_pb_3e_"><text:span text:style-name="T233">[**]</text:span></text:span>Scène IX. </text:h>
      <text:p text:style-name="_3c_speaker_3e_">Faustine, seule. </text:p>
      <text:p text:style-name="P116">Écartons Monipodio ! Quinola tremble qu'il n'ait reçu l'ordre de se défaire de Fontanarès, c'est déjà trop que d'avoir à le craindre. </text:p>
      <text:h text:style-name="Heading_20_2" text:outline-level="2">Scène X. </text:h>
      <text:p text:style-name="_3c_stage_3e_">Faustine, Frégose.</text:p>
      <text:p text:style-name="P195">Faustine.</text:p>
      <text:p text:style-name="P232">Vous venez à propos, Monsieur, je veux vous demander une grâce.</text:p>
      <text:p text:style-name="P194">Frégose.</text:p>
      <text:p text:style-name="P231">Dites que vous m’en voulez faire une.</text:p>
      <text:p text:style-name="_3c_speaker_3e_">Faustine.</text:p>
      <text:p text:style-name="P231">Dans deux heures, Monipodio ne doit pas être dans Barcelone, ni même en Catalogne, envoyez le en Afrique.</text:p>
      <text:p text:style-name="_3c_speaker_3e_">Frégose.</text:p>
      <text:p text:style-name="P233"><text:span text:style-name="T233">Que vous a-t-il fait ?</text:span></text:p>
      <text:p text:style-name="_3c_speaker_3e_">Faustine. </text:p>
      <text:p text:style-name="P232">Rien.</text:p>
      <text:p text:style-name="_3c_speaker_3e_">Don Frégose. </text:p>
      <text:p text:style-name="Standard">Eh ! bien, pourquoi ?… </text:p>
      <text:p text:style-name="_3c_speaker_3e_">Faustine. </text:p>
      <text:p text:style-name="P225"><text:span text:style-name="T223">Mais parce que… Comprenez-vous ?</text:span></text:p>
      <text:p text:style-name="_3c_speaker_3e_">Don Frégose. </text:p>
      <text:p text:style-name="P116">Vous allez être obéie. <text:span text:style-name="_3c_stage.c_3e_"><text:span text:style-name="T234">(Il écrit.)</text:span></text:span></text:p>
      <text:h text:style-name="P218" text:outline-level="2"><text:span text:style-name="_3c_pb_3e_"><text:span text:style-name="T235">[**]</text:span></text:span>Scène XI.</text:h>
      <text:p text:style-name="P199">Les Mêmes, Sarpi.</text:p>
      <text:p text:style-name="_3c_speaker_3e_">Faustine. </text:p>
      <text:p text:style-name="P225"><text:span text:style-name="T223">Mon cousin, n'avez-vous pas les dispenses nécessaires pour célébrer à l'instant votre mariage avec Marie Lothundiaz ?</text:span></text:p>
      <text:p text:style-name="_3c_speaker_3e_">Sarpi. </text:p>
      <text:p text:style-name="P234">Et par les soins du bonhomme, le contrat est tout prêt.</text:p>
      <text:p text:style-name="_3c_speaker_3e_">Faustine. </text:p>
      <text:p text:style-name="P235"><text:soft-page-break/><text:span text:style-name="T223">Eh ! bien, prévenez au couvent des Dominicains, à minuit vous épouserez, et de son consentement la riche héritière, elle acceptera tout, en voyant </text:span><text:span text:style-name="_3c_stage.c_3e_"><text:span text:style-name="T223">(bas à Sarpi.)</text:span></text:span><text:span text:style-name="T223"> Fontanarès entre les mains de la justice.</text:span></text:p>
      <text:p text:style-name="_3c_speaker_3e_">Sarpi.</text:p>
      <text:p text:style-name="P235"><text:span text:style-name="T223">Je comprends, il s'agit seulement de le venir arrêter. Ma fortune est maintenant indestructible ! Et… je vous la dois. </text:span><text:span text:style-name="_3c_stage.c_3e_"><text:span text:style-name="T223">(A part.)</text:span></text:span><text:span text:style-name="T223"> Quel levier que la haine d'une femme.</text:span></text:p>
      <text:p text:style-name="_3c_speaker_3e_"><text:span text:style-name="_3c_pb_3e_"><text:span text:style-name="T236">[**]</text:span></text:span>Frégose.</text:p>
      <text:p text:style-name="P236">Sarpi, faites éxécuter sévèrement cet ordre, et sans retard. <text:span text:style-name="_3c_stage.c_3e_">(Sarpi sor.)</text:span></text:p>
      <text:h text:style-name="Heading_20_2" text:outline-level="2">Scène XII. </text:h>
      <text:p text:style-name="_3c_stage_3e_">L<text:span text:style-name="T225">es Précédents,</text:span> moins <text:span text:style-name="T225">Sarpi</text:span>. </text:p>
      <text:p text:style-name="_3c_speaker_3e_"><text:span text:style-name="T232">Don Fré</text:span>g<text:span text:style-name="T223">o</text:span>se. </text:p>
      <text:p text:style-name="P236">Et notre mariage, à nous ?</text:p>
      <text:p text:style-name="_3c_speaker_3e_">Faustine.</text:p>
      <text:p text:style-name="P225"><text:span text:style-name="T223">Monseigneur, mon avenir est tout entier dans cette fête : vous aurez ma décision ce soir. </text:span><text:span text:style-name="_3c_stage.c_3e_"><text:span text:style-name="T223">(Fontanarès paraît.)</text:span></text:span><text:span text:style-name="T223"> </text:span><text:span text:style-name="_3c_stage.c_3e_"><text:span text:style-name="T223">(A part.)</text:span></text:span><text:span text:style-name="T223"> Oh ! le voici. </text:span><text:span text:style-name="_3c_stage.c_3e_"><text:span text:style-name="T223">(A Frégose.)</text:span></text:span><text:span text:style-name="T223"> Si vous m'aimez, laissez-moi. </text:span></text:p>
      <text:p text:style-name="_3c_speaker_3e_">Don Frégose. </text:p>
      <text:p text:style-name="P225"><text:span text:style-name="T223">Seule avec lui.</text:span></text:p>
      <text:p text:style-name="_3c_speaker_3e_"><text:span text:style-name="_3c_pb_3e_"><text:span text:style-name="T237">[**]</text:span></text:span>Faustine. </text:p>
      <text:p text:style-name="P237">Je le veux !</text:p>
      <text:p text:style-name="_3c_speaker_3e_">Don Frégose. </text:p>
      <text:p text:style-name="P225"><text:span text:style-name="T223">Après tout, il n'aime que sa Marie Lothundiaz  !</text:span></text:p>
      <text:h text:style-name="Heading_20_2" text:outline-level="2">Scène XIII. </text:h>
      <text:p text:style-name="_3c_stage_3e_">Faustine, Fontanarès.</text:p>
      <text:p text:style-name="_3c_speaker_3e_">Fontanarès. </text:p>
      <text:p text:style-name="P116">Le palais du roi d'Espagne n'est pas plus splendide que le vôtre, m<text:span text:style-name="T237">adame, et vous y déployez des façons de souveraine.</text:span></text:p>
      <text:p text:style-name="_3c_speaker_3e_">Faustine. </text:p>
      <text:p text:style-name="P238"><text:span text:style-name="T223">Écoutez, cher Fontanarès… </text:span></text:p>
      <text:p text:style-name="_3c_speaker_3e_">Fontanarès.</text:p>
      <text:p text:style-name="P238"><text:span text:style-name="T223">Cher ?… Ah ! Madame, vous m'avez appris à douter de ces mots-là !</text:span></text:p>
      <text:p text:style-name="_3c_speaker_3e_"><text:span text:style-name="_3c_pb_3e_"><text:span text:style-name="T237">[**]</text:span></text:span>Faustine. </text:p>
      <text:p text:style-name="P225"><text:span text:style-name="T223">Vous allez enfin connaître celle que vous avez si cruellement insultée. Un affreux malheur vous menace. Sarpi, en agissant </text:span><text:span text:style-name="T237">contre vous comme il le fait, éxécute les ordres d’un pouvoir</text:span><text:span text:style-name="T223"> terrible, et cette fête pourrai</text:span><text:span text:style-name="T237">t être, sans moi, le baiser de Judas.</text:span><text:span text:style-name="T223"> On vient de me confier qu'à votre sortie, et peut-être ici même, vous serez arrêté, jeté dans une prison, et votre procès commencera… pour ne jamais finir. Est-ce en une nuit qui vous reste que vous remettrez en état le vaisseau que vous avez </text:span><text:soft-page-break/><text:span text:style-name="T223">perdu ? Quant à votre œuvre, elle est impossible à recommencer. Je veux vous sauver, vous et votre gloire, vous et votre fortune.</text:span></text:p>
      <text:p text:style-name="_3c_speaker_3e_">Fontanarè<text:span text:style-name="T232">s</text:span>. </text:p>
      <text:p text:style-name="P237">Vous ! et comment ?</text:p>
      <text:p text:style-name="_3c_speaker_3e_">Faustine.</text:p>
      <text:p text:style-name="P225"><text:span text:style-name="T223">Avaloros a mis à ma disposition un de ses navires, Monipodio m'a donné ses meilleurs contrebandiers, allons à Venise, la République vous fera patricien, et vous donnera dix fois plus d'or que l'Espagne ne vous en a promis… </text:span><text:span text:style-name="_3c_stage.c_3e_"><text:span text:style-name="T223">(À part.)</text:span></text:span><text:span text:style-name="T223"> Et ils ne viennent pas.</text:span></text:p>
      <text:p text:style-name="_3c_speaker_3e_"><text:span text:style-name="_3c_pb_3e_"><text:span text:style-name="T238">[**]</text:span></text:span>Fontanarès. </text:p>
      <text:p text:style-name="P239">Et Marie ? si nous l’enlevons, je crois en vous.</text:p>
      <text:p text:style-name="_3c_speaker_3e_">Faustine. </text:p>
      <text:p text:style-name="P225"><text:span text:style-name="T223">Vous pensez à elle au moment où il faut choisir entre la vie et la mort. Si vous tardez, nous pouvons être perdus.</text:span></text:p>
      <text:p text:style-name="_3c_speaker_3e_">Fontanarès. </text:p>
      <text:p text:style-name="P116">Nous ?… Madame.</text:p>
      <text:h text:style-name="P219" text:outline-level="2">Scène XIV.</text:h>
      <text:p text:style-name="_3c_stage_3e_"><text:span text:style-name="T223">L</text:span><text:span text:style-name="T232">es Mêmes</text:span><text:span text:style-name="T223">. Des gardes paraissent à toutes </text:span><text:span text:style-name="T238">les portes. Un alcade se présente. Sarpi.</text:span></text:p>
      <text:p text:style-name="_3c_speaker_3e_"><text:span text:style-name="T238">Sarpi</text:span>. </text:p>
      <text:p text:style-name="P239">Faites votre devoir !</text:p>
      <text:p text:style-name="_3c_speaker_3e_"><text:span text:style-name="_3c_pb_3e_">[**]</text:span>L’alcade, <text:span text:style-name="_3c_stage.c_3e_">à Fontanarès</text:span>.</text:p>
      <text:p text:style-name="P239">Au nom du roi je vous arrête.</text:p>
      <text:p text:style-name="_3c_speaker_3e_">Fontanarès. </text:p>
      <text:p text:style-name="P116">Voici l'heure de la mort venue  !… Heureusement j'emporte <text:span text:style-name="T238">mon secret à Dieu, et j’ai pour linceul mon amour.</text:span></text:p>
      <text:h text:style-name="Heading_20_2" text:outline-level="2">Scène XV. </text:h>
      <text:p text:style-name="_3c_stage_3e_">L<text:span text:style-name="T232">es Mêmes</text:span>, M<text:span text:style-name="T232">arie</text:span>, L<text:span text:style-name="T232">othundiaz</text:span>.</text:p>
      <text:p text:style-name="_3c_speaker_3e_">Marie. </text:p>
      <text:p text:style-name="P116">On ne m'a donc pas trompée, vous êtes la proie de vos ennemis ! À moi donc, cher Alfonse, de mourir pour toi, et de quelle mort ? Ami, le ciel est jaloux des amours parfaites, il nous dit par ces cruels événements, que nous appelons des hasards, <text:span text:style-name="T238">qu’il n’est de bonheur que près de Dieu. Toi…</text:span></text:p>
      <text:p text:style-name="P191">Sarpi. </text:p>
      <text:p text:style-name="Standard">Senora !</text:p>
      <text:p text:style-name="_3c_speaker_3e_"><text:span text:style-name="_3c_pb_3e_"><text:span text:style-name="T238">[**]</text:span></text:span>Lothundiaz. </text:p>
      <text:p text:style-name="P239">Ma fille ?</text:p>
      <text:p text:style-name="_3c_speaker_3e_">Marie.</text:p>
      <text:p text:style-name="P225"><text:soft-page-break/><text:span text:style-name="T223">Vous m'avez laissée libre en cet instant, le dernier de ma vie ! je tiendrai ma promesse, tenez les vôtres. Toi, sublime inventeur, tu auras les obligations de ta grandeur, les combats de ton ambition, maintenant légitime : cette lutte occupera ta vie ; tandis que la comtesse Sarpi mourra lentement et obscurément entre les quatre murs de sa maison…. Mon père, et vous comte, il est bien entendu que pour prix de mon obéissance, la vice-royauté de Catalogne accorde au seigneur Fontanarès, un nouveau délai d'un an pour son expérience.</text:span></text:p>
      <text:p text:style-name="_3c_speaker_3e_">Fontanarès. </text:p>
      <text:p text:style-name="P116">Marie, vivre sans toi ?…</text:p>
      <text:p text:style-name="_3c_speaker_3e_">Marie. </text:p>
      <text:p text:style-name="P116">Vivre avec ton bourreau !</text:p>
      <text:p text:style-name="_3c_speaker_3e_"><text:span text:style-name="_3c_pb_3e_"><text:span text:style-name="T239">[**]</text:span></text:span>Fontanarès. </text:p>
      <text:p text:style-name="Standard">Adieu, je vais mourir.</text:p>
      <text:p text:style-name="_3c_speaker_3e_">Marie.</text:p>
      <text:p text:style-name="P225"><text:span text:style-name="T223">N'as-tu pas fait une promesse solennelle au roi d'Espagne, au monde ! </text:span><text:span text:style-name="_3c_stage.c_3e_"><text:span text:style-name="T223">(Bas.)</text:span></text:span><text:span text:style-name="T223"> Triomphe ! nous mourrons après. </text:span></text:p>
      <text:p text:style-name="P192">Fontanarès. </text:p>
      <text:p text:style-name="Standard">Ne sois point à lui, j'accepte. </text:p>
      <text:p text:style-name="_3c_speaker_3e_">Marie. </text:p>
      <text:p text:style-name="P240">Mon père, accompissez votre promesse ?</text:p>
      <text:p text:style-name="_3c_speaker_3e_">Faustine. </text:p>
      <text:p text:style-name="P240">J’ai triomphé !</text:p>
      <text:p text:style-name="P193">Lothundiaz.</text:p>
      <text:p text:style-name="Standard"><text:span text:style-name="_3c_stage.c_3e_"><text:span text:style-name="T239">(Bas.)</text:span></text:span><text:span text:style-name="T239"> </text:span>Misérable séducteur. <text:span text:style-name="_3c_stage.c_3e_">(Haut.)</text:span> Voici dix mille sequins. <text:span text:style-name="_3c_stage.c_3e_">(Bas.)</text:span> Infâme ! <text:span text:style-name="_3c_stage.c_3e_">(Haut.)</text:span> Un an des revenus de ma fille. <text:span text:style-name="_3c_stage.c_3e_">(Bas.)</text:span> Que la peste t'étouffe ! <text:span text:style-name="_3c_stage.c_3e_">(Haut.)</text:span> Dix mille sequins que sur cette lettre, le seigneur Avaloros vous comptera.</text:p>
      <text:p text:style-name="_3c_speaker_3e_"><text:span text:style-name="_3c_pb_3e_"><text:span text:style-name="T239">[**]</text:span></text:span><text:span text:style-name="T224">Fontanarès</text:span>. </text:p>
      <text:p text:style-name="P225"><text:span text:style-name="T223">Mais, Monseigneur le vice-roi consent-il à ces arrangements… </text:span></text:p>
      <text:p text:style-name="_3c_speaker_3e_">Sarpi. </text:p>
      <text:p text:style-name="P116">Vous avez publiquement accusé la vice-royauté de Catalogne de faire mentir les promesses du roi d'Espagne, voici sa réponse : <text:span text:style-name="_3c_stage.c_3e_">(</text:span><text:span text:style-name="_3c_stage.c_3e_"><text:span text:style-name="T258">I</text:span></text:span><text:span text:style-name="_3c_stage.c_3e_">l tire un papier)</text:span> une ordonnance qui dans l'intérêt de l'état suspend toutes les poursuites de vos créanciers, et vous accorde un an pour réaliser votre entre<text:span text:style-name="T226">ntre</text:span>prise.</text:p>
      <text:p text:style-name="_3c_speaker_3e_">Fontanarès. </text:p>
      <text:p text:style-name="P116">Je serai À prêt. </text:p>
      <text:p text:style-name="_3c_speaker_3e_">Lothundiaz. </text:p>
      <text:p text:style-name="P116">Il y tient ! Venez ma fille ? on nous attend aux Dominicains, et <text:span text:style-name="T239">m</text:span>onseigneur nous fait l'honneur d'assister à la cérémonie.</text:p>
      <text:p text:style-name="P192">Marie. </text:p>
      <text:p text:style-name="Standard">Déjà!</text:p>
      <text:p text:style-name="_3c_speaker_3e_"><text:soft-page-break/><text:span text:style-name="_3c_pb_3e_"><text:span text:style-name="T240">[**]</text:span></text:span>Faustine, <text:span text:style-name="_3c_stage.c_3e_">à Paquita</text:span>.</text:p>
      <text:p text:style-name="P241">Cours, et reveins me dire quand ils seront mariés.</text:p>
      <text:h text:style-name="Heading_20_2" text:outline-level="2">Scène XVI. </text:h>
      <text:p text:style-name="_3c_stage_3e_">Faustine, Fontanarès.</text:p>
      <text:p text:style-name="_3c_speaker_3e_">Faustine, <text:span text:style-name="_3c_stage.c_3e_">à part</text:span>. </text:p>
      <text:p text:style-name="P116">Il est là, debout comme un homme devant un précipice et poursuivi par des tigres. <text:span text:style-name="_3c_stage.c_3e_">(Haut.)</text:span> Pourquoi n'êtes-vous pas aussi grand que votre pensée ? N'y a-t-il donc qu'une femme dans le monde ?</text:p>
      <text:p text:style-name="_3c_speaker_3e_">Fontanarès. </text:p>
      <text:p text:style-name="P242"><text:span text:style-name="T223">Eh ! croyez-vous, Madame, qu'on arrache un pareil amour de </text:span><text:span text:style-name="T241">son cœur, comme une épée de son fourreau.</text:span></text:p>
      <text:p text:style-name="_3c_speaker_3e_">Faustine.</text:p>
      <text:p text:style-name="P242"><text:span text:style-name="T223">Qu'une femme vous aime et vous serve, je le conçois. Mais aimer, pour vous, c'est abdiquer. Tout ce que les plus grands hommes ont tous et toujours, souhaité : la gloire, les honneurs, la fortune, et plus que tout cela !… une souveraineté au-dessus des renversements populaires, celle du génie ; voilà le monde des César, des Lucullus et des Luther devant vous !… Et vous avez mis entre vous et cette magnifique existence, un amour digne d'un étudiant d'Alcala. Né géant, vous vous faites nain à plaisir. Mais un homme de génie a, parmi toutes les femmes, une femme spécialement créée pour lui. Cette femme doit être une reine aux yeux du monde, et pour lui une servante, souple comme les hasards de sa vie, gaie dans les souffrances, prévoyante dans le malheur comme dans la prospérité ; surtout indulgente à ses caprices, connaissant le monde et ses tournants périlleux ; capable enfin de ne s'asseoir dans le char triomphal qu'après l'avoir, s'il </text:span><text:span text:style-name="T241">le faut, traîné…</text:span></text:p>
      <text:p text:style-name="_3c_speaker_3e_">Fontanarès.</text:p>
      <text:p text:style-name="P242"><text:span text:style-name="T223">Vous avez fait son portrait. </text:span></text:p>
      <text:p text:style-name="_3c_speaker_3e_">Faustine. </text:p>
      <text:p text:style-name="P243">De qui ?</text:p>
      <text:p text:style-name="_3c_speaker_3e_"><office:annotation office:name="__Annotation__51637_3994728963" loext:resolved="false"><dc:creator>Julien LEMAIRE</dc:creator><dc:date>2021-05-20T13:10:59.749268451</dc:date><meta:creator-initials>JL</meta:creator-initials><text:p text:style-name="P263"><text:span text:style-name="T261">Fontanarès plutôt ?? à vérifier.</text:span></text:p></office:annotation>Faustine<office:annotation-end office:name="__Annotation__51637_3994728963"/>.</text:p>
      <text:p text:style-name="P225"><text:span text:style-name="T223">De Marie. </text:span></text:p>
      <text:p text:style-name="_3c_speaker_3e_">Faustine. </text:p>
      <text:p text:style-name="P116">Cet enfant t'a-t-elle su défendre ? A-t-elle deviné sa rivale ?Celle qui t'a laissé conquérir est-elle digne de te garder ? Une enfant qui s'est laissée mener pas à pas à l'autel où elle se donne, en ce moment… Mais moi, je serais déjà morte à tes pieds ! Et à qui se donne-t-elle ? à ton ennemi capital qui a reçu l'ordre de <text:span text:style-name="T242">faire échouer ton entreprise.</text:span></text:p>
      <text:p text:style-name="_3c_speaker_3e_">Fontanarès. </text:p>
      <text:p text:style-name="P116">Comment n'être pas fidèle à cet inépuisable amour, qui, par trois fois, est venu me secourir, me sauver, et qui n'ayant plus qu'à s'offrir lui-même au malheur, s'immole d'une main en me tendant de l'autre, avec ceci, <text:span text:style-name="_3c_stage.c_3e_">(</text:span><text:span text:style-name="_3c_stage.c_3e_"><text:span text:style-name="T242">I</text:span></text:span><text:span text:style-name="_3c_stage.c_3e_">l montre la lettre.)</text:span> mon honneur, l'estime du roi, l'admiration de l'univers. <office:annotation office:name="__Annotation__51860_3994728963" loext:resolved="false"><dc:creator>Julien LEMAIRE</dc:creator><dc:date>2021-05-20T13:16:04.571955218</dc:date><meta:creator-initials>JL</meta:creator-initials><text:p text:style-name="P263"><text:span text:style-name="T261">indent</text:span></text:p></office:annotation><text:span text:style-name="_3c_stage.c_3e_"><text:span text:style-name="T242">(</text:span></text:span><text:span text:style-name="_3c_stage.c_3e_">Entre Paquita qui sort après avoir fait un signe à </text:span><text:span text:style-name="_3c_stage.c_3e_"><text:span text:style-name="T242">Faustine.)</text:span></text:span><office:annotation-end office:name="__Annotation__51860_3994728963"/></text:p>
      <text:p text:style-name="_3c_speaker_3e_"><text:span text:style-name="_3c_pb_3e_"><text:span text:style-name="T242">[**]</text:span></text:span>Faustine, <text:span text:style-name="_3c_stage.c_3e_">à </text:span><text:span text:style-name="_3c_stage.c_3e_"><text:span text:style-name="T243">part</text:span></text:span><text:span text:style-name="T243">. </text:span></text:p>
      <text:p text:style-name="P225"><text:span text:style-name="T223">Ah ! la voilà comtesse Sarpi ! </text:span><text:span text:style-name="_3c_stage.c_3e_"><text:span text:style-name="T223">(À Fontanarès.)</text:span></text:span><text:span text:style-name="T223"> Ta vie, ta gloire, ta fortune, ton honneur sont enfin </text:span><text:soft-page-break/><text:span text:style-name="T223">dans mes mains, et Marie n'est plus entre nous. </text:span></text:p>
      <text:p text:style-name="P198">Fontanarès. </text:p>
      <text:p text:style-name="P244">Nous ! Nous !</text:p>
      <text:p text:style-name="_3c_speaker_3e_">Faustine.</text:p>
      <text:p text:style-name="P225"><text:span text:style-name="T223">Ne me démens point, Alfons</text:span><text:span text:style-name="T243">e !</text:span><text:span text:style-name="T223"> j'ai tout conquis de toi, ne me refuse pas ton cœur : tu n'auras jamais d'amour plus dévoué, plus soumis, ni plus intelligent ; enfin, tu seras le grand homme que tu dois être. </text:span></text:p>
      <text:p text:style-name="_3c_speaker_3e_"><text:span text:style-name="_3c_pb_3e_">[**</text:span><text:span text:style-name="_3c_pb_3e_"><text:span text:style-name="T243">]</text:span></text:span>Fontanarès. </text:p>
      <text:p text:style-name="P116">Votre audace m'épouvante. <text:span text:style-name="_3c_stage.c_3e_">(Il montre la lettre.)</text:span> Avec cette somme je suis encore seul l'arbitre de ma destinée. Quand le roi verra quelle est mon œuvre et ses résultats, il fera casser le mariage <text:span text:style-name="T243">obtenu par la violence, et j’aime assez Marie pour attendre.</text:span></text:p>
      <text:p text:style-name="_3c_speaker_3e_">Faustine. </text:p>
      <text:p text:style-name="P225"><text:span text:style-name="T223">Fontanarès, si je vous aime follement, peut-être est-ce à cause de cette délicieuse simplicité, le cachet du génie…</text:span></text:p>
      <text:p text:style-name="_3c_speaker_3e_">Fontanarès. </text:p>
      <text:p text:style-name="P244">Elle me glace, quand elle sourit.</text:p>
      <text:p text:style-name="P191">Faustine. </text:p>
      <text:p text:style-name="Standard">Cet or ! le tenez-vous ?</text:p>
      <text:p text:style-name="_3c_speaker_3e_">Fontanarès. </text:p>
      <text:p text:style-name="P116">Le voici. </text:p>
      <text:p text:style-name="_3c_speaker_3e_">Faustine. </text:p>
      <text:p text:style-name="Standard">Et vous l'aurais-je laissé donner, si vous l'aviez dû prendre. Demain, vous trouverez tous vos créanciers entre vous et cette somme que vous leur devez. Sans or, que pourrez-vous ? Votre lutte recommence ! Mais ton œuvre, grand enfant ! n'est pas dispersée, elle est à moi, mon Mathieu Magis en est l'acquéreur, je la tiens sous mes pieds, dans mon palais. Je suis la seule qui ne te volera ni ta gloire, ni ta fortune, ne serait-ce pas me voler moi-<text:span text:style-name="T243">même ?</text:span></text:p>
      <text:p text:style-name="P244">Fontanarès.</text:p>
      <text:p text:style-name="P244">Comment, c’est toi, Vénitienne maudite !…</text:p>
      <text:p text:style-name="_3c_speaker_3e_">Faustine. </text:p>
      <text:p text:style-name="P116">Oui… Depuis que tu m'as insultée, ici, j'ai tout conduit : et Magis et Sarpi, et tes créanciers, et l'hôte du Soleil-d'Or, et les ouvriers ! Mais combien d'amour dans cette fausse haine ? N'as-tu donc pas été réveillé par une larme, la perle de mon repentir, tombée de mes paupières, durant ton sommeil, quand je t'admir<text:span text:style-name="T244">ais, toi, mon martyr adoré !</text:span></text:p>
      <text:p text:style-name="_3c_speaker_3e_"><text:span text:style-name="_3c_pb_3e_">[**</text:span><text:span text:style-name="_3c_pb_3e_"><text:span text:style-name="T244">]</text:span></text:span>Fontanarès. </text:p>
      <text:p text:style-name="P116">Non, tu n'es pas une femme… </text:p>
      <text:p text:style-name="_3c_speaker_3e_">Faustine. </text:p>
      <text:p text:style-name="P116">Ah ! il y a plus qu'une femme, dans une femme qui aime ainsi. </text:p>
      <text:p text:style-name="_3c_speaker_3e_">Fontanarès. </text:p>
      <text:p text:style-name="P116">… Et, comme tu n'es pas une femme, je puis te tuer. </text:p>
      <text:p text:style-name="P192"><text:soft-page-break/>Faustine. </text:p>
      <text:p text:style-name="Standard"><text:span text:style-name="T223">Pourvu que ce soit de ta main ! </text:span><text:span text:style-name="_3c_stage.c_3e_"><text:span text:style-name="T223">(A part.)</text:span></text:span><text:span text:style-name="T223"> Il me hait !</text:span></text:p>
      <text:p text:style-name="_3c_speaker_3e_">Fontanarès. </text:p>
      <text:p text:style-name="Standard">Je <text:span text:style-name="T244">cherche…</text:span></text:p>
      <text:p text:style-name="_3c_speaker_3e_">Faustine.</text:p>
      <text:p text:style-name="Standard">Est-ce quelque chose que je <text:span text:style-name="T231">puisse</text:span> trouver ?</text:p>
      <text:p text:style-name="P196"><text:span text:style-name="T224">Fontanarès</text:span>.</text:p>
      <text:p text:style-name="Standard">…<text:span text:style-name="T244">Un supplice aussi grand que ton crime.</text:span> </text:p>
      <text:p text:style-name="_3c_speaker_3e_"><text:span text:style-name="_3c_pb_3e_"><text:span text:style-name="T244">[**]</text:span></text:span>Faustine. </text:p>
      <text:p text:style-name="P116">Y a-t-il des supplices pour une femme qui aime ? Éprouve-<text:span text:style-name="T244">moi, va !</text:span></text:p>
      <text:p text:style-name="_3c_speaker_3e_">Fontanarès. </text:p>
      <text:p text:style-name="P116">Tu m'aimes, Faustine, suis-je bien toute ta vie ? Mes douleurs sont-elles bien les tiennes ?</text:p>
      <text:p text:style-name="P192">Faustine. </text:p>
      <text:p text:style-name="Standard">Une douleur chez toi, devient mille douleurs chez moi. </text:p>
      <text:p text:style-name="_3c_speaker_3e_">Fontanarès. </text:p>
      <text:p text:style-name="P225"><text:span text:style-name="T223">Si je meurs, tu mourras… Eh bien ! quoique ta vie ne vaille pas l'amour que je viens de perdre, mon sort est fixé.</text:span></text:p>
      <text:p text:style-name="_3c_speaker_3e_">Faustine. </text:p>
      <text:p text:style-name="Standard">Ah !</text:p>
      <text:p text:style-name="_3c_speaker_3e_">Fontanarès. </text:p>
      <text:p text:style-name="P116">J'attendrai, les bras croisés, le jour de mon arrêt. Du mêm c<text:span text:style-name="T244">oup, l’âme de Marie et la mienne iront au ciel.</text:span></text:p>
      <text:p text:style-name="P191">Faustine, <text:span text:style-name="_3c_stage.c_3e_">se jette aux pieds de Fontanarès</text:span>. </text:p>
      <text:p text:style-name="Standard">Alfonso ! je reste à tes pieds jusqu'à ce que tu m'aies promis… </text:p>
      <text:p text:style-name="P192">Fontanarès. </text:p>
      <text:p text:style-name="P245"><text:span text:style-name="T223">Eh ! courtisane infâme, laisse-moi. </text:span><text:span text:style-name="_3c_stage.c_3e_"><text:span text:style-name="T223">(Il la repousse.)</text:span></text:span><text:span text:style-name="T223"> </text:span></text:p>
      <text:p text:style-name="_3c_speaker_3e_">Faustine.</text:p>
      <text:p text:style-name="P245"><text:span text:style-name="T223">Vous l'avez dit en pleine place publique : les hommes insultent </text:span><text:span text:style-name="T245">ce qu’ils doivent plus tard adorer.</text:span></text:p>
      <text:h text:style-name="Heading_20_2" text:outline-level="2">Scène XVII. </text:h>
      <text:p text:style-name="_3c_stage_3e_"><text:span text:style-name="T223">L</text:span><text:span text:style-name="T231">es Mêmes</text:span><text:span text:style-name="T223">, Don Frégose.</text:span></text:p>
      <text:p text:style-name="_3c_speaker_3e_">Don Frégose. </text:p>
      <text:p text:style-name="P116">Misérable artisan ! si je ne te passe pas mon épée au travers du cœur, c'est pour te faire expier plus chèrement cette insulte. </text:p>
      <text:p text:style-name="_3c_speaker_3e_"><text:span text:style-name="_3c_pb_3e_"><text:span text:style-name="T245">[**]</text:span></text:span>Faustine. </text:p>
      <text:p text:style-name="P246"><text:span text:style-name="T223">Don Frégose ! j'aime cet homme : qu'il fasse de moi son esclave </text:span><text:span text:style-name="T246">ou sa femme, mon amour doit lui </text:span><text:soft-page-break/><text:span text:style-name="T246">servir d’égide.</text:span></text:p>
      <text:p text:style-name="_3c_speaker_3e_">Fontanarès.</text:p>
      <text:p text:style-name="P246"><text:span text:style-name="T223">De nouvelles persécutions, </text:span><text:span text:style-name="T246">m</text:span><text:span text:style-name="T223">onseigneur ? vous me comblez de joie. Frappez sur moi mille coups, ils se multiplieront, dit-elle, </text:span><text:span text:style-name="T246">dans son cœur. Allez !</text:span></text:p>
      <text:h text:style-name="Heading_20_2" text:outline-level="2"><office:annotation office:name="__Annotation__52761_3994728963" loext:resolved="false"><dc:creator>Julien LEMAIRE</dc:creator><dc:date>2021-05-20T13:48:36.564263627</dc:date><meta:creator-initials>JL</meta:creator-initials><text:p text:style-name="P263"><text:span text:style-name="T261">Il y a deux scènes XVII</text:span></text:p></office:annotation>Scène XVII<office:annotation-end office:name="__Annotation__52761_3994728963"/>. </text:h>
      <text:p text:style-name="_3c_stage_3e_"><text:span text:style-name="T223">L</text:span><text:span text:style-name="T231">es Mêmes</text:span><text:span text:style-name="T223">, Quinola.</text:span></text:p>
      <text:p text:style-name="_3c_speaker_3e_">Quinola. </text:p>
      <text:p text:style-name="P225"><text:span text:style-name="T223">Monsieur !</text:span></text:p>
      <text:p text:style-name="_3c_speaker_3e_">Fontanarès. </text:p>
      <text:p text:style-name="Standard">Viens-tu me trahir aussi, toi ?</text:p>
      <text:p text:style-name="_3c_speaker_3e_"><text:span text:style-name="_3c_pb_3e_">[**]</text:span>Quinola.</text:p>
      <text:p text:style-name="P225"><text:span text:style-name="T223">Monipodio vogue vers l'Afrique avec des recommandations aux mains et aux pieds. </text:span></text:p>
      <text:p text:style-name="_3c_speaker_3e_">Fontanarès.</text:p>
      <text:p text:style-name="P247">Eh ! bien ?</text:p>
      <text:p text:style-name="_3c_speaker_3e_">Quinola. </text:p>
      <text:p text:style-name="P246"><text:span text:style-name="T223">Soi-disant pour vous voler, nous avons à nous deux, fabriqué, </text:span><text:span text:style-name="T246">payé une machine, cachée dans une cave.</text:span></text:p>
      <text:p text:style-name="_3c_speaker_3e_">Fontanarès.</text:p>
      <text:p text:style-name="P246"><text:span text:style-name="T223">Ah ! un ami véritable rend le désespoir impossible. </text:span><text:span text:style-name="_3c_stage.c_3e_"><text:span text:style-name="T223">(Il embrasse Quinola.)</text:span></text:span><text:span text:style-name="T223"> </text:span><text:span text:style-name="_3c_stage.c_3e_"><text:span text:style-name="T223">(À Frégose.)</text:span></text:span><text:span text:style-name="T223"> Monseigneur, écrivez au roi, bâtissez sur le port un amphithéâtre pour deux cent mille spectateurs; dans dix jours, j'accomplis ma promesse, et l'Espagne verra marcher un vaisseau par la vapeur, contre les vagues et le vent. </text:span><text:span text:style-name="T247">J’attendrai une tempête pour la dompter.</text:span></text:p>
      <text:p text:style-name="P191">Faustine, <text:span text:style-name="_3c_stage.c_3e_">à Quinola</text:span>. </text:p>
      <text:p text:style-name="Standard">Tu as fabriqué une …</text:p>
      <text:p text:style-name="P192"><text:span text:style-name="_3c_pb_3e_"><text:span text:style-name="T247">[**]</text:span></text:span>Quinola. </text:p>
      <text:p text:style-name="Standard">Non, j'en ai fabriqué deux, en cas de malheur. </text:p>
      <text:p text:style-name="P192">Faustine. </text:p>
      <text:p text:style-name="Standard">De quels démons t'es-tu donc servi ?</text:p>
      <text:p text:style-name="_3c_speaker_3e_">Quinola. </text:p>
      <text:p text:style-name="P116">Des trois enfants de Job : Silence, Patience et Constance. </text:p>
      <text:h text:style-name="Heading_20_2" text:outline-level="2">Scène XVIII.</text:h>
      <text:p text:style-name="_3c_stage_3e_">Faustine, Frégose.</text:p>
      <text:p text:style-name="_3c_speaker_3e_">Don Frégose, à part. </text:p>
      <text:p text:style-name="P248">Elle est odieuse, et je l’aime toujours.</text:p>
      <text:p text:style-name="_3c_speaker_3e_"><text:soft-page-break/>Faustine. </text:p>
      <text:p text:style-name="P116">Je veux me venger, m'aiderez-vous ?</text:p>
      <text:p text:style-name="P192"><text:span text:style-name="_3c_pb_3e_"><text:span text:style-name="T247">[**]</text:span></text:span>Don Frégose. </text:p>
      <text:p text:style-name="Standard">Oui, nous le perdrons. </text:p>
      <text:p text:style-name="P192">Faustine. </text:p>
      <text:p text:style-name="Standard">Ah ! vous m'aimez quand même, vous !</text:p>
      <text:p text:style-name="_3c_speaker_3e_">Don Frégose. </text:p>
      <text:p text:style-name="P225"><text:span text:style-name="T223">Hélas ! après cet éclat, pouvez-vo</text:span><text:span text:style-name="T247">us être</text:span><text:span text:style-name="T223"> marquise de Frégose ?</text:span></text:p>
      <text:p text:style-name="_3c_speaker_3e_">Faustine. </text:p>
      <text:p text:style-name="Standard">Oh ! Si je le voulais…</text:p>
      <text:p text:style-name="_3c_speaker_3e_">Don Frégose. </text:p>
      <text:p text:style-name="P249"><text:span text:style-name="T223">Je puis disposer de moi, de mes aïeux, jamais. </text:span></text:p>
      <text:p text:style-name="_3c_speaker_3e_">Faustine.</text:p>
      <text:p text:style-name="P249"><text:span text:style-name="T223">Un amour qui a des bornes, est-ce l'amour ? Adieu, Monseigneur : je me vengerai à moi seule. </text:span></text:p>
      <text:p text:style-name="_3c_speaker_3e_">Frégose.</text:p>
      <text:p text:style-name="P225"><text:span text:style-name="T223">Chère Faustine  !</text:span></text:p>
      <text:p text:style-name="_3c_speaker_3e_"><text:span text:style-name="_3c_pb_3e_">[**]</text:span>Faustine.</text:p>
      <text:p text:style-name="P225"><text:span text:style-name="T223">Chère ?</text:span></text:p>
      <text:p text:style-name="_3c_speaker_3e_">Don Frégose. </text:p>
      <text:p text:style-name="P250"><text:span text:style-name="T223">Oui, bien chère, et maintenant et toujours ! Dès cet instant, il ne reste de Frégose qu'un pauvre vieillard qui sera malheureusement bien vengé par ce terrible artisan. Ma vie à moi est finie. Ne me renvoyez point ces tableaux que j'ai eu tant de bonheur à vous offrir. </text:span><text:span text:style-name="_3c_stage.c_3e_"><text:span text:style-name="T223">(À part)</text:span></text:span><text:span text:style-name="T223"> Elle en aura bientôt besoin. </text:span><text:span text:style-name="_3c_stage.c_3e_"><text:span text:style-name="T223">(Haut.)</text:span></text:span><text:span text:style-name="T223"> Ils vous rappelleront un homme de qui vous vous êtes joué, mais qui le savait et </text:span><text:span text:style-name="T248">vous</text:span><text:span text:style-name="T223"> </text:span><text:span text:style-name="T248">pardonnait </text:span><text:span text:style-name="T223">; car dans son amour, il y avait </text:span><text:span text:style-name="T248">aussi de la parternité.</text:span></text:p>
      <text:p text:style-name="_3c_speaker_3e_">Faustine.</text:p>
      <text:p text:style-name="P250"><text:span text:style-name="T223">Si je n'étais pas si furieuse, vraiment, don Frégose, vous m'at</text:span><text:span text:style-name="T248">t</text:span><text:span text:style-name="T223">endririez ; mais il faut savoir choisir ses moments pour nous faire </text:span><text:span text:style-name="T248">pleurer.</text:span></text:p>
      <text:p text:style-name="_3c_speaker_3e_">Don Frégose. </text:p>
      <text:p text:style-name="P250"><text:span text:style-name="T223">Jusqu'au dernier instant, j'aurai tout fait mal à propos, même </text:span><text:span text:style-name="T248">mon testament.</text:span></text:p>
      <text:p text:style-name="_3c_speaker_3e_"><text:span text:style-name="_3c_pb_3e_">[**]</text:span>Faustine.</text:p>
      <text:p text:style-name="P250"><text:span text:style-name="T223">Eh ! bien, si je ne l'aimais pas, mon ami, votre touchant adieu, </text:span><text:span text:style-name="T248">vous vaudrait et ma main et mon cœur</text:span><text:span text:style-name="T223"> ; car, sachez-le, je puis </text:span><text:span text:style-name="T248">encore être une noble et digne femme.</text:span></text:p>
      <text:p text:style-name="_3c_speaker_3e_">Don Frégose.</text:p>
      <text:p text:style-name="P250"><text:span text:style-name="T223">Oh ! écoutez ce mouvement vers le bien, et n'allez pas, les </text:span><text:span text:style-name="T248">yeux fermés, dans un abîme.</text:span></text:p>
      <text:p text:style-name="P191">Faustine. </text:p>
      <text:p text:style-name="Standard">Vous voyez bien que je puis toujours être marquse de Frégose. <text:span text:style-name="_3c_stage.c_3e_"><text:span text:style-name="T248">(</text:span></text:span><text:span text:style-name="_3c_stage.c_3e_"><text:span text:style-name="T223">Elle sort en riant.</text:span></text:span><text:span text:style-name="_3c_stage.c_3e_"><text:span text:style-name="T248">)</text:span></text:span></text:p>
      <text:h text:style-name="Heading_20_2" text:outline-level="2"><text:soft-page-break/>Scène X<text:span text:style-name="T249">I</text:span>X. </text:h>
      <text:p text:style-name="_3c_speaker_3e_">Don Frégose, <text:span text:style-name="_3c_stage.c_3e_">seul</text:span>. </text:p>
      <text:p text:style-name="P116">Les vieillards ont bien raison de ne pas avoir de cœur !</text:p>
      <text:p text:style-name="P261"><text:span text:style-name="_3c_pb_3e_">[**]</text:span></text:p>
      <text:h text:style-name="Heading_20_1" text:outline-level="1"><text:span text:style-name="_3c_pb_3e_">[**]</text:span>Acte cinquième.</text:h>
      <text:p text:style-name="_3c_stage_3e_"><text:span text:style-name="_3c_pb_3e_"><text:span text:style-name="T249">[**]</text:span></text:span>Le théâtre représente la terrasse de l'Hôtel-de-Ville de Barcelone, de chaque côté de laquelle sont des pavillons. La terrasse, qui donne sur la mer est terminée par un balcon régnant au fon<text:span text:style-name="T249">d</text:span> de la scène. On voit la haute mer, les mâts des vaisseaux du port. On entre par la droite et par la gauche. Un grand fauteuil, des sièges et une table se trouvent à la droite du spectateur. </text:p>
      <text:p text:style-name="_3c_stage_3e_">On entend le bruit des acclamations d'une foule immense. </text:p>
      <text:p text:style-name="_3c_stage_3e_">Faustine regarde, appuyée au balcon, le bateau à vapeur. Lothundiaz est à gauche, plongé dans la stupéfaction, don Frégose est à droite avec le secrétaire qui a dressé le procès-verbal de l'expérience. Le Grand-<text:span text:style-name="T249">Inquisiteur occupe le milieu de la scène.</text:span></text:p>
      <text:h text:style-name="Heading_20_2" text:outline-level="2"><text:span text:style-name="_3c_pb_3e_"><text:span text:style-name="T249">[**]</text:span></text:span>Scène <text:span text:style-name="T53">Première</text:span>. </text:h>
      <text:p text:style-name="_3c_stage_3e_"><text:span text:style-name="T16">Lothundiaz</text:span>, L<text:span text:style-name="T249">e Grand-inquisiteur</text:span>, <text:span text:style-name="T249">Don Frégose</text:span></text:p>
      <text:p text:style-name="_3c_speaker_3e_">Don Frégose. </text:p>
      <text:p text:style-name="P225"><text:span text:style-name="T223">Je suis perdu, ruiné, déshonoré ! Aller tomber aux pieds du roi, je le trouverais impitoyable. A quel prix ai-je acheté la noblesse ? Mon fils est mort en Flandre dans une embuscade, et ma fille se meurt ; son mari, le gouverneur du Roussillon n'a pas voulu lui permettre d'assister au triomphe de ce démon de Fontanarès. Elle avait bien raison de me dire que je me repentirais de mon aveuglement volontaire. </text:span></text:p>
      <text:p text:style-name="_3c_speaker_3e_">Le Grand-Inquisiteur, <text:span text:style-name="_3c_stage.c_3e_">à Frégose</text:span>. </text:p>
      <text:p text:style-name="P251"><text:span text:style-name="T223">Le Saint-Office a rappelé vos services au roi, vous irez comme vice-roi au Pérou, vous pourrez y rétablir votre fortune ; mais achevez votre ouvrage : écrasons l'inventeur pour étouffer cette funeste invention. </text:span></text:p>
      <text:p text:style-name="_3c_speaker_3e_">Don Frégose.</text:p>
      <text:p text:style-name="P251"><text:span text:style-name="T223">Et, comment ? Ne dois-je pas obéir aux ordres du roi, du moins ostensiblement. </text:span></text:p>
      <text:p text:style-name="_3c_speaker_3e_">Le Grand-inquisiteur.</text:p>
      <text:p text:style-name="P251"><text:span text:style-name="T223">Nous vous avons préparé les moyens d'obéir à la fois au Saint-Office et au roi. Vous n'avez qu'à m'obéi</text:span><text:span text:style-name="T230">r</text:span><text:span text:style-name="T223">. </text:span><text:span text:style-name="_3c_stage.c_3e_"><text:span text:style-name="T223">(A Lothundiaz.)</text:span></text:span><text:span text:style-name="T223"> Comte Lothundiaz, en qualité de premier magistrat municipal de Barcelone, vous offrirez au nom de la ville une couronne d'or à don Ramon, l'auteur de la découverte dont le résultat assure à </text:span><text:span text:style-name="T250">l’Espagne la domination de la mer.</text:span></text:p>
      <text:p text:style-name="P191"><text:span text:style-name="_3c_pb_3e_"><text:span text:style-name="T250">[**]</text:span></text:span>Lothundiaz, <text:span text:style-name="_3c_stage.c_3e_">étonné</text:span>. </text:p>
      <text:p text:style-name="Standard">A don Ramon ?</text:p>
      <text:p text:style-name="_3c_speaker_3e_">Don Frégose. </text:p>
      <text:p text:style-name="P116">Vous le complimenterez. </text:p>
      <text:p text:style-name="_3c_speaker_3e_">Lothundiaz. </text:p>
      <text:p text:style-name="P116"><text:soft-page-break/>Mais…</text:p>
      <text:p text:style-name="_3c_speaker_3e_">Le Grand-Inquisiteur.</text:p>
      <text:p text:style-name="P252"><text:span text:style-name="T223">Ainsi le veut le Saint-Office. </text:span></text:p>
      <text:p text:style-name="_3c_speaker_3e_">Lothundiaz, <text:span text:style-name="_3c_stage.c_3e_">pliant le genou</text:span>. </text:p>
      <text:p text:style-name="P116">Pardon !</text:p>
      <text:p text:style-name="_3c_speaker_3e_"><text:span text:style-name="_3c_pb_3e_"><text:span text:style-name="T250">[**]</text:span></text:span>Don Frégose. </text:p>
      <text:p text:style-name="P253"><text:span text:style-name="T223">Qu'entendez-vous crier par le peuple ? </text:span><text:span text:style-name="_3c_stage.c_3e_"><text:span text:style-name="T251">(</text:span></text:span><text:span text:style-name="_3c_stage.c_3e_"><text:span text:style-name="T223">On crie : Vive don Ramon !</text:span></text:span><text:span text:style-name="_3c_stage.c_3e_"><text:span text:style-name="T251">)</text:span></text:span><text:span text:style-name="T223"> </text:span></text:p>
      <text:p text:style-name="_3c_speaker_3e_">Lothundiaz.</text:p>
      <text:p text:style-name="P253"><text:span text:style-name="T251">Vive don Ramon. </text:span><text:span text:style-name="T223">Eh ! bien, tant mieux, je serai vengé du mal que je me suis fait à moi-même. </text:span></text:p>
      <text:h text:style-name="Heading_20_2" text:outline-level="2">Scène <text:span text:style-name="T251">II</text:span>.</text:h>
      <text:p text:style-name="_3c_stage_3e_"><text:span text:style-name="T17">Les Mêmes</text:span>, <text:span text:style-name="T251">Don Ramon,</text:span> <text:span text:style-name="T251">Mathieu Magis,</text:span> L'<text:span text:style-name="T251">Hôte du Soleil-d’Or</text:span>, C<text:span text:style-name="T251">oppolus</text:span>, <text:span text:style-name="T17">Carpano, Esteban, Girone, et tout le peuple.</text:span>, </text:p>
      <text:p text:style-name="_3c_stage_3e_">Tous les personnages et le peuple forment un demi-cercle au centre duquel arrive don Ramon. </text:p>
      <text:p text:style-name="_3c_speaker_3e_">Le Grand-Inquisiteur. </text:p>
      <text:p text:style-name="P116">Au nom du roi d'Espagne, de Castille et des Indes, je vous adresse, don Ramon, les félicitations dues à votre beau génie. <text:span text:style-name="_3c_stage.c_3e_"><text:span text:style-name="T251">(Il le conduit au fauteuil.)</text:span></text:span></text:p>
      <text:p text:style-name="_3c_speaker_3e_">Don Ramon. </text:p>
      <text:p text:style-name="P225"><text:span text:style-name="T223">Après tout, l'autre est la main, je suis la tête. L'idée est au-dessus du fait. </text:span><text:span text:style-name="_3c_stage.c_3e_"><text:span text:style-name="T223">(A la foule.)</text:span></text:span><text:span text:style-name="T223"> Dans un pareil jour, la modestie serait injurieuse pour les honneurs que j'ai conquis à force de veilles, et l'on doit se montrer fier du succès. </text:span></text:p>
      <text:p text:style-name="_3c_speaker_3e_">Lothund<text:span text:style-name="T229">i</text:span>az. </text:p>
      <text:p text:style-name="P116">Au nom de la ville de Barcelone, don Ramon, j'ai l'honneur de vous offrir cette couronne due à votre persévérance et à l'auteur d'une invention qui donne l'immortalité. </text:p>
      <text:h text:style-name="Heading_20_2" text:outline-level="2"><text:span text:style-name="_3c_pb_3e_"><text:span text:style-name="T251">[**]</text:span></text:span>Scène III. </text:h>
      <text:p text:style-name="_3c_stage_3e_">L<text:span text:style-name="T229">es Mêmes</text:span>, Fontanarès.</text:p>
      <text:p text:style-name="_3c_stage_3e_">Il entre, ses vêtements souillés par le travail de son expérience.</text:p>
      <text:p text:style-name="_3c_speaker_3e_">Don Ramon.</text:p>
      <text:p text:style-name="P254"><text:span text:style-name="T223">J'accepte… </text:span><text:span text:style-name="_3c_stage.c_3e_"><text:span text:style-name="T223">(</text:span></text:span><text:span text:style-name="_3c_stage.c_3e_"><text:span text:style-name="T252">I</text:span></text:span><text:span text:style-name="_3c_stage.c_3e_"><text:span text:style-name="T223">l aperçoit Fontanarès)</text:span></text:span><text:span text:style-name="T223"> à la condition de la partager avec le courageux artisan qui m'a si bien secondé dans mon entreprise.</text:span></text:p>
      <text:p text:style-name="_3c_speaker_3e_">Faustine. </text:p>
      <text:p text:style-name="P116">Quelle modestie !</text:p>
      <text:p text:style-name="_3c_speaker_3e_">Fontanarès.</text:p>
      <text:p text:style-name="Standard">Est-ce une plaisanterie ?</text:p>
      <text:p text:style-name="_3c_speaker_3e_">Tous. </text:p>
      <text:p text:style-name="P116"><text:soft-page-break/>Vive don Ramon !</text:p>
      <text:p text:style-name="_3c_speaker_3e_">Coppolus.</text:p>
      <text:p text:style-name="P221">Au nom des commerçants de la Catalogne, don Ramon, nous venons vous prier d'accepter cette couronne d'argent, gage de leur reconnaissance pour une découverte, source d'une prospérité nouvelle. </text:p>
      <text:p text:style-name="_3c_speaker_3e_"><text:span text:style-name="_3c_pb_3e_">[**</text:span><text:span text:style-name="_3c_pb_3e_"><text:span text:style-name="T253">]</text:span></text:span>Tous. </text:p>
      <text:p text:style-name="P221">Vive don Ramon !</text:p>
      <text:p text:style-name="_3c_speaker_3e_">Don Ramon. </text:p>
      <text:p text:style-name="P225"><text:span text:style-name="T223">C'est avec un sensible plaisir que je vois le commerce comprendre l'avenir de la vapeur. </text:span></text:p>
      <text:p text:style-name="_3c_speaker_3e_">Fontanarès. </text:p>
      <text:p text:style-name="P116">Avancez, mes ouvriers. Entrez, fils du peuple dont les mains ont élevé mon œuvre, donnez-moi le témoignage de vos sueurs et de vos veilles ! Vous qui n'avez reçu que de moi les modèles, parlez, qui de don Ramon ou de moi, créa la nouvelle puissance <text:span text:style-name="T253">que la mer vient de reconnaître ?</text:span></text:p>
      <text:p text:style-name="_3c_speaker_3e_">É<text:span text:style-name="T257">stéban</text:span>.</text:p>
      <text:p text:style-name="P255"><text:span text:style-name="T223">Ma foi ! sans don Ramon, vous eussiez été dans un fameux </text:span><text:span text:style-name="T253">embarras.</text:span></text:p>
      <text:p text:style-name="_3c_speaker_3e_">Mathieu Magis.</text:p>
      <text:p text:style-name="P255"><text:span text:style-name="T223">Il y a deux ans, nous en causions avec don Ramon qui me </text:span><text:span text:style-name="T253">sollicitait de faire les fonds de cette expérience.</text:span></text:p>
      <text:p text:style-name="_3c_speaker_3e_">Fontanarès, à part.</text:p>
      <text:p text:style-name="P255"><text:span text:style-name="T223">Monseigneur, quel vertige a saisi le peuple et les bourgeois de Barcelone ? J'accours au milieu des acclamations qui saluent don Ramon, moi, tout couvert des glorieuses marques de mon travail, et je vous vois immobile, sanctionnant le vol le plus honteux qui se puisse consommer à la face du ciel et d'un pays… </text:span><text:span text:style-name="_3c_stage.c_3e_"><text:span text:style-name="T223">(Murmures.)</text:span></text:span><text:span text:style-name="T223"> Seul j'ai risqué ma tête. Le premier, j'ai fait une promesse au roi d'Espagne, seul je l'accomplis, et je trouve à ma place don Ramon, un ignorant ! </text:span><text:span text:style-name="_3c_stage.c_3e_"><text:span text:style-name="T253">(</text:span></text:span><text:span text:style-name="_3c_stage.c_3e_"><text:span text:style-name="T223">Murmures.</text:span></text:span><text:span text:style-name="_3c_stage.c_3e_"><text:span text:style-name="T253">)</text:span></text:span><text:span text:style-name="T223"> </text:span></text:p>
      <text:p text:style-name="_3c_speaker_3e_">Don Frégose.</text:p>
      <text:p text:style-name="P255"><text:span text:style-name="T223">Un vieux soldat ne se connaît guère aux choses de la science, et doit accepter les faits accomplis. La Catalogne entière reconnaît à don Ramon la priorité de l'invention et tout le monde ici déclare que sans lui vous n'eussiez rien pu faire ; mon devoir est </text:span><text:span text:style-name="T253">d’instruire sa Majesté le roi d’Espagne de ces circonstances.</text:span></text:p>
      <text:p text:style-name="_3c_speaker_3e_">Fontanarès. </text:p>
      <text:p text:style-name="P222">La priorité ! oh ? une preuve.</text:p>
      <text:p text:style-name="_3c_speaker_3e_"><text:span text:style-name="_3c_pb_3e_"><text:span text:style-name="T254">[**]</text:span></text:span>Le Grand-Inquisiteur.</text:p>
      <text:p text:style-name="P222">La voici ! dans son traité sur la fonte des canons, don Ramon parle d'une invention appelée tonnerre par Léonard de Vinci, <text:span text:style-name="T254">votre maître, et dit qu’elle peut s’appliquer à la navigation.</text:span></text:p>
      <text:p text:style-name="P191">Don Ramon. </text:p>
      <text:p text:style-name="Standard">Ah ! jeune homme, vous aviez donc lu mes traités  ?… </text:p>
      <text:p text:style-name="_3c_speaker_3e_">Fontanarès, <text:span text:style-name="_3c_stage.c_3e_">à part</text:span>. </text:p>
      <text:p text:style-name="P116">Oh ! toute ma gloire pour une vengeance  !</text:p>
      <text:h text:style-name="Heading_20_2" text:outline-level="2"><text:soft-page-break/>Scène <text:span text:style-name="T254">IV</text:span>.</text:h>
      <text:p text:style-name="_3c_stage_3e_"><text:span text:style-name="T223">L</text:span><text:span text:style-name="T229">es Mêmes</text:span><text:span text:style-name="T223">, Quinola.</text:span></text:p>
      <text:p text:style-name="_3c_speaker_3e_">Quino<text:span text:style-name="T229">l</text:span>a. </text:p>
      <text:p text:style-name="P225"><text:span text:style-name="T223">Monsieur, la poire était trop belle, il s'y trouve un ver.</text:span></text:p>
      <text:p text:style-name="_3c_speaker_3e_">Fontanarès. </text:p>
      <text:p text:style-name="Standard">Quoi ?…</text:p>
      <text:p text:style-name="_3c_speaker_3e_"><text:span text:style-name="_3c_pb_3e_">[**]</text:span>Quinola.</text:p>
      <text:p text:style-name="P225"><text:span text:style-name="T223">L'enfer nous a ramené, je ne sais comment, Monipodio altéré de vengeance, il est dans le navire avec une bande de démons et va le couler si vous ne lui assurez dix mille sequins. </text:span></text:p>
      <text:p text:style-name="_3c_speaker_3e_">Fontanarès, <text:span text:style-name="_3c_stage.c_3e_">il plie le genou</text:span>. </text:p>
      <text:p text:style-name="P225"><text:span text:style-name="T223">Ah ! merci. Océan, que je voulais dompter, je ne trouve donc que toi pour protecteur : tu vas garder mon secret jusque dans l'éternité. </text:span><text:span text:style-name="_3c_stage.c_3e_"><text:span text:style-name="T223">(A Quinola.)</text:span></text:span><text:span text:style-name="T223"> Fais que Monipodio gagne la pleine mer, et qu'il y engloutisse le navire à l'instant.</text:span></text:p>
      <text:p text:style-name="_3c_speaker_3e_">Quinola. </text:p>
      <text:p text:style-name="P225"><text:span text:style-name="T223">Ah ça ! voyons, entendons-nous ? qui de vous ou de moi perd la tête ?</text:span></text:p>
      <text:p text:style-name="_3c_speaker_3e_">Fontanarès. </text:p>
      <text:p text:style-name="P256">Obéis.</text:p>
      <text:p text:style-name="_3c_speaker_3e_">Quinola.</text:p>
      <text:p text:style-name="P225"><text:span text:style-name="T223">Mais mon cher maître… </text:span></text:p>
      <text:p text:style-name="_3c_speaker_3e_">Fontanarès.</text:p>
      <text:p text:style-name="P225"><text:span text:style-name="T223">Il y va de ta vie et de la mienne. </text:span></text:p>
      <text:p text:style-name="_3c_speaker_3e_"><text:span text:style-name="_3c_pb_3e_"><text:span text:style-name="T254">[**]</text:span></text:span>Quinola. </text:p>
      <text:p text:style-name="P116"><text:span text:style-name="T254">Obéir sans comprendre : pour une première fois, je me risque. </text:span><text:span text:style-name="_3c_stage.c_3e_"><text:span text:style-name="T254">(</text:span></text:span><text:span text:style-name="_3c_stage.c_3e_">Il sort.</text:span><text:span text:style-name="_3c_stage.c_3e_"><text:span text:style-name="T254">)</text:span></text:span> </text:p>
      <text:h text:style-name="Heading_20_2" text:outline-level="2">Scène V. </text:h>
      <text:p text:style-name="_3c_stage_3e_">L<text:span text:style-name="T229">es Mêmes</text:span>, moins Quinola.</text:p>
      <text:p text:style-name="_3c_speaker_3e_">Fontanarès, <text:span text:style-name="_3c_stage.c_3e_">à Frégose</text:span>.</text:p>
      <text:p text:style-name="P225"><text:span text:style-name="T223">Monseigneur, laissons de côté la question de priorité qui sera facilement jugée ; il doit m'être permis de retirer ma tête de ce débat, et vous ne sauriez me refuser le procès-verbal que voici, car il contient ma justification auprès du roi d'Espagne, notre </text:span><text:span text:style-name="T255">maître.</text:span></text:p>
      <text:p text:style-name="_3c_speaker_3e_">Don Ramon. </text:p>
      <text:p text:style-name="P257"><text:span text:style-name="T223">Ainsi vous reconnaissez mes titres ?… </text:span></text:p>
      <text:p text:style-name="_3c_speaker_3e_">Fontanarès.</text:p>
      <text:p text:style-name="P257"><text:span text:style-name="T223">Je reconnais tout ce que vous voudrez, même que </text:span><text:span text:style-name="T255">O </text:span><text:span text:style-name="T223">plus </text:span><text:span text:style-name="T255">O </text:span><text:span text:style-name="T223">est un binôme.</text:span></text:p>
      <text:p text:style-name="_3c_speaker_3e_">Don Frégose, <text:span text:style-name="_3c_stage.c_3e_">après s'être consulté avec le grand-inquisiteur</text:span>. </text:p>
      <text:p text:style-name="P257"><text:span text:style-name="T223">Votre demande est légitime. Voici le procès-verbal en règle, </text:span><text:span text:style-name="T255">nous gardons l’original.</text:span></text:p>
      <text:p text:style-name="_3c_speaker_3e_"><text:soft-page-break/>Fontanarès.</text:p>
      <text:p text:style-name="Standard">J'ai donc la vie sauve. Vous tous ici présents, vous regardez don Ramon comme le véritable inventeur du navire qui vient de marcher par la vapeur en présence de deux cent mille Espagnols. </text:p>
      <text:p text:style-name="P197">Tous.</text:p>
      <text:p text:style-name="P257"><text:span text:style-name="T223">Oui… </text:span><text:span text:style-name="_3c_stage.c_3e_"><text:span text:style-name="T255">(Quinola se montre.)</text:span></text:span></text:p>
      <text:p text:style-name="_3c_speaker_3e_">Fontanarès.</text:p>
      <text:p text:style-name="P116">Eh ! bien, don Ramon a fait le prodige, don Ramon pourra le recommencer. <text:span text:style-name="_3c_stage.c_3e_">(On entend un grand bruit. )</text:span> <text:span text:style-name="T255">l</text:span>e prodige n'existe plus. Une telle puissance n'est pas sans danger ; et le danger, que don Ramon ne soupçonnait pas, s'est déclaré pendant qu'il recueillait les récompenses. <text:span text:style-name="_3c_stage.c_3e_">(Cris au dehors. Tout le monde retourne au balcon voir la mer.)</text:span> Je suis vengé !</text:p>
      <text:p text:style-name="_3c_speaker_3e_">Don Frégose. </text:p>
      <text:p text:style-name="P223">Que dira le roi !</text:p>
      <text:p text:style-name="_3c_speaker_3e_">Le Grand-Inquisiteur.</text:p>
      <text:p text:style-name="P223">La France est en feu, les Pays-Bas sont en pleine révolte, Calvin remue l'Europe, le roi a trop d'affaires sur les bras, pour s'occuper d'un vaisseau. La vapeur et Calvin, c'est trop à la fois. Nous é<text:span text:style-name="T256">chappons encore pour quelque temps à la voracité des peuples. </text:span><text:span text:style-name="T256"><office:annotation office:name="__Annotation__54814_3994728963" loext:resolved="false"><dc:creator>Julien LEMAIRE</dc:creator><dc:date>2021-05-20T14:39:49.883517013</dc:date><meta:creator-initials>JL</meta:creator-initials><text:p text:style-name="P263"><text:span text:style-name="T261">Indent + parenthèses</text:span></text:p></office:annotation></text:span><text:span text:style-name="_3c_stage.c_3e_"><text:span text:style-name="T256">(Tous sortent.)</text:span></text:span><office:annotation-end office:name="__Annotation__54814_3994728963"/></text:p>
      <text:h text:style-name="Heading_20_2" text:outline-level="2">Scène VI. </text:h>
      <text:p text:style-name="_3c_stage_3e_">Quinola, Fontanarès, Faustine.</text:p>
      <text:p text:style-name="_3c_speaker_3e_">Faustine.</text:p>
      <text:p text:style-name="Standard">Alfonse, je vous ai fait bien du mal ?</text:p>
      <text:p text:style-name="_3c_speaker_3e_">Fontanarès.</text:p>
      <text:p text:style-name="P225"><text:span text:style-name="T223">Marie est morte, Madame : je ne sais plus ce que veulent dire les mots mal et bien.</text:span></text:p>
      <text:p text:style-name="_3c_speaker_3e_">Quinola. </text:p>
      <text:p text:style-name="P258"><text:span text:style-name="T223">Le voilà un homme. </text:span></text:p>
      <text:p text:style-name="_3c_speaker_3e_">Faustine.</text:p>
      <text:p text:style-name="P258">Pardonnez-moi, je me dévoue à votre nouvel avenir. </text:p>
      <text:p text:style-name="_3c_speaker_3e_">Fontanarès. </text:p>
      <text:p text:style-name="P116">Pardon ! ce mot est aussi effacé de mon cœur. Il y a des situations où le cœur se brise ou se bronze. J'avais naguères vingt-cinq ans ; aujourd'hui, vous m'en avez donné cinquante. Vous m'avez fait perdre un monde, vous m'en devez un autre… </text:p>
      <text:p text:style-name="_3c_speaker_3e_">Quinola. </text:p>
      <text:p text:style-name="P116">Oh ! si nous tournons à la politique. </text:p>
      <text:p text:style-name="_3c_speaker_3e_">Faustine. </text:p>
      <text:p text:style-name="P224">Mon amour, Alfonso, ne vaut-il pas un monde  ?</text:p>
      <text:p text:style-name="_3c_speaker_3e_">Fontanarès.</text:p>
      <text:p text:style-name="P224">Oui, car tu es un magnifique instrument de destruction et de ruine ! Maintenant, par toi je dompterai tous ceux qui jusqu'à présent m'ont fait obstacle : je te prends, non po<text:span text:style-name="T256">i</text:span>nt <text:span text:style-name="T256">pour</text:span> femme <text:soft-page-break/><text:span text:style-name="T256">mais pour esclave, et tu me serviras.</text:span></text:p>
      <text:p text:style-name="_3c_speaker_3e_">Faustine. </text:p>
      <text:p text:style-name="P116">Aveuglément. </text:p>
      <text:p text:style-name="_3c_speaker_3e_">Fontanarès. </text:p>
      <text:p text:style-name="P259"><text:span text:style-name="T223">Mais sans espoir de retour… tu le sais, il y a du bronze, là. </text:span><text:span text:style-name="_3c_stage.c_3e_"><text:span text:style-name="T223">(Il se frappe le cœur.)</text:span></text:span><text:span text:style-name="T223"> Tu m'as appris ce qu'est le monde ! Ô monde des intérêts, de la ruse, de la politique et des perfidies, à nous deux maintenant !</text:span></text:p>
      <text:p text:style-name="_3c_speaker_3e_">Quinola.</text:p>
      <text:p text:style-name="P259"><text:span text:style-name="T223">Monsieur ?</text:span></text:p>
      <text:p text:style-name="_3c_speaker_3e_">Fontanarès.</text:p>
      <text:p text:style-name="P259"><text:span text:style-name="T223">Eh ! Bien ?</text:span></text:p>
      <text:p text:style-name="_3c_speaker_3e_">Quinola.</text:p>
      <text:p text:style-name="P259"><text:span text:style-name="T223">En suis-je ?</text:span></text:p>
      <text:p text:style-name="_3c_speaker_3e_">Fontanarès. </text:p>
      <text:p text:style-name="P116">Toi ! tu es le seul pour lequel il y ait encore une place dans mon cœ<text:span text:style-name="T257">ur. À nous trois, nous allons…</text:span></text:p>
      <text:p text:style-name="P191"><text:span text:style-name="_3c_pb_3e_"><text:span text:style-name="T257">[**]</text:span></text:span>Faustine. </text:p>
      <text:p text:style-name="Standard">Où?</text:p>
      <text:p text:style-name="_3c_speaker_3e_">Fontanarès. </text:p>
      <text:p text:style-name="P116">En France. </text:p>
      <text:p text:style-name="_3c_speaker_3e_">Faustine. </text:p>
      <text:p text:style-name="P225"><text:span text:style-name="T223">Partons promptement, je connais l'Espagne, et l'on y doit y méditer votre mort. </text:span></text:p>
      <text:p text:style-name="_3c_speaker_3e_">Quinola. </text:p>
      <text:p text:style-name="P116">Les <text:span text:style-name="T257">R</text:span>essources de Quinola sont au fond de l'eau, daignez excuser nos fautes, nous ferons sans doute beaucoup mieux à Paris. Décidément, je crois que l'enfer est pavé de bonnes invention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Condensed" svg:font-family="'DejaVu Sans Condensed'"/>
    <style:font-face style:name="Arial2" svg:font-family="Arial" style:font-family-generic="swiss"/>
    <style:font-face style:name="Courier" svg:font-family="Couri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3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margin-left="0cm" fo:margin-right="0cm" fo:margin-top="0.3cm" fo:margin-bottom="0.199cm" style:contextual-spacing="false" fo:text-align="center" style:justify-single-word="false" fo:text-indent="0.3cm" style:auto-text-indent="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dateline_3e_" style:display-name="&lt;dateline&gt;" style:family="paragraph" style:parent-style-name="Standard">
      <style:paragraph-properties fo:text-align="end" style:justify-single-word="false"/>
      <style:text-properties fo:font-style="italic"/>
    </style:style>
    <style:style style:name="JL_5f_metadonnees" style:display-name="JL_metadonnees" style:family="paragraph" style:parent-style-name="Standard">
      <loext:graphic-properties draw:fill="solid" draw:fill-color="#ffffd7"/>
      <style:paragraph-properties fo:background-color="#ffffd7"/>
      <style:text-properties style:font-name="Courier" fo:font-family="Courier" style:font-style-name="Normal" style:font-family-generic="modern" style:font-pitch="variable" fo:background-color="transparen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loext:opacity="100%"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loext:opacity="1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text-line-through-type="single"/>
    </style:style>
    <style:style style:name="_3c_stage.c_3e_" style:display-name="&lt;stage.c&gt;" style:family="text">
      <style:text-properties fo:font-variant="normal" fo:text-transform="none" fo:font-style="italic"/>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29T02:34:14.747239048</meta:creation-date>
    <meta:editing-duration>P5DT18H36M47S</meta:editing-duration>
    <meta:editing-cycles>61</meta:editing-cycles>
    <meta:generator>LibreOffice/7.1.2.2$MacOSX_X86_64 LibreOffice_project/8a45595d069ef5570103caea1b71cc9d82b2aae4</meta:generator>
    <meta:initial-creator>Julien LEMAIRE</meta:initial-creator>
    <dc:date>2021-05-25T14:19:28.339394825</dc:date>
    <dc:creator>Julien LEMAIRE</dc:creator>
    <meta:document-statistic meta:table-count="0" meta:image-count="0" meta:object-count="0" meta:page-count="98" meta:paragraph-count="2766" meta:word-count="25647" meta:character-count="147064" meta:non-whitespace-character-count="123924"/>
  </office:meta>
</office:document-meta>
</file>